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Subtitle"><text:initial-creator>aidanjbailey@thiccboi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648f044">1. Introduction</text:a></text:p>
          <text:p text:style-name="Contents_20_1"><text:a xlink:type="simple" xlink:href="#orge2dbc6c">2. C++ Design Goals</text:a></text:p>
          <text:p text:style-name="Contents_20_1"><text:a xlink:type="simple" xlink:href="#org282ec00">3. C++ Program Structure</text:a></text:p>
          <text:p text:style-name="Contents_20_2"><text:a xlink:type="simple" xlink:href="#org1a8b2d9">3.1. Header (.h)</text:a></text:p>
          <text:p text:style-name="Contents_20_2"><text:a xlink:type="simple" xlink:href="#org87ae5dd">3.2. Source (.cpp)</text:a></text:p>
          <text:p text:style-name="Contents_20_1"><text:a xlink:type="simple" xlink:href="#orgdaa95e6">4. C++ Compilation</text:a></text:p>
          <text:p text:style-name="Contents_20_2"><text:a xlink:type="simple" xlink:href="#org17962a1">4.1. C++ Libraries</text:a></text:p>
          <text:p text:style-name="Contents_20_2"><text:a xlink:type="simple" xlink:href="#orga61e215">4.2. The Make Utility</text:a></text:p>
          <text:p text:style-name="Contents_20_1"><text:a xlink:type="simple" xlink:href="#org15823a5">5. C++ Pre-processor</text:a></text:p>
          <text:p text:style-name="Contents_20_2"><text:a xlink:type="simple" xlink:href="#orgbba0a3f">5.1. Include Files</text:a></text:p>
          <text:p text:style-name="Contents_20_2"><text:a xlink:type="simple" xlink:href="#org5feea3c">5.2. Pre-processor Macros</text:a></text:p>
          <text:p text:style-name="Contents_20_2"><text:a xlink:type="simple" xlink:href="#orgba492d9">5.3. Avoiding Multiple File Inclusion</text:a></text:p>
          <text:p text:style-name="Contents_20_2"><text:a xlink:type="simple" xlink:href="#org51144f5">5.4. Macro String Operations</text:a></text:p>
          <text:p text:style-name="Contents_20_1"><text:a xlink:type="simple" xlink:href="#orgdff6c9b">6. C++ Types</text:a></text:p>
          <text:p text:style-name="Contents_20_2"><text:a xlink:type="simple" xlink:href="#orge066a45">6.1. Simple Types:</text:a></text:p>
          <text:p text:style-name="Contents_20_2"><text:a xlink:type="simple" xlink:href="#org53c50f4">6.2. Integral Types</text:a></text:p>
          <text:p text:style-name="Contents_20_2"><text:a xlink:type="simple" xlink:href="#orge57da80">6.3. Aggregate Types</text:a></text:p>
          <text:p text:style-name="Contents_20_2"><text:a xlink:type="simple" xlink:href="#org958cfc9">6.4. Class Types</text:a></text:p>
          <text:p text:style-name="Contents_20_1"><text:a xlink:type="simple" xlink:href="#orgae24676">7. C++ Variables</text:a></text:p>
          <text:p text:style-name="Contents_20_2"><text:a xlink:type="simple" xlink:href="#orga6cd8fe">7.1. Variable Initialises</text:a></text:p>
          <text:p text:style-name="Contents_20_2"><text:a xlink:type="simple" xlink:href="#orgdaa01cf">7.2. Variable Qualifiers</text:a></text:p>
          <text:p text:style-name="Contents_20_2"><text:a xlink:type="simple" xlink:href="#orgaff620f">7.3. Type Conversion</text:a></text:p>
          <text:p text:style-name="Contents_20_2"><text:a xlink:type="simple" xlink:href="#org4e793f3">7.4. Type Definitions</text:a></text:p>
          <text:p text:style-name="Contents_20_2"><text:a xlink:type="simple" xlink:href="#org732cd16">7.5. Overflow Errors</text:a></text:p>
          <text:p text:style-name="Contents_20_1"><text:a xlink:type="simple" xlink:href="#org4818dac">8. C++ I/O</text:a></text:p>
          <text:p text:style-name="Contents_20_2"><text:a xlink:type="simple" xlink:href="#org8d57190">8.1. iostream library</text:a></text:p>
          <text:p text:style-name="Contents_20_1"><text:a xlink:type="simple" xlink:href="#org46e929b">9. Console I/O</text:a></text:p>
          <text:p text:style-name="Contents_20_2"><text:a xlink:type="simple" xlink:href="#orgd288a3e">9.1. Memory-based I/O</text:a></text:p>
          <text:p text:style-name="Contents_20_2"><text:a xlink:type="simple" xlink:href="#orgec842bc">9.2. File-based I/O</text:a></text:p>
          <text:p text:style-name="Contents_20_2"><text:a xlink:type="simple" xlink:href="#org3a4ac1b">9.3. Text File I/O</text:a></text:p>
          <text:p text:style-name="Contents_20_2"><text:a xlink:type="simple" xlink:href="#org1ae711d">9.4. Binary File I/O</text:a></text:p>
          <text:p text:style-name="Contents_20_1"><text:a xlink:type="simple" xlink:href="#orgab3a008">10. Scope</text:a></text:p>
          <text:p text:style-name="Contents_20_2"><text:a xlink:type="simple" xlink:href="#orgae123d1">10.1. Local Variables</text:a></text:p>
          <text:p text:style-name="Contents_20_2"><text:a xlink:type="simple" xlink:href="#org7f55aed">10.2. Lifetime</text:a></text:p>
          <text:p text:style-name="Contents_20_2"><text:a xlink:type="simple" xlink:href="#org5177349">10.3. Namespaces</text:a></text:p>
          <text:p text:style-name="Contents_20_1"><text:a xlink:type="simple" xlink:href="#org43cd93d">11. C++11 New Features</text:a></text:p>
          <text:p text:style-name="Contents_20_2"><text:a xlink:type="simple" xlink:href="#org5100e62">11.1. New Typing Constructs</text:a></text:p>
          <text:p text:style-name="Contents_20_2"><text:a xlink:type="simple" xlink:href="#orgb2192ef">11.2. Initializer Lists</text:a></text:p>
          <text:p text:style-name="Contents_20_1"><text:a xlink:type="simple" xlink:href="#orgad15972">12. C++ Program Memory</text:a></text:p>
          <text:p text:style-name="Contents_20_1"><text:a xlink:type="simple" xlink:href="#org4836f01">13. Pointers</text:a></text:p>
          <text:p text:style-name="Contents_20_2"><text:a xlink:type="simple" xlink:href="#org5a3f7ac">13.1. Declaring Pointers</text:a></text:p>
          <text:p text:style-name="Contents_20_2"><text:a xlink:type="simple" xlink:href="#orgc298c36">13.2. Dereferencing Pointers</text:a></text:p>
          <text:p text:style-name="Contents_20_2"><text:a xlink:type="simple" xlink:href="#orge961e0f">13.3. Types of Pointers</text:a></text:p>
          <text:p text:style-name="Contents_20_2"><text:a xlink:type="simple" xlink:href="#orgcd82870">13.4. Pointer Arithmetic</text:a></text:p>
          <text:p text:style-name="Contents_20_2"><text:a xlink:type="simple" xlink:href="#orgbf5ea30">13.5. Pointer Indirection</text:a></text:p>
          <text:p text:style-name="Contents_20_2"><text:a xlink:type="simple" xlink:href="#org5c77434">13.6. Pointers as Function Arguments</text:a></text:p>
          <text:p text:style-name="Contents_20_1"><text:a xlink:type="simple" xlink:href="#org62274d6">14. References</text:a></text:p>
          <text:p text:style-name="Contents_20_1"><text:a xlink:type="simple" xlink:href="#org6759eb5">15. Functions</text:a></text:p>
          <text:p text:style-name="Contents_20_2"><text:a xlink:type="simple" xlink:href="#orgf86db30">15.1. Pass-by-value</text:a></text:p>
          <text:p text:style-name="Contents_20_2"><text:a xlink:type="simple" xlink:href="#org292090a">15.2. Pass-by-reference</text:a></text:p>
          <text:p text:style-name="Contents_20_2"><text:a xlink:type="simple" xlink:href="#org5d9f76d">15.3. Overloading</text:a></text:p>
          <text:p text:style-name="Contents_20_1"><text:a xlink:type="simple" xlink:href="#org0e81517">16. Dynamic Memory Allocation</text:a></text:p>
          <text:p text:style-name="Contents_20_2"><text:a xlink:type="simple" xlink:href="#org2abf9b1">16.1. Stack vs. the Heap</text:a></text:p>
          <text:p text:style-name="Contents_20_2"><text:a xlink:type="simple" xlink:href="#orgf767e32">16.2. Dynamic Arrays</text:a></text:p>
          <text:p text:style-name="Contents_20_1"><text:a xlink:type="simple" xlink:href="#orge351e65">17. Resource Acquisition is Initialisation (RAII)</text:a></text:p>
          <text:p text:style-name="Contents_20_2"><text:a xlink:type="simple" xlink:href="#org09a6b54">17.1. Automated Pointer Management</text:a></text:p>
          <text:p text:style-name="Contents_20_1"><text:a xlink:type="simple" xlink:href="#org6f871ed">18. Values and Reference Semantics</text:a></text:p>
          <text:p text:style-name="Contents_20_2"><text:a xlink:type="simple" xlink:href="#org3df7f38">18.1. L-Values and R-Values</text:a></text:p>
          <text:p text:style-name="Contents_20_2"><text:a xlink:type="simple" xlink:href="#org7debf48">18.2. L-Value &amp; vs R-Value References</text:a></text:p>
          <text:p text:style-name="Contents_20_2"><text:a xlink:type="simple" xlink:href="#orgde03616">18.3. Values vs Reference Semantics</text:a></text:p>
          <text:p text:style-name="Contents_20_2"><text:a xlink:type="simple" xlink:href="#org22ce38b">18.4. Java vs C++</text:a></text:p>
          <text:p text:style-name="Contents_20_1"><text:a xlink:type="simple" xlink:href="#orgb8373df">19. Implementing RAII and Value Semantics</text:a></text:p>
          <text:p text:style-name="Contents_20_2"><text:a xlink:type="simple" xlink:href="#orgd9f2d59">19.1. Six Special Member Functions</text:a></text:p>
          <text:p text:style-name="Contents_20_2"><text:a xlink:type="simple" xlink:href="#org5415ba4">19.2. Defined Behaviour</text:a></text:p>
          <text:p text:style-name="Contents_20_2"><text:a xlink:type="simple" xlink:href="#org612cadd">19.3. Rule of Five</text:a></text:p>
          <text:p text:style-name="Contents_20_2"><text:a xlink:type="simple" xlink:href="#org6daa355">19.4. Const Correctness</text:a></text:p>
          <text:p text:style-name="Contents_20_2"><text:a xlink:type="simple" xlink:href="#org44171ed">19.5. Function Arguments</text:a></text:p>
          <text:p text:style-name="Contents_20_2"><text:a xlink:type="simple" xlink:href="#org141ff38">19.6. Function Return Values</text:a></text:p>
          <text:p text:style-name="Contents_20_1"><text:a xlink:type="simple" xlink:href="#org88910b4">20. Containers and Iterators</text:a></text:p>
          <text:p text:style-name="Contents_20_2"><text:a xlink:type="simple" xlink:href="#orgfa45adf">20.1. Containers</text:a></text:p>
          <text:p text:style-name="Contents_20_2"><text:a xlink:type="simple" xlink:href="#orgad09e81">20.2. Iterators</text:a></text:p>
          <text:p text:style-name="Contents_20_1"><text:a xlink:type="simple" xlink:href="#orga9cf44d">21. Nested Classes</text:a></text:p>
          <text:p text:style-name="Contents_20_1"><text:a xlink:type="simple" xlink:href="#org1b0826e">22. Operator Overloading</text:a></text:p>
          <text:p text:style-name="Contents_20_2"><text:a xlink:type="simple" xlink:href="#org6fdd59a">22.1. Associativity</text:a></text:p>
          <text:p text:style-name="Contents_20_2"><text:a xlink:type="simple" xlink:href="#org820df87">22.2. Standalone Functions</text:a></text:p>
          <text:p text:style-name="Contents_20_2"><text:a xlink:type="simple" xlink:href="#org657363a">22.3. Class Member Functions</text:a></text:p>
          <text:p text:style-name="Contents_20_2"><text:a xlink:type="simple" xlink:href="#org99f1611">22.4. Contextuality and Unary Overloads</text:a></text:p>
          <text:p text:style-name="Contents_20_2"><text:a xlink:type="simple" xlink:href="#orgb14dcb8">22.5. Efficiency</text:a></text:p>
          <text:p text:style-name="Contents_20_2"><text:a xlink:type="simple" xlink:href="#org8e50d68">22.6. R-value References</text:a></text:p>
          <text:p text:style-name="Contents_20_2"><text:a xlink:type="simple" xlink:href="#org85202b1">22.7. Parenthesis</text:a></text:p>
          <text:p text:style-name="Contents_20_2"><text:a xlink:type="simple" xlink:href="#org5535463">22.8. Array Subscript</text:a></text:p>
          <text:p text:style-name="Contents_20_1"><text:a xlink:type="simple" xlink:href="#org1e6bd32">23. Friend Functions and Classes</text:a></text:p>
          <text:p text:style-name="Contents_20_2"><text:a xlink:type="simple" xlink:href="#orge93141c">23.1. Friend Classes</text:a></text:p>
          <text:p text:style-name="Contents_20_2"><text:a xlink:type="simple" xlink:href="#org4b0e15f">23.2. Friend Functions</text:a></text:p>
          <text:p text:style-name="Contents_20_2"><text:a xlink:type="simple" xlink:href="#orgfe7459a">23.3. Stream Operators</text:a></text:p>
          <text:p text:style-name="Contents_20_2"><text:a xlink:type="simple" xlink:href="#org1092a90">23.4. Symmetric Operators</text:a></text:p>
          <text:p text:style-name="Contents_20_1"><text:a xlink:type="simple" xlink:href="#orgdd45ad1">24. C++ Inheritance</text:a></text:p>
          <text:p text:style-name="Contents_20_2"><text:a xlink:type="simple" xlink:href="#org5675b16">24.1. Composition vs Inheritance</text:a></text:p>
          <text:p text:style-name="Contents_20_2"><text:a xlink:type="simple" xlink:href="#org0e711a8">24.2. Static and Dynamic Polymorphism</text:a></text:p>
          <text:p text:style-name="Contents_20_2"><text:a xlink:type="simple" xlink:href="#org8180243">24.3. Constructors for Inherited Classes</text:a></text:p>
          <text:p text:style-name="Contents_20_2"><text:a xlink:type="simple" xlink:href="#org66e3236">24.4. Accessing Base Members and Functions</text:a></text:p>
          <text:p text:style-name="Contents_20_2"><text:a xlink:type="simple" xlink:href="#org68f2e4a">24.5. Access Control</text:a></text:p>
          <text:p text:style-name="Contents_20_2"><text:a xlink:type="simple" xlink:href="#org0383cb7">24.6. Virtual Functions and Dynamic Binding</text:a></text:p>
          <text:p text:style-name="Contents_20_2"><text:a xlink:type="simple" xlink:href="#org41fbac7">24.7. Virtual Function Table</text:a></text:p>
          <text:p text:style-name="Contents_20_2"><text:a xlink:type="simple" xlink:href="#orgb4fed10">24.8. Multiple Inheritance</text:a></text:p>
          <text:p text:style-name="Contents_20_2"><text:a xlink:type="simple" xlink:href="#orged488ef">24.9. Overide Keyword</text:a></text:p>
          <text:p text:style-name="Contents_20_2"><text:a xlink:type="simple" xlink:href="#org3d79447">24.10. Final Keyword</text:a></text:p>
          <text:p text:style-name="Contents_20_2"><text:a xlink:type="simple" xlink:href="#org60939a9">24.11. Abstract Classes</text:a></text:p>
          <text:p text:style-name="Contents_20_2"><text:a xlink:type="simple" xlink:href="#org1217d31">24.12. Static Keyword</text:a></text:p>
          <text:p text:style-name="Contents_20_1"><text:a xlink:type="simple" xlink:href="#org642fed3">25. C++ Templates</text:a></text:p>
          <text:p text:style-name="Contents_20_2"><text:a xlink:type="simple" xlink:href="#org606a2f7">25.1. Templates Advantages</text:a></text:p>
          <text:p text:style-name="Contents_20_2"><text:a xlink:type="simple" xlink:href="#orge5ba7f8">25.2. Template Disadvantages</text:a></text:p>
          <text:p text:style-name="Contents_20_2"><text:a xlink:type="simple" xlink:href="#org971017e">25.3. Template Code Organisation</text:a></text:p>
          <text:p text:style-name="Contents_20_2"><text:a xlink:type="simple" xlink:href="#org9b1b1f5">25.4. Template Declarations and Parameters</text:a></text:p>
          <text:p text:style-name="Contents_20_2"><text:a xlink:type="simple" xlink:href="#org14b189a">25.5. Expression Parameters</text:a></text:p>
          <text:p text:style-name="Contents_20_2"><text:a xlink:type="simple" xlink:href="#org1a70ae1">25.6. Template Specialisation</text:a></text:p>
          <text:p text:style-name="Contents_20_2"><text:a xlink:type="simple" xlink:href="#org6a52732">25.7. Trait Classes</text:a></text:p>
          <text:p text:style-name="Contents_20_2"><text:a xlink:type="simple" xlink:href="#orgf6af07e">25.8. Dependent Typenames</text:a></text:p>
          <text:p text:style-name="Contents_20_2"><text:a xlink:type="simple" xlink:href="#org289c797">25.9. Template Coding</text:a></text:p>
          <text:p text:style-name="Contents_20_2"><text:a xlink:type="simple" xlink:href="#org5274ff4">25.10. Template Concepts</text:a></text:p>
          <text:p text:style-name="Contents_20_1"><text:a xlink:type="simple" xlink:href="#orgafdc10d">26. The Standard Template Library (STL)</text:a></text:p>
          <text:p text:style-name="Contents_20_2"><text:a xlink:type="simple" xlink:href="#orge5a6501">26.1. Containers and Iterators</text:a></text:p>
          <text:p text:style-name="Contents_20_2"><text:a xlink:type="simple" xlink:href="#orgcedfadc">26.2. STL Algorithms</text:a></text:p>
          <text:p text:style-name="Contents_20_2"><text:a xlink:type="simple" xlink:href="#org5e9b665">26.3. C++11 Lambdas</text:a></text:p>
          <text:p text:style-name="Contents_20_2"><text:a xlink:type="simple" xlink:href="#orgbdf6e6f">26.4. Runtime Type Identification (RTTI)</text:a></text:p>
          <text:p text:style-name="Contents_20_2"><text:a xlink:type="simple" xlink:href="#org4b0687b">26.5. C++11 Polymorphic Wrapper for Function Objects</text:a></text:p>
          <text:p text:style-name="Contents_20_2"><text:a xlink:type="simple" xlink:href="#org8662c50">26.6. C++11 Binding Function Arguments (Currying)</text:a></text:p>
        </text:index-body>
      </text:table-of-content>
      <text:h text:style-name="Heading_20_1" text:outline-level="1" text:is-list-header="false">
<text:bookmark-start text:name="OrgXref.org648f044"/>
<text:bookmark text:name="org648f044"/>Introduction
<text:bookmark-end text:name="OrgXref.org648f044"/></text:h>
      <text:p text:style-name="Text_20_body">Developed by Bjarne Stroustrop around 1979.
</text:p>
      <text:p text:style-name="Text_20_body">Intended to be C with Object Orientation (without sacrificing performance or low level manipulation).
</text:p>
      <text:p text:style-name="Text_20_body"><text:span text:style-name="Underline">Notable Features</text:span>
</text:p>
      <text:list text:style-name="OrgBulletedList" text:continue-numbering="false">
        <text:list-item>
          <text:p text:style-name="Text_20_body">Virtual functions 
</text:p>
        </text:list-item>
        <text:list-item>
          <text:p text:style-name="Text_20_body">Operator overloading
</text:p>
        </text:list-item>
        <text:list-item>
          <text:p text:style-name="Text_20_body">Multiple inheritance
</text:p>
        </text:list-item>
        <text:list-item>
          <text:p text:style-name="Text_20_body">Exception handling
</text:p>
        </text:list-item>
        <text:list-item>
          <text:p text:style-name="Text_20_body">Generics (known as Templates)
</text:p>
        </text:list-item>
      </text:list>
      <text:h text:style-name="Heading_20_1" text:outline-level="1" text:is-list-header="false">
<text:bookmark-start text:name="OrgXref.orge2dbc6c"/>
<text:bookmark text:name="orge2dbc6c"/>C++ Design Goals
<text:bookmark-end text:name="OrgXref.orge2dbc6c"/></text:h>
      <text:p text:style-name="Text_20_body"><text:span text:style-name="Bold">C</text:span> was made with efficiency, portability and independence of IDEs in mind.
</text:p>
      <text:p text:style-name="Text_20_body">Follows the <text:span text:style-name="Bold">zero-overhead principle</text:span> (what you don't use you don't pay with
respect to computational resources).
</text:p>
      <text:list text:style-name="OrgBulletedList" text:continue-numbering="false">
        <text:list-item>
          <text:p text:style-name="Text_20_body">Statically typed, general-purpose language.
</text:p>
        </text:list-item>
        <text:list-item>
          <text:p text:style-name="Text_20_body">Multiple programming styles
</text:p>
          <text:list text:style-name="OrgBulletedList" text:continue-numbering="true">
            <text:list-item>
              <text:p text:style-name="Text_20_body">Procedural Programming
</text:p>
            </text:list-item>
            <text:list-item>
              <text:p text:style-name="Text_20_body">Data Abstraction
</text:p>
            </text:list-item>
            <text:list-item>
              <text:p text:style-name="Text_20_body">Object-Oriented Programming
</text:p>
            </text:list-item>
            <text:list-item>
              <text:p text:style-name="Text_20_body">Generic Programming
</text:p>
            </text:list-item>
          </text:list>
        </text:list-item>
      </text:list>
      <text:h text:style-name="Heading_20_1" text:outline-level="1" text:is-list-header="false">
<text:bookmark-start text:name="OrgXref.org282ec00"/>
<text:bookmark text:name="org282ec00"/>C++ Program Structure
<text:bookmark-end text:name="OrgXref.org282ec00"/></text:h>
      <text:h text:style-name="Heading_20_2" text:outline-level="2" text:is-list-header="false">
<text:bookmark-start text:name="OrgXref.org1a8b2d9"/>
<text:bookmark text:name="org1a8b2d9"/>Header (.h)
<text:bookmark-end text:name="OrgXref.org1a8b2d9"/></text:h>
      <text:p text:style-name="Text_20_body"><text:span text:style-name="Emphasis">Declaration</text:span> of code elements.
</text:p>
      <text:list text:style-name="OrgBulletedList" text:continue-numbering="false">
        <text:list-item>
          <text:p text:style-name="Text_20_body"><text:span text:style-name="Bold">Class structure</text:span> - methods and members.
</text:p>
        </text:list-item>
        <text:list-item>
          <text:p text:style-name="Text_20_body"><text:span text:style-name="Bold">Function signature</text:span> - name, variables, return variables.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Pre-processor<text:s/>directives<text:s/>that<text:s/>guard<text:s/>against</text:span></text:p>
      <text:p text:style-name="OrgSrcBlock"><text:span text:style-name="OrgSrcFontLockCommentDelimiterFace">//<text:s/></text:span><text:span text:style-name="OrgSrcFontLockCommentFace">re-declaration<text:s/>should<text:s/>fib.h<text:s/>be<text:s/>included</text:span></text:p>
      <text:p text:style-name="OrgSrcBlock"><text:span text:style-name="OrgSrcFontLockCommentDelimiterFace">//<text:s/></text:span><text:span text:style-name="OrgSrcFontLockCommentFace">again<text:s/>elsewhere.</text:span>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_fib_h</text:p>
      <text:p text:style-name="OrgSrcBlock"><text:span text:style-name="OrgSrcFontLockPreprocessorFace">#</text:span><text:span text:style-name="OrgSrcFontLockPreprocessorFace">define</text:span><text:s/><text:span text:style-name="OrgSrcFontLockVariableNameFace">_fib_h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text:s/>DECLARATION,</text:span></text:p>
      <text:p text:style-name="OrgSrcBlock"><text:span text:style-name="OrgSrcFontLockCommentDelimiterFace">//<text:s/></text:span><text:span text:style-name="OrgSrcFontLockCommentFace">no<text:s/>function<text:s/>body.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fib</text:span><text:span text:style-name="OrgSrcRainbowDelimitersDepth1Face">(</text:span><text:span text:style-name="OrgSrcFontLockTypeFace">int</text:span><text:s/><text:span text:style-name="OrgSrcFontLockVariableNameFace">n</text:span><text:span text:style-name="OrgSrcRainbowDelimitersDepth1Face">)</text:span>;</text:p>
      <text:p text:style-name="OrgSrcBlockLastLine"><text:span text:style-name="OrgSrcFontLockPreprocessorFace">#endif</text:span><text:s/><text:span text:style-name="OrgSrcFontLockCommentDelimiterFace">//<text:s/></text:span><text:span text:style-name="OrgSrcFontLockCommentFace">matches<text:s/>the<text:s/>#ifndef</text:span></text:p>
      <text:h text:style-name="Heading_20_2" text:outline-level="2" text:is-list-header="false">
<text:bookmark-start text:name="OrgXref.org87ae5dd"/>
<text:bookmark text:name="org87ae5dd"/>Source (.cpp)
<text:bookmark-end text:name="OrgXref.org87ae5dd"/></text:h>
      <text:p text:style-name="Text_20_body"><text:span text:style-name="Emphasis">Implementation</text:span> of functions and class methods.
</text:p>
      <text:list text:style-name="OrgBulletedList" text:continue-numbering="false">
        <text:list-item>
          <text:p text:style-name="Text_20_body">Compiled into <text:span text:style-name="Bold">binary</text:span> (<text:span text:style-name="Bold">.o</text:span>) object files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Pre-processor<text:s/>directive<text:s/>including<text:s/>the<text:s/>DECLARATION</text:span></text:p>
      <text:p text:style-name="OrgSrcBlock"><text:span text:style-name="OrgSrcFontLockCommentDelimiterFace">//<text:s/></text:span><text:span text:style-name="OrgSrcFontLockCommentFace">of<text:s/>the<text:s/>fib<text:s/>function.</text:span></text:p>
      <text:p text:style-name="OrgSrcBlock"><text:span text:style-name="OrgSrcFontLockPreprocessorFace">#</text:span><text:span text:style-name="OrgSrcFontLockPreprocessorFace">include</text:span><text:s/><text:span text:style-name="OrgSrcFontLockStringFace">"fib.h"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Function<text:s/>DEFINITION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fib</text:span><text:span text:style-name="OrgSrcRainbowDelimitersDepth1Face">(</text:span><text:span text:style-name="OrgSrcFontLockTypeFace">int</text:span><text:s/><text:span text:style-name="OrgSrcFontLockVariableNameFace">n</text:span><text:span text:style-name="OrgSrcRainbowDelimitersDepth1Face">)</text:span></text:p>
      <text:p text:style-name="OrgSrcBlock"><text:span text:style-name="OrgSrcRainbowDelimitersDepth1Face">{</text:span></text:p>
      <text:p text:style-name="OrgSrcBlock"><text:span text:style-name="OrgSrcFontLockKeywordFace">if</text:span><text:span text:style-name="OrgSrcRainbowDelimitersDepth2Face">(</text:span>n<text:s/>&lt;=<text:s/>2<text:span text:style-name="OrgSrcRainbowDelimitersDepth2Face">)</text:span></text:p>
      <text:p text:style-name="OrgSrcBlock"><text:span text:style-name="OrgSrcRainbowDelimitersDepth2Face">{</text:span><text:s/><text:span text:style-name="OrgSrcFontLockKeywordFace">return</text:span><text:s/>1<text:s/><text:span text:style-name="OrgSrcRainbowDelimitersDepth2Face">}</text:span>;</text:p>
      <text:p text:style-name="OrgSrcBlock"><text:span text:style-name="OrgSrcFontLockKeywordFace">return</text:span><text:s/>fib<text:span text:style-name="OrgSrcRainbowDelimitersDepth2Face">(</text:span>n-1<text:span text:style-name="OrgSrcRainbowDelimitersDepth2Face">)</text:span><text:s/>+<text:s/>fib<text:span text:style-name="OrgSrcRainbowDelimitersDepth2Face">(</text:span>n-2<text:span text:style-name="OrgSrcRainbowDelimitersDepth2Face">)</text:span>;</text:p>
      <text:p text:style-name="OrgSrcBlock"><text:span text:style-name="OrgSrcRainbowDelimitersDepth1Face">}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text:s/><text:span text:style-name="OrgSrcFontLockCommentDelimiterFace">//<text:s/></text:span><text:span text:style-name="OrgSrcFontLockCommentFace">Include<text:s/>I/O<text:s/>Stream<text:s/>library<text:s/>headers.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Include<text:s/>the<text:s/>DECLARATION<text:s/>of<text:s/>the<text:s/>fib<text:s/>function.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/text:p>
      <text:p text:style-name="OrgSrcBlock"><text:span text:style-name="OrgSrcRainbowDelimitersDepth1Face">{</text:span></text:p>
      <text:p text:style-name="OrgSrcBlock"><text:span text:style-name="OrgSrcFontLockTypeFace">in</text:span><text:span text:style-name="OrgSrcFontLockTypeFace">t</text:span><text:s/><text:span text:style-name="OrgSrcFontLockVariableNameFace">x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Output<text:s/>to<text:s/>standard<text:s/>output</text:span></text:p>
      <text:p text:style-name="OrgSrcBlock"><text:span text:style-name="OrgSrcFontLockConstantFace">s</text:span><text:span text:style-name="OrgSrcFontLockConstantFace">td</text:span>::cout<text:s/>&lt;&lt;<text:s/><text:span text:style-name="OrgSrcFontLockStringFace">"Enter<text:s/>an<text:s/>integer:<text:s/>"</text:span><text:s/>&lt;&lt;<text:s/><text:span text:style-name="OrgSrcFontLockConstantFace">std</text:span>::endl;</text:p>
      <text:p text:style-name="OrgSrcBlock"><text:span text:style-name="OrgSrcFontLockCommentDelimiterFace">/</text:span><text:span text:style-name="OrgSrcFontLockCommentDelimiterFace">/<text:s/></text:span><text:span text:style-name="OrgSrcFontLockCommentFace">Read<text:s/>in<text:s/>an<text:s/>integer<text:s/>from<text:s/>standard<text:s/>input</text:span></text:p>
      <text:p text:style-name="OrgSrcBlock"><text:span text:style-name="OrgSrcFontLockConstantFace">s</text:span><text:span text:style-name="OrgSrcFontLockConstantFace">td</text:span>::cin<text:s/>&gt;&gt;<text:s/>x;</text:p>
      <text:p text:style-name="OrgSrcBlock"><text:span text:style-name="OrgSrcFontLockCommentDelimiterFace">/</text:span><text:span text:style-name="OrgSrcFontLockCommentDelimiterFace">/<text:s/></text:span><text:span text:style-name="OrgSrcFontLockCommentFace">Output<text:s/>the<text:s/>result</text:span></text:p>
      <text:p text:style-name="OrgSrcBlockLastLine"><text:span text:style-name="OrgSrcFontLockConstantFace">s</text:span><text:span text:style-name="OrgSrcFontLockConstantFace">td</text:span>::cout<text:s/>&lt;&lt;<text:s/><text:span text:style-name="OrgSrcFontLockStringFace">"fib("</text:span><text:s/>&lt;&lt;<text:s/>x<text:s/>&lt;&lt;<text:s/><text:span text:style-name="OrgSrcFontLockStringFace">")<text:s/>is<text:s/>"</text:span><text:s/>&lt;&lt;<text:s/>fib<text:span text:style-name="OrgSrcRainbowDelimitersDepth2Face">(</text:span>x<text:span text:style-name="OrgSrcRainbowDelimitersDepth2Face">)</text:span><text:s/>&lt;&lt;<text:s/><text:span text:style-name="OrgSrcFontLockConstantFace">std</text:span>::endl;</text:p>
      <text:h text:style-name="Heading_20_1" text:outline-level="1" text:is-list-header="false">
<text:bookmark-start text:name="OrgXref.orgdaa95e6"/>
<text:bookmark text:name="orgdaa95e6"/>C++ Compilation
<text:bookmark-end text:name="OrgXref.orgdaa95e6"/></text:h>
      <text:p text:style-name="Text_20_body">Compile source (<text:span text:style-name="Bold">.cpp</text:span>) files to create binary code.
</text:p>
      <text:p text:style-name="OrgSrcBlock"><text:span text:style-name="OrgSrcFontLockCommentDelimiterFace">#<text:s/></text:span><text:span text:style-name="OrgSrcFontLockCommentFace">Compile<text:s/>fib.cpp<text:s/>containing<text:s/>int<text:s/>fib(int<text:s/>n)<text:s/>function</text:span></text:p>
      <text:p text:style-name="OrgSrcBlock"><text:span text:style-name="OrgSrcFontLockCommentDelimiterFace">#<text:s/></text:span><text:span text:style-name="OrgSrcFontLockCommentFace">-c<text:s/>create<text:s/>binary<text:s/>object<text:s/>fib.o<text:s/>from<text:s/>fib.cpp</text:span></text:p>
      <text:p text:style-name="OrgSrcBlock">g++<text:s/>fib.cpp<text:s/>-c</text:p>
      <text:p text:style-name="OrgSrcBlock"><text:span text:style-name="OrgSrcFontLockCommentDelimiterFace">#<text:s/></text:span><text:span text:style-name="OrgSrcFontLockCommentFace">fibdriver.cpp<text:s/>knows<text:s/>how<text:s/>to<text:s/>call<text:s/>the<text:s/>int<text:s/>fib(int<text:s/>n)<text:s/>function</text:span></text:p>
      <text:p text:style-name="OrgSrcBlock"><text:span text:style-name="OrgSrcFontLockCommentDelimiterFace">#<text:s/></text:span><text:span text:style-name="OrgSrcFontLockCommentFace">because<text:s/>#include<text:s/>"fib.h"</text:span></text:p>
      <text:p text:style-name="OrgSrcBlockLastLine">g++<text:s/>fibdriver.cpp<text:s/>-c</text:p>
      <text:p text:style-name="Text_20_body">We then <text:span text:style-name="Emphasis">link</text:span> binary objects (<text:span text:style-name="Bold">.o</text:span>) to create an executable.
</text:p>
      <text:p text:style-name="OrgSrcBlockLastLine">g++<text:s/>fibdriver.o<text:s/>fib.o<text:s/>-o<text:s/>fib</text:p>
      <text:h text:style-name="Heading_20_2" text:outline-level="2" text:is-list-header="false">
<text:bookmark-start text:name="OrgXref.org17962a1"/>
<text:bookmark text:name="org17962a1"/>C++ Libraries
<text:bookmark-end text:name="OrgXref.org17962a1"/></text:h>
      <text:p text:style-name="Text_20_body">C++ collects binary code into <text:span text:style-name="Emphasis">libraries</text:span>.
</text:p>
      <text:p text:style-name="Text_20_body">Unix libraries reside in <text:span text:style-name="Bold">/usr/lib</text:span> and <text:span text:style-name="Bold">/usr/local/lib</text:span>
</text:p>
      <text:list text:style-name="OrgBulletedList" text:continue-numbering="false">
        <text:list-item>
          <text:p text:style-name="Text_20_body"><text:span text:style-name="Bold">.so</text:span> (shared object) dynamic library.
</text:p>
        </text:list-item>
        <text:list-item>
          <text:p text:style-name="Text_20_body"><text:span text:style-name="Bold">.a</text:span> (archive) static library.
</text:p>
        </text:list-item>
      </text:list>
      <text:p text:style-name="Text_20_body">Binaries conform to <text:span text:style-name="Bold">Application Binary Interface (ABI)</text:span>
</text:p>
      <text:list text:style-name="OrgBulletedList" text:continue-numbering="false">
        <text:list-item>
          <text:p text:style-name="Text_20_body">Compiled for specific architectures. Intel, AMD, MIPS etc.
</text:p>
        </text:list-item>
        <text:list-item>
          <text:p text:style-name="Text_20_body">Faster than byte-code, although JIT.
</text:p>
        </text:list-item>
      </text:list>
      <text:p text:style-name="Text_20_body"><text:span text:style-name="Bold">Declaration</text:span> <text:span text:style-name="Emphasis">header file</text:span> is required by the compiler to interpret the library.
This tells the compiler how to call a given function.
</text:p>
      <text:h text:style-name="Heading_20_2" text:outline-level="2" text:is-list-header="false">
<text:bookmark-start text:name="OrgXref.orga61e215"/>
<text:bookmark text:name="orga61e215"/>The Make Utility
<text:bookmark-end text:name="OrgXref.orga61e215"/></text:h>
      <text:p text:style-name="Text_20_body"><text:span text:style-name="Bold">make</text:span> automates the process of dependency checks in projects. This is extra useful when a project has multiple
source files and headers.
</text:p>
      <text:p text:style-name="Text_20_body">A <text:span text:style-name="Bold">Makefile</text:span> depicts a collection of dependency rules.
</text:p>
      <text:p text:style-name="OrgSrcBlock"><text:span text:style-name="OrgSrcMakefileTargets">target</text:span>:<text:s/>dependencies</text:p>
      <text:p text:style-name="OrgSrcBlockLastLine"><text:s/><text:s/><text:s/><text:s/><text:s/><text:s/><text:s/>action</text:p>
      <text:h text:style-name="Heading_20_3" text:outline-level="3" text:is-list-header="false">
<text:bookmark-start text:name="OrgXref.org79cb328"/>
<text:bookmark text:name="org79cb328"/>Makefile Example
<text:bookmark-end text:name="OrgXref.org79cb328"/></text:h>
      <text:p text:style-name="OrgSrcBlock"><text:span text:style-name="OrgSrcFontLockCommentDelimiterFace">#<text:s/></text:span><text:span text:style-name="OrgSrcFontLockCommentFace">This<text:s/>is<text:s/>a<text:s/>Makefile<text:s/>comment</text:span></text:p>
      <text:p text:style-name="OrgSrcBlock"><text:span text:style-name="OrgSrcFontLockVariableNameFace">CC</text:span>=g++</text:p>
      <text:p text:style-name="OrgSrcBlock"><text:span text:style-name="OrgSrcFontLockCommentDelimiterFace">#<text:s/></text:span><text:span text:style-name="OrgSrcFontLockCommentFace">the<text:s/>compiler</text:span></text:p>
      <text:p text:style-name="OrgSrcBlock"><text:span text:style-name="OrgSrcFontLockVariableNameFace">LIBS</text:span>=-lm<text:s/>-lX</text:p>
      <text:p text:style-name="OrgSrcBlock"><text:span text:style-name="OrgSrcFontLockCommentDelimiterFace">#<text:s/></text:span><text:span text:style-name="OrgSrcFontLockCommentFace">the<text:s/>libraries<text:s/>we<text:s/>will<text:s/>ref</text:span></text:p>
      <text:p text:style-name="OrgSrcBlock"><text:span text:style-name="OrgSrcFontLockCommentDelimiterFace">#<text:s/></text:span><text:span text:style-name="OrgSrcFontLockCommentFace">Need<text:s/>object<text:s/>files<text:s/>file1.o<text:s/>and<text:s/>file2.o<text:s/>to<text:s/>create<text:s/>exe<text:s/>proggy</text:span></text:p>
      <text:p text:style-name="OrgSrcBlock"><text:span text:style-name="OrgSrcMakefileTargets">proggy</text:span>:<text:s/>file1.o<text:s/>file2.o</text:p>
      <text:p text:style-name="OrgSrcBlock">$<text:span text:style-name="OrgSrcRainbowDelimitersDepth1Face">(</text:span><text:span text:style-name="OrgSrcFontLockVariableNameFace">CC</text:span><text:span text:style-name="OrgSrcRainbowDelimitersDepth1Face">)</text:span><text:s/>file1.o<text:s/>file2.o<text:s/>-o<text:s/>proggy<text:s/>$<text:span text:style-name="OrgSrcRainbowDelimitersDepth1Face">(</text:span><text:span text:style-name="OrgSrcFontLockVariableNameFace">LIBS</text:span><text:span text:style-name="OrgSrcRainbowDelimitersDepth1Face">)</text:span></text:p>
      <text:p text:style-name="OrgSrcBlock"><text:span text:style-name="OrgSrcFontLockCommentDelimiterFace">#<text:s/></text:span><text:span text:style-name="OrgSrcFontLockCommentFace">Need<text:s/>file1.cpp<text:s/>and<text:s/>file1.h<text:s/>to<text:s/>create<text:s/>object<text:s/>file<text:s/>file1.o</text:span></text:p>
      <text:p text:style-name="OrgSrcBlock"><text:span text:style-name="OrgSrcMakefileTargets">file1.o</text:span>:<text:s/>file1.cpp<text:s/>file1.h</text:p>
      <text:p text:style-name="OrgSrcBlock">$<text:span text:style-name="OrgSrcRainbowDelimitersDepth1Face">(</text:span><text:span text:style-name="OrgSrcFontLockVariableNameFace">CC</text:span><text:span text:style-name="OrgSrcRainbowDelimitersDepth1Face">)</text:span><text:s/>file1.cpp<text:s/>-c</text:p>
      <text:p text:style-name="OrgSrcBlock"><text:span text:style-name="OrgSrcFontLockCommentDelimiterFace">#<text:s/></text:span><text:span text:style-name="OrgSrcFontLockCommentFace">Need<text:s/>file2.cpp<text:s/>and<text:s/>file2.h<text:s/>to<text:s/>create<text:s/>object<text:s/>file<text:s/>file2.o</text:span></text:p>
      <text:p text:style-name="OrgSrcBlock"><text:span text:style-name="OrgSrcMakefileTargets">file2.o</text:span>:<text:s/>file2.cpp<text:s/>file2.h</text:p>
      <text:p text:style-name="OrgSrcBlock">$<text:span text:style-name="OrgSrcRainbowDelimitersDepth1Face">(</text:span><text:span text:style-name="OrgSrcFontLockVariableNameFace">CC</text:span><text:span text:style-name="OrgSrcRainbowDelimitersDepth1Face">)</text:span><text:s/>file2.cpp<text:s/>-c</text:p>
      <text:p text:style-name="OrgSrcBlock"><text:span text:style-name="OrgSrcFontLockCommentDelimiterFace">#<text:s/></text:span><text:span text:style-name="OrgSrcFontLockCommentFace">other<text:s/>rules;<text:s/>invoked<text:s/>by<text:s/>make<text:s/>clean<text:s/>etc</text:span></text:p>
      <text:p text:style-name="OrgSrcBlock"><text:span text:style-name="OrgSrcMakefileTargets">clean</text:span>:</text:p>
      <text:p text:style-name="OrgSrcBlock">@rm<text:s/>-f<text:s/>*.o</text:p>
      <text:p text:style-name="OrgSrcBlock"><text:span text:style-name="OrgSrcMakefileTargets">install</text:span>:</text:p>
      <text:p text:style-name="OrgSrcBlockLastLine">@mv<text:s/>proggy<text:s/>~/bin</text:p>
      <text:h text:style-name="Heading_20_1" text:outline-level="1" text:is-list-header="false">
<text:bookmark-start text:name="OrgXref.org15823a5"/>
<text:bookmark text:name="org15823a5"/>C++ Pre-processor
<text:bookmark-end text:name="OrgXref.org15823a5"/></text:h>
      <text:p text:style-name="Text_20_body">The <text:span text:style-name="Bold">pre-processor</text:span> modifies source code prior to compilation. These <text:span text:style-name="Emphasis">directives</text:span>
are introduced by <text:span text:style-name="Bold">#</text:span>
</text:p>
      <text:p text:style-name="Text_20_body"><text:span text:style-name="Underline">Common Uses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ilename</text:span><text:span text:style-name="OrgSrcRainbowDelimitersDepth1Face">&gt;</text:span><text:s/><text:s/><text:s/><text:span text:style-name="OrgSrcFontLockCommentDelimiterFace">//<text:s/></text:span><text:span text:style-name="OrgSrcFontLockCommentFace">include<text:s/>files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MY_VALUE</text:span><text:s/>1<text:s/><text:s/><text:s/><text:s/><text:span text:style-name="OrgSrcFontLockCommentDelimiterFace">//<text:s/></text:span><text:span text:style-name="OrgSrcFontLockCommentFace">define<text:s/>macros</text:span></text:p>
      <text:p text:style-name="OrgSrcBlockLastLine"><text:span text:style-name="OrgSrcFontLockPreprocessorFace">#</text:span><text:span text:style-name="OrgSrcFontLockPreprocessorFace">pragma</text:span><text:s/>once<text:s/><text:s/><text:s/><text:s/><text:s/><text:s/><text:s/><text:s/><text:s/><text:s/><text:span text:style-name="OrgSrcFontLockCommentDelimiterFace">//<text:s/></text:span><text:span text:style-name="OrgSrcFontLockCommentFace">set<text:s/>compiler<text:s/>behaviour</text:span></text:p>
      <text:p text:style-name="Text_20_body">Used to <text:span text:style-name="Emphasis">optimize</text:span>, <text:span text:style-name="Emphasis">target platforms</text:span> and <text:span text:style-name="Emphasis">compile</text:span> certain parts of code.
</text:p>
      <text:h text:style-name="Heading_20_2" text:outline-level="2" text:is-list-header="false">
<text:bookmark-start text:name="OrgXref.orgbba0a3f"/>
<text:bookmark text:name="orgbba0a3f"/>Include Files
<text:bookmark-end text:name="OrgXref.orgbba0a3f"/></text:h>
      <text:p text:style-name="Text_20_body">The <text:span text:style-name="Bold">#include</text:span> directive "<text:span text:style-name="Emphasis">inserts</text:span>" the indicated file at the point of the <text:span text:style-name="Bold">#include</text:span>. It is a textual
insertion which modifies the current file before compilation.
</text:p>
      <text:p text:style-name="Text_20_body"><text:span text:style-name="Underline">Include Convention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ilename</text:span><text:span text:style-name="OrgSrcRainbowDelimitersDepth1Face">&gt;</text:span></text:p>
      <text:p text:style-name="OrgSrcBlockLastLine"><text:span text:style-name="OrgSrcFontLockPreprocessorFace">#</text:span><text:span text:style-name="OrgSrcFontLockPreprocessorFace">include</text:span><text:s/><text:span text:style-name="OrgSrcFontLockStringFace">"filename"</text:span></text:p>
      <text:list text:style-name="OrgNumberedList" text:continue-numbering="false">
        <text:list-item>
          <text:p text:style-name="Text_20_body">Searches default dirs (<text:span text:style-name="Bold">/usr/include</text:span>)
</text:p>
        </text:list-item>
        <text:list-item>
          <text:p text:style-name="Text_20_body">Searches explicit include dirs (*-I/usr/local/matlib/include)
</text:p>
        </text:list-item>
      </text:list>
      <text:h text:style-name="Heading_20_2" text:outline-level="2" text:is-list-header="false">
<text:bookmark-start text:name="OrgXref.org5feea3c"/>
<text:bookmark text:name="org5feea3c"/>Pre-processor Macros
<text:bookmark-end text:name="OrgXref.org5feea3c"/></text:h>
      <text:p text:style-name="Text_20_body">Macros are defined with <text:span text:style-name="Emphasis">#define</text:span> and must preserve C++ syntax.
</text:p>
      <text:p text:style-name="Text_20_body">Can be a function or constant and should be defined with Upper-case names.
</text:p>
      <text:p text:style-name="OrgSrcBlock"><text:span text:style-name="OrgSrcFontLockPreprocessorFace">#</text:span><text:span text:style-name="OrgSrcFontLockPreprocessorFace">define</text:span><text:s/><text:span text:style-name="OrgSrcFontLockVariableNameFace">MYINT</text:span><text:s/>22</text:p>
      <text:p text:style-name="OrgSrcBlockLastLine"><text:span text:style-name="OrgSrcFontLockPreprocessorFace">#</text:span><text:span text:style-name="OrgSrcFontLockPreprocessorFace">define</text:span><text:s/><text:span text:style-name="OrgSrcFontLockFunctionNameFace">MYSQR</text:span><text:span text:style-name="OrgSrcRainbowDelimitersDepth1Face">(</text:span><text:span text:style-name="OrgSrcFontLockVariableNameFace">x</text:span><text:span text:style-name="OrgSrcRainbowDelimitersDepth1Face">)</text:span><text:s/><text:span text:style-name="OrgSrcRainbowDelimitersDepth1Face">(</text:span><text:span text:style-name="OrgSrcRainbowDelimitersDepth2Face">(</text:span>x<text:span text:style-name="OrgSrcRainbowDelimitersDepth2Face">)</text:span><text:s/>*<text:s/><text:span text:style-name="OrgSrcRainbowDelimitersDepth2Face">(</text:span>x<text:span text:style-name="OrgSrcRainbowDelimitersDepth2Face">)</text:span><text:span text:style-name="OrgSrcRainbowDelimitersDepth1Face">)</text:span></text:p>
      <text:h text:style-name="Heading_20_3" text:outline-level="3" text:is-list-header="false">
<text:bookmark-start text:name="OrgXref.org202e585"/>
<text:bookmark text:name="org202e585"/>Conditional Macro Expansion
<text:bookmark-end text:name="OrgXref.org202e585"/></text:h>
      <text:p text:style-name="Text_20_body"><text:span text:style-name="Underline">#if, #ifdef, #ifndef</text:span>
</text:p>
      <text:p text:style-name="OrgSrcBlock"><text:span text:style-name="OrgSrcFontLockPreprocessorFace">#</text:span><text:span text:style-name="OrgSrcFontLockPreprocessorFace">if</text:span><text:s/>MYVAL==4<text:s/><text:span text:style-name="OrgSrcFontLockCommentDelimiterFace">//<text:s/></text:span><text:span text:style-name="OrgSrcFontLockCommentFace">define<text:s/>f()<text:s/>for<text:s/>4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f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four"</text:span><text:span text:style-name="OrgSrcRainbowDelimitersDepth2Face">)</text:span>;<text:s/><text:span text:style-name="OrgSrcRainbowDelimitersDepth1Face">}</text:span></text:p>
      <text:p text:style-name="OrgSrcBlock"><text:span text:style-name="OrgSrcFontLockPreprocessorFace">#</text:span><text:span text:style-name="OrgSrcFontLockPreprocessorFace">elif</text:span><text:s/>MYVAL==3<text:s/><text:span text:style-name="OrgSrcFontLockCommentDelimiterFace">//<text:s/></text:span><text:span text:style-name="OrgSrcFontLockCommentFace">define<text:s/>f()<text:s/>for<text:s/>3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f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three"</text:span><text:span text:style-name="OrgSrcRainbowDelimitersDepth2Face">)</text:span>;<text:s/><text:span text:style-name="OrgSrcRainbowDelimitersDepth1Face">}</text:span></text:p>
      <text:p text:style-name="OrgSrcBlock"><text:span text:style-name="OrgSrcFontLockPreprocessorFace">#</text:span><text:span text:style-name="OrgSrcFontLockPreprocessorFace">else</text:span><text:s/><text:span text:style-name="OrgSrcFontLockCommentDelimiterFace">//<text:s/></text:span><text:span text:style-name="OrgSrcFontLockCommentFace">define<text:s/>default<text:s/>f()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f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fruit"</text:span><text:span text:style-name="OrgSrcRainbowDelimitersDepth2Face">)</text:span>;<text:s/><text:span text:style-name="OrgSrcRainbowDelimitersDepth1Face">}</text:span></text:p>
      <text:p text:style-name="OrgSrcBlockLastLine"><text:span text:style-name="OrgSrcFontLockPreprocessorFace">#endif</text:span></text:p>
      <text:p text:style-name="Text_20_body"><text:span text:style-name="Underline">Platform Specific Code</text:span>
</text:p>
      <text:p text:style-name="OrgSrcBlock"><text:span text:style-name="OrgSrcFontLockPreprocessorFace">#</text:span><text:span text:style-name="OrgSrcFontLockPreprocessorFace">ifdef</text:span><text:s/>_USING_WINDOWS<text:s/><text:span text:style-name="OrgSrcFontLockCommentDelimiterFace">//<text:s/></text:span><text:span text:style-name="OrgSrcFontLockCommentFace">windows<text:s/>specific<text:s/>code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overlord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gates"</text:span><text:span text:style-name="OrgSrcRainbowDelimitersDepth2Face">)</text:span>;<text:s/><text:span text:style-name="OrgSrcRainbowDelimitersDepth1Face">}</text:span></text:p>
      <text:p text:style-name="OrgSrcBlock"><text:span text:style-name="OrgSrcFontLockPreprocessorFace">#</text:span><text:span text:style-name="OrgSrcFontLockPreprocessorFace">elif</text:span><text:s/>_USING_MACOS<text:s/><text:span text:style-name="OrgSrcFontLockCommentDelimiterFace">//</text:span><text:span text:style-name="OrgSrcFontLockCommentFace">macos<text:s/>specific<text:s/>code</text:span></text:p>
      <text:p text:style-name="OrgSrcBlock"><text:span text:style-name="OrgSrcFontLockTypeFace">s</text:span><text:span text:style-name="OrgSrcFontLockTypeFace">trin</text:span><text:span text:style-name="OrgSrcFontLockTypeFace">g</text:span><text:s/><text:span text:style-name="OrgSrcFontLockFunctionNameFace">overlord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KeywordFace">return</text:span><text:s/>string<text:span text:style-name="OrgSrcRainbowDelimitersDepth2Face">(</text:span><text:span text:style-name="OrgSrcFontLockStringFace">"jobs"</text:span><text:span text:style-name="OrgSrcRainbowDelimitersDepth2Face">)</text:span>;<text:s/><text:span text:style-name="OrgSrcRainbowDelimitersDepth1Face">}</text:span></text:p>
      <text:p text:style-name="OrgSrcBlockLastLine"><text:span text:style-name="OrgSrcFontLockPreprocessorFace">#endif</text:span></text:p>
      <text:h text:style-name="Heading_20_2" text:outline-level="2" text:is-list-header="false">
<text:bookmark-start text:name="OrgXref.orgba492d9"/>
<text:bookmark text:name="orgba492d9"/>Avoiding Multiple File Inclusion
<text:bookmark-end text:name="OrgXref.orgba492d9"/></text:h>
      <text:p text:style-name="OrgSrcBlock"><text:span text:style-name="OrgSrcFontLockCommentDelimiterFace">/</text:span><text:span text:style-name="OrgSrcFontLockCommentDelimiterFace">/<text:s/></text:span><text:span text:style-name="OrgSrcFontLockCommentFace">Header<text:s/>file<text:s/>name:<text:s/>dog.h</text:span>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_DOG_H</text:p>
      <text:p text:style-name="OrgSrcBlock"><text:span text:style-name="OrgSrcFontLockPreprocessorFace">#</text:span><text:span text:style-name="OrgSrcFontLockPreprocessorFace">define</text:span><text:s/><text:span text:style-name="OrgSrcFontLockVariableNameFace">_DOG_H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stuff<text:s/>to<text:s/>include<text:s/>goes<text:s/>here,<text:s/>function<text:s/>declarations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do_bark</text:span><text:span text:style-name="OrgSrcRainbowDelimitersDepth1Face">(</text:span><text:span text:style-name="OrgSrcFontLockTypeFace">dogtype</text:span><text:s/><text:span text:style-name="OrgSrcFontLockVariableNameFace">dog</text:span><text:span text:style-name="OrgSrcRainbowDelimitersDepth1Face">)</text:span>;</text:p>
      <text:p text:style-name="OrgSrcBlockLastLine"><text:span text:style-name="OrgSrcFontLockPreprocessorFace">#endif</text:span><text:s/><text:span text:style-name="OrgSrcFontLockCommentDelimiterFace">//<text:s/></text:span><text:span text:style-name="OrgSrcFontLockCommentFace">Matches<text:s/>#ifndef<text:s/>_DOG_H</text:span></text:p>
      <text:h text:style-name="Heading_20_2" text:outline-level="2" text:is-list-header="false">
<text:bookmark-start text:name="OrgXref.org51144f5"/>
<text:bookmark text:name="org51144f5"/>Macro String Operations
<text:bookmark-end text:name="OrgXref.org51144f5"/></text:h>
      <text:p text:style-name="Text_20_body">Various string manipulation operations can be declared through the pre-processor.
</text:p>
      <text:p text:style-name="OrgSrcBlock"><text:span text:style-name="OrgSrcFontLockPreprocessorFace">#</text:span><text:span text:style-name="OrgSrcFontLockPreprocessorFace">define</text:span><text:s/><text:span text:style-name="OrgSrcFontLockVariableNameFace">STR1</text:span><text:s/><text:s/><text:s/><text:s/><text:span text:style-name="OrgSrcFontLockStringFace">"A"</text:span></text:p>
      <text:p text:style-name="OrgSrcBlock"><text:span text:style-name="OrgSrcFontLockPreprocessorFace">#</text:span><text:span text:style-name="OrgSrcFontLockPreprocessorFace">define</text:span><text:s/><text:span text:style-name="OrgSrcFontLockVariableNameFace">STR2</text:span><text:s/><text:s/><text:s/><text:s/><text:span text:style-name="OrgSrcFontLockStringFace">"J"</text:span></text:p>
      <text:p text:style-name="OrgSrcBlockLastLine"><text:span text:style-name="OrgSrcFontLockPreprocessorFace">#</text:span><text:span text:style-name="OrgSrcFontLockPreprocessorFace">define</text:span><text:s/><text:span text:style-name="OrgSrcFontLockVariableNameFace">STR3</text:span><text:s/>STR1<text:s/>STR2<text:s/><text:s/><text:s/><text:s/><text:s/><text:span text:style-name="OrgSrcFontLockCommentDelimiterFace">//<text:s/></text:span><text:span text:style-name="OrgSrcFontLockCommentFace">STR3<text:s/>now<text:s/>compiled<text:s/>to<text:s/>"AJ"</text:span></text:p>
      <text:h text:style-name="Heading_20_1" text:outline-level="1" text:is-list-header="false">
<text:bookmark-start text:name="OrgXref.orgdff6c9b"/>
<text:bookmark text:name="orgdff6c9b"/>C++ Types
<text:bookmark-end text:name="OrgXref.orgdff6c9b"/></text:h>
      <text:p text:style-name="Text_20_body"><text:span text:style-name="Underline">Three Kinds</text:span>
</text:p>
      <text:list text:style-name="OrgBulletedList" text:continue-numbering="false">
        <text:list-item>
          <text:p text:style-name="Text_20_body">Simple
</text:p>
        </text:list-item>
        <text:list-item>
          <text:p text:style-name="Text_20_body">Aggregate
</text:p>
        </text:list-item>
        <text:list-item>
          <text:p text:style-name="Text_20_body">Class
</text:p>
        </text:list-item>
      </text:list>
      <text:h text:style-name="Heading_20_2" text:outline-level="2" text:is-list-header="false">
<text:bookmark-start text:name="OrgXref.orge066a45"/>
<text:bookmark text:name="orge066a45"/>Simple Types:
<text:bookmark-end text:name="OrgXref.orge066a45"/></text:h>
      <text:list text:style-name="OrgBulletedList" text:continue-numbering="false">
        <text:list-item>
          <text:p text:style-name="Text_20_body"><text:span text:style-name="Bold">char</text:span> - 8-bit integer value.
</text:p>
        </text:list-item>
        <text:list-item>
          <text:p text:style-name="Text_20_body"><text:span text:style-name="Bold">int</text:span> - standard system integer.
</text:p>
        </text:list-item>
        <text:list-item>
          <text:p text:style-name="Text_20_body"><text:span text:style-name="Bold">float</text:span> - system single precision float.
</text:p>
        </text:list-item>
        <text:list-item>
          <text:p text:style-name="Text_20_body"><text:span text:style-name="Bold">double</text:span> - system double precision float.
</text:p>
        </text:list-item>
        <text:list-item>
          <text:p text:style-name="Text_20_body"><text:span text:style-name="Bold">short/long/long long</text:span> - short (half)/long (double) integer.
</text:p>
        </text:list-item>
      </text:list>
      <text:p text:style-name="Text_20_body"><text:span text:style-name="Underline">Signed vs Unsigned</text:span>
</text:p>
      <text:list text:style-name="OrgBulletedList" text:continue-numbering="false">
        <text:list-item>
          <text:p text:style-name="Text_20_body"><text:span text:style-name="Bold">bool</text:span> - 8 bit integer value. 0 converts to <text:span text:style-name="Emphasis">false</text:span> and non-zero value converts to <text:span text:style-name="Emphasis">true</text:span>.
</text:p>
        </text:list-item>
        <text:list-item>
          <text:p text:style-name="Text_20_body"><text:span text:style-name="Bold">unsigned char c</text:span> - u_char may also be defined.
</text:p>
        </text:list-item>
        <text:list-item>
          <text:p text:style-name="Text_20_body"><text:span text:style-name="Bold">std::size_t</text:span> - standard unsigned integral type.
</text:p>
        </text:list-item>
      </text:list>
      <text:p text:style-name="Text_20_body"><text:span text:style-name="Underline">Simple Type Sizes are System</text:span>
</text:p>
      <text:p text:style-name="OrgSrcBlockLastLine">cout<text:s/>&lt;&lt;<text:s/><text:span text:style-name="OrgSrcFontLockStringFace">"System<text:s/>long<text:s/>size="</text:span><text:s/>&lt;&lt;<text:s/><text:span text:style-name="OrgSrcFontLockKeywordFace">sizeof</text:span><text:span text:style-name="OrgSrcRainbowDelimitersDepth1Face">(</text:span><text:span text:style-name="OrgSrcFontLockTypeFace">long</text:span><text:span text:style-name="OrgSrcRainbowDelimitersDepth1Face">)</text:span><text:s/>&lt;&lt;<text:s/><text:span text:style-name="OrgSrcFontLockStringFace">"<text:s/>bytes."</text:span>;</text:p>
      <text:h text:style-name="Heading_20_2" text:outline-level="2" text:is-list-header="false">
<text:bookmark-start text:name="OrgXref.org53c50f4"/>
<text:bookmark text:name="org53c50f4"/>Integral Types
<text:bookmark-end text:name="OrgXref.org53c50f4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Type</text:p>
              </table:table-cell>
              <table:table-cell table:style-name="OrgTblCellTB">
                <text:p text:style-name="OrgTableHeadingLeft">int</text:p>
              </table:table-cell>
              <table:table-cell table:style-name="OrgTblCellTB">
                <text:p text:style-name="OrgTableHeadingLeft">long</text:p>
              </table:table-cell>
              <table:table-cell table:style-name="OrgTblCellTB">
                <text:p text:style-name="OrgTableHeadingLeft">long long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16-bit OS</text:p>
              </table:table-cell>
              <table:table-cell table:style-name="OrgTblCellT">
                <text:p text:style-name="OrgTableContentsLeft">16-bit</text:p>
              </table:table-cell>
              <table:table-cell table:style-name="OrgTblCellT">
                <text:p text:style-name="OrgTableContentsLeft">32-bit</text:p>
              </table:table-cell>
              <table:table-cell table:style-name="OrgTblCellT">
                <text:p text:style-name="OrgTableContentsLeft">n/a</text:p>
              </table:table-cell>
            </table:table-row>
            <table:table-row>
              <table:table-cell table:style-name="OrgTblCell">
                <text:p text:style-name="OrgTableContentsLeft">32-bit OS</text:p>
              </table:table-cell>
              <table:table-cell table:style-name="OrgTblCell">
                <text:p text:style-name="OrgTableContentsLeft">32-bit</text:p>
              </table:table-cell>
              <table:table-cell table:style-name="OrgTblCell">
                <text:p text:style-name="OrgTableContentsLeft">32-bit</text:p>
              </table:table-cell>
              <table:table-cell table:style-name="OrgTblCell">
                <text:p text:style-name="OrgTableContentsLeft">64-bit</text:p>
              </table:table-cell>
            </table:table-row>
            <table:table-row>
              <table:table-cell table:style-name="OrgTblCellB">
                <text:p text:style-name="OrgTableContentsLeft">64-bit OS</text:p>
              </table:table-cell>
              <table:table-cell table:style-name="OrgTblCellB">
                <text:p text:style-name="OrgTableContentsLeft">32-bit</text:p>
              </table:table-cell>
              <table:table-cell table:style-name="OrgTblCellB">
                <text:p text:style-name="OrgTableContentsLeft">64-bit</text:p>
              </table:table-cell>
              <table:table-cell table:style-name="OrgTblCellB">
                <text:p text:style-name="OrgTableContentsLeft">64-bit</text:p>
              </table:table-cell>
            </table:table-row>
          </table:table-rows>
        </table:table>
      </text:section>
      <text:p text:style-name="Text_20_body"><text:span text:style-name="Underline">Modern Alternative to *sizeof()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limits</text:span><text:span text:style-name="OrgSrcRainbowDelimitersDepth1Face">&gt;</text:span></text:p>
      <text:p text:style-name="OrgSrcBlock">...</text:p>
      <text:p text:style-name="OrgSrcBlock"><text:span text:style-name="OrgSrcFontLockConstantFace">std</text:span>::cout<text:s/>&lt;&lt;<text:s/><text:span text:style-name="OrgSrcFontLockStringFace">"long<text:s/>size="</text:span></text:p>
      <text:p text:style-name="OrgSrcBlockLastLine"><text:tab/><text:s/><text:s/>&lt;&lt;<text:s/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long</text:span><text:span text:style-name="OrgSrcRainbowDelimitersDepth1Face">&gt;</text:span>::digits;</text:p>
      <text:p text:style-name="Text_20_body"><text:span text:style-name="Bold">cstdint</text:span> header provides <text:span text:style-name="Emphasis">int32_t</text:span>, <text:span text:style-name="Emphasis">int64_t</text:span>, <text:span text:style-name="Emphasis">uint32_t</text:span>, <text:span text:style-name="Emphasis">uint64_t</text:span> types.
</text:p>
      <text:h text:style-name="Heading_20_2" text:outline-level="2" text:is-list-header="false">
<text:bookmark-start text:name="OrgXref.orge57da80"/>
<text:bookmark text:name="orge57da80"/>Aggregate Types
<text:bookmark-end text:name="OrgXref.orge57da80"/></text:h>
      <text:h text:style-name="Heading_20_3" text:outline-level="3" text:is-list-header="false">
<text:bookmark-start text:name="OrgXref.org8a45c96"/>
<text:bookmark text:name="org8a45c96"/>Structures
<text:bookmark-end text:name="OrgXref.org8a45c96"/></text:h>
      <text:p text:style-name="Text_20_body"><text:span text:style-name="Emphasis">Groups</text:span> data into a <text:span text:style-name="Bold">record</text:span>.
</text:p>
      <text:p text:style-name="Text_20_body"><text:span text:style-name="Bold">Ancestor</text:span> of the <text:span text:style-name="Emphasis">class</text:span>.
</text:p>
      <text:p text:style-name="Text_20_body"><text:span text:style-name="Underline">Notes</text:span>
</text:p>
      <text:list text:style-name="OrgBulletedList" text:continue-numbering="false">
        <text:list-item>
          <text:p text:style-name="Text_20_body">All data and methods are <text:span text:style-name="Bold">public</text:span>.
</text:p>
        </text:list-item>
        <text:list-item>
          <text:p text:style-name="Text_20_body">Helps with backward compatibility with C.
</text:p>
        </text:list-item>
        <text:list-item>
          <text:p text:style-name="Text_20_body">Use a class if you really want a class!
</text:p>
        </text:list-item>
      </text:list>
      <text:p text:style-name="Text_20_body"><text:span text:style-name="Bold">Declaration</text:span>
</text:p>
      <text:p text:style-name="OrgSrcBlock"><text:span text:style-name="OrgSrcFontLockKeywordFace">struc</text:span><text:span text:style-name="OrgSrcFontLockKeywordFace">t</text:span><text:s/><text:span text:style-name="OrgSrcFontLockTypeFace">DataEntry</text:span><text:span text:style-name="OrgSrcRainbowDelimitersDepth1Face">{</text:span></text:p>
      <text:p text:style-name="OrgSrcBlock"><text:s/><text:s/><text:s/><text:span text:style-name="OrgSrcFontLockTypeFace">in</text:span><text:span text:style-name="OrgSrcFontLockTypeFace">t</text:span><text:s/><text:span text:style-name="OrgSrcFontLockVariableNameFace">IdNumber</text:span>;</text:p>
      <text:p text:style-name="OrgSrcBlock"><text:s/><text:s/><text:s/><text:span text:style-name="OrgSrcFontLockTypeFace">cha</text:span><text:span text:style-name="OrgSrcFontLockTypeFace">r</text:span><text:s/><text:span text:style-name="OrgSrcFontLockVariableNameFace">name</text:span><text:span text:style-name="OrgSrcRainbowDelimitersDepth2Face">[</text:span>40<text:span text:style-name="OrgSrcRainbowDelimitersDepth2Face">]</text:span>;</text:p>
      <text:p text:style-name="OrgSrcBlock"><text:s/><text:s/><text:s/><text:span text:style-name="OrgSrcFontLockTypeFace">cha</text:span><text:span text:style-name="OrgSrcFontLockTypeFace">r</text:span><text:s/><text:span text:style-name="OrgSrcFontLockVariableNameFace">address</text:span><text:span text:style-name="OrgSrcRainbowDelimitersDepth2Face">[</text:span>300<text:span text:style-name="OrgSrcRainbowDelimitersDepth2Face">]</text:span>;</text:p>
      <text:p text:style-name="OrgSrcBlockLastLine"><text:span text:style-name="OrgSrcRainbowDelimitersDepth1Face">}</text:span>;<text:s/><text:span text:style-name="OrgSrcFontLockCommentDelimiterFace">//<text:s/></text:span><text:span text:style-name="OrgSrcFontLockCommentFace">REMEMBER<text:s/>THE<text:s/>SEMI-COLON</text:span></text:p>
      <text:p text:style-name="Text_20_body">We can now use <text:span text:style-name="Bold">DataEntry</text:span>
</text:p>
      <text:p text:style-name="OrgSrcBlock"><text:span text:style-name="OrgSrcFontLockTypeFace">DataEntr</text:span><text:span text:style-name="OrgSrcFontLockTypeFace">y</text:span><text:s/><text:span text:style-name="OrgSrcFontLockVariableNameFace">d1</text:span>;</text:p>
      <text:p text:style-name="OrgSrcBlock">cout<text:s/>&lt;&lt;<text:s/><text:span text:style-name="OrgSrcFontLockStringFace">"Name<text:s/>is:<text:s/>"</text:span><text:s/>&lt;&lt;<text:s/>d1.name<text:s/>&lt;&lt;<text:s/>endl;</text:p>
      <text:p text:style-name="OrgSrcBlockLastLine">d1.IdNumber<text:s/>=<text:s/>1048576;<text:s/></text:p>
      <text:p text:style-name="Text_20_body"><text:span text:style-name="Underline">Singleton Structure</text:span> (no <text:span text:style-name="Bold">struct</text:span> name)
</text:p>
      <text:p text:style-name="OrgSrcBlockLastLine"><text:span text:style-name="OrgSrcFontLockKeywordFace">struct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;<text:s/><text:span text:style-name="OrgSrcRainbowDelimitersDepth1Face">}</text:span><text:s/><text:span text:style-name="OrgSrcFontLockVariableNameFace">s1</text:span>;</text:p>
      <text:p text:style-name="Text_20_body"><text:span text:style-name="Bold">Shallow Copy</text:span>
</text:p>
      <text:p text:style-name="Text_20_body"><text:span text:style-name="Underline">Shallow Copy (byte-by-byte) with Assignment Operator=</text:span>
</text:p>
      <text:p text:style-name="OrgSrcBlockLastLine"><text:span text:style-name="OrgSrcFontLockTypeFace">DataEntr</text:span><text:span text:style-name="OrgSrcFontLockTypeFace">y</text:span><text:s/><text:span text:style-name="OrgSrcFontLockVariableNameFace">d1</text:span><text:s/>=<text:s/>d2;</text:p>
      <text:p text:style-name="Text_20_body">(shallow copy means pointers will not be accessed)
</text:p>
      <text:h text:style-name="Heading_20_3" text:outline-level="3" text:is-list-header="false">
<text:bookmark-start text:name="OrgXref.orgbdf0a9e"/>
<text:bookmark text:name="orgbdf0a9e"/>Enumerations
<text:bookmark-end text:name="OrgXref.orgbdf0a9e"/></text:h>
      <text:p text:style-name="Text_20_body">A set of named integer constants.
</text:p>
      <text:p text:style-name="Text_20_body"><text:span text:style-name="Bold">Declaration</text:span>
</text:p>
      <text:p text:style-name="OrgSrcBlockLastLine"><text:span text:style-name="OrgSrcFontLockKeywordFace">enu</text:span><text:span text:style-name="OrgSrcFontLockKeywordFace">m</text:span><text:s/><text:span text:style-name="OrgSrcFontLockTypeFace">name</text:span><text:s/><text:span text:style-name="OrgSrcRainbowDelimitersDepth1Face">{</text:span><text:span text:style-name="OrgSrcFontLockVariableNameFace">label_1</text:span>,<text:s/>...,<text:s/><text:span text:style-name="OrgSrcFontLockVariableNameFace">label_n</text:span><text:span text:style-name="OrgSrcRainbowDelimitersDepth1Face">}</text:span>;</text:p>
      <text:p text:style-name="Text_20_body">First integer will be zero, increment for each label.
</text:p>
      <text:p text:style-name="Text_20_body"><text:span text:style-name="Underline">Specific Mapping</text:span>
</text:p>
      <text:p text:style-name="OrgSrcBlockLastLine"><text:span text:style-name="OrgSrcFontLockKeywordFace">enu</text:span><text:span text:style-name="OrgSrcFontLockKeywordFace">m</text:span><text:s/><text:span text:style-name="OrgSrcFontLockTypeFace">DaysOfWeek</text:span><text:s/><text:span text:style-name="OrgSrcRainbowDelimitersDepth1Face">{</text:span><text:span text:style-name="OrgSrcFontLockVariableNameFace">Sun</text:span>=1,<text:s/><text:span text:style-name="OrgSrcFontLockVariableNameFace">Mon</text:span>,<text:s/><text:span text:style-name="OrgSrcFontLockVariableNameFace">Tues</text:span>,<text:s/><text:span text:style-name="OrgSrcFontLockVariableNameFace">Wed</text:span>,<text:s/><text:span text:style-name="OrgSrcFontLockVariableNameFace">Thur</text:span>,<text:s/><text:span text:style-name="OrgSrcFontLockVariableNameFace">Fri</text:span>,<text:s/><text:span text:style-name="OrgSrcFontLockVariableNameFace">Sat</text:span><text:span text:style-name="OrgSrcRainbowDelimitersDepth1Face">}</text:span>;</text:p>
      <text:p text:style-name="Text_20_body">DaysOfWeek is now a valid time.
</text:p>
      <text:p text:style-name="OrgSrcBlock"><text:span text:style-name="OrgSrcFontLockTypeFace">DaysOfWee</text:span><text:span text:style-name="OrgSrcFontLockTypeFace">k</text:span><text:s/><text:span text:style-name="OrgSrcFontLockVariableNameFace">dd</text:span>;</text:p>
      <text:p text:style-name="OrgSrcBlockLastLine"><text:span text:style-name="OrgSrcFontLockKeywordFace">if</text:span><text:s/><text:span text:style-name="OrgSrcRainbowDelimitersDepth1Face">(</text:span>dd<text:s/>==<text:s/>Fri<text:span text:style-name="OrgSrcRainbowDelimitersDepth1Face">)</text:span><text:s/>cout<text:s/>&lt;&lt;<text:s/><text:span text:style-name="OrgSrcFontLockStringFace">"It</text:span><text:span text:style-name="OrgSrcFontLockStringFace">'</text:span><text:span text:style-name="OrgSrcFontLockStringFace">s<text:s/>Friday!"</text:span><text:s/>&lt;&lt;<text:s/>endl;</text:p>
      <text:p text:style-name="Text_20_body">Enumeration type is <text:span text:style-name="Bold">not</text:span> <text:span text:style-name="Bold">int</text:span>.
</text:p>
      <text:p text:style-name="Text_20_body">Enumeration scope is global or class.
</text:p>
      <text:p text:style-name="Text_20_body"><text:span text:style-name="Underline">When using a class enum outside of class</text:span>
</text:p>
      <text:p text:style-name="OrgSrcBlockLastLine"><text:span text:style-name="OrgSrcFontLockConstantFace">MyClass</text:span>::<text:span text:style-name="OrgSrcFontLockTypeFace">DaysOfWee</text:span><text:span text:style-name="OrgSrcFontLockTypeFace">k</text:span><text:s/><text:span text:style-name="OrgSrcFontLockVariableNameFace">x</text:span><text:s/>=<text:s/><text:span text:style-name="OrgSrcFontLockConstantFace">MyClass</text:span>::Sun;</text:p>
      <text:h text:style-name="Heading_20_2" text:outline-level="2" text:is-list-header="false">
<text:bookmark-start text:name="OrgXref.org958cfc9"/>
<text:bookmark text:name="org958cfc9"/>Class Types
<text:bookmark-end text:name="OrgXref.org958cfc9"/></text:h>
      <text:h text:style-name="Heading_20_3" text:outline-level="3" text:is-list-header="false">
<text:bookmark-start text:name="OrgXref.org295e02b"/>
<text:bookmark text:name="org295e02b"/>Declaration
<text:bookmark-end text:name="OrgXref.org295e02b"/></text:h>
      <text:p text:style-name="Text_20_body"><text:span text:style-name="Bold">C++ separates method code from class declaration.</text:span>
</text:p>
      <text:p text:style-name="Text_20_body">Declared with <text:span text:style-name="Emphasis">class</text:span> keyword within header file (<text:span text:style-name="Bold">.h</text:span>).
</text:p>
      <text:p text:style-name="OrgSrcBlock"><text:span text:style-name="OrgSrcFontLockPreprocessorFace">#</text:span><text:span text:style-name="OrgSrcFontLockPreprocessorFace">if</text:span><text:span text:style-name="OrgSrcFontLockPreprocessorFace">n</text:span><text:span text:style-name="OrgSrcFontLockPreprocessorFace">def</text:span><text:s/>PERSON_H</text:p>
      <text:p text:style-name="OrgSrcBlock"><text:span text:style-name="OrgSrcFontLockPreprocessorFace">#</text:span><text:span text:style-name="OrgSrcFontLockPreprocessorFace">define</text:span><text:s/><text:span text:style-name="OrgSrcFontLockVariableNameFace">PERSON_H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ring</text:span><text:span text:style-name="OrgSrcRainbowDelimitersDepth1Face">&gt;</text:span></text:p>
      <text:p text:style-name="OrgSrcBlock"/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person</text:span><text:span text:style-name="OrgSrcRainbowDelimitersDepth1Face">{</text:span></text:p>
      <text:p text:style-name="OrgSrcBlock"><text:span text:style-name="OrgSrcFontLockKeywordFace">private</text:span>: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private<text:s/>members</text:span></text:p>
      <text:p text:style-name="OrgSrcBlock"><text:s/><text:s/><text:s/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</text:span>;</text:p>
      <text:p text:style-name="OrgSrcBlock"><text:span text:style-name="OrgSrcFontLockKeywordFace">public</text:span>: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public<text:s/>members</text:span></text:p>
      <text:p text:style-name="OrgSrcBlock"><text:s/><text:s/><text:s/><text:span text:style-name="OrgSrcFontLockFunctionNameFace">p</text:span><text:span text:style-name="OrgSrcFontLockFunctionNameFace">erson</text:span><text:span text:style-name="OrgSrcRainbowDelimitersDepth2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<text:s/><text:s/><text:s/><text:span text:style-name="OrgSrcFontLockTypeFace">v</text:span><text:span text:style-name="OrgSrcFontLockTypeFace">oi</text:span><text:span text:style-name="OrgSrcFontLockTypeFace">d</text:span><text:s/><text:span text:style-name="OrgSrcFontLockFunctionNameFace">set_name</text:span><text:span text:style-name="OrgSrcRainbowDelimitersDepth2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2Face">)</text:span>;<text:s/><text:span text:style-name="OrgSrcFontLockCommentDelimiterFace">//<text:s/></text:span><text:span text:style-name="OrgSrcFontLockCommentFace">setter</text:span></text:p>
      <text:p text:style-name="OrgSrcBlockLastLine"><text:span text:style-name="OrgSrcRainbowDelimitersDepth1Face">}</text:span>;<text:s/><text:s/><text:span text:style-name="OrgSrcFontLockCommentDelimiterFace">//<text:s/></text:span><text:span text:style-name="OrgSrcFontLockCommentFace">NB!<text:s/>semi-colon</text:span></text:p>
      <text:h text:style-name="Heading_20_3" text:outline-level="3" text:is-list-header="false">
<text:bookmark-start text:name="OrgXref.org0abdf8f"/>
<text:bookmark text:name="org0abdf8f"/>Implementation
<text:bookmark-end text:name="OrgXref.org0abdf8f"/></text:h>
      <text:p text:style-name="Text_20_body">Implement methods in source file (<text:span text:style-name="Bold">.cpp</text:span>).
</text:p>
      <text:p text:style-name="OrgSrcBlock"><text:span text:style-name="OrgSrcFontLockPreprocessorFace">#</text:span><text:span text:style-name="OrgSrcFontLockPreprocessorFace">include</text:span><text:s/><text:span text:style-name="OrgSrcFontLockStringFace">"person.h"</text:span><text:s/><text:span text:style-name="OrgSrcFontLockCommentDelimiterFace">//</text:span><text:span text:style-name="OrgSrcFontLockCommentFace">incl<text:s/>class<text:s/>declaration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implementation<text:s/>of<text:s/>methods</text:span></text:p>
      <text:p text:style-name="OrgSrcBlock"/>
      <text:p text:style-name="OrgSrcBlock"><text:span text:style-name="OrgSrcFontLockConstantFace">p</text:span><text:span text:style-name="OrgSrcFontLockConstantFace">erson</text:span>::<text:span text:style-name="OrgSrcFontLockFunctionNameFace">person</text:span><text:span text:style-name="OrgSrcRainbowDelimitersDepth1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1Face">)</text:span><text:s/>:<text:s/>n<text:span text:style-name="OrgSrcRainbowDelimitersDepth1Face">(</text:span>name<text:span text:style-name="OrgSrcRainbowDelimitersDepth1Face">)</text:span><text:s/><text:span text:style-name="OrgSrcRainbowDelimitersDepth1Face">{</text:span><text:span text:style-name="OrgSrcRainbowDelimitersDepth1Face">}</text:span><text:s/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LastLine"><text:span text:style-name="OrgSrcFontLockTypeFace">v</text:span><text:span text:style-name="OrgSrcFontLockTypeFace">oi</text:span><text:span text:style-name="OrgSrcFontLockTypeFace">d</text:span><text:s/><text:span text:style-name="OrgSrcFontLockConstantFace">person</text:span>::<text:span text:style-name="OrgSrcFontLockFunctionNameFace">set_name</text:span><text:span text:style-name="OrgSrcRainbowDelimitersDepth1Face">(</text:span><text:span text:style-name="OrgSrcFontLockConstantFace">std</text:span>::<text:span text:style-name="OrgSrcFontLockTypeFace">string</text:span><text:s/><text:span text:style-name="OrgSrcFontLockVariableNameFace">name</text:span><text:span text:style-name="OrgSrcRainbowDelimitersDepth1Face">)</text:span><text:s/><text:span text:style-name="OrgSrcRainbowDelimitersDepth1Face">{</text:span><text:s/>n<text:s/>=<text:s/>name;<text:s/><text:span text:style-name="OrgSrcRainbowDelimitersDepth1Face">}</text:span><text:s/><text:span text:style-name="OrgSrcFontLockCommentDelimiterFace">//<text:s/></text:span><text:span text:style-name="OrgSrcFontLockCommentFace">member<text:s/>function</text:span></text:p>
      <text:p text:style-name="Text_20_body"><text:span text:style-name="Bold">::</text:span> (scope operator) and class name associates <text:span text:style-name="Emphasis">declaration</text:span> + <text:span text:style-name="Emphasis">definition</text:span>
</text:p>
      <text:h text:style-name="Heading_20_1" text:outline-level="1" text:is-list-header="false">
<text:bookmark-start text:name="OrgXref.orgae24676"/>
<text:bookmark text:name="orgae24676"/>C++ Variables
<text:bookmark-end text:name="OrgXref.orgae24676"/></text:h>
      <text:h text:style-name="Heading_20_2" text:outline-level="2" text:is-list-header="false">
<text:bookmark-start text:name="OrgXref.orga6cd8fe"/>
<text:bookmark text:name="orga6cd8fe"/>Variable Initialises
<text:bookmark-end text:name="OrgXref.orga6cd8fe"/></text:h>
      <text:p text:style-name="Text_20_body"><text:span text:style-name="Underline">Simple Variables</text:span>
</text:p>
      <text:p text:style-name="OrgSrcBlock"><text:span text:style-name="OrgSrcFontLockTypeFace">floa</text:span><text:span text:style-name="OrgSrcFontLockTypeFace">t</text:span><text:s/><text:span text:style-name="OrgSrcFontLockVariableNameFace">a</text:span><text:s/>=<text:s/>0.4534534e-10;<text:s/><text:s/><text:s/><text:s/><text:s/><text:s/><text:span text:style-name="OrgSrcFontLockCommentDelimiterFace">/</text:span><text:span text:style-name="OrgSrcFontLockCommentDelimiterFace">/</text:span><text:span text:style-name="OrgSrcFontLockCommentFace">simple<text:s/>vars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b</text:span><text:span text:style-name="OrgSrcRainbowDelimitersDepth1Face">[</text:span>5<text:span text:style-name="OrgSrcRainbowDelimitersDepth1Face">]</text:span><text:s/>=<text:s/><text:span text:style-name="OrgSrcRainbowDelimitersDepth1Face">{</text:span><text:s/>0,<text:s/>1,<text:s/>2,<text:s/>3,<text:s/>4<text:s/><text:span text:style-name="OrgSrcRainbowDelimitersDepth1Face">}</text:span>;<text:s/><text:span text:style-name="OrgSrcFontLockCommentDelimiterFace">//</text:span><text:span text:style-name="OrgSrcFontLockCommentFace">arrays</text:span></text:p>
      <text:p text:style-name="Text_20_body"><text:span text:style-name="Underline">Structure</text:span> (field by field)
</text:p>
      <text:p text:style-name="OrgSrcBlock"><text:span text:style-name="OrgSrcFontLockKeywordFace">struc</text:span><text:span text:style-name="OrgSrcFontLockKeywordFace">t</text:span><text:s/><text:span text:style-name="OrgSrcFontLockTypeFace">Name</text:span><text:s/><text:span text:style-name="OrgSrcRainbowDelimitersDepth1Face">{</text:span><text:s/><text:span text:style-name="OrgSrcFontLockTypeFace">cha</text:span><text:span text:style-name="OrgSrcFontLockTypeFace">r</text:span><text:s/><text:span text:style-name="OrgSrcFontLockVariableNameFace">a</text:span>;<text:s/><text:span text:style-name="OrgSrcFontLockTypeFace">in</text:span><text:span text:style-name="OrgSrcFontLockTypeFace">t</text:span><text:s/><text:span text:style-name="OrgSrcFontLockVariableNameFace">numbers</text:span><text:span text:style-name="OrgSrcRainbowDelimitersDepth2Face">[</text:span>3<text:span text:style-name="OrgSrcRainbowDelimitersDepth2Face">]</text:span>;<text:s/><text:span text:style-name="OrgSrcFontLockTypeFace">floa</text:span><text:span text:style-name="OrgSrcFontLockTypeFace">t</text:span><text:s/><text:span text:style-name="OrgSrcFontLockVariableNameFace">t</text:span>;<text:s/><text:span text:style-name="OrgSrcRainbowDelimitersDepth1Face">}</text:span>;</text:p>
      <text:p text:style-name="OrgSrcBlockLastLine"><text:span text:style-name="OrgSrcFontLockTypeFace">Nam</text:span><text:span text:style-name="OrgSrcFontLockTypeFace">e</text:span><text:s/><text:span text:style-name="OrgSrcFontLockVariableNameFace">tt</text:span><text:s/>=<text:s/><text:span text:style-name="OrgSrcRainbowDelimitersDepth1Face">{</text:span><text:span text:style-name="OrgSrcFontLockStringFace">'A'</text:span>,<text:s/><text:span text:style-name="OrgSrcRainbowDelimitersDepth2Face">{</text:span>1,2,3<text:span text:style-name="OrgSrcRainbowDelimitersDepth2Face">}</text:span>,<text:s/>0.5<text:span text:style-name="OrgSrcRainbowDelimitersDepth1Face">}</text:span>;</text:p>
      <text:p text:style-name="Text_20_body"><text:span text:style-name="Underline">Brackets</text:span> (multi-value fields)
</text:p>
      <text:p text:style-name="OrgSrcBlock"><text:span text:style-name="OrgSrcFontLockTypeFace">in</text:span><text:span text:style-name="OrgSrcFontLockTypeFace">t</text:span><text:s/><text:span text:style-name="OrgSrcFontLockVariableNameFace">myarray</text:span><text:span text:style-name="OrgSrcRainbowDelimitersDepth1Face">[</text:span>3<text:span text:style-name="OrgSrcRainbowDelimitersDepth1Face">]</text:span><text:span text:style-name="OrgSrcRainbowDelimitersDepth1Face">[</text:span>3<text:span text:style-name="OrgSrcRainbowDelimitersDepth1Face">]</text:span><text:span text:style-name="OrgSrcRainbowDelimitersDepth1Face">[</text:span>2<text:span text:style-name="OrgSrcRainbowDelimitersDepth1Face">]</text:span><text:s/>=<text:s/><text:span text:style-name="OrgSrcRainbowDelimitersDepth1Face">{</text:span></text:p>
      <text:p text:style-name="OrgSrcBlock"><text:s/><text:s/><text:span text:style-name="OrgSrcRainbowDelimitersDepth2Face">{</text:span><text:s/><text:span text:style-name="OrgSrcRainbowDelimitersDepth3Face">{</text:span>1,2<text:span text:style-name="OrgSrcRainbowDelimitersDepth3Face">}</text:span>,<text:s/><text:span text:style-name="OrgSrcRainbowDelimitersDepth3Face">{</text:span>3,4<text:span text:style-name="OrgSrcRainbowDelimitersDepth3Face">}</text:span>,<text:s/><text:span text:style-name="OrgSrcRainbowDelimitersDepth3Face">{</text:span>5,6<text:span text:style-name="OrgSrcRainbowDelimitersDepth3Face">}</text:span><text:s/><text:span text:style-name="OrgSrcRainbowDelimitersDepth2Face">}</text:span>,</text:p>
      <text:p text:style-name="OrgSrcBlock"><text:s/><text:s/><text:span text:style-name="OrgSrcRainbowDelimitersDepth2Face">{</text:span><text:s/><text:span text:style-name="OrgSrcRainbowDelimitersDepth3Face">{</text:span>7,8<text:span text:style-name="OrgSrcRainbowDelimitersDepth3Face">}</text:span>,<text:s/><text:span text:style-name="OrgSrcRainbowDelimitersDepth3Face">{</text:span>9,10<text:span text:style-name="OrgSrcRainbowDelimitersDepth3Face">}</text:span>,<text:s/><text:span text:style-name="OrgSrcRainbowDelimitersDepth3Face">{</text:span>11,12<text:span text:style-name="OrgSrcRainbowDelimitersDepth3Face">}</text:span><text:s/><text:span text:style-name="OrgSrcRainbowDelimitersDepth2Face">}</text:span>,</text:p>
      <text:p text:style-name="OrgSrcBlock"><text:s/><text:s/><text:span text:style-name="OrgSrcRainbowDelimitersDepth2Face">{</text:span><text:s/><text:span text:style-name="OrgSrcRainbowDelimitersDepth3Face">{</text:span>13,14<text:span text:style-name="OrgSrcRainbowDelimitersDepth3Face">}</text:span>,<text:s/><text:span text:style-name="OrgSrcRainbowDelimitersDepth3Face">{</text:span>15,16<text:span text:style-name="OrgSrcRainbowDelimitersDepth3Face">}</text:span>,<text:s/><text:span text:style-name="OrgSrcRainbowDelimitersDepth3Face">{</text:span>17,18<text:span text:style-name="OrgSrcRainbowDelimitersDepth3Face">}</text:span><text:s/><text:span text:style-name="OrgSrcRainbowDelimitersDepth2Face">}</text:span></text:p>
      <text:p text:style-name="OrgSrcBlockLastLine"><text:span text:style-name="OrgSrcRainbowDelimitersDepth1Face">}</text:span>;</text:p>
      <text:p text:style-name="Text_20_body">Only works for <text:span text:style-name="Bold">Plain Old Data (POD)</text:span>
</text:p>
      <text:p text:style-name="Text_20_body"><text:span text:style-name="Emphasis">Class</text:span> types initialised with a constructor.
</text:p>
      <text:h text:style-name="Heading_20_2" text:outline-level="2" text:is-list-header="false">
<text:bookmark-start text:name="OrgXref.orgdaa01cf"/>
<text:bookmark text:name="orgdaa01cf"/>Variable Qualifiers
<text:bookmark-end text:name="OrgXref.orgdaa01cf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Qualifier Name</text:p>
              </table:table-cell>
              <table:table-cell table:style-name="OrgTblCellTB">
                <text:p text:style-name="OrgTableHeadingLeft">Qualifier 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extern</text:p>
              </table:table-cell>
              <table:table-cell table:style-name="OrgTblCellT">
                <text:p text:style-name="OrgTableContentsLeft">variable defined outside current scope</text:p>
              </table:table-cell>
            </table:table-row>
            <table:table-row>
              <table:table-cell table:style-name="OrgTblCell">
                <text:p text:style-name="OrgTableContentsLeft">static</text:p>
              </table:table-cell>
              <table:table-cell table:style-name="OrgTblCell">
                <text:p text:style-name="OrgTableContentsLeft">variable bound to class</text:p>
              </table:table-cell>
            </table:table-row>
            <table:table-row>
              <table:table-cell table:style-name="OrgTblCell">
                <text:p text:style-name="OrgTableContentsLeft">const</text:p>
              </table:table-cell>
              <table:table-cell table:style-name="OrgTblCell">
                <text:p text:style-name="OrgTableContentsLeft">value cannot be changed after initialisation</text:p>
              </table:table-cell>
            </table:table-row>
            <table:table-row>
              <table:table-cell table:style-name="OrgTblCell">
                <text:p text:style-name="OrgTableContentsLeft">register</text:p>
              </table:table-cell>
              <table:table-cell table:style-name="OrgTblCell">
                <text:p text:style-name="OrgTableContentsLeft">suggests that compiler use CPU registers to store variable</text:p>
              </table:table-cell>
            </table:table-row>
            <table:table-row>
              <table:table-cell table:style-name="OrgTblCellB">
                <text:p text:style-name="OrgTableContentsLeft">volatile</text:p>
              </table:table-cell>
              <table:table-cell table:style-name="OrgTblCellB">
                <text:p text:style-name="OrgTableContentsLeft">variable protected from compiler optimisations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aff620f"/>
<text:bookmark text:name="orgaff620f"/>Type Conversion
<text:bookmark-end text:name="OrgXref.orgaff620f"/></text:h>
      <text:p text:style-name="Text_20_body">C++ is a <text:span text:style-name="Bold">strong type checker</text:span>.
</text:p>
      <text:p text:style-name="Text_20_body"><text:span text:style-name="Underline">Automatic Casts</text:span>
Expressions/assignments, function params, class.
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1;</text:p>
      <text:p text:style-name="OrgSrcBlockLastLine"><text:span text:style-name="OrgSrcFontLockConstantFace">std</text:span>::printf<text:span text:style-name="OrgSrcRainbowDelimitersDepth1Face">(</text:span>i<text:span text:style-name="OrgSrcRainbowDelimitersDepth1Face">)</text:span>;</text:p>
      <text:p text:style-name="Text_20_body"><text:span text:style-name="Underline">Explicit</text:span>
</text:p>
      <text:p text:style-name="OrgSrcBlock"><text:span text:style-name="OrgSrcFontLockTypeFace">floa</text:span><text:span text:style-name="OrgSrcFontLockTypeFace">t</text:span><text:s/><text:span text:style-name="OrgSrcFontLockVariableNameFace">x</text:span><text:s/>=<text:s/>4.0f</text:p>
      <text:p text:style-name="OrgSrcBlock"><text:span text:style-name="OrgSrcFontLockTypeFace">int</text:span><text:s/>i<text:s/>=<text:s/><text:span text:style-name="OrgSrcRainbowDelimitersDepth1Face">(</text:span><text:span text:style-name="OrgSrcFontLockTypeFace">int</text:span><text:span text:style-name="OrgSrcRainbowDelimitersDepth1Face">)</text:span><text:span text:style-name="OrgSrcRainbowDelimitersDepth1Face">(</text:span>x<text:span text:style-name="OrgSrcRainbowDelimitersDepth1Face">)</text:span><text:s/>+<text:s/>2;<text:s/><text:s/><text:span text:style-name="OrgSrcFontLockCommentDelimiterFace">/</text:span><text:span text:style-name="OrgSrcFontLockCommentDelimiterFace">/<text:s/></text:span><text:span text:style-name="OrgSrcFontLockCommentFace">old<text:s/>style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j</text:span><text:s/>=<text:s/><text:span text:style-name="OrgSrcFontLockTypeFace">int</text:span><text:span text:style-name="OrgSrcRainbowDelimitersDepth1Face">(</text:span>x<text:span text:style-name="OrgSrcRainbowDelimitersDepth1Face">)</text:span><text:s/>+<text:s/>2;<text:s/><text:s/><text:s/><text:s/><text:span text:style-name="OrgSrcFontLockCommentDelimiterFace">//<text:s/></text:span><text:span text:style-name="OrgSrcFontLockCommentFace">new<text:s/>style</text:span></text:p>
      <text:p text:style-name="Text_20_body">Old style required for <text:span text:style-name="Bold">unsigned char</text:span> and <text:span text:style-name="Bold">long long</text:span>.
</text:p>
      <text:p text:style-name="Text_20_body">Type conversion may be unsafe so the compiler attempts to limit it.
</text:p>
      <text:p text:style-name="Text_20_body">eg. <text:span text:style-name="Bold">int</text:span> to <text:span text:style-name="Bold">short</text:span> and back to <text:span text:style-name="Bold">int</text:span> loses 2 bytes of data.
</text:p>
      <text:h text:style-name="Heading_20_2" text:outline-level="2" text:is-list-header="false">
<text:bookmark-start text:name="OrgXref.org4e793f3"/>
<text:bookmark text:name="org4e793f3"/>Type Definitions
<text:bookmark-end text:name="OrgXref.org4e793f3"/></text:h>
      <text:p text:style-name="Text_20_body">Creates a <text:span text:style-name="Bold">new type name</text:span> from an old one. Allows for simpler code.
Also obeys the scoping principles.
</text:p>
      <text:p text:style-name="Text_20_body"><text:span text:style-name="Underline">Examples</text:span>
</text:p>
      <text:p text:style-name="OrgSrcBlock"><text:span text:style-name="OrgSrcFontLockCommentDelimiterFace">/</text:span><text:span text:style-name="OrgSrcFontLockCommentDelimiterFace">/<text:s/></text:span><text:span text:style-name="OrgSrcFontLockCommentFace">type<text:s/>u_char<text:s/>is<text:s/>an<text:s/>unsigned<text:s/>char</text:span></text:p>
      <text:p text:style-name="OrgSrcBlockLastLine"><text:span text:style-name="OrgSrcFontLockKeywordFace">t</text:span><text:span text:style-name="OrgSrcFontLockKeywordFace">ypedef</text:span><text:s/><text:span text:style-name="OrgSrcFontLockTypeFace">unsigned</text:span><text:s/><text:span text:style-name="OrgSrcFontLockTypeFace">cha</text:span><text:span text:style-name="OrgSrcFontLockTypeFace">r</text:span><text:s/><text:span text:style-name="OrgSrcFontLockTypeFace">u_char</text:span>;</text:p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VariableNameFace">vec</text:span>;</text:p>
      <text:p text:style-name="OrgSrcBlock"><text:span text:style-name="OrgSrcFontLockKeywordFace">typedef</text:span><text:s/><text:span text:style-name="OrgSrcFontLockConstantFace">std</text:span>::<text:span text:style-name="OrgSrcFontLockConstantFace">vector</text:span><text:span text:style-name="OrgSrcRainbowDelimitersDepth1Face">&lt;</text:span><text:span text:style-name="OrgSrcFontLockTypeFace">float</text:span><text:span text:style-name="OrgSrcRainbowDelimitersDepth1Face">&gt;</text:span>::<text:span text:style-name="OrgSrcFontLockTypeFace">const_iterato</text:span><text:span text:style-name="OrgSrcFontLockTypeFace">r</text:span><text:s/><text:span text:style-name="OrgSrcFontLockTypeFace">it</text:span>;</text:p>
      <text:p text:style-name="OrgSrcBlockLastLine"><text:span text:style-name="OrgSrcFontLockTypeFace">i</text:span><text:span text:style-name="OrgSrcFontLockTypeFace">t</text:span><text:s/><text:span text:style-name="OrgSrcFontLockVariableNameFace">i</text:span><text:s/>=<text:s/>vec.begin<text:span text:style-name="OrgSrcRainbowDelimitersDepth1Face">(</text:span><text:span text:style-name="OrgSrcRainbowDelimitersDepth1Face">)</text:span>;<text:s/><text:span text:style-name="OrgSrcFontLockCommentDelimiterFace">//<text:s/></text:span><text:span text:style-name="OrgSrcFontLockCommentFace">I’m<text:s/>not<text:s/>typing<text:s/>that<text:s/>out<text:s/>again</text:span></text:p>
      <text:h text:style-name="Heading_20_2" text:outline-level="2" text:is-list-header="false">
<text:bookmark-start text:name="OrgXref.org732cd16"/>
<text:bookmark text:name="org732cd16"/>Overflow Errors
<text:bookmark-end text:name="OrgXref.org732cd16"/></text:h>
      <text:p text:style-name="Text_20_body">Operations can result in variables exceeding their maximum values
which won't result in a compile or runtime error.
Be careful to check these logical errors.
</text:p>
      <text:p text:style-name="Text_20_body">Recall a <text:span text:style-name="Bold">char</text:span> can take on values in the range <text:span text:style-name="Bold">-128</text:span> to <text:span text:style-name="Bold">127</text:span>
</text:p>
      <text:p text:style-name="OrgSrcBlock"><text:span text:style-name="OrgSrcFontLockTypeFace">cha</text:span><text:span text:style-name="OrgSrcFontLockTypeFace">r</text:span><text:s/><text:span text:style-name="OrgSrcFontLockVariableNameFace">c</text:span><text:s/>=<text:s/>0;</text:p>
      <text:p text:style-name="OrgSrcBlock">cout<text:s/>&lt;&lt;<text:s/><text:span text:style-name="OrgSrcFontLockTypeFace">int</text:span><text:span text:style-name="OrgSrcRainbowDelimitersDepth1Face">(</text:span>c<text:span text:style-name="OrgSrcRainbowDelimitersDepth1Face">)</text:span><text:s/>&lt;&lt;<text:s/><text:span text:style-name="OrgSrcFontLockStringFace">"\n"</text:span>;</text:p>
      <text:p text:style-name="OrgSrcBlock">c<text:s/>+=<text:s/>100;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ill<text:s/>Good</text:span></text:p>
      <text:p text:style-name="OrgSrcBlock">cout<text:s/>&lt;&lt;<text:s/><text:span text:style-name="OrgSrcFontLockTypeFace">int</text:span><text:span text:style-name="OrgSrcRainbowDelimitersDepth1Face">(</text:span>c<text:span text:style-name="OrgSrcRainbowDelimitersDepth1Face">)</text:span><text:s/>&lt;&lt;<text:s/><text:span text:style-name="OrgSrcFontLockStringFace">"\n"</text:span>;</text:p>
      <text:p text:style-name="OrgSrcBlock">c<text:s/>+=<text:s/>100;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Woops<text:s/>we</text:span><text:span text:style-name="OrgSrcFontLockCommentFace">'</text:span><text:span text:style-name="OrgSrcFontLockCommentFace">re<text:s/>overflowin</text:span></text:p>
      <text:p text:style-name="OrgSrcBlockLastLine">cout<text:s/>&lt;&lt;<text:s/><text:span text:style-name="OrgSrcFontLockTypeFace">int</text:span><text:span text:style-name="OrgSrcRainbowDelimitersDepth1Face">(</text:span>c<text:span text:style-name="OrgSrcRainbowDelimitersDepth1Face">)</text:span><text:s/>&lt;&lt;<text:s/><text:span text:style-name="OrgSrcFontLockStringFace">"\n"</text:span></text:p>
      <text:h text:style-name="Heading_20_1" text:outline-level="1" text:is-list-header="false">
<text:bookmark-start text:name="OrgXref.org4818dac"/>
<text:bookmark text:name="org4818dac"/>C++ I/O
<text:bookmark-end text:name="OrgXref.org4818dac"/></text:h>
      <text:p text:style-name="Text_20_body">C and C++ IO are based on <text:span text:style-name="Emphasis">streams</text:span>, which are sequences of bytes flowing <text:span text:style-name="Emphasis">in</text:span> and <text:span text:style-name="Emphasis">out</text:span> of programs.
</text:p>
      <text:p text:style-name="Text_20_body"><text:span text:style-name="Underline">Input Operations</text:span>
Data bytes flow from an input source (e.g. keyboard, file, network, etc…) in the program.
</text:p>
      <text:p text:style-name="Text_20_body"><text:span text:style-name="Underline">Output Operations</text:span>
Data bytes flow from the program to an output sink (e.g. console, file, network, etc…)
</text:p>
      <text:h text:style-name="Heading_20_2" text:outline-level="2" text:is-list-header="false">
<text:bookmark-start text:name="OrgXref.org8d57190"/>
<text:bookmark text:name="org8d57190"/>iostream library
<text:bookmark-end text:name="OrgXref.org8d57190"/></text:h>
      <text:p text:style-name="Text_20_body">Stream support is provided in the <text:span text:style-name="Bold">iostream</text:span> library
</text:p>
      <text:p text:style-name="Text_20_body">This library <text:span text:style-name="Emphasis">overloads</text:span> the <text:span text:style-name="Bold">&lt;&lt;</text:span> operator for <text:span text:style-name="Emphasis">stream insertion</text:span> and the <text:span text:style-name="Bold">&gt;&gt;</text:span> operator for <text:span text:style-name="Emphasis">stream extraction</text:span>.
</text:p>
      <text:p text:style-name="Text_20_body">Provides standard stream objects <text:span text:style-name="Bold">cout</text:span> (console output) and <text:span text:style-name="Bold">cin</text:span> (console input)
</text:p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I/O TYPE</text:p>
              </table:table-cell>
              <table:table-cell table:style-name="OrgTblCellTB">
                <text:p text:style-name="OrgTableHeadingLeft">SCOPE</text:p>
              </table:table-cell>
              <table:table-cell table:style-name="OrgTblCellTB">
                <text:p text:style-name="OrgTableHeadingLeft">OBJECT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Console</text:p>
              </table:table-cell>
              <table:table-cell table:style-name="OrgTblCellT">
                <text:p text:style-name="OrgTableContentsLeft">global</text:p>
              </table:table-cell>
              <table:table-cell table:style-name="OrgTblCellT">
                <text:p text:style-name="OrgTableContentsLeft">cout, cerr, clog, cin</text:p>
              </table:table-cell>
            </table:table-row>
            <table:table-row>
              <table:table-cell table:style-name="OrgTblCell">
                <text:p text:style-name="OrgTableContentsLeft">File</text:p>
              </table:table-cell>
              <table:table-cell table:style-name="OrgTblCell">
                <text:p text:style-name="OrgTableContentsLeft">instantiated</text:p>
              </table:table-cell>
              <table:table-cell table:style-name="OrgTblCell">
                <text:p text:style-name="OrgTableContentsLeft">ofstream, ifstream</text:p>
              </table:table-cell>
            </table:table-row>
            <table:table-row>
              <table:table-cell table:style-name="OrgTblCellB">
                <text:p text:style-name="OrgTableContentsLeft">Memory</text:p>
              </table:table-cell>
              <table:table-cell table:style-name="OrgTblCellB">
                <text:p text:style-name="OrgTableContentsLeft">instantiated</text:p>
              </table:table-cell>
              <table:table-cell table:style-name="OrgTblCellB">
                <text:p text:style-name="OrgTableContentsLeft">ostringstream, istringstream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bcf4e52"/>
<text:bookmark text:name="orgbcf4e52"/>I/O Code EXAMPLEs
<text:bookmark-end text:name="OrgXref.orgbcf4e52"/></text:h>
      <text:list text:style-name="OrgNumberedList" text:continue-numbering="false">
        <text:list-item>
          <text:p text:style-name="Text_20_body">
<text:bookmark-start text:name="OrgXref.org6862920"/>
<text:bookmark text:name="org6862920"/>Console
<text:bookmark-end text:name="OrgXref.org6862920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    <text:p text:style-name="OrgSrcBlock"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s</text:span>;<text:s/><text:span text:style-name="OrgSrcFontLockTypeFace">doubl</text:span><text:span text:style-name="OrgSrcFontLockTypeFace">e</text:span><text:s/><text:span text:style-name="OrgSrcFontLockVariableNameFace">d</text:span>;</text:p>
          <text:p text:style-name="OrgSrcBlock"><text:span text:style-name="OrgSrcFontLockConstantFace">std</text:span>::cout<text:s/>&lt;&lt;<text:s/><text:span text:style-name="OrgSrcFontLockStringFace">"Hello<text:s/>world<text:s/>"</text:span><text:s/>&lt;&lt;<text:s/>s<text:s/>&lt;&lt;<text:s/>’<text:s/>’<text:s/>&lt;&lt;<text:s/>d<text:s/>&lt;&lt;<text:s/><text:span text:style-name="OrgSrcFontLockConstantFace">std</text:span>::endl;</text:p>
          <text:p text:style-name="OrgSrcBlockLastLine"><text:span text:style-name="OrgSrcFontLockConstantFace">std</text:span>::cin<text:s/>&gt;&gt;<text:s/>s<text:s/>&gt;&gt;<text:s/><text:span text:style-name="OrgSrcFontLockConstantFace">std</text:span>::ws<text:s/><text:span text:style-name="OrgSrcFontLockCommentDelimiterFace">/*<text:s/></text:span><text:span text:style-name="OrgSrcFontLockCommentFace">consume<text:s/>ws<text:s/>*/</text:span><text:s/>&gt;&gt;<text:s/>d;<text:s/><text:span text:style-name="OrgSrcFontLockCommentDelimiterFace">//<text:s/></text:span><text:span text:style-name="OrgSrcFontLockCommentFace">Read<text:s/>string+double</text:span></text:p>
        </text:list-item>
        <text:list-item>
          <text:p text:style-name="Text_20_body">
<text:bookmark-start text:name="OrgXref.orgff09ce8"/>
<text:bookmark text:name="orgff09ce8"/>File
<text:bookmark-end text:name="OrgXref.orgff09ce8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stream</text:span><text:span text:style-name="OrgSrcRainbowDelimitersDepth1Face">&gt;</text:span></text:p>
          <text:p text:style-name="OrgSrcBlock"><text:span text:style-name="OrgSrcFontLockConstantFace">s</text:span><text:span text:style-name="OrgSrcFontLockConstantFace">td</text:span>::<text:span text:style-name="OrgSrcFontLockTypeFace">ofstrea</text:span><text:span text:style-name="OrgSrcFontLockTypeFace">m</text:span><text:s/><text:span text:style-name="OrgSrcFontLockVariableNameFace">out</text:span><text:span text:style-name="OrgSrcRainbowDelimitersDepth1Face">(</text:span><text:span text:style-name="OrgSrcFontLockStringFace">"output.txt"</text:span><text:span text:style-name="OrgSrcRainbowDelimitersDepth1Face">)</text:span>;<text:s/><text:span text:style-name="OrgSrcFontLockConstantFace">std</text:span>::<text:span text:style-name="OrgSrcFontLockTypeFace">ifstrea</text:span><text:span text:style-name="OrgSrcFontLockTypeFace">m</text:span><text:s/><text:span text:style-name="OrgSrcFontLockVariableNameFace">in</text:span><text:span text:style-name="OrgSrcRainbowDelimitersDepth1Face">(</text:span><text:span text:style-name="OrgSrcFontLockStringFace">"input.txt"</text:span><text:span text:style-name="OrgSrcRainbowDelimitersDepth1Face">)</text:span>;</text:p>
          <text:p text:style-name="OrgSrcBlock">out<text:s/>&lt;&lt;<text:s/><text:span text:style-name="OrgSrcFontLockStringFace">"Hello<text:s/>world<text:s/>"</text:span><text:s/>&lt;&lt;<text:s/>s<text:s/>&lt;&lt;<text:s/>’<text:s/>’<text:s/>&lt;&lt;<text:s/>d<text:s/>&lt;&lt;<text:s/><text:span text:style-name="OrgSrcFontLockConstantFace">std</text:span>::endl;</text:p>
          <text:p text:style-name="OrgSrcBlockLastLine">in<text:s/>&gt;&gt;<text:s/>s<text:s/>&gt;&gt;<text:s/><text:span text:style-name="OrgSrcFontLockConstantFace">std</text:span>::ws<text:s/><text:span text:style-name="OrgSrcFontLockCommentDelimiterFace">/*<text:s/></text:span><text:span text:style-name="OrgSrcFontLockCommentFace">consume<text:s/>ws<text:s/>*/</text:span><text:s/>&gt;&gt;<text:s/>d;<text:s/><text:span text:style-name="OrgSrcFontLockCommentDelimiterFace">//<text:s/></text:span><text:span text:style-name="OrgSrcFontLockCommentFace">Read<text:s/>string+double</text:span></text:p>
        </text:list-item>
        <text:list-item>
          <text:p text:style-name="Text_20_body">
<text:bookmark-start text:name="OrgXref.orge7650dc"/>
<text:bookmark text:name="orge7650dc"/>Memory
<text:bookmark-end text:name="OrgXref.orge7650dc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stream</text:span><text:span text:style-name="OrgSrcRainbowDelimitersDepth1Face">&gt;</text:span></text:p>
          <text:p text:style-name="OrgSrcBlock"><text:span text:style-name="OrgSrcFontLockConstantFace">s</text:span><text:span text:style-name="OrgSrcFontLockConstantFace">td</text:span>::<text:span text:style-name="OrgSrcFontLockTypeFace">ostringstrea</text:span><text:span text:style-name="OrgSrcFontLockTypeFace">m</text:span><text:s/><text:span text:style-name="OrgSrcFontLockVariableNameFace">oss</text:span>;<text:s/><text:span text:style-name="OrgSrcFontLockConstantFace">std</text:span>::<text:span text:style-name="OrgSrcFontLockTypeFace">istringstrea</text:span><text:span text:style-name="OrgSrcFontLockTypeFace">m</text:span><text:s/><text:span text:style-name="OrgSrcFontLockVariableNameFace">iss</text:span><text:span text:style-name="OrgSrcRainbowDelimitersDepth1Face">(</text:span><text:span text:style-name="OrgSrcFontLockStringFace">"FooBar<text:s/>1.234"</text:span><text:span text:style-name="OrgSrcRainbowDelimitersDepth1Face">)</text:span>;</text:p>
          <text:p text:style-name="OrgSrcBlock">oss<text:s/>&lt;&lt;<text:s/><text:span text:style-name="OrgSrcFontLockStringFace">"Hello<text:s/>world<text:s/>"</text:span><text:s/>&lt;&lt;<text:s/>s<text:s/>&lt;&lt;<text:s/>’<text:s/>’<text:s/>&lt;&lt;<text:s/>d<text:s/>&lt;&lt;<text:s/><text:span text:style-name="OrgSrcFontLockConstantFace">std</text:span>::endl;</text:p>
          <text:p text:style-name="OrgSrcBlock">iss<text:s/>&gt;&gt;<text:s/>s<text:s/>&gt;&gt;<text:s/><text:span text:style-name="OrgSrcFontLockConstantFace">std</text:span>::ws<text:s/>&gt;&gt;<text:s/>d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Get<text:s/>string+double<text:s/>from<text:s/>iss</text:span></text:p>
          <text:p text:style-name="OrgSrcBlockLastLine"><text:span text:style-name="OrgSrcFontLockConstantFace">s</text:span><text:span text:style-name="OrgSrcFontLockConstantFace">td</text:span>::cout<text:s/>&lt;&lt;<text:s/>oss.str<text:span text:style-name="OrgSrcRainbowDelimitersDepth1Face">(</text:span><text:span text:style-name="OrgSrcRainbowDelimitersDepth1Face">)</text:span><text:s/>&lt;&lt;<text:s/><text:span text:style-name="OrgSrcFontLockConstantFace">std</text:span>::endl;<text:s/><text:span text:style-name="OrgSrcFontLockCommentDelimiterFace">//<text:s/></text:span><text:span text:style-name="OrgSrcFontLockCommentFace">Print<text:s/>the<text:s/>oss’<text:s/>string.</text:span></text:p>
        </text:list-item>
      </text:list>
      <text:h text:style-name="Heading_20_3" text:outline-level="3" text:is-list-header="false">
<text:bookmark-start text:name="OrgXref.orgb8abfd9"/>
<text:bookmark text:name="orgb8abfd9"/>I/O Stream Hierarchy
<text:bookmark-end text:name="OrgXref.orgb8abfd9"/></text:h>
      <text:p text:style-name="Text_20_body"><text:span text:style-name="Bold">ofstream</text:span> + <text:span text:style-name="Bold">ostringstream</text:span> inherit from <text:span text:style-name="Bold">ostream</text:span>.
</text:p>
      <text:p text:style-name="Text_20_body">This means base class <text:span text:style-name="Bold">ostream &amp;</text:span> can bind to <text:span text:style-name="Bold">ofstream*/*ostringstream</text:span> variables.
</text:p>
      <text:h text:style-name="Heading_20_3" text:outline-level="3" text:is-list-header="false">
<text:bookmark-start text:name="OrgXref.org5653179"/>
<text:bookmark text:name="org5653179"/>I/O Stream Operators
<text:bookmark-end text:name="OrgXref.org5653179"/></text:h>
      <text:list text:style-name="OrgBulletedList" text:continue-numbering="false">
        <text:list-item>
          <text:p text:style-name="Text_20_body"><text:span text:style-name="Bold">&lt;&lt;</text:span> appends data to stream object.
</text:p>
        </text:list-item>
        <text:list-item>
          <text:p text:style-name="Text_20_body"><text:span text:style-name="Bold">&gt;&gt;</text:span> removes data from stream object.
</text:p>
        </text:list-item>
      </text:list>
      <text:p text:style-name="Text_20_body">Can be <text:span text:style-name="Emphasis">overloaded</text:span> for custom types.
</text:p>
      <text:p text:style-name="OrgSrcBlockLastLine"><text:span text:style-name="OrgSrcFontLockKeywordFace">clas</text:span><text:span text:style-name="OrgSrcFontLockKeywordFace">s</text:span><text:s/><text:span text:style-name="OrgSrcFontLockTypeFace">point</text:span><text:s/><text:span text:style-name="OrgSrcRainbowDelimitersDepth1Face">{</text:span><text:s/><text:span text:style-name="OrgSrcFontLockKeywordFace">public</text:span>:<text:s/><text:span text:style-name="OrgSrcFontLockTypeFace">in</text:span><text:span text:style-name="OrgSrcFontLockTypeFace">t</text:span><text:s/><text:span text:style-name="OrgSrcFontLockVariableNameFace">x</text:span>;<text:s/><text:span text:style-name="OrgSrcFontLockTypeFace">in</text:span><text:span text:style-name="OrgSrcFontLockTypeFace">t</text:span><text:s/><text:span text:style-name="OrgSrcFontLockVariableNameFace">y</text:span>;<text:s/><text:span text:style-name="OrgSrcRainbowDelimitersDepth1Face">}</text:span>;</text:p>
      <text:p text:style-name="Text_20_body"><text:span text:style-name="Underline">overload stream output &lt;&lt; operator</text:span> <text:span text:style-name="Bold">ostream</text:span> is base class
</text:p>
      <text:p text:style-name="OrgSrcBlock"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TypeFace">ostream</text:span><text:s/>&amp;<text:s/><text:span text:style-name="OrgSrcFontLockVariableNameFace">out</text:span>,<text:s/><text:span text:style-name="OrgSrcFontLockKeywordFace">const</text:span><text:s/><text:span text:style-name="OrgSrcFontLockTypeFace">point</text:span><text:s/>&amp;<text:s/><text:span text:style-name="OrgSrcFontLockVariableNameFace">p</text:span><text:span text:style-name="OrgSrcRainbowDelimitersDepth1Face">)</text:span></text:p>
      <text:p text:style-name="OrgSrcBlockLastLine"><text:s/><text:s/><text:s/><text:span text:style-name="OrgSrcRainbowDelimitersDepth1Face">{</text:span><text:s/>out<text:s/>&lt;&lt;<text:s/>p.x<text:s/>&lt;&lt;<text:s/>’<text:s/>’<text:s/>&lt;&lt;<text:s/>p.y;<text:s/><text:span text:style-name="OrgSrcFontLockKeywordFace">return</text:span><text:s/>out;<text:s/><text:span text:style-name="OrgSrcRainbowDelimitersDepth1Face">}</text:span></text:p>
      <text:p text:style-name="Text_20_body"><text:span text:style-name="Underline">overload stream input &gt;&gt; operator</text:span> <text:span text:style-name="Bold">istream</text:span> is base class
</text:p>
      <text:p text:style-name="OrgSrcBlock"><text:span text:style-name="OrgSrcFontLockTypeFace">istrea</text:span><text:span text:style-name="OrgSrcFontLockTypeFace">m</text:span><text:s/>&amp;<text:s/><text:span text:style-name="OrgSrcFontLockKeywordFace">operator</text:span><text:span text:style-name="OrgSrcFontLockFunctionNameFace">&gt;&gt;</text:span><text:span text:style-name="OrgSrcRainbowDelimitersDepth1Face">(</text:span><text:span text:style-name="OrgSrcFontLockTypeFace">istream</text:span><text:s/>&amp;<text:s/><text:span text:style-name="OrgSrcFontLockVariableNameFace">in</text:span>,<text:s/><text:span text:style-name="OrgSrcFontLockTypeFace">point</text:span><text:s/>&amp;<text:s/><text:span text:style-name="OrgSrcFontLockVariableNameFace">p</text:span><text:span text:style-name="OrgSrcRainbowDelimitersDepth1Face">)</text:span></text:p>
      <text:p text:style-name="OrgSrcBlockLastLine"><text:s/><text:s/><text:s/><text:span text:style-name="OrgSrcRainbowDelimitersDepth1Face">{</text:span><text:s/>in<text:s/>&gt;&gt;<text:s/>p.x<text:s/>&gt;&gt;<text:s/><text:span text:style-name="OrgSrcFontLockConstantFace">std</text:span>::ws<text:s/><text:span text:style-name="OrgSrcFontLockCommentDelimiterFace">/*<text:s/></text:span><text:span text:style-name="OrgSrcFontLockCommentFace">consume<text:s/>ws<text:s/>*/</text:span><text:s/>&gt;&gt;<text:s/>p.y;<text:s/><text:span text:style-name="OrgSrcFontLockKeywordFace">return</text:span><text:s/>in;<text:s/><text:span text:style-name="OrgSrcRainbowDelimitersDepth1Face">}</text:span></text:p>
      <text:p text:style-name="Text_20_body">streams can now output and input point
</text:p>
      <text:p text:style-name="OrgSrcBlock"><text:span text:style-name="OrgSrcFontLockTypeFace">poin</text:span><text:span text:style-name="OrgSrcFontLockTypeFace">t</text:span><text:s/><text:span text:style-name="OrgSrcFontLockVariableNameFace">origin</text:span>;</text:p>
      <text:p text:style-name="OrgSrcBlock">cin<text:s/>&gt;&gt;<text:s/>origin;<text:s/><text:span text:style-name="OrgSrcFontLockCommentDelimiterFace">/</text:span><text:span text:style-name="OrgSrcFontLockCommentDelimiterFace">/<text:s/></text:span><text:span text:style-name="OrgSrcFontLockCommentFace">&gt;&gt;<text:s/>overloaded<text:s/>for<text:s/>point</text:span></text:p>
      <text:p text:style-name="OrgSrcBlockLastLine">cout<text:s/>&lt;&lt;<text:s/>origin;<text:s/><text:span text:style-name="OrgSrcFontLockCommentDelimiterFace">//<text:s/></text:span><text:span text:style-name="OrgSrcFontLockCommentFace">&lt;&lt;<text:s/>overloaded<text:s/>for<text:s/>point</text:span></text:p>
      <text:h text:style-name="Heading_20_1" text:outline-level="1" text:is-list-header="false">
<text:bookmark-start text:name="OrgXref.org46e929b"/>
<text:bookmark text:name="org46e929b"/>Console I/O
<text:bookmark-end text:name="OrgXref.org46e929b"/></text:h>
      <text:p text:style-name="Text_20_body">Done via methods and overloaded operators ( 
<text:bookmark-start text:name="OrgXref.org257f0f2"/>
<text:bookmark text:name="org257f0f2"/>
<text:bookmark-end text:name="OrgXref.org257f0f2"/> )
</text:p>
      <text:p text:style-name="OrgSrcBlock"><text:span text:style-name="OrgSrcFontLockTypeFace">in</text:span><text:span text:style-name="OrgSrcFontLockTypeFace">t</text:span><text:s/><text:span text:style-name="OrgSrcFontLockVariableNameFace">i</text:span>;<text:s/><text:span text:style-name="OrgSrcFontLockTypeFace">floa</text:span><text:span text:style-name="OrgSrcFontLockTypeFace">t</text:span><text:s/><text:span text:style-name="OrgSrcFontLockVariableNameFace">f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Add<text:s/>a<text:s/>string<text:s/>to<text:s/>cout</text:span></text:p>
      <text:p text:style-name="OrgSrcBlock">cout<text:s/>&lt;&lt;<text:s/><text:span text:style-name="OrgSrcFontLockStringFace">"Enter<text:s/>an<text:s/>integer<text:s/>and<text:s/>a<text:s/>float:<text:s/>"</text:span>;</text:p>
      <text:p text:style-name="OrgSrcBlockLastLine">cin<text:s/>&gt;&gt;<text:s/>i<text:s/>&gt;&gt;<text:s/>ws<text:s/>&gt;&gt;<text:s/>f;<text:s/><text:span text:style-name="OrgSrcFontLockCommentDelimiterFace">//<text:s/></text:span><text:span text:style-name="OrgSrcFontLockCommentFace">Remove<text:s/>an<text:s/>int<text:s/>and<text:s/>a<text:s/>float<text:s/>from<text:s/>cin</text:span></text:p>
      <text:list text:style-name="OrgBulletedList" text:continue-numbering="false">
        <text:list-item>
          <text:p text:style-name="Text_20_body"><text:span text:style-name="Bold">cout</text:span> - writes to stdout
</text:p>
        </text:list-item>
        <text:list-item>
          <text:p text:style-name="Text_20_body"><text:span text:style-name="Bold">cin</text:span> - reads from stdin 
</text:p>
        </text:list-item>
        <text:list-item>
          <text:p text:style-name="Text_20_body"><text:span text:style-name="Bold">cerr</text:span> - is mapped to stderr (no redirection)
</text:p>
        </text:list-item>
        <text:list-item>
          <text:p text:style-name="Text_20_body"><text:span text:style-name="Bold">Manipulators</text:span> - affects behaviour of stream
</text:p>
        </text:list-item>
      </text:list>
      <text:p text:style-name="Text_20_body"><text:span text:style-name="Underline">Special Characters</text:span>
</text:p>
      <text:section text:style-name="OrgIndentedSection-Level-0" text:name="Section4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SPECIAL CHARACTER</text:p>
              </table:table-cell>
              <table:table-cell table:style-name="OrgTblCellTB">
                <text:p text:style-name="OrgTableHeadingLeft">USAG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\n</text:span></text:p>
              </table:table-cell>
              <table:table-cell table:style-name="OrgTblCellT">
                <text:p text:style-name="OrgTableContentsLeft">newline</text:p>
              </table:table-cell>
            </table:table-row>
            <table:table-row>
              <table:table-cell table:style-name="OrgTblCell">
                <text:p text:style-name="OrgTableContentsLeft"><text:span text:style-name="OrgCode">\t</text:span></text:p>
              </table:table-cell>
              <table:table-cell table:style-name="OrgTblCell">
                <text:p text:style-name="OrgTableContentsLeft">tab</text:p>
              </table:table-cell>
            </table:table-row>
            <table:table-row>
              <table:table-cell table:style-name="OrgTblCell">
                <text:p text:style-name="OrgTableContentsLeft"><text:span text:style-name="OrgCode">\NNN</text:span></text:p>
              </table:table-cell>
              <table:table-cell table:style-name="OrgTblCell">
                <text:p text:style-name="OrgTableContentsLeft">print char with octal</text:p>
              </table:table-cell>
            </table:table-row>
            <table:table-row>
              <table:table-cell table:style-name="OrgTblCell">
                <text:p text:style-name="OrgTableContentsLeft"><text:span text:style-name="OrgCode">\xNNN</text:span></text:p>
              </table:table-cell>
              <table:table-cell table:style-name="OrgTblCell">
                <text:p text:style-name="OrgTableContentsLeft">print char with hex</text:p>
              </table:table-cell>
            </table:table-row>
            <table:table-row>
              <table:table-cell table:style-name="OrgTblCellB">
                <text:p text:style-name="OrgTableContentsLeft"><text:span text:style-name="OrgCode">\a</text:span></text:p>
              </table:table-cell>
              <table:table-cell table:style-name="OrgTblCellB">
                <text:p text:style-name="OrgTableContentsLeft">beeps</text:p>
              </table:table-cell>
            </table:table-row>
          </table:table-rows>
        </table:table>
      </text:section>
      <text:p text:style-name="Text_20_body"><text:span text:style-name="Underline">Examples</text:span>
</text:p>
      <text:p text:style-name="OrgSrcBlock">cout<text:s/>&lt;&lt;<text:s/><text:span text:style-name="OrgSrcFontLockStringFace">"the<text:s/>end-of-line<text:s/>manip"</text:span><text:s/>&lt;&lt;<text:s/>endl;</text:p>
      <text:p text:style-name="OrgSrcBlock">cout<text:s/>&lt;&lt;<text:s/><text:span text:style-name="OrgSrcFontLockStringFace">"write<text:s/>numbers<text:s/>as<text:s/>hex"</text:span><text:s/>&lt;&lt;<text:s/>hex<text:s/>&lt;&lt;<text:s/>45;</text:p>
      <text:p text:style-name="OrgSrcBlock">cin<text:s/>&gt;&gt;<text:s/>a<text:s/>&gt;&gt;<text:s/>ws<text:s/>&gt;&gt;<text:s/>b;<text:s/><text:span text:style-name="OrgSrcFontLockCommentDelimiterFace">/</text:span><text:span text:style-name="OrgSrcFontLockCommentDelimiterFace">/<text:s/></text:span><text:span text:style-name="OrgSrcFontLockCommentFace">ws<text:s/>consumes<text:s/>whitespace</text:span></text:p>
      <text:p text:style-name="OrgSrcBlock"><text:span text:style-name="OrgSrcFontLockCommentDelimiterFace">//<text:s/></text:span><text:span text:style-name="OrgSrcFontLockCommentFace">#include<text:s/>&lt;iomanip&gt;<text:s/>for<text:s/>setprecision</text:span></text:p>
      <text:p text:style-name="OrgSrcBlockLastLine">cout<text:s/>&lt;&lt;<text:s/>scientific<text:s/>&lt;&lt;<text:s/>setprecision<text:span text:style-name="OrgSrcRainbowDelimitersDepth1Face">(</text:span>8<text:span text:style-name="OrgSrcRainbowDelimitersDepth1Face">)</text:span><text:s/>&lt;&lt;<text:s/>1.342355;</text:p>
      <text:p text:style-name="Text_20_body">We can also write our own manipulators.
</text:p>
      <text:list text:style-name="OrgNumberedList" text:continue-numbering="false">
        <text:list-item>
          <text:p text:style-name="Text_20_body">
<text:bookmark-start text:name="OrgXref.org567b43b"/>
<text:bookmark text:name="org567b43b"/>Reading Console Data
<text:bookmark-end text:name="OrgXref.org567b43b"/></text:p>
          <text:p text:style-name="Text_20_body"><text:span text:style-name="Bold">&gt;&gt;</text:span> operator is <text:span text:style-name="Emphasis">overloaded</text:span> to support different data types.
</text:p>
          <text:p text:style-name="Text_20_body"><text:span text:style-name="Underline">Example</text:span>
</text:p>
          <text:p text:style-name="OrgSrcBlock"><text:span text:style-name="OrgSrcFontLockTypeFace">strin</text:span><text:span text:style-name="OrgSrcFontLockTypeFace">g</text:span><text:s/><text:span text:style-name="OrgSrcFontLockVariableNameFace">mystring</text:span>;</text:p>
          <text:p text:style-name="OrgSrcBlock">cin<text:s/>&gt;&gt;<text:s/>mystring;<text:s/><text:span text:style-name="OrgSrcFontLockCommentDelimiterFace">/</text:span><text:span text:style-name="OrgSrcFontLockCommentDelimiterFace">/<text:s/></text:span><text:span text:style-name="OrgSrcFontLockCommentFace">Reads<text:s/>till<text:s/>whitespace</text:span></text:p>
          <text:p text:style-name="OrgSrcBlock"><text:span text:style-name="OrgSrcFontLockTypeFace">f</text:span><text:span text:style-name="OrgSrcFontLockTypeFace">loa</text:span><text:span text:style-name="OrgSrcFontLockTypeFace">t</text:span><text:s/><text:span text:style-name="OrgSrcFontLockVariableNameFace">f</text:span>;</text:p>
          <text:p text:style-name="OrgSrcBlockLastLine">cin<text:s/>&gt;&gt;<text:s/>f;<text:s/><text:span text:style-name="OrgSrcFontLockCommentDelimiterFace">//<text:s/></text:span><text:span text:style-name="OrgSrcFontLockCommentFace">Read<text:s/>in<text:s/>a<text:s/>float.<text:s/>e.g.<text:s/>try<text:s/>"1.45e-8"</text:span></text:p>
          <text:p text:style-name="Text_20_body"><text:span text:style-name="Underline">Other Methods</text:span>
</text:p>
          <text:p text:style-name="OrgSrcBlock"><text:span text:style-name="OrgSrcFontLockTypeFace">in</text:span><text:span text:style-name="OrgSrcFontLockTypeFace">t</text:span><text:s/><text:span text:style-name="OrgSrcFontLockVariableNameFace">i</text:span>;</text:p>
          <text:p text:style-name="OrgSrcBlock">cin<text:s/>&gt;&gt;<text:s/>hex<text:s/>&gt;&gt;<text:s/>i;<text:s/><text:span text:style-name="OrgSrcFontLockCommentDelimiterFace">/</text:span><text:span text:style-name="OrgSrcFontLockCommentDelimiterFace">/<text:s/></text:span><text:span text:style-name="OrgSrcFontLockCommentFace">Read<text:s/>in<text:s/>hex.<text:s/>Try<text:s/>0xAB</text:span></text:p>
          <text:p text:style-name="OrgSrcBlockLastLine">cin<text:s/>&gt;&gt;<text:s/>octal<text:s/>&gt;&gt;<text:s/>i;<text:s/><text:span text:style-name="OrgSrcFontLockCommentDelimiterFace">//<text:s/></text:span><text:span text:style-name="OrgSrcFontLockCommentFace">Read<text:s/>in<text:s/>octal.<text:s/>Try<text:s/>054</text:span></text:p>
        </text:list-item>
        <text:list-item>
          <text:p text:style-name="Text_20_body">
<text:bookmark-start text:name="OrgXref.org17fc260"/>
<text:bookmark text:name="org17fc260"/>Reading Lines of Console Data
<text:bookmark-end text:name="OrgXref.org17fc260"/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ring</text:span><text:span text:style-name="OrgSrcRainbowDelimitersDepth1Face">&gt;</text:span></text:p>
    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    <text:p text:style-name="OrgSrcBlock"><text:span text:style-name="OrgSrcFontLockCommentDelimiterFace">/</text:span><text:span text:style-name="OrgSrcFontLockCommentDelimiterFace">/<text:s/></text:span><text:span text:style-name="OrgSrcFontLockCommentFace">Needed<text:s/>for<text:s/>string<text:s/>objects</text:span></text:p>
          <text:p text:style-name="OrgSrcBlock"><text:span text:style-name="OrgSrcFontLockCommentDelimiterFace">//<text:s/></text:span><text:span text:style-name="OrgSrcFontLockCommentFace">Need<text:s/>for<text:s/>cout<text:s/>and<text:s/>cin</text:span></text:p>
    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    <text:p text:style-name="OrgSrcBlock"><text:span text:style-name="OrgSrcFontLockConstantFace">std</text:span>::<text:span text:style-name="OrgSrcFontLockTypeFace">strin</text:span><text:span text:style-name="OrgSrcFontLockTypeFace">g</text:span><text:s/><text:span text:style-name="OrgSrcFontLockVariableNameFace">s</text:span>;</text:p>
          <text:p text:style-name="OrgSrcBlock"><text:span text:style-name="OrgSrcFontLockConstantFace">std</text:span>::getline<text:span text:style-name="OrgSrcRainbowDelimitersDepth2Face">(</text:span><text:span text:style-name="OrgSrcFontLockConstantFace">std</text:span>::cin,<text:s/>s,’\n’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Reads<text:s/>till<text:s/>’\n’.</text:span></text:p>
          <text:p text:style-name="OrgSrcBlock"><text:span text:style-name="OrgSrcFontLockConstantFace">s</text:span><text:span text:style-name="OrgSrcFontLockConstantFace">td</text:span>::cout<text:s/>&lt;&lt;<text:s/>s<text:s/>&lt;&lt;<text:s/><text:span text:style-name="OrgSrcFontLockConstantFace">std</text:span>::endl;<text:s/><text:span text:style-name="OrgSrcFontLockCommentDelimiterFace">//<text:s/></text:span><text:span text:style-name="OrgSrcFontLockCommentFace">Output<text:s/>the<text:s/>input</text:span></text:p>
          <text:p text:style-name="OrgSrcBlockLastLine"><text:span text:style-name="OrgSrcRainbowDelimitersDepth1Face">}</text:span></text:p>
          <text:p text:style-name="Text_20_body"><text:span text:style-name="Underline">Why its Powerful</text:span>
</text:p>
          <text:p text:style-name="OrgSrcBlock"><text:span text:style-name="OrgSrcFontLockTypeFace">in</text:span><text:span text:style-name="OrgSrcFontLockTypeFace">t</text:span><text:s/><text:span text:style-name="OrgSrcFontLockVariableNameFace">i</text:span>;<text:s/><text:span text:style-name="OrgSrcFontLockTypeFace">floa</text:span><text:span text:style-name="OrgSrcFontLockTypeFace">t</text:span><text:s/><text:span text:style-name="OrgSrcFontLockVariableNameFace">f</text:span>;</text:p>
          <text:p text:style-name="OrgSrcBlock"><text:span text:style-name="OrgSrcFontLockCommentDelimiterFace">/</text:span><text:span text:style-name="OrgSrcFontLockCommentDelimiterFace">/<text:s/></text:span><text:span text:style-name="OrgSrcFontLockCommentFace">Assume<text:s/>user<text:s/>types<text:s/>"4<text:s/>4.2<text:s/>hello<text:s/>world"</text:span></text:p>
          <text:p text:style-name="OrgSrcBlock">cin<text:s/>&gt;&gt;<text:s/>i<text:s/>&gt;&gt;<text:s/>f;<text:s/><text:span text:style-name="OrgSrcFontLockCommentDelimiterFace">/</text:span><text:span text:style-name="OrgSrcFontLockCommentDelimiterFace">/<text:s/></text:span><text:span text:style-name="OrgSrcFontLockCommentFace">Consumes<text:s/>the<text:s/>"4<text:s/>4.2"</text:span></text:p>
          <text:p text:style-name="OrgSrcBlockLastLine">cin<text:s/>&gt;&gt;<text:s/>i<text:s/>&gt;&gt;<text:s/>f;<text:s/><text:span text:style-name="OrgSrcFontLockCommentDelimiterFace">//<text:s/></text:span><text:span text:style-name="OrgSrcFontLockCommentFace">Tries<text:s/>to<text:s/>consume<text:s/>"hello<text:s/>world".<text:s/>FAILS</text:span></text:p>
        </text:list-item>
        <text:list-item>
          <text:p text:style-name="Text_20_body">
<text:bookmark-start text:name="OrgXref.orgfa79338"/>
<text:bookmark text:name="orgfa79338"/>Reading from cin
<text:bookmark-end text:name="OrgXref.orgfa79338"/></text:p>
          <text:p text:style-name="OrgSrcBlock"><text:span text:style-name="OrgSrcFontLockTypeFace">vector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items</text:span>;</text:p>
          <text:p text:style-name="OrgSrcBlock"><text:span text:style-name="OrgSrcFontLockTypeFace">strin</text:span><text:span text:style-name="OrgSrcFontLockTypeFace">g</text:span><text:s/><text:span text:style-name="OrgSrcFontLockVariableNameFace">s</text:span>;</text:p>
          <text:p text:style-name="OrgSrcBlock"><text:span text:style-name="OrgSrcFontLockKeywordFace">while</text:span><text:s/><text:span text:style-name="OrgSrcRainbowDelimitersDepth1Face">(</text:span><text:span text:style-name="OrgSrcFontLockNegationCharFace">!</text:span>cin.eof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    <text:p text:style-name="OrgSrcBlock"><text:s/><text:s/>cin<text:s/>&gt;&gt;<text:s/>s<text:s/>&gt;&gt;<text:s/>ws;</text:p>
          <text:p text:style-name="OrgSrcBlock"><text:s/><text:s/>items.push_back<text:span text:style-name="OrgSrcRainbowDelimitersDepth2Face">(</text:span>s<text:span text:style-name="OrgSrcRainbowDelimitersDepth2Face">)</text:span>;</text:p>
          <text:p text:style-name="OrgSrcBlockLastLine"><text:span text:style-name="OrgSrcRainbowDelimitersDepth1Face">}</text:span></text:p>
        </text:list-item>
      </text:list>
      <text:h text:style-name="Heading_20_2" text:outline-level="2" text:is-list-header="false">
<text:bookmark-start text:name="OrgXref.orgd288a3e"/>
<text:bookmark text:name="orgd288a3e"/>Memory-based I/O
<text:bookmark-end text:name="OrgXref.orgd288a3e"/></text:h>
      <text:p text:style-name="Text_20_body">Formats strings or read from strings in memory.
</text:p>
      <text:p text:style-name="Text_20_body">Useful for converting non-string types to string.
</text:p>
      <text:p text:style-name="Text_20_body">Use <text:span text:style-name="Bold">stringstream</text:span> normally but:
</text:p>
      <text:list text:style-name="OrgBulletedList" text:continue-numbering="false">
        <text:list-item>
          <text:p text:style-name="Text_20_body"><text:span text:style-name="Bold">strstream</text:span> for old <text:span text:style-name="Bold">char *</text:span> strings. deprecated + buggy.
</text:p>
        </text:list-item>
        <text:list-item>
          <text:p text:style-name="Text_20_body"><text:span text:style-name="Bold">istringstream/ostringstream</text:span> depending on input/output.
</text:p>
        </text:list-item>
      </text:list>
      <text:p text:style-name="Text_20_body"><text:span text:style-name="Underline">Example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stream</text:span><text:span text:style-name="OrgSrcRainbowDelimitersDepth1Face">&gt;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i1</text:span>,<text:s/><text:span text:style-name="OrgSrcFontLockVariableNameFace">i2</text:span>;<text:s/><text:span text:style-name="OrgSrcFontLockTypeFace">floa</text:span><text:span text:style-name="OrgSrcFontLockTypeFace">t</text:span><text:s/><text:span text:style-name="OrgSrcFontLockVariableNameFace">f1</text:span>;<text:s/><text:span text:style-name="OrgSrcFontLockTypeFace">strin</text:span><text:span text:style-name="OrgSrcFontLockTypeFace">g</text:span><text:s/><text:span text:style-name="OrgSrcFontLockVariableNameFace">str</text:span>;</text:p>
      <text:p text:style-name="OrgSrcBlock"><text:span text:style-name="OrgSrcFontLockTypeFace">strin</text:span><text:span text:style-name="OrgSrcFontLockTypeFace">g</text:span><text:s/><text:span text:style-name="OrgSrcFontLockVariableNameFace">input</text:span><text:s/>=<text:s/><text:span text:style-name="OrgSrcFontLockStringFace">"hello<text:s/>1<text:s/>2<text:s/>2.3"</text:span>;</text:p>
      <text:p text:style-name="OrgSrcBlock"><text:span text:style-name="OrgSrcFontLockTypeFace">istringstrea</text:span><text:span text:style-name="OrgSrcFontLockTypeFace">m</text:span><text:s/><text:span text:style-name="OrgSrcFontLockFunctionNameFace">is</text:span><text:span text:style-name="OrgSrcRainbowDelimitersDepth1Face">(</text:span>input<text:span text:style-name="OrgSrcRainbowDelimitersDepth1Face">)</text:span>;</text:p>
      <text:p text:style-name="OrgSrcBlockLastLine">is<text:s/>&gt;&gt;<text:s/>str<text:s/>&gt;&gt;<text:s/>i1<text:s/>&gt;&gt;<text:s/>i2<text:s/>&gt;&gt;<text:s/>f1;</text:p>
      <text:h text:style-name="Heading_20_2" text:outline-level="2" text:is-list-header="false">
<text:bookmark-start text:name="OrgXref.orgec842bc"/>
<text:bookmark text:name="orgec842bc"/>File-based I/O
<text:bookmark-end text:name="OrgXref.orgec842bc"/></text:h>
      <text:p text:style-name="Text_20_body">two basic types: input and output file streams.
</text:p>
      <text:p text:style-name="Text_20_body">simple file I/O: <text:span text:style-name="Bold">fstream</text:span>, <text:span text:style-name="Bold">ifstream</text:span>, <text:span text:style-name="Bold">ofstream</text:span>
</text:p>
      <text:p text:style-name="Text_20_body"><text:span text:style-name="Underline">Example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stream</text:span><text:span text:style-name="OrgSrcRainbowDelimitersDepth1Face">&gt;</text:span></text:p>
      <text:p text:style-name="OrgSrcBlock"><text:span text:style-name="OrgSrcFontLockTypeFace">i</text:span><text:span text:style-name="OrgSrcFontLockTypeFace">fstrea</text:span><text:span text:style-name="OrgSrcFontLockTypeFace">m</text:span><text:s/><text:span text:style-name="OrgSrcFontLockVariableNameFace">myfile</text:span>;</text:p>
      <text:p text:style-name="OrgSrcBlock">myfile.open<text:span text:style-name="OrgSrcRainbowDelimitersDepth1Face">(</text:span><text:span text:style-name="OrgSrcFontLockStringFace">"file.dat"</text:span><text:span text:style-name="OrgSrcRainbowDelimitersDepth1Face">)</text:span>;</text:p>
      <text:p text:style-name="OrgSrcBlock"><text:span text:style-name="OrgSrcFontLockKeywordFace">if</text:span><text:s/><text:span text:style-name="OrgSrcRainbowDelimitersDepth1Face">(</text:span><text:span text:style-name="OrgSrcFontLockNegationCharFace">!</text:span>myfile<text:span text:style-name="OrgSrcRainbowDelimitersDepth1Face">)</text:span></text:p>
      <text:p text:style-name="OrgSrcBlockLastLine"><text:s/><text:s/><text:span text:style-name="OrgSrcRainbowDelimitersDepth1Face">{</text:span><text:s/>cerr<text:s/>&lt;&lt;<text:s/><text:span text:style-name="OrgSrcFontLockStringFace">"File<text:s/>open<text:s/>failed!"</text:span>;<text:s/><text:span text:style-name="OrgSrcRainbowDelimitersDepth1Face">}</text:span></text:p>
      <text:p text:style-name="Text_20_body">or
</text:p>
      <text:p text:style-name="OrgSrcBlock"><text:span text:style-name="OrgSrcFontLockTypeFace">ifstrea</text:span><text:span text:style-name="OrgSrcFontLockTypeFace">m</text:span><text:s/><text:span text:style-name="OrgSrcFontLockVariableNameFace">myfile</text:span><text:span text:style-name="OrgSrcRainbowDelimitersDepth1Face">(</text:span><text:span text:style-name="OrgSrcFontLockStringFace">"file.dat"</text:span><text:span text:style-name="OrgSrcRainbowDelimitersDepth1Face">)</text:span>;</text:p>
      <text:p text:style-name="OrgSrcBlockLastLine">myfile.close<text:span text:style-name="OrgSrcRainbowDelimitersDepth1Face">(</text:span><text:span text:style-name="OrgSrcRainbowDelimitersDepth1Face">)</text:span>;<text:s/><text:span text:style-name="OrgSrcFontLockCommentDelimiterFace">//<text:s/></text:span><text:span text:style-name="OrgSrcFontLockCommentFace">close<text:s/>the<text:s/>file</text:span></text:p>
      <text:p text:style-name="Text_20_body"><text:span text:style-name="Bold">always close files</text:span> (with destructors is fine)
</text:p>
      <text:h text:style-name="Heading_20_2" text:outline-level="2" text:is-list-header="false">
<text:bookmark-start text:name="OrgXref.org3a4ac1b"/>
<text:bookmark text:name="org3a4ac1b"/>Text File I/O
<text:bookmark-end text:name="OrgXref.org3a4ac1b"/></text:h>
      <text:p text:style-name="Text_20_body">overloading operators ( <text:span text:style-name="Bold">&lt;&lt;</text:span>, <text:span text:style-name="Bold">&gt;&gt;</text:span> ) available; derived from <text:span text:style-name="Bold">ios</text:span>
</text:p>
      <text:p text:style-name="Text_20_body"><text:span text:style-name="Underline">EXAMPLE</text:span>
</text:p>
      <text:p text:style-name="OrgSrcBlock"><text:span text:style-name="OrgSrcFontLockTypeFace">in</text:span><text:span text:style-name="OrgSrcFontLockTypeFace">t</text:span><text:s/><text:span text:style-name="OrgSrcFontLockVariableNameFace">i</text:span>;</text:p>
      <text:p text:style-name="OrgSrcBlock"><text:span text:style-name="OrgSrcFontLockKeywordFace">while</text:span><text:s/><text:span text:style-name="OrgSrcRainbowDelimitersDepth1Face">(</text:span><text:span text:style-name="OrgSrcFontLockNegationCharFace">!</text:span>myfile.eof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myfile<text:s/>&gt;&gt;<text:s/>i<text:s/>&gt;&gt;<text:s/>ws;</text:p>
      <text:p text:style-name="OrgSrcBlock"><text:s/><text:s/>cout<text:s/>&lt;&lt;<text:s/><text:span text:style-name="OrgSrcFontLockStringFace">"The<text:s/>next<text:s/>data<text:s/>item<text:s/>is<text:s/>"</text:span><text:s/>&lt;&lt;<text:s/>i<text:s/>&lt;&lt;<text:s/>endl;</text:p>
      <text:p text:style-name="OrgSrcBlockLastLine"><text:span text:style-name="OrgSrcRainbowDelimitersDepth1Face">}</text:span></text:p>
      <text:p text:style-name="Text_20_body">type of input determined by variable and white spaces separates data items (use <text:span text:style-name="Bold">ws</text:span>)
</text:p>
      <text:h text:style-name="Heading_20_2" text:outline-level="2" text:is-list-header="false">
<text:bookmark-start text:name="OrgXref.org1ae711d"/>
<text:bookmark text:name="org1ae711d"/>Binary File I/O
<text:bookmark-end text:name="OrgXref.org1ae711d"/></text:h>
      <text:p text:style-name="Text_20_body"><text:span text:style-name="Underline">Example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stream</text:span><text:span text:style-name="OrgSrcRainbowDelimitersDepth1Face">&gt;</text:span></text:p>
      <text:p text:style-name="OrgSrcBlock"/>
      <text:p text:style-name="OrgSrcBlock"><text:span text:style-name="OrgSrcFontLockKeywordFace">c</text:span><text:span text:style-name="OrgSrcFontLockKeywordFace">onst</text:span><text:s/><text:span text:style-name="OrgSrcFontLockTypeFace">in</text:span><text:span text:style-name="OrgSrcFontLockTypeFace">t</text:span><text:s/><text:span text:style-name="OrgSrcFontLockVariableNameFace">ARRAY_SZ</text:span>=40;</text:p>
      <text:p text:style-name="OrgSrcBlock"><text:span text:style-name="OrgSrcFontLockTypeFace">unsigned</text:span><text:s/><text:span text:style-name="OrgSrcFontLockTypeFace">cha</text:span><text:span text:style-name="OrgSrcFontLockTypeFace">r</text:span><text:s/><text:span text:style-name="OrgSrcFontLockVariableNameFace">array</text:span><text:span text:style-name="OrgSrcRainbowDelimitersDepth1Face">[</text:span>ARRAY_SZ<text:span text:style-name="OrgSrcRainbowDelimitersDepth1Face">]</text:span>;</text:p>
      <text:p text:style-name="OrgSrcBlock"><text:span text:style-name="OrgSrcFontLockTypeFace">ifstrea</text:span><text:span text:style-name="OrgSrcFontLockTypeFace">m</text:span><text:s/><text:span text:style-name="OrgSrcFontLockVariableNameFace">myfile</text:span><text:span text:style-name="OrgSrcRainbowDelimitersDepth1Face">(</text:span><text:span text:style-name="OrgSrcFontLockStringFace">"binary.dat"</text:span>,<text:s/><text:span text:style-name="OrgSrcFontLockConstantFace">ios</text:span>::binary<text:span text:style-name="OrgSrcRainbowDelimitersDepth1Face">)</text:span>;</text:p>
      <text:p text:style-name="OrgSrcBlock"><text:span text:style-name="OrgSrcFontLockKeywordFace">while</text:span><text:s/><text:span text:style-name="OrgSrcRainbowDelimitersDepth1Face">(</text:span><text:span text:style-name="OrgSrcFontLockNegationCharFace">!</text:span>myfile.eof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n</text:span><text:s/>=<text:s/>myfile.read<text:span text:style-name="OrgSrcRainbowDelimitersDepth2Face">(</text:span>array,<text:s/>ARRAY_SIZE<text:span text:style-name="OrgSrcRainbowDelimitersDepth2Face">)</text:span>;</text:p>
      <text:p text:style-name="OrgSrcBlock"><text:s/><text:s/>cout<text:s/>&lt;&lt;<text:s/><text:span text:style-name="OrgSrcFontLockStringFace">"Data:<text:s/>"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=0;<text:s/>i&lt;n;<text:s/>++i<text:span text:style-name="OrgSrcRainbowDelimitersDepth2Face">)</text:span><text:s/><text:span text:style-name="OrgSrcRainbowDelimitersDepth2Face">{</text:span><text:s/>cout<text:s/>&lt;&lt;<text:s/>array<text:span text:style-name="OrgSrcRainbowDelimitersDepth3Face">[</text:span>i<text:span text:style-name="OrgSrcRainbowDelimitersDepth3Face">]</text:span>;<text:s/><text:span text:style-name="OrgSrcRainbowDelimitersDepth2Face">}</text:span></text:p>
      <text:p text:style-name="OrgSrcBlock"><text:s/><text:s/>cout<text:s/>&lt;&lt;<text:s/>endl;</text:p>
      <text:p text:style-name="OrgSrcBlock"><text:span text:style-name="OrgSrcRainbowDelimitersDepth1Face">}</text:span></text:p>
      <text:p text:style-name="OrgSrcBlock"/>
      <text:p text:style-name="OrgSrcBlockLastLine">outfile.write<text:span text:style-name="OrgSrcRainbowDelimitersDepth1Face">(</text:span>array,<text:s/>ARRAY_SIZE<text:span text:style-name="OrgSrcRainbowDelimitersDepth1Face">)</text:span>;<text:s/><text:span text:style-name="OrgSrcFontLockCommentDelimiterFace">//<text:s/></text:span><text:span text:style-name="OrgSrcFontLockCommentFace">Binary<text:s/>output</text:span></text:p>
      <text:h text:style-name="Heading_20_1" text:outline-level="1" text:is-list-header="false">
<text:bookmark-start text:name="OrgXref.orgab3a008"/>
<text:bookmark text:name="orgab3a008"/>Scope
<text:bookmark-end text:name="OrgXref.orgab3a008"/></text:h>
      <text:p text:style-name="Text_20_body">What variable/function is a label bound to at a point?
</text:p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1;<text:s/><text:span text:style-name="OrgSrcRainbowDelimitersDepth1Face">}</text:span>;<text:s/><text:span text:style-name="OrgSrcFontLockCommentDelimiterFace">/</text:span><text:span text:style-name="OrgSrcFontLockCommentDelimiterFace">/<text:s/></text:span><text:span text:style-name="OrgSrcFontLockCommentFace">a<text:s/>in<text:s/>scope<text:s/>of<text:s/>class<text:s/>A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func1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2;<text:s/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a<text:s/>in<text:s/>scope<text:s/>of<text:s/>func1</text:span></text:p>
      <text:p text:style-name="OrgSrcBlock"><text:span text:style-name="OrgSrcFontLockTypeFace">v</text:span><text:span text:style-name="OrgSrcFontLockTypeFace">oi</text:span><text:span text:style-name="OrgSrcFontLockTypeFace">d</text:span><text:s/><text:span text:style-name="OrgSrcFontLockFunctionNameFace">func2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3;<text:s/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a<text:s/>in<text:s/>scope<text:s/>of<text:s/>func2</text:span></text:p>
      <text:p text:style-name="OrgSrcBlockLastLine"><text:span text:style-name="OrgSrcFontLockKeywordFace">w</text:span><text:span text:style-name="OrgSrcFontLockKeywordFace">hile</text:span><text:span text:style-name="OrgSrcRainbowDelimitersDepth1Face">(</text:span><text:span text:style-name="OrgSrcFontLockConstantFace">true</text:span><text:span text:style-name="OrgSrcRainbowDelimitersDepth1Face">)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a</text:span>=4;<text:s/><text:span text:style-name="OrgSrcRainbowDelimitersDepth1Face">}</text:span><text:s/><text:span text:style-name="OrgSrcFontLockCommentDelimiterFace">//<text:s/></text:span><text:span text:style-name="OrgSrcFontLockCommentFace">a<text:s/>in<text:s/>the<text:s/>scope<text:s/>of<text:s/>code<text:s/>block</text:span></text:p>
      <text:p text:style-name="Text_20_body"><text:span text:style-name="Bold">RULE OF THUMB</text:span>: Pairs of <text:span text:style-name="Bold">{}</text:span> define new scope.
</text:p>
      <text:p text:style-name="Text_20_body">Variables defined at <text:span text:style-name="Bold">global</text:span> scope are visible everywhere.
</text:p>
      <text:h text:style-name="Heading_20_2" text:outline-level="2" text:is-list-header="false">
<text:bookmark-start text:name="OrgXref.orgae123d1"/>
<text:bookmark text:name="orgae123d1"/>Local Variables
<text:bookmark-end text:name="OrgXref.orgae123d1"/></text:h>
      <text:p text:style-name="Text_20_body">A variable defined in an enclosed scope hides one in outer scope.
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10;<text:s/><text:span text:style-name="OrgSrcFontLockCommentDelimiterFace">/</text:span><text:span text:style-name="OrgSrcFontLockCommentDelimiterFace">/<text:s/></text:span><text:span text:style-name="OrgSrcFontLockCommentFace">global/outer<text:s/>scope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<text:span text:style-name="OrgSrcFontLockTypeFace">in</text:span><text:span text:style-name="OrgSrcFontLockTypeFace">t</text:span><text:s/><text:span text:style-name="OrgSrcFontLockVariableNameFace">j</text:span><text:s/>=<text:s/>0;<text:s/>j<text:s/>&lt;<text:s/>5;<text:s/>j++<text:span text:style-name="OrgSrcRainbowDelimitersDepth1Face">)</text:span></text:p>
      <text:p text:style-name="OrgSrcBlockLastLine"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i</text:span><text:s/>=<text:s/>j*2;<text:s/>cout<text:s/>&lt;&lt;<text:s/>i<text:s/>&lt;&lt;<text:s/>endl;<text:s/><text:span text:style-name="OrgSrcRainbowDelimitersDepth1Face">}</text:span></text:p>
      <text:p text:style-name="Text_20_body">You can access global scope variables using scope operator, <text:span text:style-name="Bold">::</text:span>
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10;<text:s/><text:span text:style-name="OrgSrcFontLockCommentDelimiterFace">/</text:span><text:span text:style-name="OrgSrcFontLockCommentDelimiterFace">/<text:s/></text:span><text:span text:style-name="OrgSrcFontLockCommentFace">defined<text:s/>OUTSIDE<text:s/>code/class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<text:span text:style-name="OrgSrcFontLockTypeFace">in</text:span><text:span text:style-name="OrgSrcFontLockTypeFace">t</text:span><text:s/><text:span text:style-name="OrgSrcFontLockVariableNameFace">j</text:span><text:s/>=<text:s/>0;<text:s/>j<text:s/>&lt;<text:s/>5;<text:s/>j++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i</text:span><text:s/>=<text:s/>j*2;<text:s/>cout<text:s/>&lt;&lt;<text:s/>::i<text:s/>&lt;&lt;<text:s/>endl;<text:span text:style-name="OrgSrcRainbowDelimitersDepth1Face">}</text:span></text:p>
      <text:h text:style-name="Heading_20_2" text:outline-level="2" text:is-list-header="false">
<text:bookmark-start text:name="OrgXref.org7f55aed"/>
<text:bookmark text:name="org7f55aed"/>Lifetime
<text:bookmark-end text:name="OrgXref.org7f55aed"/></text:h>
      <text:p text:style-name="Text_20_body">In C++, lifetime of automatic variables is bounded to scope. Once the scope is left, the variables defined within
it are destroyed.
</text:p>
      <text:h text:style-name="Heading_20_2" text:outline-level="2" text:is-list-header="false">
<text:bookmark-start text:name="OrgXref.org5177349"/>
<text:bookmark text:name="org5177349"/>Namespaces
<text:bookmark-end text:name="OrgXref.org5177349"/></text:h>
      <text:p text:style-name="Text_20_body">Large projects may result in name clashes. We solve this through a namespace.
</text:p>
      <text:list text:style-name="OrgBulletedList" text:continue-numbering="false">
        <text:list-item>
          <text:p text:style-name="Text_20_body">Labels in the namespace are "prefixed" with the namespace.
</text:p>
        </text:list-item>
        <text:list-item>
          <text:p text:style-name="Text_20_body">No duplicate definitions within namespace.
</text:p>
        </text:list-item>
        <text:list-item>
          <text:p text:style-name="Text_20_body">Use scope resolution operator <text:span text:style-name="Bold">::</text:span> to refer to namespace labels.
</text:p>
        </text:list-item>
      </text:list>
      <text:p text:style-name="OrgSrcBlock"><text:span text:style-name="OrgSrcFontLockKeywordFace">namespace</text:span><text:s/><text:span text:style-name="OrgSrcFontLockConstantFace">projec</text:span><text:span text:style-name="OrgSrcFontLockConstantFace">t</text:span><text:s/><text:span text:style-name="OrgSrcRainbowDelimitersDepth1Face">{</text:span><text:s/><text:span text:style-name="OrgSrcFontLockTypeFace">in</text:span><text:span text:style-name="OrgSrcFontLockTypeFace">t</text:span><text:s/><text:span text:style-name="OrgSrcFontLockVariableNameFace">p1</text:span>;<text:s/><text:span text:style-name="OrgSrcRainbowDelimitersDepth1Face">}</text:span></text:p>
      <text:p text:style-name="OrgSrcBlock"><text:span text:style-name="OrgSrcFontLockKeywordFace">namespace</text:span><text:s/><text:span text:style-name="OrgSrcFontLockConstantFace">project</text:span><text:span text:style-name="OrgSrcFontLockConstantFace">x</text:span><text:s/><text:span text:style-name="OrgSrcRainbowDelimitersDepth1Face">{</text:span><text:s/><text:span text:style-name="OrgSrcFontLockTypeFace">floa</text:span><text:span text:style-name="OrgSrcFontLockTypeFace">t</text:span><text:s/><text:span text:style-name="OrgSrcFontLockVariableNameFace">p1</text:span>;<text:s/><text:span text:style-name="OrgSrcRainbowDelimitersDepth1Face">}</text:span></text:p>
      <text:p text:style-name="OrgSrcBlockLastLine">cout<text:s/>&lt;&lt;<text:s/><text:span text:style-name="OrgSrcFontLockConstantFace">project</text:span>::p1<text:s/>&lt;&lt;<text:s/><text:span text:style-name="OrgSrcFontLockConstantFace">projectx</text:span>::p1;</text:p>
      <text:p text:style-name="Text_20_body">It's almost like a virtual directory.
</text:p>
      <text:h text:style-name="Heading_20_1" text:outline-level="1" text:is-list-header="false">
<text:bookmark-start text:name="OrgXref.org43cd93d"/>
<text:bookmark text:name="org43cd93d"/>C++11 New Features
<text:bookmark-end text:name="OrgXref.org43cd93d"/></text:h>
      <text:h text:style-name="Heading_20_2" text:outline-level="2" text:is-list-header="false">
<text:bookmark-start text:name="OrgXref.org5100e62"/>
<text:bookmark text:name="org5100e62"/>New Typing Constructs
<text:bookmark-end text:name="OrgXref.org5100e62"/></text:h>
      <text:list text:style-name="OrgBulletedList" text:continue-numbering="false">
        <text:list-item>
          <text:p text:style-name="Text_20_body"><text:span text:style-name="Bold">auto</text:span> - deduces type of variable from expression on rhs.
</text:p>
        </text:list-item>
      </text:list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VariableNameFace">vec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std::vector&lt;float&gt;::iterator<text:s/>i<text:s/>=<text:s/>vec.begin()</text:span></text:p>
      <text:p text:style-name="OrgSrcBlockLastLine"><text:span text:style-name="OrgSrcFontLockKeywordFace">a</text:span><text:span text:style-name="OrgSrcFontLockKeywordFace">ut</text:span><text:span text:style-name="OrgSrcFontLockKeywordFace">o</text:span><text:s/><text:span text:style-name="OrgSrcFontLockVariableNameFace">i</text:span><text:s/>=<text:s/>vec.begin<text:span text:style-name="OrgSrcRainbowDelimitersDepth1Face">(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decltype</text:span> - deduce type of variable from supplied expression.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an_int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Figure<text:s/>out<text:s/>the<text:s/>type<text:s/>of<text:s/>this</text:span></text:p>
      <text:p text:style-name="OrgSrcBlock"><text:span text:style-name="OrgSrcFontLockCommentDelimiterFace">//<text:s/></text:span><text:span text:style-name="OrgSrcFontLockCommentFace">variable<text:s/>at<text:s/>compile<text:s/>time.</text:span></text:p>
      <text:p text:style-name="OrgSrcBlockLastLine"><text:span text:style-name="OrgSrcFontLockKeywordFace">d</text:span><text:span text:style-name="OrgSrcFontLockKeywordFace">ecltype</text:span><text:span text:style-name="OrgSrcRainbowDelimitersDepth1Face">(</text:span>an_int<text:span text:style-name="OrgSrcRainbowDelimitersDepth1Face">)</text:span><text:s/><text:span text:style-name="OrgSrcFontLockVariableNameFace">another_int</text:span><text:s/>=<text:s/>5;</text:p>
      <text:h text:style-name="Heading_20_2" text:outline-level="2" text:is-list-header="false">
<text:bookmark-start text:name="OrgXref.orgb2192ef"/>
<text:bookmark text:name="orgb2192ef"/>Initializer Lists
<text:bookmark-end text:name="OrgXref.orgb2192ef"/></text:h>
      <text:p text:style-name="Text_20_body">Extends Initializer Lists to work with non-POD constructs.
</text:p>
      <text:p text:style-name="OrgSrcBlockLastLine"><text:span text:style-name="OrgSrcFontLockConstantFace">std</text:span>::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a</text:span><text:s/>=<text:s/><text:span text:style-name="OrgSrcRainbowDelimitersDepth1Face">{</text:span><text:s/>0,<text:s/>1,<text:s/>2,<text:s/>3,<text:s/>4<text:s/><text:span text:style-name="OrgSrcRainbowDelimitersDepth1Face">}</text:span>;</text:p>
      <text:p text:style-name="Text_20_body">Constructor takes a <text:span text:style-name="Bold">std::initializer_list&lt;type&gt;</text:span> variable.
</text:p>
      <text:p text:style-name="OrgSrcBlock"><text:span text:style-name="OrgSrcFontLockKeywordFace">clas</text:span><text:span text:style-name="OrgSrcFontLockKeywordFace">s</text:span><text:s/><text:span text:style-name="OrgSrcFontLockTypeFace">MyList</text:span><text:s/><text:span text:style-name="OrgSrcRainbowDelimitersDepth1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FunctionNameFace">MyList</text:span><text:span text:style-name="OrgSrcRainbowDelimitersDepth2Face">(</text:span><text:span text:style-name="OrgSrcFontLockKeywordFace">const</text:span><text:s/><text:span text:style-name="OrgSrcFontLockConstantFace">std</text:span>::<text:span text:style-name="OrgSrcFontLockTypeFace">initializer_list</text:span><text:span text:style-name="OrgSrcRainbowDelimitersDepth3Face">&lt;</text:span><text:span text:style-name="OrgSrcFontLockTypeFace">int</text:span><text:span text:style-name="OrgSrcRainbowDelimitersDepth3Face">&gt;</text:span><text:s/>&amp;<text:s/><text:span text:style-name="OrgSrcFontLockVariableNameFace">rhs</text:span><text:span text:style-name="OrgSrcRainbowDelimitersDepth2Face">)</text:span></text:p>
      <text:p text:style-name="OrgSrcBlock"><text:s/><text:s/><text:s/><text:s/><text:span text:style-name="OrgSrcRainbowDelimitersDepth2Face">{</text:span></text:p>
      <text:p text:style-name="OrgSrcBlock"><text:s/><text:s/><text:s/><text:s/><text:s/><text:s/><text:span text:style-name="OrgSrcFontLockKeywordFace">for</text:span><text:span text:style-name="OrgSrcRainbowDelimitersDepth3Face">(</text:span><text:span text:style-name="OrgSrcFontLockKeywordFace">aut</text:span><text:span text:style-name="OrgSrcFontLockKeywordFace">o</text:span><text:s/><text:span text:style-name="OrgSrcFontLockVariableNameFace">i</text:span><text:s/>=<text:s/>rhs.begin<text:span text:style-name="OrgSrcRainbowDelimitersDepth4Face">(</text:span><text:span text:style-name="OrgSrcRainbowDelimitersDepth4Face">)</text:span>;<text:s/>i<text:s/>!=<text:s/>rhs.end<text:span text:style-name="OrgSrcRainbowDelimitersDepth4Face">(</text:span><text:span text:style-name="OrgSrcRainbowDelimitersDepth4Face">)</text:span>;<text:s/>++i<text:span text:style-name="OrgSrcRainbowDelimitersDepth3Face">)</text:span></text:p>
      <text:p text:style-name="OrgSrcBlock"><text:tab/><text:span text:style-name="OrgSrcRainbowDelimitersDepth3Face">{</text:span><text:s/><text:span text:style-name="OrgSrcFontLockCommentDelimiterFace">/*<text:s/></text:span><text:span text:style-name="OrgSrcFontLockCommentFace">construct<text:s/>MyList<text:s/>*/</text:span><text:s/><text:span text:style-name="OrgSrcRainbowDelimitersDepth3Face">}</text:span></text:p>
      <text:p text:style-name="OrgSrcBlock"><text:s/><text:s/><text:s/><text:s/><text:span text:style-name="OrgSrcRainbowDelimitersDepth2Face">}</text:span></text:p>
      <text:p text:style-name="OrgSrcBlockLastLine"><text:span text:style-name="OrgSrcRainbowDelimitersDepth1Face">}</text:span></text:p>
      <text:h text:style-name="Heading_20_1" text:outline-level="1" text:is-list-header="false">
<text:bookmark-start text:name="OrgXref.orgad15972"/>
<text:bookmark text:name="orgad15972"/>C++ Program Memory
<text:bookmark-end text:name="OrgXref.orgad15972"/></text:h>
      <text:p text:style-name="Text_20_body">C++ allows programmers to directly access, manipulate and manage memory.
</text:p>
      <text:p text:style-name="Text_20_body"><text:span text:style-name="Underline">Program Memory</text:span>
</text:p>
      <text:section text:style-name="OrgIndentedSection-Level-0" text:name="Section5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Level 1</text:p>
              </table:table-cell>
              <table:table-cell table:style-name="OrgTblCellT">
                <text:p text:style-name="OrgTableContentsLeft">Code</text:p>
              </table:table-cell>
            </table:table-row>
            <table:table-row>
              <table:table-cell table:style-name="OrgTblCell">
                <text:p text:style-name="OrgTableContentsLeft">Level 2</text:p>
              </table:table-cell>
              <table:table-cell table:style-name="OrgTblCell">
                <text:p text:style-name="OrgTableContentsLeft">Global variables/ Static data</text:p>
              </table:table-cell>
            </table:table-row>
            <table:table-row>
              <table:table-cell table:style-name="OrgTblCell">
                <text:p text:style-name="OrgTableContentsLeft">Level 3</text:p>
              </table:table-cell>
              <table:table-cell table:style-name="OrgTblCell">
                <text:p text:style-name="OrgTableContentsLeft">Freestore or Heap</text:p>
              </table:table-cell>
            </table:table-row>
            <table:table-row>
              <table:table-cell table:style-name="OrgTblCellB">
                <text:p text:style-name="OrgTableContentsLeft">Level 4</text:p>
              </table:table-cell>
              <table:table-cell table:style-name="OrgTblCellB">
                <text:p text:style-name="OrgTableContentsLeft">Stack</text:p>
              </table:table-cell>
            </table:table-row>
          </table:table-rows>
        </table:table>
      </text:section>
      <text:p text:style-name="Text_20_body"><text:span text:style-name="Emphasis">Local variables</text:span> are allocated to the <text:span text:style-name="Bold">stack</text:span>
</text:p>
      <text:p text:style-name="Text_20_body"><text:span text:style-name="Emphasis">Dynamic variables</text:span> are allocated to the <text:span text:style-name="Bold">heap</text:span>
</text:p>
      <text:h text:style-name="Heading_20_1" text:outline-level="1" text:is-list-header="false">
<text:bookmark-start text:name="OrgXref.org4836f01"/>
<text:bookmark text:name="org4836f01"/>Pointers
<text:bookmark-end text:name="OrgXref.org4836f01"/></text:h>
      <text:p text:style-name="Text_20_body">Copying large object is slow. <text:span text:style-name="Emphasis">Pointers</text:span> allow us to avoid extra copies
</text:p>
      <text:list text:style-name="OrgBulletedList" text:continue-numbering="false">
        <text:list-item>
          <text:p text:style-name="Text_20_body">Copy object's memory address around.
</text:p>
        </text:list-item>
        <text:list-item>
          <text:p text:style-name="Text_20_body">2^{16} = 64KB. 16-bit integer for memory address range.
</text:p>
        </text:list-item>
      </text:list>
      <text:p text:style-name="Text_20_body"><text:span text:style-name="Underline">Array Analogy</text:span>
A program's memory can be compared to a huge array of bytes.
Index into the array is a pointer.
Usually written in <text:span text:style-name="Emphasis">hex</text:span>: 0XFFFFFFA0 (32-bit address)
</text:p>
      <text:h text:style-name="Heading_20_2" text:outline-level="2" text:is-list-header="false">
<text:bookmark-start text:name="OrgXref.org5a3f7ac"/>
<text:bookmark text:name="org5a3f7ac"/>Declaring Pointers
<text:bookmark-end text:name="OrgXref.org5a3f7ac"/></text:h>
      <text:p text:style-name="Text_20_body">A <text:span text:style-name="Bold">pointer</text:span> variable holds a <text:span text:style-name="Bold">memory address</text:span>
</text:p>
      <text:p text:style-name="OrgSrcBlockLastLine"><text:span text:style-name="OrgSrcFontLockTypeFace">typ</text:span><text:span text:style-name="OrgSrcFontLockTypeFace">e</text:span><text:s/>*<text:s/><text:span text:style-name="OrgSrcFontLockVariableNameFace">ptrname</text:span>;</text:p>
      <text:p text:style-name="Text_20_body">Initializing to memory address with <text:span text:style-name="Bold">&amp;</text:span>
</text:p>
      <text:p text:style-name="OrgSrcBlock"><text:span text:style-name="OrgSrcFontLockTypeFace">in</text:span><text:span text:style-name="OrgSrcFontLockTypeFace">t</text:span><text:s/><text:span text:style-name="OrgSrcFontLockVariableNameFace">a</text:span><text:s/>=<text:s/>5;</text:p>
      <text:p text:style-name="OrgSrcBlockLastLine"><text:span text:style-name="OrgSrcFontLockTypeFace">in</text:span><text:span text:style-name="OrgSrcFontLockTypeFace">t</text:span><text:s/>*<text:s/><text:span text:style-name="OrgSrcFontLockVariableNameFace">ptr</text:span><text:s/>=<text:s/>&amp;a;</text:p>
      <text:p text:style-name="Text_20_body">Initialize default ptr value to <text:span text:style-name="Bold">nullptr</text:span>
</text:p>
      <text:p text:style-name="OrgSrcBlock"><text:span text:style-name="OrgSrcFontLockCommentDelimiterFace">/</text:span><text:span text:style-name="OrgSrcFontLockCommentDelimiterFace">/<text:s/></text:span><text:span text:style-name="OrgSrcFontLockCommentFace">keyword<text:s/>in<text:s/>C++11</text:span></text:p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VariableNameFace">p1</text:span><text:s/>=<text:s/><text:span text:style-name="OrgSrcFontLockConstantFace">nullptr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C++03<text:s/>MACRO<text:s/>(0x0)</text:span></text:p>
      <text:p text:style-name="OrgSrcBlockLastLine"><text:span text:style-name="OrgSrcFontLockTypeFace">i</text:span><text:span text:style-name="OrgSrcFontLockTypeFace">n</text:span><text:span text:style-name="OrgSrcFontLockTypeFace">t</text:span><text:s/>*<text:s/><text:span text:style-name="OrgSrcFontLockVariableNameFace">p2</text:span><text:s/>=<text:s/><text:span text:style-name="OrgSrcFontLockConstantFace">NULL</text:span>;</text:p>
      <text:h text:style-name="Heading_20_2" text:outline-level="2" text:is-list-header="false">
<text:bookmark-start text:name="OrgXref.orgc298c36"/>
<text:bookmark text:name="orgc298c36"/>Dereferencing Pointers
<text:bookmark-end text:name="OrgXref.orgc298c36"/></text:h>
      <text:p text:style-name="Text_20_body"><text:span text:style-name="Bold">Value</text:span> at address obtained using * operator
</text:p>
      <text:p text:style-name="OrgSrcBlock"><text:span text:style-name="OrgSrcFontLockTypeFace">in</text:span><text:span text:style-name="OrgSrcFontLockTypeFace">t</text:span><text:s/>*<text:s/><text:span text:style-name="OrgSrcFontLockVariableNameFace">ptr</text:span><text:s/>=<text:s/>0xFFFFFFA0;<text:s/><text:span text:style-name="OrgSrcFontLockCommentDelimiterFace">/</text:span><text:span text:style-name="OrgSrcFontLockCommentDelimiterFace">/<text:s/></text:span><text:span text:style-name="OrgSrcFontLockCommentFace">Assign<text:s/>random<text:s/>address.<text:s/>BAD!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i</text:span><text:s/>=<text:s/>*ptr;<text:s/><text:span text:style-name="OrgSrcFontLockCommentDelimiterFace">/</text:span><text:span text:style-name="OrgSrcFontLockCommentDelimiterFace">/<text:s/></text:span><text:span text:style-name="OrgSrcFontLockCommentFace">Dereference<text:s/>to<text:s/>inspect<text:s/>value<text:s/>at<text:s/>random<text:s/>address.</text:span></text:p>
      <text:p text:style-name="OrgSrcBlock">cout<text:s/>&lt;&lt;<text:s/><text:span text:style-name="OrgSrcFontLockStringFace">"int<text:s/>value<text:s/>@<text:s/>address<text:s/>"</text:span></text:p>
      <text:p text:style-name="OrgSrcBlock"><text:s/><text:s/><text:s/><text:s/><text:s/>&lt;&lt;<text:s/><text:span text:style-name="OrgSrcFontLockKeywordFace">static_cast</text:span><text:span text:style-name="OrgSrcRainbowDelimitersDepth1Face">&lt;</text:span><text:span text:style-name="OrgSrcFontLockTypeFace">void</text:span><text:s/>*<text:span text:style-name="OrgSrcRainbowDelimitersDepth1Face">&gt;</text:span><text:span text:style-name="OrgSrcRainbowDelimitersDepth1Face">(</text:span>ptr<text:span text:style-name="OrgSrcRainbowDelimitersDepth1Face">)</text:span><text:s/>&lt;&lt;<text:s/><text:span text:style-name="OrgSrcFontLockStringFace">"="</text:span><text:s/>&lt;&lt;<text:s/>i<text:s/>&lt;&lt;<text:s/>endl;</text:p>
      <text:p text:style-name="OrgSrcBlockLastLine">*ptr<text:s/>=<text:s/>5;<text:s/><text:s/><text:s/><text:s/><text:s/><text:span text:style-name="OrgSrcFontLockCommentDelimiterFace">//<text:s/></text:span><text:span text:style-name="OrgSrcFontLockCommentFace">Dereference<text:s/>to<text:s/>set<text:s/>value.</text:span></text:p>
      <text:p text:style-name="Text_20_body"><text:span text:style-name="Underline">Dereferencing members of Struct/Class Pointers</text:span>
</text:p>
      <text:p text:style-name="Text_20_body"><text:span text:style-name="Bold">Class</text:span>:
</text:p>
      <text:p text:style-name="OrgSrcBlock"><text:span text:style-name="OrgSrcFontLockKeywordFace">clas</text:span><text:span text:style-name="OrgSrcFontLockKeywordFace">s</text:span><text:s/><text:span text:style-name="OrgSrcFontLockTypeFace">binary_tree_node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floa</text:span><text:span text:style-name="OrgSrcFontLockTypeFace">t</text:span><text:s/><text:span text:style-name="OrgSrcFontLockFunctionNameFace">node_func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return</text:span><text:s/>f;<text:s/><text:span text:style-name="OrgSrcRainbowDelimitersDepth2Face">}</text:span></text:p>
      <text:p text:style-name="OrgSrcBlock"><text:s/><text:s/><text:span text:style-name="OrgSrcFontLockTypeFace">binary_tree_nod</text:span><text:span text:style-name="OrgSrcFontLockTypeFace">e</text:span><text:s/>*<text:s/><text:span text:style-name="OrgSrcFontLockVariableNameFace">left</text:span>,<text:s/>*<text:s/><text:span text:style-name="OrgSrcFontLockVariableNameFace">right</text:span>;</text:p>
      <text:p text:style-name="OrgSrcBlock"><text:s/><text:s/><text:span text:style-name="OrgSrcFontLockTypeFace">floa</text:span><text:span text:style-name="OrgSrcFontLockTypeFace">t</text:span><text:s/><text:span text:style-name="OrgSrcFontLockVariableNameFace">f</text:span>;</text:p>
      <text:p text:style-name="OrgSrcBlock"><text:span text:style-name="OrgSrcRainbowDelimitersDepth1Face">}</text:span>;</text:p>
      <text:p text:style-name="OrgSrcBlock"><text:span text:style-name="OrgSrcFontLockTypeFace">binary_tree_nod</text:span><text:span text:style-name="OrgSrcFontLockTypeFace">e</text:span><text:s/><text:span text:style-name="OrgSrcFontLockVariableNameFace">n</text:span>;<text:s/><text:span text:style-name="OrgSrcFontLockTypeFace">binary_tree_nod</text:span><text:span text:style-name="OrgSrcFontLockTypeFace">e</text:span><text:s/>*<text:s/><text:span text:style-name="OrgSrcFontLockVariableNameFace">node</text:span><text:s/>=<text:s/>&amp;n;</text:p>
      <text:p text:style-name="OrgSrcBlockLastLine"><text:span text:style-name="OrgSrcRainbowDelimitersDepth1Face">(</text:span>*node<text:span text:style-name="OrgSrcRainbowDelimitersDepth1Face">)</text:span>.f<text:s/>=<text:s/>1.0f;</text:p>
      <text:p text:style-name="Text_20_body">or even prettier
</text:p>
      <text:p text:style-name="OrgSrcBlock">node-&gt;f<text:s/>=<text:s/>1.0f;</text:p>
      <text:p text:style-name="OrgSrcBlock">node-&gt;left<text:s/>=<text:s/>node-&gt;right<text:s/>=<text:s/><text:span text:style-name="OrgSrcFontLockConstantFace">NULL</text:span>;</text:p>
      <text:p text:style-name="OrgSrcBlockLastLine">cout<text:s/>&lt;&lt;<text:s/>node-&gt;node_func<text:span text:style-name="OrgSrcRainbowDelimitersDepth1Face">(</text:span><text:span text:style-name="OrgSrcRainbowDelimitersDepth1Face">)</text:span><text:s/>&lt;&lt;<text:s/>endl;</text:p>
      <text:h text:style-name="Heading_20_2" text:outline-level="2" text:is-list-header="false">
<text:bookmark-start text:name="OrgXref.orge961e0f"/>
<text:bookmark text:name="orge961e0f"/>Types of Pointers
<text:bookmark-end text:name="OrgXref.orge961e0f"/></text:h>
      <text:h text:style-name="Heading_20_3" text:outline-level="3" text:is-list-header="false">
<text:bookmark-start text:name="OrgXref.orga46ed7f"/>
<text:bookmark text:name="orga46ed7f"/>Generic Pointers
<text:bookmark-end text:name="OrgXref.orga46ed7f"/></text:h>
      <text:p text:style-name="Text_20_body">Can point to any type, but cannot be directly dereferenced, one must cast <text:span text:style-name="Emphasis">explicitly</text:span>.
</text:p>
      <text:p text:style-name="OrgSrcBlock"><text:span text:style-name="OrgSrcFontLockCommentDelimiterFace">/</text:span><text:span text:style-name="OrgSrcFontLockCommentDelimiterFace">/<text:s/></text:span><text:span text:style-name="OrgSrcFontLockCommentFace">assume<text:s/>this<text:s/>returns<text:s/>a<text:s/>pointer</text:span></text:p>
      <text:p text:style-name="OrgSrcBlock"><text:span text:style-name="OrgSrcFontLockTypeFace">v</text:span><text:span text:style-name="OrgSrcFontLockTypeFace">oi</text:span><text:span text:style-name="OrgSrcFontLockTypeFace">d</text:span><text:s/>*<text:s/><text:span text:style-name="OrgSrcFontLockVariableNameFace">ptr</text:span><text:s/>=<text:s/>GetAddress<text:span text:style-name="OrgSrcRainbowDelimitersDepth1Face">(</text:span><text:span text:style-name="OrgSrcRainbowDelimitersDepth1Face">)</text:span>;</text:p>
      <text:p text:style-name="OrgSrcBlockLastLine"><text:span text:style-name="OrgSrcFontLockTypeFace">floa</text:span><text:span text:style-name="OrgSrcFontLockTypeFace">t</text:span><text:s/>*<text:s/><text:span text:style-name="OrgSrcFontLockVariableNameFace">fptr</text:span><text:s/>=<text:s/><text:span text:style-name="OrgSrcFontLockKeywordFace">static_cast</text:span><text:span text:style-name="OrgSrcRainbowDelimitersDepth1Face">&lt;</text:span><text:span text:style-name="OrgSrcFontLockTypeFace">float</text:span><text:s/>*<text:span text:style-name="OrgSrcRainbowDelimitersDepth1Face">&gt;</text:span><text:span text:style-name="OrgSrcRainbowDelimitersDepth1Face">(</text:span>ptr<text:span text:style-name="OrgSrcRainbowDelimitersDepth1Face">)</text:span>;</text:p>
      <text:p text:style-name="Text_20_body">Functions can both receive and return void pointers. Don't do it though because it can get confusing.
All pointers have the same size anyway (Architecture dependent).
</text:p>
      <text:p text:style-name="Text_20_body">Max addressable memory for 32-bits is 4GB.
</text:p>
      <text:h text:style-name="Heading_20_3" text:outline-level="3" text:is-list-header="false">
<text:bookmark-start text:name="OrgXref.orga2c2810"/>
<text:bookmark text:name="orga2c2810"/>Function Pointers
<text:bookmark-end text:name="OrgXref.orga2c2810"/></text:h>
      <text:p text:style-name="Text_20_body">The function <text:span text:style-name="Bold">name</text:span> is a pointer to code in memory.
</text:p>
      <text:p text:style-name="OrgSrcBlock"><text:span text:style-name="OrgSrcFontLockCommentDelimiterFace">/</text:span><text:span text:style-name="OrgSrcFontLockCommentDelimiterFace">/<text:s/></text:span><text:span text:style-name="OrgSrcFontLockCommentFace">Declare<text:s/>a<text:s/>Function<text:s/>Pointer<text:s/>type,<text:s/>binfuncptr</text:span></text:p>
      <text:p text:style-name="OrgSrcBlock"><text:span text:style-name="OrgSrcFontLockKeywordFace">t</text:span><text:span text:style-name="OrgSrcFontLockKeywordFace">ypedef</text:span><text:s/><text:span text:style-name="OrgSrcFontLockTypeFace">in</text:span><text:span text:style-name="OrgSrcFontLockTypeFace">t</text:span><text:s/><text:span text:style-name="OrgSrcRainbowDelimitersDepth1Face">(</text:span>*<text:span text:style-name="OrgSrcFontLockTypeFace">binfuncptr</text:span><text:span text:style-name="OrgSrcRainbowDelimitersDepth1Face">)</text:span><text:span text:style-name="OrgSrcRainbowDelimitersDepth1Face">(</text:span><text:span text:style-name="OrgSrcFontLockTypeFace">int</text:span>,<text:span text:style-name="OrgSrcFontLockTypeFace">int</text:span>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Functions<text:s/>matching<text:s/>binfuncptr’s<text:s/>signature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add</text:span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text:s/><text:span text:style-name="OrgSrcRainbowDelimitersDepth1Face">{</text:span><text:s/><text:span text:style-name="OrgSrcFontLockKeywordFace">return</text:span><text:s/>a+b;<text:s/><text:span text:style-name="OrgSrcRainbowDelimitersDepth1Face">}</text:span></text:p>
      <text:p text:style-name="OrgSrcBlock"><text:span text:style-name="OrgSrcFontLockTypeFace">in</text:span><text:span text:style-name="OrgSrcFontLockTypeFace">t</text:span><text:s/><text:span text:style-name="OrgSrcFontLockFunctionNameFace">subtract</text:span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text:s/><text:span text:style-name="OrgSrcRainbowDelimitersDepth1Face">{</text:span><text:s/><text:span text:style-name="OrgSrcFontLockKeywordFace">return</text:span><text:s/>a-b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Applies<text:s/>function<text:s/>ptrs<text:s/>of<text:s/>type<text:s/>binfuncptr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apply</text:span><text:span text:style-name="OrgSrcRainbowDelimitersDepth1Face">(</text:span><text:span text:style-name="OrgSrcFontLockTypeFace">binfuncptr</text:span><text:s/><text:span text:style-name="OrgSrcFontLockVariableNameFace">ptr</text:span>,<text:s/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text:s/><text:span text:style-name="OrgSrcRainbowDelimitersDepth1Face">{</text:span><text:s/><text:span text:style-name="OrgSrcFontLockKeywordFace">return</text:span><text:s/>ptr<text:span text:style-name="OrgSrcRainbowDelimitersDepth2Face">(</text:span>a,<text:s/>b<text:span text:style-name="OrgSrcRainbowDelimitersDepth2Face">)</text:span>;<text:s/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cout<text:s/>&lt;&lt;<text:s/>apply<text:span text:style-name="OrgSrcRainbowDelimitersDepth2Face">(</text:span>add,<text:s/>5,<text:s/>3<text:span text:style-name="OrgSrcRainbowDelimitersDepth2Face">)</text:span><text:s/>&lt;&lt;<text:s/>endl;</text:p>
      <text:p text:style-name="OrgSrcBlock"><text:s/><text:s/>cout<text:s/>&lt;&lt;<text:s/>apply<text:span text:style-name="OrgSrcRainbowDelimitersDepth2Face">(</text:span>subtract,<text:s/>5,<text:s/>3<text:span text:style-name="OrgSrcRainbowDelimitersDepth2Face">)</text:span><text:s/>&lt;&lt;<text:s/>endl;</text:p>
      <text:p text:style-name="OrgSrcBlock"><text:s/><text:s/><text:span text:style-name="OrgSrcFontLockTypeFace">in</text:span><text:span text:style-name="OrgSrcFontLockTypeFace">t</text:span><text:s/><text:span text:style-name="OrgSrcRainbowDelimitersDepth2Face">(</text:span>*<text:span text:style-name="OrgSrcFontLockFunctionNameFace">fptr</text:span><text:span text:style-name="OrgSrcRainbowDelimitersDepth2Face">)</text:span><text:span text:style-name="OrgSrcRainbowDelimitersDepth2Face">(</text:span><text:span text:style-name="OrgSrcFontLockTypeFace">int</text:span>,<text:span text:style-name="OrgSrcFontLockTypeFace">int</text:span><text:span text:style-name="OrgSrcRainbowDelimitersDepth2Face">)</text:span><text:s/>=<text:s/>add;<text:s/><text:span text:style-name="OrgSrcFontLockCommentDelimiterFace">/</text:span><text:span text:style-name="OrgSrcFontLockCommentDelimiterFace">/<text:s/></text:span><text:span text:style-name="OrgSrcFontLockCommentFace">No<text:s/>typedef</text:span></text:p>
      <text:p text:style-name="OrgSrcBlock"><text:s/><text:s/>fptr<text:span text:style-name="OrgSrcRainbowDelimitersDepth2Face">(</text:span>5,3<text:span text:style-name="OrgSrcRainbowDelimitersDepth2Face">)</text:span>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cd82870"/>
<text:bookmark text:name="orgcd82870"/>Pointer Arithmetic
<text:bookmark-end text:name="OrgXref.orgcd82870"/></text:h>
      <text:p text:style-name="Text_20_body">Access array of memory using pointer arithmetic.
</text:p>
      <text:p text:style-name="OrgSrcBlock"><text:span text:style-name="OrgSrcFontLockTypeFace">cha</text:span><text:span text:style-name="OrgSrcFontLockTypeFace">r</text:span><text:s/><text:span text:style-name="OrgSrcFontLockVariableNameFace">a</text:span><text:span text:style-name="OrgSrcRainbowDelimitersDepth1Face">[</text:span>4<text:span text:style-name="OrgSrcRainbowDelimitersDepth1Face">]</text:span><text:s/>=<text:s/><text:span text:style-name="OrgSrcRainbowDelimitersDepth1Face">{</text:span>’D’,’O’,’G’,’E’<text:span text:style-name="OrgSrcRainbowDelimitersDepth1Face">}</text:span>;</text:p>
      <text:p text:style-name="OrgSrcBlock"><text:span text:style-name="OrgSrcFontLockTypeFace">cha</text:span><text:span text:style-name="OrgSrcFontLockTypeFace">r</text:span><text:s/>*<text:s/><text:span text:style-name="OrgSrcFontLockVariableNameFace">ptr</text:span><text:s/>=<text:s/>a;<text:s/><text:span text:style-name="OrgSrcFontLockCommentDelimiterFace">/</text:span><text:span text:style-name="OrgSrcFontLockCommentDelimiterFace">/<text:s/></text:span><text:span text:style-name="OrgSrcFontLockCommentFace">Arrays<text:s/>are</text:span></text:p>
      <text:p text:style-name="OrgSrcBlock"><text:span text:style-name="OrgSrcFontLockKeywordFace">f</text:span><text:span text:style-name="OrgSrcFontLockKeywordFace">or</text:span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=0;<text:s/>i&lt;4;<text:s/>i++<text:span text:style-name="OrgSrcRainbowDelimitersDepth1Face">)</text:span><text:s/><text:span text:style-name="OrgSrcFontLockCommentDelimiterFace">/</text:span><text:span text:style-name="OrgSrcFontLockCommentDelimiterFace">/<text:s/></text:span><text:span text:style-name="OrgSrcFontLockCommentFace">pointers!</text:span></text:p>
      <text:p text:style-name="OrgSrcBlockLastLine"><text:s/><text:s/><text:span text:style-name="OrgSrcRainbowDelimitersDepth1Face">{</text:span><text:s/>cout<text:s/>&lt;&lt;<text:s/>*<text:span text:style-name="OrgSrcRainbowDelimitersDepth2Face">(</text:span>ptr+i<text:span text:style-name="OrgSrcRainbowDelimitersDepth2Face">)</text:span><text:s/>&lt;&lt;<text:s/>endl;<text:s/><text:span text:style-name="OrgSrcRainbowDelimitersDepth1Face">}</text:span></text:p>
      <text:p text:style-name="Text_20_body">Step size is deduced from type.
</text:p>
      <text:p text:style-name="OrgSrcBlock"><text:span text:style-name="OrgSrcFontLockKeywordFace">for</text:span><text:span text:style-name="OrgSrcRainbowDelimitersDepth1Face">(</text:span><text:span text:style-name="OrgSrcFontLockTypeFace">cha</text:span><text:span text:style-name="OrgSrcFontLockTypeFace">r</text:span><text:s/>*<text:s/><text:span text:style-name="OrgSrcFontLockVariableNameFace">p</text:span>=a;<text:s/>p<text:s/>!=<text:s/>a+4;<text:s/>++p<text:span text:style-name="OrgSrcRainbowDelimitersDepth1Face">)</text:span></text:p>
      <text:p text:style-name="OrgSrcBlockLastLine"><text:s/><text:s/><text:span text:style-name="OrgSrcRainbowDelimitersDepth1Face">{</text:span><text:s/>cout<text:s/>&lt;&lt;<text:s/>*p<text:s/>&lt;&lt;<text:s/>endl;<text:s/><text:span text:style-name="OrgSrcRainbowDelimitersDepth1Face">}</text:span></text:p>
      <text:p text:style-name="Text_20_body">Array indexing is still a lot nicer.
</text:p>
      <text:p text:style-name="OrgSrcBlock"><text:span text:style-name="OrgSrcFontLockKeywordFace">for</text:span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=0;<text:s/>i&lt;4;<text:s/>++i<text:span text:style-name="OrgSrcRainbowDelimitersDepth1Face">)</text:span></text:p>
      <text:p text:style-name="OrgSrcBlockLastLine"><text:s/><text:s/><text:span text:style-name="OrgSrcRainbowDelimitersDepth1Face">{</text:span><text:s/>cout<text:s/>&lt;&lt;<text:s/>ptr<text:span text:style-name="OrgSrcRainbowDelimitersDepth2Face">[</text:span>i<text:span text:style-name="OrgSrcRainbowDelimitersDepth2Face">]</text:span><text:s/>&lt;&lt;<text:s/>endl;<text:s/><text:span text:style-name="OrgSrcRainbowDelimitersDepth1Face">}</text:span></text:p>
      <text:h text:style-name="Heading_20_2" text:outline-level="2" text:is-list-header="false">
<text:bookmark-start text:name="OrgXref.orgbf5ea30"/>
<text:bookmark text:name="orgbf5ea30"/>Pointer Indirection
<text:bookmark-end text:name="OrgXref.orgbf5ea30"/></text:h>
      <text:p text:style-name="Text_20_body">Pointers to pointers
</text:p>
      <text:p text:style-name="OrgSrcBlock"><text:span text:style-name="OrgSrcFontLockCommentDelimiterFace">/</text:span><text:span text:style-name="OrgSrcFontLockCommentDelimiterFace">/<text:s/></text:span><text:span text:style-name="OrgSrcFontLockCommentFace">pointer<text:s/>to<text:s/>a<text:s/>char<text:s/>pointer</text:span></text:p>
      <text:p text:style-name="OrgSrcBlock"><text:span text:style-name="OrgSrcFontLockTypeFace">c</text:span><text:span text:style-name="OrgSrcFontLockTypeFace">ha</text:span><text:span text:style-name="OrgSrcFontLockTypeFace">r</text:span><text:s/>*<text:s/><text:span text:style-name="OrgSrcFontLockVariableNameFace">cptr</text:span><text:s/>=<text:s/><text:span text:style-name="OrgSrcFontLockConstantFace">nullptr</text:span>;</text:p>
      <text:p text:style-name="OrgSrcBlock"><text:span text:style-name="OrgSrcFontLockTypeFace">cha</text:span><text:span text:style-name="OrgSrcFontLockTypeFace">r</text:span><text:s/>**<text:s/><text:span text:style-name="OrgSrcFontLockVariableNameFace">ccptr</text:span><text:s/>=<text:s/>&amp;cptr;</text:p>
      <text:p text:style-name="OrgSrcBlockLastLine"><text:span text:style-name="OrgSrcFontLockTypeFace">cha</text:span><text:span text:style-name="OrgSrcFontLockTypeFace">r</text:span><text:s/>***<text:s/><text:span text:style-name="OrgSrcFontLockVariableNameFace">cccptr</text:span><text:s/>=<text:s/>&amp;ccptr;</text:p>
      <text:p text:style-name="Text_20_body">add a * for every level of indirection
</text:p>
      <text:p text:style-name="Text_20_body"><text:span text:style-name="Underline">Example</text:span>
</text:p>
      <text:p text:style-name="OrgSrcBlock"><text:span text:style-name="OrgSrcFontLockTypeFace">cha</text:span><text:span text:style-name="OrgSrcFontLockTypeFace">r</text:span><text:s/><text:span text:style-name="OrgSrcFontLockVariableNameFace">ch</text:span><text:s/>=<text:s/>’a’;</text:p>
      <text:p text:style-name="OrgSrcBlock"><text:span text:style-name="OrgSrcFontLockTypeFace">cha</text:span><text:span text:style-name="OrgSrcFontLockTypeFace">r</text:span><text:s/>*<text:s/><text:span text:style-name="OrgSrcFontLockVariableNameFace">cptr</text:span><text:s/>=<text:s/>&amp;ch;</text:p>
      <text:p text:style-name="OrgSrcBlock"><text:span text:style-name="OrgSrcFontLockTypeFace">cha</text:span><text:span text:style-name="OrgSrcFontLockTypeFace">r</text:span><text:s/>**<text:s/><text:span text:style-name="OrgSrcFontLockVariableNameFace">ccptr</text:span><text:s/>=<text:s/>&amp;cptr;</text:p>
      <text:p text:style-name="OrgSrcBlock"><text:span text:style-name="OrgSrcFontLockTypeFace">cha</text:span><text:span text:style-name="OrgSrcFontLockTypeFace">r</text:span><text:s/>***<text:s/><text:span text:style-name="OrgSrcFontLockVariableNameFace">cccptr</text:span><text:s/>=<text:s/>&amp;ccptr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What<text:s/>does<text:s/>this<text:s/>print?</text:span></text:p>
      <text:p text:style-name="OrgSrcBlock">cout<text:s/>&lt;&lt;<text:s/>*cptr<text:s/>&lt;&lt;<text:s/>**ccptr</text:p>
      <text:p text:style-name="OrgSrcBlock"><text:s/><text:s/>&lt;&lt;<text:s/>***cccptr<text:s/>&lt;&lt;<text:s/>endl;</text:p>
      <text:p text:style-name="OrgSrcBlock"/>
      <text:p text:style-name="OrgSrcBlock">*cptr<text:s/>=<text:s/>’b’;<text:s/>**ccptr<text:s/>=<text:s/>’c’;</text:p>
      <text:p text:style-name="OrgSrcBlock">***cccptr<text:s/>=<text:s/>’d’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What<text:s/>does<text:s/>this<text:s/>print?</text:span></text:p>
      <text:p text:style-name="OrgSrcBlockLastLine">cout<text:s/>&lt;&lt;<text:s/>ch<text:s/>&lt;&lt;<text:s/>endl;</text:p>
      <text:h text:style-name="Heading_20_2" text:outline-level="2" text:is-list-header="false">
<text:bookmark-start text:name="OrgXref.org5c77434"/>
<text:bookmark text:name="org5c77434"/>Pointers as Function Arguments
<text:bookmark-end text:name="OrgXref.org5c77434"/></text:h>
      <text:p text:style-name="Text_20_body">Old style of reference passing. Pass reference instead of copying variable into function argument.
</text:p>
      <text:p text:style-name="OrgSrcBlock"><text:span text:style-name="OrgSrcFontLockTypeFace">big_clas</text:span><text:span text:style-name="OrgSrcFontLockTypeFace">s</text:span><text:s/>*<text:s/><text:span text:style-name="OrgSrcFontLockFunctionNameFace">func</text:span><text:span text:style-name="OrgSrcRainbowDelimitersDepth1Face">(</text:span><text:span text:style-name="OrgSrcFontLockTypeFace">big_class</text:span><text:s/>*<text:s/><text:span text:style-name="OrgSrcFontLockVariableNameFace">object</text:span>,<text:s/><text:span text:style-name="OrgSrcFontLockTypeFace">node_type</text:span><text:s/>**<text:s/><text:span text:style-name="OrgSrcFontLockVariableNameFace">node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Access<text:s/>the<text:s/>rather<text:s/>large<text:s/>object</text:span></text:p>
      <text:p text:style-name="OrgSrcBlock"><text:s/><text:s/>dostuffwith<text:span text:style-name="OrgSrcRainbowDelimitersDepth2Face">(</text:span>object-&gt;large_value<text:span text:style-name="OrgSrcRainbowDelimitersDepth2Face">)</text:span>;</text:p>
      <text:p text:style-name="OrgSrcBlock"><text:s/><text:s/><text:span text:style-name="OrgSrcFontLockCommentDelimiterFace">//<text:s/></text:span><text:span text:style-name="OrgSrcFontLockCommentFace">Change<text:s/>the<text:s/>address<text:s/>of<text:s/>the<text:s/>supplied<text:s/>pointer!</text:span></text:p>
      <text:p text:style-name="OrgSrcBlock"><text:s/><text:s/>*node<text:s/>=<text:s/>object-&gt;node;</text:p>
      <text:p text:style-name="OrgSrcBlock"><text:s/><text:s/><text:span text:style-name="OrgSrcFontLockKeywordFace">return</text:span><text:s/>object;</text:p>
      <text:p text:style-name="OrgSrcBlockLastLine"><text:span text:style-name="OrgSrcRainbowDelimitersDepth1Face">}</text:span></text:p>
      <text:p text:style-name="Text_20_body">Avoids copy of large value but is fairly legacy.
</text:p>
      <text:h text:style-name="Heading_20_1" text:outline-level="1" text:is-list-header="false">
<text:bookmark-start text:name="OrgXref.org62274d6"/>
<text:bookmark text:name="org62274d6"/>References
<text:bookmark-end text:name="OrgXref.org62274d6"/></text:h>
      <text:p text:style-name="Text_20_body">A reference serves as an alternative name for the object with which it has been initialised.
</text:p>
      <text:p text:style-name="OrgSrcBlock"><text:span text:style-name="OrgSrcFontLockTypeFace">in</text:span><text:span text:style-name="OrgSrcFontLockTypeFace">t</text:span><text:s/><text:span text:style-name="OrgSrcFontLockVariableNameFace">x</text:span><text:s/>=<text:s/>10;<text:s/><text:s/><text:span text:style-name="OrgSrcFontLockCommentDelimiterFace">/</text:span><text:span text:style-name="OrgSrcFontLockCommentDelimiterFace">/<text:s/></text:span><text:span text:style-name="OrgSrcFontLockCommentFace">'</text:span><text:span text:style-name="OrgSrcFontLockCommentFace">plain</text:span><text:span text:style-name="OrgSrcFontLockCommentFace">'</text:span><text:span text:style-name="OrgSrcFontLockCommentFace"><text:s/>int</text:span></text:p>
      <text:p text:style-name="OrgSrcBlockLastLine"><text:span text:style-name="OrgSrcFontLockTypeFace">i</text:span><text:span text:style-name="OrgSrcFontLockTypeFace">n</text:span><text:span text:style-name="OrgSrcFontLockTypeFace">t</text:span>&amp;<text:s/><text:span text:style-name="OrgSrcFontLockVariableNameFace">r</text:span><text:s/>=<text:s/>x;<text:s/><text:s/><text:span text:style-name="OrgSrcFontLockCommentDelimiterFace">//<text:s/></text:span><text:span text:style-name="OrgSrcFontLockCommentFace">reference</text:span></text:p>
      <text:list text:style-name="OrgBulletedList" text:continue-numbering="false">
        <text:list-item>
          <text:p text:style-name="Text_20_body"><text:span text:style-name="Bold">x</text:span> is an ordinary <text:span text:style-name="Emphasis">int</text:span>
</text:p>
        </text:list-item>
        <text:list-item>
          <text:p text:style-name="Text_20_body"><text:span text:style-name="Bold">r</text:span> is a reference, initialised with <text:span text:style-name="Bold">x</text:span>, no new memory is allocated
</text:p>
        </text:list-item>
      </text:list>
      <text:h text:style-name="Heading_20_1" text:outline-level="1" text:is-list-header="false">
<text:bookmark-start text:name="OrgXref.org6759eb5"/>
<text:bookmark text:name="org6759eb5"/>Functions
<text:bookmark-end text:name="OrgXref.org6759eb5"/></text:h>
      <text:h text:style-name="Heading_20_2" text:outline-level="2" text:is-list-header="false">
<text:bookmark-start text:name="OrgXref.orgf86db30"/>
<text:bookmark text:name="orgf86db30"/>Pass-by-value
<text:bookmark-end text:name="OrgXref.orgf86db30"/></text:h>
      <text:p text:style-name="OrgSrcBlockLastLine"><text:span text:style-name="OrgSrcFontLockTypeFace">in</text:span><text:span text:style-name="OrgSrcFontLockTypeFace">t</text:span><text:s/><text:span text:style-name="OrgSrcFontLockFunctionNameFace">add</text:span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/text:p>
      <text:p text:style-name="Text_20_body">Two new local variables a and b are created and are assigned the incoming values.
They are destroyed once the function completes.
</text:p>
      <text:h text:style-name="Heading_20_2" text:outline-level="2" text:is-list-header="false">
<text:bookmark-start text:name="OrgXref.org292090a"/>
<text:bookmark text:name="org292090a"/>Pass-by-reference
<text:bookmark-end text:name="OrgXref.org292090a"/></text:h>
      <text:p text:style-name="OrgSrcBlockLastLine"><text:span text:style-name="OrgSrcFontLockTypeFace">in</text:span><text:span text:style-name="OrgSrcFontLockTypeFace">t</text:span><text:s/><text:span text:style-name="OrgSrcFontLockFunctionNameFace">add</text:span><text:span text:style-name="OrgSrcRainbowDelimitersDepth1Face">(</text:span><text:span text:style-name="OrgSrcFontLockTypeFace">int</text:span>&amp;<text:s/><text:span text:style-name="OrgSrcFontLockVariableNameFace">a</text:span>,<text:s/><text:span text:style-name="OrgSrcFontLockTypeFace">int</text:span>&amp;<text:s/><text:span text:style-name="OrgSrcFontLockVariableNameFace">b</text:span><text:span text:style-name="OrgSrcRainbowDelimitersDepth1Face">)</text:span></text:p>
      <text:p text:style-name="Text_20_body">&amp;a creates a reference to an int. It becomes an alias to the existing integer variables/values.
</text:p>
      <text:h text:style-name="Heading_20_2" text:outline-level="2" text:is-list-header="false">
<text:bookmark-start text:name="OrgXref.org5d9f76d"/>
<text:bookmark text:name="org5d9f76d"/>Overloading
<text:bookmark-end text:name="OrgXref.org5d9f76d"/></text:h>
      <text:p text:style-name="Text_20_body">Multiple function signatures with the same name.
</text:p>
      <text:p text:style-name="OrgSrcBlock"><text:span text:style-name="OrgSrcFontLockTypeFace">doubl</text:span><text:span text:style-name="OrgSrcFontLockTypeFace">e</text:span><text:s/><text:span text:style-name="OrgSrcFontLockFunctionNameFace">add</text:span><text:s/><text:span text:style-name="OrgSrcRainbowDelimitersDepth1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1Face">)</text:span></text:p>
      <text:p text:style-name="OrgSrcBlockLastLine"><text:span text:style-name="OrgSrcFontLockTypeFace">doubl</text:span><text:span text:style-name="OrgSrcFontLockTypeFace">e</text:span><text:s/><text:span text:style-name="OrgSrcFontLockFunctionNameFace">add</text:span><text:span text:style-name="OrgSrcRainbowDelimitersDepth1Face">(</text:span><text:span text:style-name="OrgSrcFontLockTypeFace">double</text:span><text:s/><text:span text:style-name="OrgSrcFontLockVariableNameFace">a</text:span>,<text:s/><text:span text:style-name="OrgSrcFontLockTypeFace">double</text:span><text:s/><text:span text:style-name="OrgSrcFontLockVariableNameFace">b</text:span><text:span text:style-name="OrgSrcRainbowDelimitersDepth1Face">)</text:span></text:p>
      <text:h text:style-name="Heading_20_1" text:outline-level="1" text:is-list-header="false">
<text:bookmark-start text:name="OrgXref.org0e81517"/>
<text:bookmark text:name="org0e81517"/>Dynamic Memory Allocation
<text:bookmark-end text:name="OrgXref.org0e81517"/></text:h>
      <text:p text:style-name="Text_20_body">C++ does <text:span text:style-name="Bold">not</text:span> have a garbage collector.
</text:p>
      <text:p text:style-name="Text_20_body"><text:span text:style-name="Bold">Dynamic variables</text:span> (created using <text:span text:style-name="Bold">new</text:span>) allocated/deallocated by programmer (Local
or automatic variables managed by the runtime environment using scope).
</text:p>
      <text:p text:style-name="Text_20_body">Address of Dynamic Memory stored in a pointer.
</text:p>
      <text:p text:style-name="OrgSrcBlock"><text:span text:style-name="OrgSrcFontLockCommentDelimiterFace">/</text:span><text:span text:style-name="OrgSrcFontLockCommentDelimiterFace">/<text:s/></text:span><text:span text:style-name="OrgSrcFontLockCommentFace">Allocate<text:s/>and<text:s/>deallocate<text:s/>single<text:s/>object</text:span></text:p>
      <text:p text:style-name="OrgSrcBlock"><text:span text:style-name="OrgSrcFontLockTypeFace">m</text:span><text:span text:style-name="OrgSrcFontLockTypeFace">yobjec</text:span><text:span text:style-name="OrgSrcFontLockTypeFace">t</text:span><text:s/>*<text:s/><text:span text:style-name="OrgSrcFontLockVariableNameFace">myobjptr</text:span><text:s/>=<text:s/><text:span text:style-name="OrgSrcFontLockKeywordFace">new</text:span><text:s/><text:span text:style-name="OrgSrcFontLockTypeFace">myobject</text:span>;</text:p>
      <text:p text:style-name="OrgSrcBlock"><text:span text:style-name="OrgSrcFontLockKeywordFace">delete</text:span><text:s/>myobjptr;</text:p>
      <text:p text:style-name="OrgSrcBlock"><text:span text:style-name="OrgSrcFontLockCommentDelimiterFace">/</text:span><text:span text:style-name="OrgSrcFontLockCommentDelimiterFace">/<text:s/></text:span><text:span text:style-name="OrgSrcFontLockCommentFace">Allocate<text:s/>and<text:s/>deallocate<text:s/>array<text:s/>of<text:s/>objects</text:span></text:p>
      <text:p text:style-name="OrgSrcBlock"><text:span text:style-name="OrgSrcFontLockTypeFace">i</text:span><text:span text:style-name="OrgSrcFontLockTypeFace">n</text:span><text:span text:style-name="OrgSrcFontLockTypeFace">t</text:span><text:s/>*<text:s/><text:span text:style-name="OrgSrcFontLockVariableNameFace">intptr</text:span><text:s/>=<text:s/><text:span text:style-name="OrgSrcFontLockKeywordFace">new</text:span><text:s/><text:span text:style-name="OrgSrcFontLockTypeFace">int</text:span><text:s/><text:span text:style-name="OrgSrcRainbowDelimitersDepth1Face">[</text:span>30<text:span text:style-name="OrgSrcRainbowDelimitersDepth1Face">]</text:span>;</text:p>
      <text:p text:style-name="OrgSrcBlockLastLine"><text:span text:style-name="OrgSrcFontLockKeywordFace">delete</text:span><text:s/><text:span text:style-name="OrgSrcRainbowDelimitersDepth1Face">[</text:span><text:span text:style-name="OrgSrcRainbowDelimitersDepth1Face">]</text:span><text:s/>intptr;<text:s/><text:span text:style-name="OrgSrcFontLockCommentDelimiterFace">//<text:s/></text:span><text:span text:style-name="OrgSrcFontLockCommentFace">NB!<text:s/>Brackets</text:span></text:p>
      <text:list text:style-name="OrgBulletedList" text:continue-numbering="false">
        <text:list-item>
          <text:p text:style-name="Text_20_body"><text:span text:style-name="Bold">new</text:span> - invokes constructors
</text:p>
        </text:list-item>
        <text:list-item>
          <text:p text:style-name="Text_20_body"><text:span text:style-name="Bold">delete</text:span> - invokes destructors
</text:p>
        </text:list-item>
      </text:list>
      <text:h text:style-name="Heading_20_2" text:outline-level="2" text:is-list-header="false">
<text:bookmark-start text:name="OrgXref.org2abf9b1"/>
<text:bookmark text:name="org2abf9b1"/>Stack vs. the Heap
<text:bookmark-end text:name="OrgXref.org2abf9b1"/></text:h>
      <text:p text:style-name="Text_20_body"><text:span text:style-name="Emphasis">Dynamic Memory</text:span> is acquired from the <text:span text:style-name="Bold">heap</text:span>.
</text:p>
      <text:p text:style-name="Text_20_body"><text:span text:style-name="Emphasis">Local Variables and Arguments</text:span> live on the <text:span text:style-name="Bold">stack</text:span>.
</text:p>
      <text:h text:style-name="Heading_20_2" text:outline-level="2" text:is-list-header="false">
<text:bookmark-start text:name="OrgXref.orgf767e32"/>
<text:bookmark text:name="orgf767e32"/>Dynamic Arrays
<text:bookmark-end text:name="OrgXref.orgf767e32"/></text:h>
      <text:p text:style-name="Text_20_body">We can also create dynamic arrays with <text:span text:style-name="Bold">new</text:span>
</text:p>
      <text:p text:style-name="OrgSrcBlock"><text:span text:style-name="OrgSrcFontLockCommentDelimiterFace">/</text:span><text:span text:style-name="OrgSrcFontLockCommentDelimiterFace">/<text:s/></text:span><text:span text:style-name="OrgSrcFontLockCommentFace">2<text:s/>rows,<text:s/>different<text:s/>column<text:s/>sizes<text:s/>for<text:s/>each<text:s/>row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rows</text:span><text:s/>=<text:s/>2;<text:s/><text:span text:style-name="OrgSrcFontLockTypeFace">in</text:span><text:span text:style-name="OrgSrcFontLockTypeFace">t</text:span><text:s/><text:span text:style-name="OrgSrcFontLockVariableNameFace">cols</text:span><text:span text:style-name="OrgSrcRainbowDelimitersDepth1Face">[</text:span>2<text:span text:style-name="OrgSrcRainbowDelimitersDepth1Face">]</text:span><text:s/>=<text:s/><text:span text:style-name="OrgSrcRainbowDelimitersDepth1Face">{</text:span><text:s/>3,<text:s/>2<text:s/><text:span text:style-name="OrgSrcRainbowDelimitersDepth1Face">}</text:span>;</text:p>
      <text:p text:style-name="OrgSrcBlock"><text:span text:style-name="OrgSrcFontLockTypeFace">floa</text:span><text:span text:style-name="OrgSrcFontLockTypeFace">t</text:span><text:s/>**<text:s/><text:span text:style-name="OrgSrcFontLockVariableNameFace">array</text:span><text:s/>=<text:s/><text:span text:style-name="OrgSrcFontLockKeywordFace">new</text:span><text:s/><text:span text:style-name="OrgSrcFontLockTypeFace">float</text:span>*<text:span text:style-name="OrgSrcRainbowDelimitersDepth1Face">[</text:span><text:span text:style-name="OrgSrcFontLockConstantFace">rows</text:span><text:span text:style-name="OrgSrcRainbowDelimitersDepth1Face">]</text:span>;<text:s/><text:span text:style-name="OrgSrcFontLockCommentDelimiterFace">/</text:span><text:span text:style-name="OrgSrcFontLockCommentDelimiterFace">/<text:s/></text:span><text:span text:style-name="OrgSrcFontLockCommentFace">Allocate<text:s/>array<text:s/>of<text:s/>float<text:s/>*’s</text:span></text:p>
      <text:p text:style-name="OrgSrcBlock"><text:span text:style-name="OrgSrcFontLockKeywordFace">f</text:span><text:span text:style-name="OrgSrcFontLockKeywordFace">or</text:span><text:s/><text:span text:style-name="OrgSrcRainbowDelimitersDepth1Face">(</text:span><text:span text:style-name="OrgSrcFontLockTypeFace">in</text:span><text:span text:style-name="OrgSrcFontLockTypeFace">t</text:span><text:s/><text:span text:style-name="OrgSrcFontLockVariableNameFace">i</text:span>=0;<text:s/>i&lt;rows;<text:s/>++i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Allocate<text:s/>float<text:s/>array,<text:s/>current<text:s/>row<text:s/>determines<text:s/>size</text:span></text:p>
      <text:p text:style-name="OrgSrcBlock"><text:s/><text:s/>array<text:span text:style-name="OrgSrcRainbowDelimitersDepth2Face">[</text:span>i<text:span text:style-name="OrgSrcRainbowDelimitersDepth2Face">]</text:span><text:s/>=<text:s/><text:span text:style-name="OrgSrcFontLockKeywordFace">new</text:span><text:s/><text:span text:style-name="OrgSrcFontLockTypeFace">float</text:span><text:span text:style-name="OrgSrcRainbowDelimitersDepth2Face">[</text:span>cols<text:span text:style-name="OrgSrcRainbowDelimitersDepth3Face">[</text:span>i<text:span text:style-name="OrgSrcRainbowDelimitersDepth3Face">]</text:span><text:span text:style-name="OrgSrcRainbowDelimitersDepth2Face">]</text:span>;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Initialise<text:s/>the<text:s/>array<text:s/>with<text:s/>float<text:s/>values</text:span></text:p>
      <text:p text:style-name="OrgSrcBlock"><text:s/><text:s/><text:span text:style-name="OrgSrcFontLockKeywordFace">f</text:span><text:span text:style-name="OrgSrcFontLockKeywordFace">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j</text:span>=0;<text:s/>j&lt;cols<text:span text:style-name="OrgSrcRainbowDelimitersDepth3Face">[</text:span>i<text:span text:style-name="OrgSrcRainbowDelimitersDepth3Face">]</text:span>;<text:s/>++j<text:span text:style-name="OrgSrcRainbowDelimitersDepth2Face">)</text:span></text:p>
      <text:p text:style-name="OrgSrcBlock"><text:s/><text:s/><text:s/><text:s/><text:span text:style-name="OrgSrcRainbowDelimitersDepth2Face">{</text:span><text:s/>array<text:span text:style-name="OrgSrcRainbowDelimitersDepth3Face">[</text:span>i<text:span text:style-name="OrgSrcRainbowDelimitersDepth3Face">]</text:span><text:span text:style-name="OrgSrcRainbowDelimitersDepth3Face">[</text:span>j<text:span text:style-name="OrgSrcRainbowDelimitersDepth3Face">]</text:span><text:s/>=<text:s/><text:span text:style-name="OrgSrcFontLockTypeFace">float</text:span><text:span text:style-name="OrgSrcRainbowDelimitersDepth3Face">(</text:span>i*j+1<text:span text:style-name="OrgSrcRainbowDelimitersDepth3Face">)</text:span>;<text:s/><text:span text:style-name="OrgSrcRainbowDelimitersDepth2Face">}</text:span></text:p>
      <text:p text:style-name="OrgSrcBlock"><text:s/><text:s/><text:span text:style-name="OrgSrcRainbowDelimitersDepth1Face">}</text:span></text:p>
      <text:p text:style-name="OrgSrcBlock"><text:span text:style-name="OrgSrcRainbowDelimitersUnmatchedFace">}</text:span></text:p>
      <text:p text:style-name="OrgSrcBlock"/>
      <text:p text:style-name="OrgSrcBlock"><text:span text:style-name="OrgSrcFontLockKeywordFace">if</text:span><text:s/><text:span text:style-name="OrgSrcRainbowDelimitersUnmatchedFace">(</text:span>array<text:span text:style-name="OrgSrcRainbowDelimitersDepth1Face">[</text:span>k<text:span text:style-name="OrgSrcRainbowDelimitersDepth1Face">]</text:span><text:span text:style-name="OrgSrcRainbowDelimitersDepth1Face">[</text:span>l<text:span text:style-name="OrgSrcRainbowDelimitersDepth1Face">]</text:span><text:s/>==<text:s/>2.0<text:s/><text:span text:style-name="OrgSrcRainbowDelimitersUnmatchedFace">)</text:span><text:s/><text:span text:style-name="OrgSrcRainbowDelimitersUnmatchedFace">{</text:span><text:s/><text:span text:style-name="OrgSrcFontLockCommentDelimiterFace">/*<text:s/></text:span><text:span text:style-name="OrgSrcFontLockCommentFace">do<text:s/>stuff<text:s/>*/</text:span><text:s/><text:span text:style-name="OrgSrcRainbowDelimitersUnmatchedFace">}</text:span></text:p>
      <text:p text:style-name="OrgSrcBlock"/>
      <text:p text:style-name="OrgSrcBlock"><text:span text:style-name="OrgSrcFontLockKeywordFace">for</text:span><text:span text:style-name="OrgSrcRainbowDelimitersUnmatchedFace">(</text:span><text:span text:style-name="OrgSrcFontLockTypeFace">in</text:span><text:span text:style-name="OrgSrcFontLockTypeFace">t</text:span><text:s/><text:span text:style-name="OrgSrcFontLockVariableNameFace">i</text:span>=0;<text:s/>i&lt;rows;<text:s/>++i<text:span text:style-name="OrgSrcRainbowDelimitersUnmatchedFace">)</text:span></text:p>
      <text:p text:style-name="OrgSrcBlock"><text:s/><text:s/><text:span text:style-name="OrgSrcRainbowDelimitersUnmatchedFace">{</text:span><text:s/><text:span text:style-name="OrgSrcFontLockKeywordFace">delete</text:span><text:s/><text:span text:style-name="OrgSrcRainbowDelimitersDepth1Face">[</text:span><text:span text:style-name="OrgSrcRainbowDelimitersDepth1Face">]</text:span><text:s/>array<text:span text:style-name="OrgSrcRainbowDelimitersDepth1Face">[</text:span>i<text:span text:style-name="OrgSrcRainbowDelimitersDepth1Face">]</text:span>;<text:s/><text:span text:style-name="OrgSrcRainbowDelimitersUnmatchedFace">}</text:span><text:s/><text:span text:style-name="OrgSrcFontLockCommentDelimiterFace">//<text:s/></text:span><text:span text:style-name="OrgSrcFontLockCommentFace">Delete<text:s/>the<text:s/>inner<text:s/>arrays</text:span></text:p>
      <text:p text:style-name="OrgSrcBlock"><text:span text:style-name="OrgSrcFontLockKeywordFace">delete</text:span><text:s/><text:span text:style-name="OrgSrcRainbowDelimitersUnmatchedFace">[</text:span><text:span text:style-name="OrgSrcRainbowDelimitersUnmatchedFace">]</text:span><text:s/>array;</text:p>
      <text:p text:style-name="OrgSrcBlockLastLine"><text:span text:style-name="OrgSrcFontLockCommentDelimiterFace">//<text:s/></text:span><text:span text:style-name="OrgSrcFontLockCommentFace">Delete<text:s/>the<text:s/>outer<text:s/>array</text:span></text:p>
      <text:h text:style-name="Heading_20_1" text:outline-level="1" text:is-list-header="false">
<text:bookmark-start text:name="OrgXref.orge351e65"/>
<text:bookmark text:name="orge351e65"/>Resource Acquisition is Initialisation (RAII)
<text:bookmark-end text:name="OrgXref.orge351e65"/></text:h>
      <text:p text:style-name="Text_20_body">C++ Memory Model pairs <text:span text:style-name="Emphasis">Object Construction</text:span> and <text:span text:style-name="Emphasis">Destruction</text:span> within <text:span text:style-name="Bold">same scope</text:span>.
</text:p>
      <text:p text:style-name="Text_20_body">Important for guaranteeing <text:span text:style-name="Emphasis">exception safety</text:span>.
</text:p>
      <text:h text:style-name="Heading_20_2" text:outline-level="2" text:is-list-header="false">
<text:bookmark-start text:name="OrgXref.org09a6b54"/>
<text:bookmark text:name="org09a6b54"/>Automated Pointer Management
<text:bookmark-end text:name="OrgXref.org09a6b54"/></text:h>
      <text:p text:style-name="Text_20_body">Dynamically Allocated Memory isn't managed by the RAII paradigm.
</text:p>
      <text:p text:style-name="Text_20_body"><text:span text:style-name="Underline">Problem</text:span>
</text:p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uden</text:span><text:span text:style-name="OrgSrcFontLockTypeFace">t</text:span><text:s/>*<text:s/><text:span text:style-name="OrgSrcFontLockVariableNameFace">ptr</text:span><text:s/>=<text:s/><text:span text:style-name="OrgSrcFontLockKeywordFace">new</text:span><text:s/><text:span text:style-name="OrgSrcFontLockTypeFace">student</text:span>;</text:p>
      <text:p text:style-name="OrgSrcBlock"><text:s/><text:s/><text:span text:style-name="OrgSrcFontLockKeywordFace">if</text:span><text:span text:style-name="OrgSrcRainbowDelimitersDepth2Face">(</text:span><text:span text:style-name="OrgSrcFontLockNegationCharFace">!</text:span>ptr-&gt;invoke<text:span text:style-name="OrgSrcRainbowDelimitersDepth3Face">(</text:span>1<text:span text:style-name="OrgSrcRainbowDelimitersDepth3Face">)</text:span><text:span text:style-name="OrgSrcRainbowDelimitersDepth2Face">)</text:span></text:p>
      <text:p text:style-name="OrgSrcBlock"><text:s/><text:s/><text:s/><text:s/><text:span text:style-name="OrgSrcFontLockKeywordFace">throw</text:span><text:s/>dark_lord_exception<text:span text:style-name="OrgSrcRainbowDelimitersDepth2Face">(</text:span><text:span text:style-name="OrgSrcRainbowDelimitersDepth2Face">)</text:span>;</text:p>
      <text:p text:style-name="OrgSrcBlock"><text:s/><text:s/><text:span text:style-name="OrgSrcFontLockKeywordFace">delete</text:span><text:s/>ptr;<text:s/><text:span text:style-name="OrgSrcFontLockCommentDelimiterFace">//<text:s/></text:span><text:span text:style-name="OrgSrcFontLockCommentFace">doesn’t<text:s/>get<text:s/>called<text:s/>if<text:s/>throw<text:s/>occurs!</text:span></text:p>
      <text:p text:style-name="OrgSrcBlockLastLine"><text:span text:style-name="OrgSrcRainbowDelimitersDepth1Face">}</text:span></text:p>
      <text:p text:style-name="Text_20_body"><text:span text:style-name="Underline">Solution</text:span> (encapsulate and guarantee pointer release)
</text:p>
      <text:p text:style-name="OrgSrcBlock"><text:span text:style-name="OrgSrcFontLockKeywordFace">clas</text:span><text:span text:style-name="OrgSrcFontLockKeywordFace">s</text:span><text:s/><text:span text:style-name="OrgSrcFontLockTypeFace">student_ptr</text:span><text:s/><text:span text:style-name="OrgSrcRainbowDelimitersDepth1Face">{</text:span></text:p>
      <text:p text:style-name="OrgSrcBlock"><text:span text:style-name="OrgSrcFontLockKeywordFace">private</text:span>:<text:s/><text:span text:style-name="OrgSrcFontLockTypeFace">studen</text:span><text:span text:style-name="OrgSrcFontLockTypeFace">t</text:span><text:s/>*<text:s/><text:span text:style-name="OrgSrcFontLockVariableNameFace">ptr</text:span>;</text:p>
      <text:p text:style-name="OrgSrcBlock"><text:span text:style-name="OrgSrcFontLockKeywordFace">public</text:span>:</text:p>
      <text:p text:style-name="OrgSrcBlock"><text:s/><text:s/><text:span text:style-name="OrgSrcFontLockFunctionNameFace">student_ptr</text:span><text:span text:style-name="OrgSrcRainbowDelimitersDepth2Face">(</text:span><text:span text:style-name="OrgSrcFontLockTypeFace">student</text:span><text:s/>*<text:s/><text:span text:style-name="OrgSrcFontLockVariableNameFace">p</text:span><text:span text:style-name="OrgSrcRainbowDelimitersDepth2Face">)</text:span><text:s/>:<text:s/>ptr<text:span text:style-name="OrgSrcRainbowDelimitersDepth2Face">(</text:span>p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~<text:span text:style-name="OrgSrcFontLockFunctionNameFace">student_pt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ptr;<text:s/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dfc7b62"/>
<text:bookmark text:name="orgdfc7b62"/>unique_ptr
<text:bookmark-end text:name="OrgXref.orgdfc7b62"/></text:h>
      <text:p text:style-name="Text_20_body">Wraps a pointer in <text:span text:style-name="Bold">automatic</text:span> variable.
</text:p>
      <text:p text:style-name="Text_20_body">Automatically deletes pointer when it leaves scope.
</text:p>
      <text:p text:style-name="Text_20_body"><text:span text:style-name="Bold">Zero extra overhead</text:span>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memory</text:span><text:span text:style-name="OrgSrcRainbowDelimitersDepth1Face">&gt;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unique_ptr</text:span><text:span text:style-name="OrgSrcRainbowDelimitersDepth2Face">&lt;</text:span>student<text:span text:style-name="OrgSrcRainbowDelimitersDepth2Face">&gt;</text:span><text:s/><text:span text:style-name="OrgSrcFontLockVariableNameFace">ptr</text:span><text:span text:style-name="OrgSrcRainbowDelimitersDepth2Face">(</text:span><text:span text:style-name="OrgSrcFontLockKeywordFace">new</text:span><text:s/><text:span text:style-name="OrgSrcFontLockTypeFace">student</text:span><text:span text:style-name="OrgSrcRainbowDelimitersDepth2Face">)</text:span>;</text:p>
      <text:p text:style-name="OrgSrcBlock"><text:s/><text:s/><text:span text:style-name="OrgSrcFontLockKeywordFace">if</text:span><text:span text:style-name="OrgSrcRainbowDelimitersDepth2Face">(</text:span><text:span text:style-name="OrgSrcFontLockNegationCharFace">!</text:span>ptr-&gt;invoke<text:span text:style-name="OrgSrcRainbowDelimitersDepth3Face">(</text:span>1<text:span text:style-name="OrgSrcRainbowDelimitersDepth3Face">)</text:span><text:span text:style-name="OrgSrcRainbowDelimitersDepth2Face">)</text:span><text:s/><text:span text:style-name="OrgSrcFontLockCommentDelimiterFace">/</text:span><text:span text:style-name="OrgSrcFontLockCommentDelimiterFace">/<text:s/></text:span><text:span text:style-name="OrgSrcFontLockCommentFace">Exact<text:s/>same<text:s/>pointer<text:s/>semantics</text:span></text:p>
      <text:p text:style-name="OrgSrcBlock"><text:s/><text:s/><text:s/><text:s/><text:span text:style-name="OrgSrcFontLockKeywordFace">t</text:span><text:span text:style-name="OrgSrcFontLockKeywordFace">hrow</text:span><text:s/>dark_lord_exception<text:span text:style-name="OrgSrcRainbowDelimitersDepth2Face">(</text:span><text:span text:style-name="OrgSrcRainbowDelimitersDepth2Face">)</text:span>;</text:p>
      <text:p text:style-name="OrgSrcBlockLastLine"><text:span text:style-name="OrgSrcRainbowDelimitersDepth1Face">}</text:span><text:s/><text:span text:style-name="OrgSrcFontLockCommentDelimiterFace">//<text:s/></text:span><text:span text:style-name="OrgSrcFontLockCommentFace">Allocated<text:s/>pointer<text:s/>automatically<text:s/>cleaned<text:s/>up</text:span></text:p>
      <text:list text:style-name="OrgNumberedList" text:continue-numbering="false">
        <text:list-item>
          <text:p text:style-name="Text_20_body">
<text:bookmark-start text:name="OrgXref.orgf47d699"/>
<text:bookmark text:name="orgf47d699"/><text:span text:style-name="Underline">Usage Patterns</text:span>
<text:bookmark-end text:name="OrgXref.orgf47d699"/></text:p>
          <text:list text:style-name="OrgBulletedList" text:continue-numbering="false">
            <text:list-item>
              <text:p text:style-name="Text_20_body">Acquire allocated memory, obtain raw pointer, release
</text:p>
            </text:list-item>
          </text:list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A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10<text:span text:style-name="OrgSrcRainbowDelimitersDepth2Face">)</text:span><text:span text:style-name="OrgSrcRainbowDelimitersDepth1Face">)</text:span>;</text:p>
          <text:p text:style-name="OrgSrcBlock"><text:span text:style-name="OrgSrcFontLockTypeFace">in</text:span><text:span text:style-name="OrgSrcFontLockTypeFace">t</text:span><text:s/>*<text:s/><text:span text:style-name="OrgSrcFontLockVariableNameFace">ptr</text:span><text:s/>=<text:s/>A.get<text:span text:style-name="OrgSrcRainbowDelimitersDepth1Face">(</text:span><text:span text:style-name="OrgSrcRainbowDelimitersDepth1Face">)</text:span><text:s/><text:span text:style-name="OrgSrcFontLockCommentDelimiterFace">/</text:span><text:span text:style-name="OrgSrcFontLockCommentDelimiterFace">/<text:s/></text:span><text:span text:style-name="OrgSrcFontLockCommentFace">Return<text:s/>raw<text:s/>pointer</text:span></text:p>
          <text:p text:style-name="OrgSrcBlockLastLine">A.release<text:span text:style-name="OrgSrcRainbowDelimitersDepth1Face">(</text:span><text:span text:style-name="OrgSrcRainbowDelimitersDepth1Face">)</text:span>;<text:s/><text:s/><text:s/><text:s/><text:s/><text:s/><text:s/><text:s/><text:span text:style-name="OrgSrcFontLockCommentDelimiterFace">//<text:s/></text:span><text:span text:style-name="OrgSrcFontLockCommentFace">Releases<text:s/>(deletes)<text:s/>held<text:s/>pointer</text:span></text:p>
          <text:list text:style-name="OrgBulletedList" text:continue-numbering="false">
            <text:list-item>
              <text:p text:style-name="Text_20_body">Exchange for new pointer
</text:p>
            </text:list-item>
          </text:list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B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20<text:span text:style-name="OrgSrcRainbowDelimitersDepth2Face">)</text:span><text:span text:style-name="OrgSrcRainbowDelimitersDepth1Face">)</text:span>;</text:p>
          <text:p text:style-name="OrgSrcBlockLastLine">B.reset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30<text:span text:style-name="OrgSrcRainbowDelimitersDepth2Face">)</text:span><text:span text:style-name="OrgSrcRainbowDelimitersDepth1Face">)</text:span>;<text:s/><text:span text:style-name="OrgSrcFontLockCommentDelimiterFace">//<text:s/></text:span><text:span text:style-name="OrgSrcFontLockCommentFace">Release<text:s/>held<text:s/>pointer,<text:s/>replace<text:s/>with<text:s/>new</text:span></text:p>
          <text:list text:style-name="OrgBulletedList" text:continue-numbering="false">
            <text:list-item>
              <text:p text:style-name="Text_20_body">Acquire allocated memory array, use subscript
</text:p>
            </text:list-item>
          </text:list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/><text:span text:style-name="OrgSrcRainbowDelimitersDepth2Face">[</text:span><text:span text:style-name="OrgSrcRainbowDelimitersDepth2Face">]</text:span><text:span text:style-name="OrgSrcRainbowDelimitersDepth1Face">&gt;</text:span><text:s/><text:span text:style-name="OrgSrcFontLockVariableNameFace">C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[</text:span>10<text:span text:style-name="OrgSrcRainbowDelimitersDepth2Face">]</text:span><text:span text:style-name="OrgSrcRainbowDelimitersDepth1Face">)</text:span>;</text:p>
          <text:p text:style-name="OrgSrcBlockLastLine"><text:span text:style-name="OrgSrcFontLockConstantFace">std</text:span>::cout<text:s/>&lt;&lt;<text:s/>C<text:span text:style-name="OrgSrcRainbowDelimitersDepth1Face">[</text:span>5<text:span text:style-name="OrgSrcRainbowDelimitersDepth1Face">]</text:span>;<text:s/><text:s/><text:s/><text:span text:style-name="OrgSrcFontLockCommentDelimiterFace">//<text:s/></text:span><text:span text:style-name="OrgSrcFontLockCommentFace">Subscript<text:s/>operator<text:s/>for<text:s/>arrays</text:span></text:p>
        </text:list-item>
        <text:list-item>
          <text:p text:style-name="Text_20_body">
<text:bookmark-start text:name="OrgXref.org59d8e12"/>
<text:bookmark text:name="org59d8e12"/><text:span text:style-name="Underline">Unique Ownership</text:span>
<text:bookmark-end text:name="OrgXref.org59d8e12"/></text:p>
          <text:p text:style-name="Text_20_body">Unique pointers cannot be copied, only <text:span text:style-name="Bold">moved</text:span>. The copy operator= is deleted.
</text:p>
          <text:p text:style-name="OrgSrcBlock"><text:span text:style-name="OrgSrcFontLockConstantFace">s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hs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10<text:span text:style-name="OrgSrcRainbowDelimitersDepth2Face">)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lhs.get()<text:s/>!=<text:s/>nullptr;</text:span></text:p>
          <text:p text:style-name="OrgSrcBlock"><text:span text:style-name="OrgSrcFontLockConstantFace">s</text:span><text:span text:style-name="OrgSrcFontLockConstantFace">td</text:span>::<text:span text:style-name="OrgSrcFontLockTypeFace">unique_pt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hs</text:span><text:span text:style-name="OrgSrcRainbowDelimitersDepth1Face">(</text:span><text:span text:style-name="OrgSrcFontLockKeywordFace">new</text:span><text:s/><text:span text:style-name="OrgSrcFontLockTypeFace">int</text:span><text:span text:style-name="OrgSrcRainbowDelimitersDepth2Face">(</text:span>20<text:span text:style-name="OrgSrcRainbowDelimitersDepth2Face">)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rhs.get()<text:s/>!=<text:s/>nullptr;</text:span></text:p>
          <text:p text:style-name="OrgSrcBlock">lhs<text:s/>=<text:s/><text:span text:style-name="OrgSrcFontLockConstantFace">std</text:span>::move<text:span text:style-name="OrgSrcRainbowDelimitersDepth1Face">(</text:span>rhs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an’t<text:s/>lhs<text:s/>=<text:s/>rhs;</text:span></text:p>
          <text:p text:style-name="OrgSrcBlock"><text:span text:style-name="OrgSrcFontLockCommentDelimiterFace">//<text:s/></text:span><text:span text:style-name="OrgSrcFontLockCommentFace">lhs.get()<text:s/>!=<text:s/>nullptr<text:s/>&amp;&amp;<text:s/>*lhs<text:s/>==<text:s/>20;</text:span></text:p>
          <text:p text:style-name="OrgSrcBlockLastLine"><text:span text:style-name="OrgSrcFontLockCommentDelimiterFace">/</text:span><text:span text:style-name="OrgSrcFontLockCommentDelimiterFace">/<text:s/></text:span><text:span text:style-name="OrgSrcFontLockCommentFace">rhs.get()<text:s/>==<text:s/>nullptr;</text:span></text:p>
          <text:list text:style-name="OrgBulletedList" text:continue-numbering="false">
            <text:list-item>
              <text:p text:style-name="Text_20_body"><text:span text:style-name="Bold">lhs</text:span>'s pointer is released (deleted).
</text:p>
            </text:list-item>
            <text:list-item>
              <text:p text:style-name="Text_20_body"><text:span text:style-name="Bold">rhs</text:span>'s pointer is copied to lhs.
</text:p>
            </text:list-item>
            <text:list-item>
              <text:p text:style-name="Text_20_body"><text:span text:style-name="Bold">rhs</text:span>'s pointer is NULLED.
</text:p>
            </text:list-item>
          </text:list>
          <text:p text:style-name="Text_20_body">Only <text:span text:style-name="Bold">one</text:span> unique_ptr can be <text:span text:style-name="Emphasis">responsible</text:span> for a pointer.
</text:p>
        </text:list-item>
      </text:list>
      <text:h text:style-name="Heading_20_3" text:outline-level="3" text:is-list-header="false">
<text:bookmark-start text:name="OrgXref.org1b2c2ee"/>
<text:bookmark text:name="org1b2c2ee"/>shared_ptr
<text:bookmark-end text:name="OrgXref.org1b2c2ee"/></text:h>
      <text:list text:style-name="OrgBulletedList" text:continue-numbering="false">
        <text:list-item>
          <text:p text:style-name="Text_20_body">When <text:span text:style-name="Bold">shared_ptr</text:span> is <text:span text:style-name="Emphasis">copied/copy constructed</text:span>, ref <text:span text:style-name="Bold">count</text:span> incremented.
</text:p>
        </text:list-item>
        <text:list-item>
          <text:p text:style-name="Text_20_body">When <text:span text:style-name="Bold">shared_ptr</text:span> is <text:span text:style-name="Emphasis">destroyed</text:span>, ref count decremented.
</text:p>
        </text:list-item>
      </text:list>
      <text:p text:style-name="Text_20_body">If <text:span text:style-name="Bold">count</text:span> reaches 0, managed pointer <text:span text:style-name="Emphasis">deleted</text:span>.
</text:p>
      <text:p text:style-name="Text_20_body">Extra overhead from <text:span text:style-name="Emphasis">pointer indirection</text:span> and <text:span text:style-name="Emphasis">count maintenance</text:span>.
Use when lifetime of allocated object is uncertain.
</text:p>
      <text:list text:style-name="OrgNumberedList" text:continue-numbering="false">
        <text:list-item>
          <text:p text:style-name="Text_20_body">
<text:bookmark-start text:name="OrgXref.org5d2decb"/>
<text:bookmark text:name="org5d2decb"/>shared_ptr cycles
<text:bookmark-end text:name="OrgXref.org5d2decb"/></text:p>
          <text:p text:style-name="Text_20_body">Shared pointers can result in <text:span text:style-name="Bold">cycles</text:span>.
</text:p>
          <text:p text:style-name="OrgSrcBlock"><text:span text:style-name="OrgSrcFontLockKeywordFace">clas</text:span><text:span text:style-name="OrgSrcFontLockKeywordFace">s</text:span><text:s/><text:span text:style-name="OrgSrcFontLockTypeFace">node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pan text:style-name="OrgSrcFontLockConstantFace">std</text:span>::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next</text:span>;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RainbowDelimitersDepth1Face">{</text:span></text:p>
          <text:p text:style-name="OrgSrcBlock"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A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unt<text:s/>of<text:s/>1</text:span></text:p>
          <text:p text:style-name="OrgSrcBlock"><text:span text:style-name="OrgSrcFontLockTypeFace">s</text:span><text:span text:style-name="OrgSrcFontLockTypeFace">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B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unt<text:s/>of<text:s/>1</text:span></text:p>
          <text:p text:style-name="OrgSrcBlock"><text:span text:style-name="OrgSrcFontLockTypeFace">s</text:span><text:span text:style-name="OrgSrcFontLockTypeFace">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C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Count<text:s/>of<text:s/>1</text:span></text:p>
          <text:p text:style-name="OrgSrcBlock">A-&gt;next<text:s/>=<text:s/>B;<text:s/>B-&gt;next<text:s/>=<text:s/>C;<text:s/>C-&gt;next<text:s/>=<text:s/>A;<text:s/><text:span text:style-name="OrgSrcFontLockCommentDelimiterFace">//<text:s/></text:span><text:span text:style-name="OrgSrcFontLockCommentFace">Cycle<text:s/>on<text:s/>last<text:s/>=</text:span></text:p>
          <text:p text:style-name="OrgSrcBlock"><text:s/><text:s/><text:span text:style-name="OrgSrcFontLockCommentDelimiterFace">//<text:s/></text:span><text:span text:style-name="OrgSrcFontLockCommentFace">Counts<text:s/>of<text:s/>A,<text:s/>B<text:s/>and<text:s/>C<text:s/>are<text:s/>now<text:s/>2</text:span></text:p>
          <text:p text:style-name="OrgSrcBlock"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Destructors<text:s/>of<text:s/>A,<text:s/>B,<text:s/>and<text:s/>C<text:s/>called.<text:s/>BUT</text:span></text:p>
          <text:p text:style-name="OrgSrcBlock"><text:s/><text:s/><text:span text:style-name="OrgSrcFontLockCommentDelimiterFace">//<text:s/></text:span><text:span text:style-name="OrgSrcFontLockCommentFace">Internal<text:s/>shared_ptr<text:s/>counts<text:s/>are<text:s/>now<text:s/>1,</text:span></text:p>
          <text:p text:style-name="OrgSrcBlockLastLine"><text:s/><text:s/><text:span text:style-name="OrgSrcFontLockCommentDelimiterFace">/</text:span><text:span text:style-name="OrgSrcFontLockCommentDelimiterFace">/<text:s/></text:span><text:span text:style-name="OrgSrcFontLockCommentFace">The<text:s/>object<text:s/>should<text:s/>not<text:s/>really<text:s/>exist</text:span></text:p>
        </text:list-item>
      </text:list>
      <text:h text:style-name="Heading_20_3" text:outline-level="3" text:is-list-header="false">
<text:bookmark-start text:name="OrgXref.org6334cc2"/>
<text:bookmark text:name="org6334cc2"/>weak_ptr
<text:bookmark-end text:name="OrgXref.org6334cc2"/></text:h>
      <text:p text:style-name="Text_20_body"><text:span text:style-name="Bold">weak_ptr</text:span>'s point to <text:span text:style-name="Bold">shared_ptr</text:span>'s but they don't increment/decrement the count.
</text:p>
      <text:p text:style-name="Text_20_body"><text:span text:style-name="Underline">USE</text:span>
</text:p>
      <text:list text:style-name="OrgBulletedList" text:continue-numbering="false">
        <text:list-item>
          <text:p text:style-name="Text_20_body">to break cycles.
</text:p>
        </text:list-item>
        <text:list-item>
          <text:p text:style-name="Text_20_body">create links.
</text:p>
        </text:list-item>
        <text:list-item>
          <text:p text:style-name="Text_20_body">point to allocated memory without asking for responsibility.
</text:p>
        </text:list-item>
      </text:list>
      <text:p text:style-name="OrgSrcBlock"><text:span text:style-name="OrgSrcFontLockTypeFace">shared_ptr</text:span><text:span text:style-name="OrgSrcRainbowDelimitersDepth1Face">&lt;</text:span>node<text:span text:style-name="OrgSrcRainbowDelimitersDepth1Face">&gt;</text:span><text:s/><text:span text:style-name="OrgSrcFontLockVariableNameFace">A</text:span><text:s/>=<text:s/>make_shared<text:span text:style-name="OrgSrcRainbowDelimitersDepth1Face">&lt;</text:span>node<text:span text:style-name="OrgSrcRainbowDelimitersDepth1Face">&gt;</text:span>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ount<text:s/>is<text:s/>1</text:span></text:p>
      <text:p text:style-name="OrgSrcBlock"><text:span text:style-name="OrgSrcFontLockTypeFace">w</text:span><text:span text:style-name="OrgSrcFontLockTypeFace">eak_ptr</text:span><text:span text:style-name="OrgSrcRainbowDelimitersDepth1Face">&lt;</text:span>node<text:span text:style-name="OrgSrcRainbowDelimitersDepth1Face">&gt;</text:span><text:s/><text:span text:style-name="OrgSrcFontLockFunctionNameFace">B</text:span><text:span text:style-name="OrgSrcRainbowDelimitersDepth1Face">(</text:span>A<text:span text:style-name="OrgSrcRainbowDelimitersDepth1Face">)</text:span>;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Count<text:s/>is<text:s/>1</text:span></text:p>
      <text:p text:style-name="OrgSrcBlock"><text:span text:style-name="OrgSrcFontLockKeywordFace">if</text:span><text:span text:style-name="OrgSrcRainbowDelimitersDepth1Face">(</text:span><text:span text:style-name="OrgSrcFontLockTypeFace">shared_ptr</text:span><text:span text:style-name="OrgSrcRainbowDelimitersDepth2Face">&lt;</text:span>node<text:span text:style-name="OrgSrcRainbowDelimitersDepth2Face">&gt;</text:span><text:s/><text:span text:style-name="OrgSrcFontLockVariableNameFace">C</text:span><text:s/>=<text:s/>B.lock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/<text:s/></text:span><text:span text:style-name="OrgSrcFontLockCommentFace">Count<text:s/>is<text:s/>now<text:s/>2.<text:s/>Use<text:s/>shared_ptr.</text:span></text:p>
      <text:p text:style-name="OrgSrcBlock"><text:s/><text:s/><text:span text:style-name="OrgSrcFontLockCommentDelimiterFace">//<text:s/></text:span><text:span text:style-name="OrgSrcFontLockCommentFace">Count<text:s/>decremented<text:s/>when<text:s/>block<text:s/>closes<text:s/>(RAII)</text:span></text:p>
      <text:p text:style-name="OrgSrcBlock"><text:span text:style-name="OrgSrcRainbowDelimitersDepth1Face">}</text:span></text:p>
      <text:p text:style-name="OrgSrcBlockLastLine"><text:span text:style-name="OrgSrcFontLockCommentDelimiterFace">//<text:s/></text:span><text:span text:style-name="OrgSrcFontLockCommentFace">Count<text:s/>is<text:s/>back<text:s/>to<text:s/>1</text:span></text:p>
      <text:p text:style-name="Text_20_body"><text:span text:style-name="Underline">New Solution</text:span>
</text:p>
      <text:p text:style-name="OrgSrcBlock"><text:span text:style-name="OrgSrcFontLockKeywordFace">clas</text:span><text:span text:style-name="OrgSrcFontLockKeywordFace">s</text:span><text:s/><text:span text:style-name="OrgSrcFontLockTypeFace">nod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pan text:style-name="OrgSrcFontLockConstantFace">std</text:span>::<text:span text:style-name="OrgSrcFontLockTypeFace">weak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next</text:span>;</text:p>
      <text:p text:style-name="OrgSrcBlock"><text:span text:style-name="OrgSrcRainbowDelimitersDepth1Face">}</text:span>;</text:p>
      <text:p text:style-name="OrgSrcBlock">...</text:p>
      <text:p text:style-name="OrgSrcBlock"><text:span text:style-name="OrgSrcRainbowDelimitersDepth1Face">{</text:span></text:p>
      <text:p text:style-name="OrgSrcBlock"><text:s/><text:s/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A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/text:p>
      <text:p text:style-name="OrgSrcBlock"><text:s/><text:s/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B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/text:p>
      <text:p text:style-name="OrgSrcBlock"><text:s/><text:s/><text:span text:style-name="OrgSrcFontLockTypeFace">shared_ptr</text:span><text:span text:style-name="OrgSrcRainbowDelimitersDepth2Face">&lt;</text:span><text:span text:style-name="OrgSrcFontLockTypeFace">node</text:span><text:span text:style-name="OrgSrcRainbowDelimitersDepth2Face">&gt;</text:span><text:s/><text:span text:style-name="OrgSrcFontLockVariableNameFace">C</text:span><text:s/>=<text:s/>make_shared<text:span text:style-name="OrgSrcRainbowDelimitersDepth2Face">&lt;</text:span><text:span text:style-name="OrgSrcFontLockTypeFace">node</text:span><text:span text:style-name="OrgSrcRainbowDelimitersDepth2Face">&gt;</text:span><text:span text:style-name="OrgSrcRainbowDelimitersDepth2Face">(</text:span><text:span text:style-name="OrgSrcRainbowDelimitersDepth2Face">)</text:span>;</text:p>
      <text:p text:style-name="OrgSrcBlock"><text:s/><text:s/>A-&gt;next<text:s/>=<text:s/>B;<text:s/>B-&gt;next<text:s/>=<text:s/>C;<text:s/>C-&gt;next<text:s/>=<text:s/>A;<text:s/><text:span text:style-name="OrgSrcFontLockCommentDelimiterFace">//</text:span></text:p>
      <text:p text:style-name="OrgSrcBlock"><text:s/><text:s/><text:span text:style-name="OrgSrcFontLockCommentDelimiterFace">//<text:s/></text:span><text:span text:style-name="OrgSrcFontLockCommentFace">Counts<text:s/>of<text:s/>A,<text:s/>B<text:s/>and<text:s/>C<text:s/>are<text:s/>1</text:span></text:p>
      <text:p text:style-name="OrgSrcBlockLastLine"><text:span text:style-name="OrgSrcRainbowDelimitersDepth1Face">}</text:span><text:s/><text:span text:style-name="OrgSrcFontLockCommentDelimiterFace">//<text:s/></text:span><text:span text:style-name="OrgSrcFontLockCommentFace">no<text:s/>leaks<text:s/>when<text:s/>shared_ptr’s<text:s/>leave<text:s/>scope</text:span></text:p>
      <text:p text:style-name="Text_20_body">Now you can:
</text:p>
      <text:p text:style-name="OrgSrcBlock">C-&gt;next<text:s/>=<text:s/>shared_ptr<text:span text:style-name="OrgSrcRainbowDelimitersDepth1Face">&lt;</text:span>node<text:span text:style-name="OrgSrcRainbowDelimitersDepth1Face">&gt;</text:span><text:span text:style-name="OrgSrcRainbowDelimitersDepth1Face">(</text:span><text:span text:style-name="OrgSrcRainbowDelimitersDepth1Face">)</text:span>;<text:s/><text:span text:style-name="OrgSrcFontLockCommentDelimiterFace">//<text:s/></text:span><text:span text:style-name="OrgSrcFontLockCommentFace">Set<text:s/>to<text:s/>nullptr</text:span></text:p>
      <text:p text:style-name="OrgSrcBlock"><text:span text:style-name="OrgSrcFontLockKeywordFace">for</text:span><text:span text:style-name="OrgSrcRainbowDelimitersDepth1Face">(</text:span><text:span text:style-name="OrgSrcFontLockTypeFace">shared_ptr</text:span><text:span text:style-name="OrgSrcRainbowDelimitersDepth2Face">&lt;</text:span>node<text:span text:style-name="OrgSrcRainbowDelimitersDepth2Face">&gt;</text:span><text:s/><text:span text:style-name="OrgSrcFontLockVariableNameFace">head</text:span>=A;<text:s/>;head=head-&gt;next.lock<text:span text:style-name="OrgSrcRainbowDelimitersDepth2Face">(</text:span><text:span text:style-name="OrgSrcRainbowDelimitersDepth2Face">)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mmentDelimiterFace">/*<text:s/></text:span><text:span text:style-name="OrgSrcFontLockCommentFace">Do<text:s/>stuff<text:s/>and<text:s/>set<text:s/>the<text:s/>quit<text:s/>variable<text:s/>at<text:s/>some<text:s/>point<text:s/>*/</text:span></text:p>
      <text:p text:style-name="OrgSrcBlock"><text:s/><text:s/><text:span text:style-name="OrgSrcFontLockKeywordFace">if</text:span><text:span text:style-name="OrgSrcRainbowDelimitersDepth2Face">(</text:span>head-&gt;next.expired<text:span text:style-name="OrgSrcRainbowDelimitersDepth3Face">(</text:span><text:span text:style-name="OrgSrcRainbowDelimitersDepth3Face">)</text:span><text:span text:style-name="OrgSrcRainbowDelimitersDepth2Face">)</text:span><text:s/><text:span text:style-name="OrgSrcFontLockKeywordFace">break</text:span>;</text:p>
      <text:p text:style-name="OrgSrcBlockLastLine"><text:span text:style-name="OrgSrcRainbowDelimitersDepth1Face">}</text:span></text:p>
      <text:p text:style-name="Text_20_body"><text:span text:style-name="Underline">Usage Hint</text:span>
</text:p>
      <text:list text:style-name="OrgBulletedList" text:continue-numbering="false">
        <text:list-item>
          <text:p text:style-name="Text_20_body"><text:span text:style-name="Bold">unique_ptr</text:span> for mandating sole responsibility of held pointer.
</text:p>
        </text:list-item>
        <text:list-item>
          <text:p text:style-name="Text_20_body"><text:span text:style-name="Bold">shared_ptr</text:span> for mandating shared responsibility for shared pointer.
</text:p>
        </text:list-item>
      </text:list>
      <text:h text:style-name="Heading_20_1" text:outline-level="1" text:is-list-header="false">
<text:bookmark-start text:name="OrgXref.org6f871ed"/>
<text:bookmark text:name="org6f871ed"/>Values and Reference Semantics
<text:bookmark-end text:name="OrgXref.org6f871ed"/></text:h>
      <text:section text:style-name="OrgIndentedSection-Level-0" text:name="Section6">
        <table:table table:style-name="OrgTable"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Value Semantics</text:p>
              </table:table-cell>
              <table:table-cell table:style-name="OrgTblCellT">
                <text:p text:style-name="OrgTableContentsLeft">The <text:span text:style-name="Bold">value</text:span> of the object is important, not the <text:span text:style-name="Bold">identity</text:span></text:p>
              </table:table-cell>
            </table:table-row>
            <table:table-row>
              <table:table-cell table:style-name="OrgTblCellB">
                <text:p text:style-name="OrgTableContentsLeft">Reference Semantics</text:p>
              </table:table-cell>
              <table:table-cell table:style-name="OrgTblCellB">
                <text:p text:style-name="OrgTableContentsLeft">The <text:span text:style-name="Bold">identity</text:span> of the object is important, not the <text:span text:style-name="Bold">value</text:span></text:p>
              </table:table-cell>
            </table:table-row>
          </table:table-rows>
        </table:table>
      </text:section>
      <text:p text:style-name="Text_20_body">C++ has both <text:span text:style-name="Bold">value and reference</text:span> semantics while Java only has reference.
</text:p>
      <text:h text:style-name="Heading_20_2" text:outline-level="2" text:is-list-header="false">
<text:bookmark-start text:name="OrgXref.org3df7f38"/>
<text:bookmark text:name="org3df7f38"/>L-Values and R-Values
<text:bookmark-end text:name="OrgXref.org3df7f38"/></text:h>
      <text:p text:style-name="Text_20_body"><text:span text:style-name="Bold">l-values</text:span> persist.
</text:p>
      <text:p text:style-name="Text_20_body"><text:span text:style-name="Bold">r-values</text:span> do not persist (think RAII).
</text:p>
      <text:p text:style-name="OrgSrcBlock"><text:span text:style-name="OrgSrcFontLockTypeFace">Matri</text:span><text:span text:style-name="OrgSrcFontLockTypeFace">c</text:span><text:s/><text:span text:style-name="OrgSrcFontLockFunctionNameFace">multiply</text:span><text:span text:style-name="OrgSrcRainbowDelimitersDepth1Face">(</text:span><text:span text:style-name="OrgSrcFontLockTypeFace">Matrix</text:span><text:s/><text:span text:style-name="OrgSrcFontLockVariableNameFace">lhs</text:span>,<text:s/><text:span text:style-name="OrgSrcFontLockTypeFace">Matrix</text:span>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lhs<text:s/>*<text:s/>r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">A<text:s/>=<text:s/>B<text:s/>+<text:s/>C<text:s/>+<text:s/>D;</text:p>
      <text:p text:style-name="OrgSrcBlock">B<text:s/>=<text:s/>Matrix<text:span text:style-name="OrgSrcRainbowDelimitersDepth1Face">(</text:span>1.0,<text:s/>2.0,<text:s/>3.0,<text:s/>4.0<text:span text:style-name="OrgSrcRainbowDelimitersDepth1Face">)</text:span></text:p>
      <text:p text:style-name="OrgSrcBlockLastLine">C<text:s/>=<text:s/>multiply<text:span text:style-name="OrgSrcRainbowDelimitersDepth1Face">(</text:span>A,B<text:span text:style-name="OrgSrcRainbowDelimitersDepth1Face">)</text:span></text:p>
      <text:p text:style-name="Text_20_body"><text:span text:style-name="Underline">L-Values</text:span>
<text:span text:style-name="Bold">A</text:span>, <text:span text:style-name="Bold">B</text:span>, and <text:span text:style-name="Bold">C</text:span>
</text:p>
      <text:p text:style-name="Text_20_body"><text:span text:style-name="Underline">R-Values</text:span>
<text:span text:style-name="Bold">B + C + D</text:span>, <text:span text:style-name="Bold">Matrix(1.0,2.0,3.0,4.0)</text:span>, <text:span text:style-name="Bold">multiply(C,D)</text:span>
</text:p>
      <text:h text:style-name="Heading_20_2" text:outline-level="2" text:is-list-header="false">
<text:bookmark-start text:name="OrgXref.org7debf48"/>
<text:bookmark text:name="org7debf48"/>L-Value &amp; vs R-Value References
<text:bookmark-end text:name="OrgXref.org7debf48"/></text:h>
      <text:p text:style-name="Text_20_body"><text:span text:style-name="Bold">l-value references (&amp;)</text:span> bind to named variables.
</text:p>
      <text:p text:style-name="OrgSrcBlock"><text:span text:style-name="OrgSrcFontLockTypeFace">Matri</text:span><text:span text:style-name="OrgSrcFontLockTypeFace">x</text:span><text:s/><text:span text:style-name="OrgSrcFontLockVariableNameFace">A</text:span>;</text:p>
      <text:p text:style-name="OrgSrcBlockLastLine"><text:span text:style-name="OrgSrcFontLockTypeFace">Matri</text:span><text:span text:style-name="OrgSrcFontLockTypeFace">x</text:span><text:s/>&amp;<text:s/><text:span text:style-name="OrgSrcFontLockVariableNameFace">Aref</text:span><text:s/>=<text:s/>A;</text:p>
      <text:p text:style-name="Text_20_body"><text:span text:style-name="Bold">r-value references (&amp;&amp;)</text:span> bind to unnamed, temporary variable.
</text:p>
      <text:p text:style-name="OrgSrcBlock"><text:span text:style-name="OrgSrcFontLockTypeFace">Matri</text:span><text:span text:style-name="OrgSrcFontLockTypeFace">x</text:span><text:s/><text:span text:style-name="OrgSrcFontLockFunctionNameFace">multiply</text:span><text:span text:style-name="OrgSrcRainbowDelimitersDepth1Face">(</text:span><text:span text:style-name="OrgSrcFontLockTypeFace">Matrix</text:span><text:s/><text:span text:style-name="OrgSrcFontLockVariableNameFace">lhs</text:span>,<text:s/><text:span text:style-name="OrgSrcFontLockTypeFace">Matrix</text:span>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lhs<text:s/>*<text:s/>r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Binds<text:s/>to<text:s/>unnamed<text:s/>temporary<text:s/>holding<text:s/>result<text:s/>of<text:s/>B<text:s/>+<text:s/>C<text:s/>+<text:s/>D;</text:span></text:p>
      <text:p text:style-name="OrgSrcBlock"><text:span text:style-name="OrgSrcFontLockTypeFace">M</text:span><text:span text:style-name="OrgSrcFontLockTypeFace">atri</text:span><text:span text:style-name="OrgSrcFontLockTypeFace">x</text:span><text:s/>&amp;&amp;<text:s/><text:span text:style-name="OrgSrcFontLockVariableNameFace">A</text:span><text:s/>=<text:s/>B<text:s/>+<text:s/>C<text:s/>+<text:s/>D;</text:p>
      <text:p text:style-name="OrgSrcBlock"><text:span text:style-name="OrgSrcFontLockCommentDelimiterFace">/</text:span><text:span text:style-name="OrgSrcFontLockCommentDelimiterFace">/<text:s/></text:span><text:span text:style-name="OrgSrcFontLockCommentFace">Binds<text:s/>to<text:s/>result<text:s/>return<text:s/>value<text:s/>of<text:s/>multiply.</text:span></text:p>
      <text:p text:style-name="OrgSrcBlockLastLine"><text:span text:style-name="OrgSrcFontLockTypeFace">M</text:span><text:span text:style-name="OrgSrcFontLockTypeFace">atri</text:span><text:span text:style-name="OrgSrcFontLockTypeFace">x</text:span><text:s/>&amp;&amp;<text:s/><text:span text:style-name="OrgSrcFontLockVariableNameFace">A</text:span><text:s/>=<text:s/>multiply<text:span text:style-name="OrgSrcRainbowDelimitersDepth1Face">(</text:span>B,<text:s/>C<text:span text:style-name="OrgSrcRainbowDelimitersDepth1Face">)</text:span>;</text:p>
      <text:p text:style-name="Text_20_body">We can <text:span text:style-name="Emphasis">move///steal</text:span> these variable's <text:span text:style-name="Bold">values</text:span> before their destruction.
</text:p>
      <text:h text:style-name="Heading_20_2" text:outline-level="2" text:is-list-header="false">
<text:bookmark-start text:name="OrgXref.orgde03616"/>
<text:bookmark text:name="orgde03616"/>Values vs Reference Semantics
<text:bookmark-end text:name="OrgXref.orgde03616"/></text:h>
      <text:h text:style-name="Heading_20_2" text:outline-level="2" text:is-list-header="false">
<text:bookmark-start text:name="OrgXref.org22ce38b"/>
<text:bookmark text:name="org22ce38b"/>Java vs C++
<text:bookmark-end text:name="OrgXref.org22ce38b"/></text:h>
      <text:p text:style-name="Text_20_body">Java has <text:span text:style-name="Emphasis">simple</text:span> and <text:span text:style-name="Emphasis">object</text:span> types.
To the java compiler: an object is a reference!
Syntax is exactly the same for simple types.
</text:p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CommentDelimiterFace">/</text:span><text:span text:style-name="OrgSrcFontLockCommentDelimiterFace">/<text:s/></text:span><text:span text:style-name="OrgSrcFontLockCommentFace">Java<text:s/>code</text:span></text:p>
      <text:p text:style-name="OrgSrcBlock"><text:s/><text:s/><text:s/><text:span text:style-name="OrgSrcFontLockCommentDelimiterFace">//<text:s/></text:span><text:span text:style-name="OrgSrcFontLockCommentFace">Takes<text:s/>reference</text:span></text:p>
      <text:p text:style-name="OrgSrcBlock"><text:s/><text:s/><text:s/><text:span text:style-name="OrgSrcFontLockCommentDelimiterFace">//<text:s/></text:span><text:span text:style-name="OrgSrcFontLockCommentFace">to<text:s/>c<text:s/>and<text:s/>value<text:s/>of<text:s/>i</text:span></text:p>
      <text:p text:style-name="OrgSrcBlock"><text:span text:style-name="OrgSrcFontLockKeywordFace">p</text:span><text:span text:style-name="OrgSrcFontLockKeywordFace">ublic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C</text:span><text:s/><text:span text:style-name="OrgSrcFontLockVariableNameFace">c</text:span>,<text:s/><text:span text:style-name="OrgSrcFontLockTypeFace">int</text:span><text:s/><text:span text:style-name="OrgSrcFontLockVariableNameFace">i</text:span><text:span text:style-name="OrgSrcRainbowDelimitersDepth2Face">)</text:span></text:p>
      <text:p text:style-name="OrgSrcBlock"><text:s/><text:s/><text:s/><text:s/><text:span text:style-name="OrgSrcRainbowDelimitersDepth2Face">{</text:span><text:s/>c.invoke<text:span text:style-name="OrgSrcRainbowDelimitersDepth3Face">(</text:span>i<text:span text:style-name="OrgSrcRainbowDelimitersDepth3Face">)</text:span>;<text:s/><text:span text:style-name="OrgSrcRainbowDelimitersDepth2Face">}</text:span></text:p>
      <text:p text:style-name="OrgSrcBlock"><text:span text:style-name="OrgSrcRainbowDelimitersDepth1Face">}</text:span></text:p>
      <text:p text:style-name="OrgSrcBlock"><text:span text:style-name="OrgSrcFontLockCommentDelimiterFace">/</text:span><text:span text:style-name="OrgSrcFontLockCommentDelimiterFace">/</text:span><text:span text:style-name="OrgSrcFontLockCommentFace">...</text:span></text:p>
      <text:p text:style-name="OrgSrcBlock"><text:span text:style-name="OrgSrcFontLockTypeFace">A</text:span><text:s/><text:span text:style-name="OrgSrcFontLockVariableNameFace">a</text:span><text:s/>=<text:s/><text:span text:style-name="OrgSrcFontLockKeywordFace">new</text:span><text:s/><text:span text:style-name="OrgSrcFontLockTypeFace">A</text:span><text:span text:style-name="OrgSrcRainbowDelimitersDepth1Face">(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Allocate</text:span></text:p>
      <text:p text:style-name="OrgSrcBlock"><text:span text:style-name="OrgSrcFontLockTypeFace">C</text:span><text:s/><text:span text:style-name="OrgSrcFontLockVariableNameFace">c</text:span><text:s/>=<text:s/><text:span text:style-name="OrgSrcFontLockKeywordFace">new</text:span><text:s/><text:span text:style-name="OrgSrcFontLockTypeFace">C</text:span><text:span text:style-name="OrgSrcRainbowDelimitersDepth1Face">(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on<text:s/>heap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i</text:span><text:s/>=<text:s/>50;</text:p>
      <text:p text:style-name="OrgSrcBlockLastLine">a.f<text:span text:style-name="OrgSrcRainbowDelimitersDepth1Face">(</text:span>c,i<text:span text:style-name="OrgSrcRainbowDelimitersDepth1Face">)</text:span>;</text:p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CommentDelimiterFace">/</text:span><text:span text:style-name="OrgSrcFontLockCommentDelimiterFace">/<text:s/></text:span><text:span text:style-name="OrgSrcFontLockCommentFace">C++<text:s/>code</text:span></text:p>
      <text:p text:style-name="OrgSrcBlock"><text:s/><text:s/><text:span text:style-name="OrgSrcFontLockCommentDelimiterFace">//<text:s/></text:span><text:span text:style-name="OrgSrcFontLockCommentFace">Takes<text:s/>*reference*</text:span></text:p>
      <text:p text:style-name="OrgSrcBlock"><text:s/><text:s/><text:span text:style-name="OrgSrcFontLockCommentDelimiterFace">//<text:s/></text:span><text:span text:style-name="OrgSrcFontLockCommentFace">to<text:s/>c<text:s/>and<text:s/>*value*<text:s/>of<text:s/>i</text:span></text:p>
      <text:p text:style-name="OrgSrcBlock"><text:span text:style-name="OrgSrcFontLockKeywordFace">p</text:span><text:span text:style-name="OrgSrcFontLockKeywordFace">ublic</text:span>: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C</text:span><text:s/>&amp;<text:s/><text:span text:style-name="OrgSrcFontLockVariableNameFace">c</text:span>,<text:s/><text:span text:style-name="OrgSrcFontLockTypeFace">int</text:span><text:s/><text:span text:style-name="OrgSrcFontLockVariableNameFace">i</text:span><text:span text:style-name="OrgSrcRainbowDelimitersDepth2Face">)</text:span></text:p>
      <text:p text:style-name="OrgSrcBlock"><text:s/><text:s/><text:s/><text:s/><text:span text:style-name="OrgSrcRainbowDelimitersDepth2Face">{</text:span><text:s/>c.invoke<text:span text:style-name="OrgSrcRainbowDelimitersDepth3Face">(</text:span>i<text:span text:style-name="OrgSrcRainbowDelimitersDepth3Face">)</text:span>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/text:span><text:span text:style-name="OrgSrcFontLockCommentFace">...</text:span></text:p>
      <text:p text:style-name="OrgSrcBlock"><text:span text:style-name="OrgSrcFontLockTypeFace">A</text:span><text:s/><text:span text:style-name="OrgSrcFontLockVariableNameFace">a</text:span>;</text:p>
      <text:p text:style-name="OrgSrcBlock"><text:span text:style-name="OrgSrcFontLockTypeFace">C</text:span><text:s/><text:span text:style-name="OrgSrcFontLockVariableNameFace">c</text:span>;</text:p>
      <text:p text:style-name="OrgSrcBlock"><text:span text:style-name="OrgSrcFontLockTypeFace">in</text:span><text:span text:style-name="OrgSrcFontLockTypeFace">t</text:span><text:s/><text:span text:style-name="OrgSrcFontLockVariableNameFace">i</text:span><text:s/>=<text:s/>50;</text:p>
      <text:p text:style-name="OrgSrcBlockLastLine">a.f<text:span text:style-name="OrgSrcRainbowDelimitersDepth1Face">(</text:span>c,i<text:span text:style-name="OrgSrcRainbowDelimitersDepth1Face">)</text:span>;</text:p>
      <text:p text:style-name="Text_20_body"><text:span text:style-name="Bold">C++</text:span> syntax implies value semantics <text:span text:style-name="Bold">by default</text:span>.
</text:p>
      <text:p text:style-name="Text_20_body"><text:span text:style-name="Bold">Java</text:span> syntax implies reference semantics (except for simple types).
</text:p>
      <text:h text:style-name="Heading_20_1" text:outline-level="1" text:is-list-header="false">
<text:bookmark-start text:name="OrgXref.orgb8373df"/>
<text:bookmark text:name="orgb8373df"/>Implementing RAII and Value Semantics
<text:bookmark-end text:name="OrgXref.orgb8373df"/></text:h>
      <text:h text:style-name="Heading_20_2" text:outline-level="2" text:is-list-header="false">
<text:bookmark-start text:name="OrgXref.orgd9f2d59"/>
<text:bookmark text:name="orgd9f2d59"/>Six Special Member Functions
<text:bookmark-end text:name="OrgXref.orgd9f2d59"/></text:h>
      <text:list text:style-name="OrgNumberedList" text:continue-numbering="false">
        <text:list-item>
          <text:p text:style-name="Text_20_body">Default Constructor
</text:p>
        </text:list-item>
        <text:list-item>
          <text:p text:style-name="Text_20_body">Copy Constructor
</text:p>
        </text:list-item>
        <text:list-item>
          <text:p text:style-name="Text_20_body">Move Constructor
</text:p>
        </text:list-item>
        <text:list-item>
          <text:p text:style-name="Text_20_body">Copy Assignment Operator
</text:p>
        </text:list-item>
        <text:list-item>
          <text:p text:style-name="Text_20_body">Move Assignment Operator
</text:p>
        </text:list-item>
        <text:list-item>
          <text:p text:style-name="Text_20_body">Destructor
</text:p>
        </text:list-item>
      </text:list>
      <text:p text:style-name="Text_20_body">The compiler creates these even if you don't.
</text:p>
      <text:p text:style-name="Text_20_body">You can explicitly for <text:span text:style-name="Bold">defaults</text:span>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Default<text:s/>constructor</text:span></text:p>
      <text:p text:style-name="OrgSrcBlock"><text:s/><text:s/><text:span text:style-name="OrgSrcFontLockFunctionNameFace">s</text:span><text:span text:style-name="OrgSrcFontLockFunctionNameFace">tudent</text:span><text:span text:style-name="OrgSrcRainbowDelimitersDepth2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Copy<text:s/>Constructor</text:span></text:p>
      <text:p text:style-name="OrgSrcBlock"><text:s/><text:s/><text:span text:style-name="OrgSrcFontLockFunctionNameFace">s</text:span><text:span text:style-name="OrgSrcFontLockFunctionNameFace">tudent</text:span><text:span text:style-name="OrgSrcRainbowDelimitersDepth2Face">(</text:span><text:span text:style-name="OrgSrcFontLockTypeFace">student</text:span><text:s/>&amp;&amp;<text:s/><text:span text:style-name="OrgSrcFontLockVariableNameFace">rhs</text:span><text:span text:style-name="OrgSrcRainbowDelimitersDepth2Face">)</text:span><text:s/>=<text:s/><text:span text:style-name="OrgSrcFontLockKeywordFace">default</text:span>;</text:p>
      <text:p text:style-name="OrgSrcBlock"><text:s/><text:s/><text:span text:style-name="OrgSrcFontLockTypeFace">s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2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Move<text:s/>Constructor</text:span></text:p>
      <text:p text:style-name="OrgSrcBlock"><text:s/><text:s/><text:span text:style-name="OrgSrcFontLockTypeFace">s</text:span><text:span text:style-name="OrgSrcFontLockTypeFace">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2Face">(</text:span><text:span text:style-name="OrgSrcFontLockTypeFace">student</text:span><text:s/>&amp;&amp;<text:s/><text:span text:style-name="OrgSrcFontLockVariableNameFace">rhs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Copy<text:s/>and<text:s/>Move<text:s/>Assignment<text:s/>Operators</text:span></text:p>
      <text:p text:style-name="OrgSrcBlock"><text:s/><text:s/>~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text:s/>=<text:s/><text:span text:style-name="OrgSrcFontLockKeywordFace">default</text:span>;<text:s/><text:span text:style-name="OrgSrcFontLockCommentDelimiterFace">/</text:span><text:span text:style-name="OrgSrcFontLockCommentDelimiterFace">/<text:s/></text:span><text:span text:style-name="OrgSrcFontLockCommentFace">Destructor</text:span></text:p>
      <text:p text:style-name="OrgSrcBlock"/>
      <text:p text:style-name="OrgSrcBlock"><text:s/><text:s/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;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"><text:s/><text:s/><text:span text:style-name="OrgSrcFontLockConstantFace">s</text:span><text:span text:style-name="OrgSrcFontLockConstantFace">td</text:span>::<text:span text:style-name="OrgSrcFontLockTypeFace">vector</text:span><text:span text:style-name="OrgSrcRainbowDelimitersDepth2Face">&lt;</text:span><text:span text:style-name="OrgSrcFontLockConstantFace">std</text:span>::<text:span text:style-name="OrgSrcFontLockTypeFace">string</text:span><text:span text:style-name="OrgSrcRainbowDelimitersDepth2Face">&gt;</text:span><text:s/><text:span text:style-name="OrgSrcFontLockVariableNameFace">potions</text:span>;<text:s/><text:span text:style-name="OrgSrcFontLockCommentDelimiterFace">//<text:s/></text:span><text:span text:style-name="OrgSrcFontLockCommentFace">Vector<text:s/>of<text:s/>potions</text:span></text:p>
      <text:p text:style-name="OrgSrcBlockLastLine"><text:span text:style-name="OrgSrcRainbowDelimitersDepth1Face">}</text:span>;</text:p>
      <text:p text:style-name="Text_20_body">Or disallow them with <text:span text:style-name="Bold">delete</text:span>.
</text:p>
      <text:p text:style-name="OrgSrcBlockLastLine">student<text:span text:style-name="OrgSrcRainbowDelimitersDepth1Face">(</text:span><text:span text:style-name="OrgSrcFontLockTypeFace">void</text:span><text:span text:style-name="OrgSrcRainbowDelimitersDepth1Face">)</text:span><text:s/>=<text:s/><text:span text:style-name="OrgSrcFontLockKeywordFace">delete</text:span>;</text:p>
      <text:h text:style-name="Heading_20_2" text:outline-level="2" text:is-list-header="false">
<text:bookmark-start text:name="OrgXref.org5415ba4"/>
<text:bookmark text:name="org5415ba4"/>Defined Behaviour
<text:bookmark-end text:name="OrgXref.org5415ba4"/></text:h>
      <text:list text:style-name="OrgNumberedList" text:continue-numbering="false">
        <text:list-item>
          <text:p text:style-name="Text_20_body">Creation
</text:p>
        </text:list-item>
        <text:list-item>
          <text:p text:style-name="Text_20_body">Copying (deep)
</text:p>
        </text:list-item>
        <text:list-item>
          <text:p text:style-name="Text_20_body">Moving
</text:p>
        </text:list-item>
        <text:list-item>
          <text:p text:style-name="Text_20_body">Cleanup
</text:p>
        </text:list-item>
      </text:list>
      <text:h text:style-name="Heading_20_2" text:outline-level="2" text:is-list-header="false">
<text:bookmark-start text:name="OrgXref.org612cadd"/>
<text:bookmark text:name="org612cadd"/>Rule of Five
<text:bookmark-end text:name="OrgXref.org612cadd"/></text:h>
      <text:p text:style-name="Text_20_body">One should manually implement these functions if the class manages special resource.
</text:p>
      <text:p text:style-name="Text_20_body"><text:span text:style-name="Underline">If we define for one of these:</text:span>
</text:p>
      <text:list text:style-name="OrgNumberedList" text:continue-numbering="false">
        <text:list-item>
          <text:p text:style-name="Text_20_body">Copy or Move Constructor
</text:p>
        </text:list-item>
        <text:list-item>
          <text:p text:style-name="Text_20_body">Copy or Move Assignment Operator
</text:p>
        </text:list-item>
        <text:list-item>
          <text:p text:style-name="Text_20_body">Destructor
</text:p>
        </text:list-item>
      </text:list>
      <text:p text:style-name="Text_20_body">Then we should probably define all five.
</text:p>
      <text:h text:style-name="Heading_20_3" text:outline-level="3" text:is-list-header="false">
<text:bookmark-start text:name="OrgXref.orgb344a02"/>
<text:bookmark text:name="orgb344a02"/>Default Constructor
<text:bookmark-end text:name="OrgXref.orgb344a02"/></text:h>
      <text:p text:style-name="Text_20_body">Sensibly construct an object with no arguments.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Initialiser<text:s/>list</text:span></text:p>
      <text:p text:style-name="OrgSrcBlock"><text:s/><text:s/><text:span text:style-name="OrgSrcFontLockFunctionNameFace">s</text:span><text:span text:style-name="OrgSrcFontLockFunctionNameFace">tudent</text:span><text:span text:style-name="OrgSrcRainbowDelimitersDepth2Face">(</text:span><text:span text:style-name="OrgSrcFontLockTypeFace">void</text:span><text:span text:style-name="OrgSrcRainbowDelimitersDepth2Face">)</text:span><text:s/>:<text:s/>name<text:span text:style-name="OrgSrcRainbowDelimitersDepth2Face">(</text:span><text:span text:style-name="OrgSrcFontLockStringFace">"Harold<text:s/>Potter"</text:span><text:span text:style-name="OrgSrcRainbowDelimitersDepth2Face">)</text:span>,<text:s/>wand<text:span text:style-name="OrgSrcRainbowDelimitersDepth2Face">(</text:span>acquire_want<text:span text:style-name="OrgSrcRainbowDelimitersDepth3Face">(</text:span><text:span text:style-name="OrgSrcRainbowDelimitersDepth3Face">)</text:span><text:span text:style-name="OrgSrcRainbowDelimitersDepth2Face">)</text:span></text:p>
      <text:p text:style-name="OrgSrcBlock"><text:s/><text:s/><text:s/><text:s/><text:span text:style-name="OrgSrcRainbowDelimitersDepth2Face">{</text:span><text:s/>set_charges<text:span text:style-name="OrgSrcRainbowDelimitersDepth3Face">(</text:span>wand,<text:s/>100<text:span text:style-name="OrgSrcRainbowDelimitersDepth3Face">)</text:span>;<text:s/><text:span text:style-name="OrgSrcRainbowDelimitersDepth2Face">}</text:span><text:s/><text:s/><text:s/><text:s/><text:s/><text:s/><text:span text:style-name="OrgSrcFontLockCommentDelimiterFace">/</text:span><text:span text:style-name="OrgSrcFontLockCommentDelimiterFace">/<text:s/></text:span><text:span text:style-name="OrgSrcFontLockCommentFace">Constructor<text:s/>body</text:span></text:p>
      <text:p text:style-name="OrgSrcBlock"/>
      <text:p text:style-name="OrgSrcBlock"><text:s/><text:s/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</text:span></text:p>
      <text:p text:style-name="OrgSrcBlockLastLine"><text:span text:style-name="OrgSrcRainbowDelimitersDepth1Face">}</text:span>;</text:p>
      <text:p text:style-name="Text_20_body">This important for arrays which use default constructors.
</text:p>
      <text:p text:style-name="OrgSrcBlock"><text:span text:style-name="OrgSrcFontLockTypeFace">studen</text:span><text:span text:style-name="OrgSrcFontLockTypeFace">t</text:span><text:s/><text:span text:style-name="OrgSrcFontLockVariableNameFace">harry</text:span>;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</text:span><text:span text:style-name="OrgSrcRainbowDelimitersDepth1Face">[</text:span>3<text:span text:style-name="OrgSrcRainbowDelimitersDepth1Face">]</text:span>;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text:s/>3<text:s/>times</text:span></text:p>
      <text:p text:style-name="OrgSrcBlockLastLine"><text:span text:style-name="OrgSrcFontLockTypeFace">s</text:span><text:span text:style-name="OrgSrcFontLockTypeFace">tuden</text:span><text:span text:style-name="OrgSrcFontLockTypeFace">t</text:span><text:s/><text:span text:style-name="OrgSrcFontLockVariableNameFace">hogs</text:span><text:span text:style-name="OrgSrcRainbowDelimitersDepth1Face">[</text:span>3<text:span text:style-name="OrgSrcRainbowDelimitersDepth1Face">]</text:span><text:s/>=<text:s/><text:span text:style-name="OrgSrcRainbowDelimitersDepth1Face">{</text:span><text:s/>student<text:span text:style-name="OrgSrcRainbowDelimitersDepth2Face">(</text:span><text:span text:style-name="OrgSrcRainbowDelimitersDepth2Face">)</text:span>,<text:s/>student<text:span text:style-name="OrgSrcRainbowDelimitersDepth2Face">(</text:span><text:span text:style-name="OrgSrcRainbowDelimitersDepth2Face">)</text:span>,<text:s/>student<text:span text:style-name="OrgSrcRainbowDelimitersDepth2Face">(</text:span><text:span text:style-name="OrgSrcRainbowDelimitersDepth2Face">)</text:span><text:s/><text:span text:style-name="OrgSrcRainbowDelimitersDepth1Face">}</text:span>;</text:p>
      <text:p text:style-name="Text_20_body">Always try use initialiser list instead of a constructor body in constructors.
</text:p>
      <text:p text:style-name="OrgSrcBlock">:<text:s/>name<text:span text:style-name="OrgSrcRainbowDelimitersDepth1Face">(</text:span><text:span text:style-name="OrgSrcFontLockStringFace">"Harold<text:s/>Potter"</text:span><text:span text:style-name="OrgSrcRainbowDelimitersDepth1Face">)</text:span>,<text:s/>wand<text:span text:style-name="OrgSrcRainbowDelimitersDepth1Face">(</text:span>acquire_wand<text:span text:style-name="OrgSrcRainbowDelimitersDepth2Face">(</text:span><text:span text:style-name="OrgSrcRainbowDelimitersDepth2Face">)</text:span><text:span text:style-name="OrgSrcRainbowDelimitersDepth1Face">)</text:span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YES</text:span></text:p>
      <text:p text:style-name="OrgSrcBlockLastLine"><text:s/><text:s/><text:span text:style-name="OrgSrcRainbowDelimitersDepth1Face">{</text:span><text:s/>name<text:s/>=<text:s/><text:span text:style-name="OrgSrcFontLockStringFace">"Harold<text:s/>Potter"</text:span>;<text:s/>wand<text:s/>=<text:s/>acquire_wand<text:span text:style-name="OrgSrcRainbowDelimitersDepth2Face">(</text:span><text:span text:style-name="OrgSrcRainbowDelimitersDepth2Face">)</text:span>;<text:s/><text:span text:style-name="OrgSrcRainbowDelimitersDepth1Face">}</text:span><text:s/><text:s/><text:s/><text:s/><text:s/><text:s/><text:s/><text:s/><text:s/><text:s/><text:s/><text:span text:style-name="OrgSrcFontLockCommentDelimiterFace">//<text:s/></text:span><text:span text:style-name="OrgSrcFontLockCommentFace">RATHER<text:s/>NOT</text:span></text:p>
      <text:p text:style-name="Text_20_body">=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/><text:s/><text:span text:style-name="OrgSrcFontLockKeywordFace">publi</text:span><text:span text:style-name="OrgSrcFontLockKeywordFace">c</text:span><text:s/>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name<text:s/>=<text:s/><text:span text:style-name="OrgSrcFontLockKeywordFace">new</text:span><text:s/><text:span text:style-name="OrgSrcFontLockTypeFace">String</text:span><text:span text:style-name="OrgSrcRainbowDelimitersDepth3Face">(</text:span><text:span text:style-name="OrgSrcRainbowDelimitersDepth3Face">)</text:span>;<text:s/>name<text:s/>=<text:s/><text:span text:style-name="OrgSrcFontLockKeywordFace">new</text:span><text:s/><text:span text:style-name="OrgSrcFontLockTypeFace">String</text:span><text:span text:style-name="OrgSrcRainbowDelimitersDepth3Face">(</text:span><text:span text:style-name="OrgSrcFontLockStringFace">"Harry"</text:span><text:span text:style-name="OrgSrcRainbowDelimitersDepth3Face">)</text:span>;<text:s/><text:span text:style-name="OrgSrcRainbowDelimitersDepth2Face">}</text:span></text:p>
      <text:p text:style-name="OrgSrcBlockLastLine"><text:span text:style-name="OrgSrcRainbowDelimitersDepth1Face">}</text:span></text:p>
      <text:p text:style-name="Text_20_body"><text:span text:style-name="Bold">C++ <text:span text:style-name="Emphasis">auto</text:span> vars must be constructed while Java can have nulled refs</text:span>
</text:p>
      <text:p text:style-name="Text_20_body"><text:span text:style-name="Bold">Member vars always constructed in initialiser list</text:span>
</text:p>
      <text:p text:style-name="Text_20_body">We can also supply default arguments to this constructor and functions
in general.
</text:p>
      <text:p text:style-name="OrgSrcBlock"><text:span text:style-name="OrgSrcFontLockFunctionNameFace">student</text:span><text:span text:style-name="OrgSrcRainbowDelimitersDepth1Face">(</text:span><text:span text:style-name="OrgSrcFontLockTypeFace">int</text:span><text:s/><text:span text:style-name="OrgSrcFontLockVariableNameFace">charges</text:span>=50<text:span text:style-name="OrgSrcRainbowDelimitersDepth1Face">)</text:span><text:s/>:<text:s/>name<text:span text:style-name="OrgSrcRainbowDelimitersDepth1Face">(</text:span><text:span text:style-name="OrgSrcFontLockStringFace">"Harold<text:s/>Potter"</text:span><text:span text:style-name="OrgSrcRainbowDelimitersDepth1Face">)</text:span>,</text:p>
      <text:p text:style-name="OrgSrcBlock"><text:tab/><text:tab/><text:tab/><text:s/><text:s/>wand<text:span text:style-name="OrgSrcRainbowDelimitersDepth1Face">(</text:span>acquire_wand<text:span text:style-name="OrgSrcRainbowDelimitersDepth2Face">(</text:span><text:span text:style-name="OrgSrcRainbowDelimitersDepth2Face">)</text:span><text:span text:style-name="OrgSrcRainbowDelimitersDepth1Face">)</text:span></text:p>
      <text:p text:style-name="OrgSrcBlockLastLine"><text:s/><text:s/><text:span text:style-name="OrgSrcRainbowDelimitersDepth1Face">{</text:span><text:s/>set_charges<text:span text:style-name="OrgSrcRainbowDelimitersDepth2Face">(</text:span>wand,<text:s/>charges<text:span text:style-name="OrgSrcRainbowDelimitersDepth2Face">)</text:span>;<text:s/><text:span text:style-name="OrgSrcRainbowDelimitersDepth1Face">}</text:span><text:s/><text:s/><text:s/><text:s/><text:s/><text:s/><text:s/><text:span text:style-name="OrgSrcFontLockCommentDelimiterFace">//<text:s/></text:span><text:span text:style-name="OrgSrcFontLockCommentFace">Constructor<text:s/>body</text:span></text:p>
      <text:h text:style-name="Heading_20_3" text:outline-level="3" text:is-list-header="false">
<text:bookmark-start text:name="OrgXref.org208be12"/>
<text:bookmark text:name="org208be12"/>Destructor
<text:bookmark-end text:name="OrgXref.org208be12"/></text:h>
      <text:p text:style-name="Text_20_body">Release resources managed by an object.
</text:p>
      <text:p text:style-name="Text_20_body"><text:span text:style-name="Bold">Invoked at end of scope {}</text:span> (<text:span text:style-name="Emphasis">deterministic</text:span> cleanup)
</text:p>
      <text:p text:style-name="Text_20_body">Java <text:span text:style-name="Bold">finalize</text:span> is similar but non-deterministic.
</text:p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~<text:span text:style-name="OrgSrcFontLockFunctionNameFace">student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if</text:span><text:span text:style-name="OrgSrcRainbowDelimitersDepth3Face">(</text:span>wand<text:s/>!=<text:s/>-1<text:span text:style-name="OrgSrcRainbowDelimitersDepth3Face">)</text:span><text:s/><text:span text:style-name="OrgSrcRainbowDelimitersDepth3Face">{</text:span><text:s/><text:s/><text:span text:style-name="OrgSrcFontLockCommentDelimiterFace">/</text:span><text:span text:style-name="OrgSrcFontLockCommentDelimiterFace">/<text:s/></text:span><text:span text:style-name="OrgSrcFontLockCommentFace">Release<text:s/>if<text:s/>not<text:s/>null</text:span></text:p>
      <text:p text:style-name="OrgSrcBlock"><text:s/><text:s/><text:s/><text:s/><text:s/><text:s/>set_charges<text:span text:style-name="OrgSrcRainbowDelimitersDepth4Face">(</text:span>wand,<text:s/>0<text:span text:style-name="OrgSrcRainbowDelimitersDepth4Face">)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Empty<text:s/>ammo</text:span></text:p>
      <text:p text:style-name="OrgSrcBlock"><text:s/><text:s/><text:s/><text:s/><text:s/><text:s/>release_wand<text:span text:style-name="OrgSrcRainbowDelimitersDepth4Face">(</text:span>wand<text:span text:style-name="OrgSrcRainbowDelimitersDepth4Face">)</text:span>;<text:s/><text:s/><text:s/><text:s/><text:s/><text:s/><text:s/><text:s/><text:span text:style-name="OrgSrcFontLockCommentDelimiterFace">//<text:s/></text:span><text:span text:style-name="OrgSrcFontLockCommentFace">Release<text:s/>it</text:span></text:p>
      <text:p text:style-name="OrgSrcBlock"><text:s/><text:s/><text:s/><text:s/><text:span text:style-name="OrgSrcRainbowDelimitersDepth3Face">}</text:span></text:p>
      <text:p text:style-name="OrgSrcBlock"><text:s/><text:s/><text:span text:style-name="OrgSrcRainbowDelimitersDepth2Face">}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</text:span></text:p>
      <text:p text:style-name="OrgSrcBlockLastLine"><text:span text:style-name="OrgSrcRainbowDelimitersDepth1Face">}</text:span>;</text:p>
      <text:p text:style-name="Text_20_body"><text:span text:style-name="Bold">RAII</text:span> will automatically call destructors of name, freeing the memory. 
</text:p>
      <text:p text:style-name="Text_20_body"><text:span text:style-name="Bold">But the wand value (resource) must be manually released.</text:span>
</text:p>
      <text:list text:style-name="OrgNumberedList" text:continue-numbering="false">
        <text:list-item>
          <text:p text:style-name="Text_20_body">
<text:bookmark-start text:name="OrgXref.org01d6f9e"/>
<text:bookmark text:name="org01d6f9e"/>RAII Destructor Comparison
<text:bookmark-end text:name="OrgXref.org01d6f9e"/></text:p>
          <text:p text:style-name="OrgSrcBlock"><text:span text:style-name="OrgSrcRainbowDelimitersDepth1Face">{</text:span></text:p>
          <text:p text:style-name="OrgSrcBlock"><text:s/><text:s/><text:s/><text:span text:style-name="OrgSrcFontLockTypeFace">studen</text:span><text:span text:style-name="OrgSrcFontLockTypeFace">t</text:span><text:s/><text:span text:style-name="OrgSrcFontLockVariableNameFace">potter</text:span>,<text:s/><text:span text:style-name="OrgSrcFontLockVariableNameFace">malfoy</text:span>;</text:p>
          <text:p text:style-name="OrgSrcBlock"><text:s/><text:s/><text:s/><text:span text:style-name="OrgSrcFontLockTypeFace">in</text:span><text:span text:style-name="OrgSrcFontLockTypeFace">t</text:span><text:s/><text:span text:style-name="OrgSrcFontLockVariableNameFace">wand</text:span><text:s/>=<text:s/>-1;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art<text:s/>out<text:s/>empty</text:span></text:p>
          <text:p text:style-name="OrgSrcBlock"><text:s/><text:s/><text:s/>wand<text:s/>=<text:s/>acquire_wand<text:span text:style-name="OrgSrcRainbowDelimitersDepth2Face">(</text:span><text:span text:style-name="OrgSrcRainbowDelimitersDepth2Face">)</text:span>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xplicitly<text:s/>acquire</text:span></text:p>
          <text:p text:style-name="OrgSrcBlock"><text:s/><text:s/><text:s/>set_charges<text:span text:style-name="OrgSrcRainbowDelimitersDepth2Face">(</text:span>wand,<text:s/>100<text:span text:style-name="OrgSrcRainbowDelimitersDepth2Face">)</text:span>;</text:p>
          <text:p text:style-name="OrgSrcBlock"><text:s/><text:s/><text:s/>potter.zap<text:span text:style-name="OrgSrcRainbowDelimitersDepth2Face">(</text:span>wand,<text:s/>malfoy<text:span text:style-name="OrgSrcRainbowDelimitersDepth2Face">)</text:span>;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Use</text:span></text:p>
          <text:p text:style-name="OrgSrcBlock"><text:s/><text:s/><text:s/>set_wand_charges<text:span text:style-name="OrgSrcRainbowDelimitersDepth2Face">(</text:span>wand,<text:s/>get_charges<text:span text:style-name="OrgSrcRainbowDelimitersDepth3Face">(</text:span>wand<text:span text:style-name="OrgSrcRainbowDelimitersDepth3Face">)</text:span>-1<text:span text:style-name="OrgSrcRainbowDelimitersDepth2Face">)</text:span>;</text:p>
          <text:p text:style-name="OrgSrcBlock"><text:s/><text:s/><text:s/><text:span text:style-name="OrgSrcFontLockKeywordFace">if</text:span><text:s/><text:span text:style-name="OrgSrcRainbowDelimitersDepth2Face">(</text:span>wand<text:s/>!=<text:s/>-1<text:span text:style-name="OrgSrcRainbowDelimitersDepth2Face">)</text:span><text:s/>release_wand<text:span text:style-name="OrgSrcRainbowDelimitersDepth2Face">(</text:span>wand<text:span text:style-name="OrgSrcRainbowDelimitersDepth2Face">)</text:span>;<text:s/><text:s/><text:span text:style-name="OrgSrcFontLockCommentDelimiterFace">//<text:s/></text:span><text:span text:style-name="OrgSrcFontLockCommentFace">Explicitly<text:s/>release</text:span></text:p>
          <text:p text:style-name="OrgSrcBlockLastLine"><text:s/><text:span text:style-name="OrgSrcRainbowDelimitersDepth1Face">}</text:span></text:p>
          <text:p text:style-name="Text_20_body">vs <text:span text:style-name="Bold">wand resource wrapped</text:span> by class
</text:p>
          <text:p text:style-name="OrgSrcBlock"><text:span text:style-name="OrgSrcRainbowDelimitersDepth1Face">{</text:span></text:p>
          <text:p text:style-name="OrgSrcBlock"><text:s/><text:s/><text:s/><text:span text:style-name="OrgSrcFontLockTypeFace">studen</text:span><text:span text:style-name="OrgSrcFontLockTypeFace">t</text:span><text:s/><text:span text:style-name="OrgSrcFontLockVariableNameFace">potter</text:span>,<text:s/><text:span text:style-name="OrgSrcFontLockVariableNameFace">malfoy</text:span>;<text:s/><text:span text:style-name="OrgSrcFontLockCommentDelimiterFace">/</text:span><text:span text:style-name="OrgSrcFontLockCommentDelimiterFace">/<text:s/></text:span><text:span text:style-name="OrgSrcFontLockCommentFace">wand<text:s/>acquired<text:s/>in<text:s/>def<text:s/>constructor</text:span></text:p>
          <text:p text:style-name="OrgSrcBlock"><text:s/><text:s/><text:s/>potter.zap<text:span text:style-name="OrgSrcRainbowDelimitersDepth2Face">(</text:span>malfoy<text:span text:style-name="OrgSrcRainbowDelimitersDepth2Face">)</text:span>;</text:p>
          <text:p text:style-name="OrgSrcBlockLastLine"><text:span text:style-name="OrgSrcRainbowDelimitersDepth1Face">}</text:span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wand<text:s/>released<text:s/>by<text:s/>potter<text:s/>destructor</text:span></text:p>
          <text:p text:style-name="Text_20_body">We achieve <text:span text:style-name="Bold">RAII</text:span> functionality for wand resource by wrapping in a class.
</text:p>
          <text:p text:style-name="Text_20_body">The <text:span text:style-name="Bold">Class has responsibility</text:span> for the resource, <text:span text:style-name="Bold">Zero-overhead</text:span>.
</text:p>
        </text:list-item>
      </text:list>
      <text:h text:style-name="Heading_20_3" text:outline-level="3" text:is-list-header="false">
<text:bookmark-start text:name="OrgXref.org113eb6d"/>
<text:bookmark text:name="org113eb6d"/>Copy Constructor
<text:bookmark-end text:name="OrgXref.org113eb6d"/></text:h>
      <text:list text:style-name="OrgBulletedList" text:continue-numbering="false">
        <text:list-item>
          <text:p text:style-name="Text_20_body">Constructs by copying another object.
</text:p>
        </text:list-item>
      </text:list>
      <text:p text:style-name="OrgSrcBlock"><text:span text:style-name="OrgSrcFontLockTypeFace">studen</text:span><text:span text:style-name="OrgSrcFontLockTypeFace">t</text:span><text:s/><text:span text:style-name="OrgSrcFontLockVariableNameFace">harry1</text:span>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arry2</text:span><text:s/>=<text:s/>harry1;<text:s/><text:s/><text:s/><text:span text:style-name="OrgSrcFontLockCommentDelimiterFace">/</text:span><text:span text:style-name="OrgSrcFontLockCommentDelimiterFace">/<text:s/></text:span><text:span text:style-name="OrgSrcFontLockCommentFace">Copy<text:s/>constructor<text:s/>invoked</text:span></text:p>
      <text:p text:style-name="OrgSrcBlockLastLine"><text:span text:style-name="OrgSrcFontLockTypeFace">s</text:span><text:span text:style-name="OrgSrcFontLockTypeFace">tuden</text:span><text:span text:style-name="OrgSrcFontLockTypeFace">t</text:span><text:s/><text:span text:style-name="OrgSrcFontLockFunctionNameFace">harry3</text:span><text:span text:style-name="OrgSrcRainbowDelimitersDepth1Face">(</text:span>harr2<text:span text:style-name="OrgSrcRainbowDelimitersDepth1Face">)</text:span>;<text:s/><text:s/><text:s/><text:s/><text:s/><text:span text:style-name="OrgSrcFontLockCommentDelimiterFace">//<text:s/></text:span><text:span text:style-name="OrgSrcFontLockCommentFace">Alternate<text:s/>Copy<text:s/>Constructor<text:s/>syntax</text:span></text:p>
      <text:list text:style-name="OrgBulletedList" text:continue-numbering="false">
        <text:list-item>
          <text:p text:style-name="Text_20_body">Takes one argument, <text:span text:style-name="Bold">constant L-value ref</text:span> to object of same type: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FunctionNameFace">student</text:span><text:span text:style-name="OrgSrcRainbowDelimitersDepth2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2Face">)</text:span><text:s/>:<text:s/>name<text:span text:style-name="OrgSrcRainbowDelimitersDepth2Face">(</text:span>rhs.name<text:span text:style-name="OrgSrcRainbowDelimitersDepth2Face">)</text:span>,<text:s/>wand<text:span text:style-name="OrgSrcRainbowDelimitersDepth2Face">(</text:span><text:span text:style-name="OrgSrcFontLockCommentDelimiterFace">/*<text:s/></text:span><text:span text:style-name="OrgSrcFontLockCommentFace">?<text:s/>*/</text:span><text:span text:style-name="OrgSrcRainbowDelimitersDepth2Face">)</text:span></text:p>
      <text:p text:style-name="OrgSrcBlock"><text:s/><text:s/><text:s/><text:s/><text:span text:style-name="OrgSrcRainbowDelimitersDepth2Face">{</text:span><text:s/>set_charges<text:span text:style-name="OrgSrcRainbowDelimitersDepth3Face">(</text:span>wand,<text:s/>get_charges<text:span text:style-name="OrgSrcRainbowDelimitersDepth4Face">(</text:span><text:span text:style-name="OrgSrcFontLockCommentDelimiterFace">/</text:span><text:span text:style-name="OrgSrcFontLockCommentDelimiterFace">*<text:s/></text:span><text:span text:style-name="OrgSrcFontLockCommentFace">?<text:s/>*/</text:span><text:span text:style-name="OrgSrcRainbowDelimitersDepth4Face">)</text:span><text:span text:style-name="OrgSrcRainbowDelimitersDepth3Face">)</text:span><text:s/><text:span text:style-name="OrgSrcRainbowDelimitersDepth2Face">}</text:span></text:p>
      <text:p text:style-name="OrgSrcBlock"/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<text:p text:style-name="OrgSrcBlockLastLine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s</text:span></text:p>
      <text:h text:style-name="Heading_20_3" text:outline-level="3" text:is-list-header="false">
<text:bookmark-start text:name="OrgXref.org08c09c5"/>
<text:bookmark text:name="org08c09c5"/>Move Constructor
<text:bookmark-end text:name="OrgXref.org08c09c5"/></text:h>
      <text:p text:style-name="Text_20_body">Constructs by moving <text:span text:style-name="Bold">resources</text:span> from another objects, <text:span text:style-name="Bold">rhs</text:span>. <text:span text:style-name="Bold">Rhs</text:span> is useually temporary and
about to be destroyed.
</text:p>
      <text:list text:style-name="OrgBulletedList" text:continue-numbering="false">
        <text:list-item>
          <text:p text:style-name="Text_20_body">Must leave <text:span text:style-name="Bold">rhs</text:span> in a <text:span text:style-name="Bold">destructable</text:span> state
</text:p>
          <text:p text:style-name="OrgSrcBlock"><text:span text:style-name="OrgSrcFontLockTypeFace">studen</text:span><text:span text:style-name="OrgSrcFontLockTypeFace">t</text:span><text:s/><text:span text:style-name="OrgSrcFontLockVariableNameFace">old_harry</text:span>;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    <text:p text:style-name="OrgSrcBlockLastLine"><text:span text:style-name="OrgSrcFontLockTypeFace">s</text:span><text:span text:style-name="OrgSrcFontLockTypeFace">tuden</text:span><text:span text:style-name="OrgSrcFontLockTypeFace">t</text:span><text:s/><text:span text:style-name="OrgSrcFontLockVariableNameFace">new_harry</text:span><text:s/>=<text:s/><text:span text:style-name="OrgSrcFontLockConstantFace">std</text:span>::move<text:span text:style-name="OrgSrcRainbowDelimitersDepth1Face">(</text:span>old_harry<text:span text:style-name="OrgSrcRainbowDelimitersDepth1Face">)</text:span>;<text:s/><text:s/><text:span text:style-name="OrgSrcFontLockCommentDelimiterFace">//<text:s/></text:span><text:span text:style-name="OrgSrcFontLockCommentFace">Obtain<text:s/>r-val<text:s/>ref<text:s/>to<text:s/>l-val<text:s/>so<text:s/>move<text:s/>kicks<text:s/>in</text:span></text:p>
        </text:list-item>
        <text:list-item>
          <text:p text:style-name="Text_20_body">One argument, <text:span text:style-name="Bold">r-value ref</text:span> to object of same type
</text:p>
    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FunctionNameFace">student</text:span><text:span text:style-name="OrgSrcRainbowDelimitersDepth2Face">(</text:span><text:span text:style-name="OrgSrcFontLockTypeFace">student</text:span><text:s/>&amp;&amp;<text:s/><text:span text:style-name="OrgSrcFontLockVariableNameFace">rhs</text:span><text:span text:style-name="OrgSrcRainbowDelimitersDepth2Face">)</text:span><text:s/>:<text:s/>name<text:span text:style-name="OrgSrcRainbowDelimitersDepth2Face">(</text:span><text:span text:style-name="OrgSrcFontLockConstantFace">std</text:span>::move<text:span text:style-name="OrgSrcRainbowDelimitersDepth3Face">(</text:span>rhs.name<text:span text:style-name="OrgSrcRainbowDelimitersDepth3Face">)</text:span><text:span text:style-name="OrgSrcRainbowDelimitersDepth2Face">)</text:span>,<text:s/><text:s/><text:s/><text:span text:style-name="OrgSrcFontLockCommentDelimiterFace">/</text:span><text:span text:style-name="OrgSrcFontLockCommentDelimiterFace">/<text:s/></text:span><text:span text:style-name="OrgSrcFontLockCommentFace">Move<text:s/>constructor</text:span></text:p>
          <text:p text:style-name="OrgSrcBlock"><text:s/><text:s/><text:s/><text:s/><text:s/><text:s/>wand<text:span text:style-name="OrgSrcRainbowDelimitersDepth2Face">(</text:span>rhs.wand<text:span text:style-name="OrgSrcRainbowDelimitersDepth2Face">)</text:span>,<text:s/><text:s/><text:span text:style-name="OrgSrcFontLockCommentDelimiterFace">/</text:span><text:span text:style-name="OrgSrcFontLockCommentDelimiterFace">/<text:s/></text:span><text:span text:style-name="OrgSrcFontLockCommentFace">std::move(int)<text:s/>just<text:s/>copies<text:s/>anyway.</text:span></text:p>
          <text:p text:style-name="OrgSrcBlock"><text:s/><text:s/><text:span text:style-name="OrgSrcRainbowDelimitersDepth2Face">{</text:span><text:s/>rhs.wand=-1;<text:s/><text:span text:style-name="OrgSrcRainbowDelimitersDepth2Face">}</text:span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We</text:span><text:span text:style-name="OrgSrcFontLockCommentFace">'</text:span><text:span text:style-name="OrgSrcFontLockCommentFace">ve<text:s/>taken<text:s/>rhs</text:span><text:span text:style-name="OrgSrcFontLockCommentFace">'</text:span><text:span text:style-name="OrgSrcFontLockCommentFace"><text:s/>wand<text:s/>so<text:s/>the<text:s/>destructor<text:s/>won</text:span><text:span text:style-name="OrgSrcFontLockCommentFace">'</text:span><text:span text:style-name="OrgSrcFontLockCommentFace">t<text:s/>try<text:s/>and<text:s/>release</text:span></text:p>
          <text:p text:style-name="OrgSrcBlock"/>
          <text:p text:style-name="OrgSrcBlock"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Name</text:span></text:p>
    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wand</text:span>;<text:s/><text:s/><text:s/><text:s/><text:s/><text:s/><text:s/><text:s/><text:s/><text:s/><text:s/><text:s/><text:s/><text:s/><text:span text:style-name="OrgSrcFontLockCommentDelimiterFace">//<text:s/></text:span><text:span text:style-name="OrgSrcFontLockCommentFace">Unique<text:s/>wand</text:span></text:p>
        </text:list-item>
      </text:list>
      <text:h text:style-name="Heading_20_3" text:outline-level="3" text:is-list-header="false">
<text:bookmark-start text:name="OrgXref.org620c179"/>
<text:bookmark text:name="org620c179"/>Copy Assignment Operator
<text:bookmark-end text:name="OrgXref.org620c179"/></text:h>
      <text:p text:style-name="Text_20_body">Copies contents of cone object to another (releasing existing resources).
</text:p>
      <text:p text:style-name="Text_20_body">Overloads the <text:span text:style-name="Bold">=</text:span> operator which does different things for each type.
</text:p>
      <text:list text:style-name="OrgBulletedList" text:continue-numbering="false">
        <text:list-item>
          <text:p text:style-name="Text_20_body">Differentiate from Copy Constructor
</text:p>
          <text:p text:style-name="OrgSrcBlock"><text:span text:style-name="OrgSrcFontLockTypeFace">studen</text:span><text:span text:style-name="OrgSrcFontLockTypeFace">t</text:span><text:s/><text:span text:style-name="OrgSrcFontLockVariableNameFace">h1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2</text:span><text:s/>=<text:s/>h1;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Copy<text:s/>constructor<text:s/>invoked</text:span></text:p>
    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FunctionNameFace">h3</text:span><text:span text:style-name="OrgSrcRainbowDelimitersDepth1Face">(</text:span>h2<text:span text:style-name="OrgSrcRainbowDelimitersDepth1Face">)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alternative<text:s/>Copy<text:s/>Constructor<text:s/>syntax</text:span></text:p>
          <text:p text:style-name="OrgSrcBlockLastLine">h1<text:s/>=<text:s/>h3;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Copy<text:s/>Assignment<text:s/>Operator<text:s/>invoked</text:span></text:p>
        </text:list-item>
      </text:list>
      <text:p text:style-name="Text_20_body">A <text:span text:style-name="Bold">combination of destructor + copy constructor</text:span>.
</text:p>
      <text:list text:style-name="OrgBulletedList" text:continue-numbering="false">
        <text:list-item>
          <text:p text:style-name="Text_20_body">One argument, <text:span text:style-name="Bold">constant L-value ref</text:span> to class type
</text:p>
          <text:p text:style-name="OrgSrcBlock"><text:span text:style-name="OrgSrcFontLockTypeFace">s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1Face">(</text:span><text:span text:style-name="OrgSrcFontLockKeywordFace">const</text:span><text:s/><text:span text:style-name="OrgSrcFontLockTypeFace">student</text:span><text:s/>&amp;<text:s/><text:span text:style-name="OrgSrcFontLockVariableNameFace">rhs</text:span><text:span text:style-name="OrgSrcRainbowDelimitersDepth1Face">)</text:span><text:s/><text:span text:style-name="OrgSrcRainbowDelimitersDepth1Face">{</text:span></text:p>
          <text:p text:style-name="OrgSrcBlock"><text:s/><text:s/><text:span text:style-name="OrgSrcFontLockKeywordFace">if</text:span><text:span text:style-name="OrgSrcRainbowDelimitersDepth2Face">(</text:span><text:span text:style-name="OrgSrcFontLockKeywordFace">this</text:span><text:s/>!=<text:s/>&amp;rhs<text:span text:style-name="OrgSrcRainbowDelimitersDepth2Face">)</text:span><text:s/><text:span text:style-name="OrgSrcRainbowDelimitersDepth2Face">{</text:span><text:s/><text:span text:style-name="OrgSrcFontLockCommentDelimiterFace">/</text:span><text:span text:style-name="OrgSrcFontLockCommentDelimiterFace">/<text:s/></text:span><text:span text:style-name="OrgSrcFontLockCommentFace">Optimisation,<text:s/>ignore<text:s/>for<text:s/>now</text:span></text:p>
          <text:p text:style-name="OrgSrcBlock"><text:s/><text:s/><text:s/><text:s/>name<text:s/>=<text:s/>rhs.name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er<text:s/>to<text:s/>copy<text:s/>operator=</text:span></text:p>
          <text:p text:style-name="OrgSrcBlock"><text:s/><text:s/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new_wand</text:span><text:s/>=<text:s/>acquire_wand<text:span text:style-name="OrgSrcRainbowDelimitersDepth3Face">(</text:span><text:span text:style-name="OrgSrcRainbowDelimitersDepth3Face">)</text:span>;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Acquire</text:span></text:p>
          <text:p text:style-name="OrgSrcBlock"><text:s/><text:s/><text:s/><text:s/>set_charges<text:span text:style-name="OrgSrcRainbowDelimitersDepth3Face">(</text:span>new_wand,<text:s/>get_charges<text:span text:style-name="OrgSrcRainbowDelimitersDepth4Face">(</text:span>rhs.wand<text:span text:style-name="OrgSrcRainbowDelimitersDepth4Face">)</text:span><text:span text:style-name="OrgSrcRainbowDelimitersDepth3Face">)</text:span>;<text:s/><text:s/><text:s/><text:s/><text:s/><text:s/><text:s/><text:s/><text:s/><text:s/><text:span text:style-name="OrgSrcFontLockCommentDelimiterFace">//<text:s/></text:span><text:span text:style-name="OrgSrcFontLockCommentFace">Acquire</text:span></text:p>
          <text:p text:style-name="OrgSrcBlock"><text:s/><text:s/><text:s/><text:s/><text:span text:style-name="OrgSrcFontLockKeywordFace">if</text:span><text:span text:style-name="OrgSrcRainbowDelimitersDepth3Face">(</text:span>wand<text:s/>!=<text:s/>-1<text:span text:style-name="OrgSrcRainbowDelimitersDepth3Face">)</text:span><text:s/>release_wand<text:span text:style-name="OrgSrcRainbowDelimitersDepth3Face">(</text:span>wand<text:span text:style-name="OrgSrcRainbowDelimitersDepth3Face">)</text:span>;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lease</text:span></text:p>
          <text:p text:style-name="OrgSrcBlock"><text:s/><text:s/><text:s/><text:s/>wand<text:s/>=<text:s/>new_wand;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Assign</text:span></text:p>
          <text:p text:style-name="OrgSrcBlock"><text:s/><text:s/><text:span text:style-name="OrgSrcRainbowDelimitersDepth2Face">}</text:span></text:p>
          <text:p text:style-name="OrgSrcBlock"><text:s/><text:s/><text:span text:style-name="OrgSrcFontLockKeywordFace">return</text:span><text:s/>*<text:span text:style-name="OrgSrcFontLockKeywordFace">this</text:span>;<text:s/><text:s/><text:span text:style-name="OrgSrcFontLockCommentDelimiterFace">//<text:s/></text:span><text:span text:style-name="OrgSrcFontLockCommentFace">Return<text:s/>a<text:s/>reference<text:s/>to<text:s/>the<text:s/>current<text:s/>object.</text:span></text:p>
          <text:p text:style-name="OrgSrcBlockLastLine"><text:span text:style-name="OrgSrcRainbowDelimitersDepth1Face">}</text:span></text:p>
        </text:list-item>
      </text:list>
      <text:h text:style-name="Heading_20_3" text:outline-level="3" text:is-list-header="false">
<text:bookmark-start text:name="OrgXref.org734da14"/>
<text:bookmark text:name="org734da14"/>Move Assignment Operator
<text:bookmark-end text:name="OrgXref.org734da14"/></text:h>
      <text:p text:style-name="Text_20_body">Moves contents of one object to another and <text:span text:style-name="Bold">releases the existing resources</text:span>.
</text:p>
      <text:p text:style-name="Text_20_body">Also overloads the <text:span text:style-name="Bold">=</text:span> operator.
</text:p>
      <text:p text:style-name="Text_20_body"><text:span text:style-name="Underline">Differentiate from the Copy Constructor</text:span>
</text:p>
      <text:p text:style-name="OrgSrcBlock"><text:span text:style-name="OrgSrcFontLockTypeFace">studen</text:span><text:span text:style-name="OrgSrcFontLockTypeFace">t</text:span><text:s/><text:span text:style-name="OrgSrcFontLockVariableNameFace">h1</text:span>;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ault<text:s/>constructor<text:s/>call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VariableNameFace">h2</text:span><text:s/>=<text:s/>h1;<text:s/><text:s/><text:s/><text:s/><text:s/><text:span text:style-name="OrgSrcFontLockCommentDelimiterFace">/</text:span><text:span text:style-name="OrgSrcFontLockCommentDelimiterFace">/<text:s/></text:span><text:span text:style-name="OrgSrcFontLockCommentFace">Copy<text:s/>constructor<text:s/>invoked</text:span></text:p>
      <text:p text:style-name="OrgSrcBlock"><text:span text:style-name="OrgSrcFontLockTypeFace">s</text:span><text:span text:style-name="OrgSrcFontLockTypeFace">tuden</text:span><text:span text:style-name="OrgSrcFontLockTypeFace">t</text:span><text:s/><text:span text:style-name="OrgSrcFontLockFunctionNameFace">h3</text:span><text:span text:style-name="OrgSrcRainbowDelimitersDepth1Face">(</text:span>h2<text:span text:style-name="OrgSrcRainbowDelimitersDepth1Face">)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alternative<text:s/>Copy<text:s/>Constructor<text:s/>syntax</text:span></text:p>
      <text:p text:style-name="OrgSrcBlockLastLine">h1<text:s/>=<text:s/><text:span text:style-name="OrgSrcFontLockConstantFace">std</text:span>::move<text:span text:style-name="OrgSrcRainbowDelimitersDepth1Face">(</text:span>h3<text:span text:style-name="OrgSrcRainbowDelimitersDepth1Face">)</text:span><text:s/><text:s/><text:s/><text:span text:style-name="OrgSrcFontLockCommentDelimiterFace">//<text:s/></text:span><text:span text:style-name="OrgSrcFontLockCommentFace">Move<text:s/>Assignment<text:s/>Operator<text:s/>invoked</text:span></text:p>
      <text:p text:style-name="Text_20_body"><text:span text:style-name="Bold">A combination of destructor + move constructor</text:span>.
</text:p>
      <text:p text:style-name="Text_20_body"><text:span text:style-name="Underline">One argument, <text:span text:style-name="Bold">r-value ref</text:span> to Class Type</text:span>
</text:p>
      <text:p text:style-name="OrgSrcBlock"><text:span text:style-name="OrgSrcFontLockTypeFace">studen</text:span><text:span text:style-name="OrgSrcFontLockTypeFace">t</text:span><text:s/>&amp;<text:s/><text:span text:style-name="OrgSrcFontLockKeywordFace">operator</text:span><text:span text:style-name="OrgSrcFontLockFunctionNameFace">=</text:span><text:span text:style-name="OrgSrcRainbowDelimitersDepth1Face">(</text:span><text:span text:style-name="OrgSrcFontLockTypeFace">student</text:span><text:s/>&amp;&amp;<text:s/><text:span text:style-name="OrgSrcFontLockVariableNameFace">rhs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if</text:span><text:span text:style-name="OrgSrcRainbowDelimitersDepth2Face">(</text:span><text:span text:style-name="OrgSrcFontLockKeywordFace">this</text:span><text:s/>!=<text:s/>&amp;rhs<text:span text:style-name="OrgSrcRainbowDelimitersDepth2Face">)</text:span><text:s/><text:span text:style-name="OrgSrcRainbowDelimitersDepth2Face">{</text:span><text:s/><text:s/><text:span text:style-name="OrgSrcFontLockCommentDelimiterFace">/</text:span><text:span text:style-name="OrgSrcFontLockCommentDelimiterFace">/<text:s/></text:span><text:span text:style-name="OrgSrcFontLockCommentFace">Optimisation,<text:s/>ignore<text:s/>for<text:s/>now</text:span></text:p>
      <text:p text:style-name="OrgSrcBlock"><text:s/><text:s/><text:s/><text:s/>name<text:s/>=<text:s/><text:span text:style-name="OrgSrcFontLockConstantFace">std</text:span>::move<text:span text:style-name="OrgSrcRainbowDelimitersDepth3Face">(</text:span>rhs.name<text:span text:style-name="OrgSrcRainbowDelimitersDepth3Face">)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fer<text:s/>to<text:s/>move<text:s/>operator=</text:span></text:p>
      <text:p text:style-name="OrgSrcBlock"><text:s/><text:s/><text:s/><text:s/>set_charges<text:span text:style-name="OrgSrcRainbowDelimitersDepth3Face">(</text:span>wand,<text:s/>0<text:span text:style-name="OrgSrcRainbowDelimitersDepth3Face">)</text:span>;<text:s/><text:s/><text:s/><text:s/><text:s/><text:s/><text:s/><text:s/><text:s/><text:s/><text:s/><text:s/><text:s/><text:s/><text:s/><text:span text:style-name="OrgSrcFontLockCommentDelimiterFace">//<text:s/></text:span><text:span text:style-name="OrgSrcFontLockCommentFace">RELEASE<text:s/>held<text:s/>resource</text:span></text:p>
      <text:p text:style-name="OrgSrcBlock"><text:s/><text:s/><text:s/><text:s/><text:span text:style-name="OrgSrcFontLockKeywordFace">if</text:span><text:span text:style-name="OrgSrcRainbowDelimitersDepth3Face">(</text:span>wand<text:s/>!=<text:s/>-1<text:span text:style-name="OrgSrcRainbowDelimitersDepth3Face">)</text:span><text:s/>release_wand<text:span text:style-name="OrgSrcRainbowDelimitersDepth3Face">(</text:span>wand<text:span text:style-name="OrgSrcRainbowDelimitersDepth3Face">)</text:span>;<text:s/><text:s/><text:span text:style-name="OrgSrcFontLockCommentDelimiterFace">/</text:span><text:span text:style-name="OrgSrcFontLockCommentDelimiterFace">/<text:s/></text:span><text:span text:style-name="OrgSrcFontLockCommentFace">RELEASE<text:s/>held<text:s/>resource</text:span></text:p>
      <text:p text:style-name="OrgSrcBlock"><text:s/><text:s/><text:s/><text:s/>wand<text:s/>=<text:s/>rhs.wand;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ake<text:s/>rhs</text:span><text:span text:style-name="OrgSrcFontLockCommentFace">'</text:span><text:span text:style-name="OrgSrcFontLockCommentFace"><text:s/>resource</text:span></text:p>
      <text:p text:style-name="OrgSrcBlock"><text:s/><text:s/><text:s/><text:s/>rhs.wand<text:s/>=<text:s/>-1;<text:s/><text:s/><text:s/><text:s/><text:s/><text:s/><text:s/><text:s/><text:s/><text:s/><text:s/><text:s/><text:s/><text:s/><text:s/><text:s/><text:s/><text:s/><text:s/><text:s/><text:s/><text:s/><text:span text:style-name="OrgSrcFontLockCommentDelimiterFace">//<text:s/></text:span><text:span text:style-name="OrgSrcFontLockCommentFace">Make<text:s/>rhs</text:span><text:span text:style-name="OrgSrcFontLockCommentFace">'</text:span><text:span text:style-name="OrgSrcFontLockCommentFace"><text:s/>resource<text:s/>null/empty</text:span></text:p>
      <text:p text:style-name="OrgSrcBlock"><text:s/><text:s/><text:span text:style-name="OrgSrcRainbowDelimitersDepth2Face">}</text:span></text:p>
      <text:p text:style-name="OrgSrcBlock"><text:span text:style-name="OrgSrcFontLockKeywordFace">return</text:span><text:s/>*<text:span text:style-name="OrgSrcFontLockKeywordFace">this</text:span>;<text:s/><text:span text:style-name="OrgSrcFontLockCommentDelimiterFace">//<text:s/></text:span><text:span text:style-name="OrgSrcFontLockCommentFace">Return<text:s/>a<text:s/>reference<text:s/>to<text:s/>the<text:s/>current<text:s/>object</text:span>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6daa355"/>
<text:bookmark text:name="org6daa355"/>Const Correctness
<text:bookmark-end text:name="OrgXref.org6daa355"/></text:h>
      <text:list text:style-name="OrgBulletedList" text:continue-numbering="false">
        <text:list-item>
          <text:p text:style-name="Text_20_body"><text:span text:style-name="Bold">const</text:span> keyword specifies whether a variable may be modified.
</text:p>
        </text:list-item>
      </text:list>
      <text:p text:style-name="OrgSrcBlockLastLine"><text:span text:style-name="OrgSrcFontLockKeywordFace">const</text:span><text:s/><text:span text:style-name="OrgSrcFontLockTypeFace">studen</text:span><text:span text:style-name="OrgSrcFontLockTypeFace">t</text:span><text:s/><text:span text:style-name="OrgSrcFontLockVariableNameFace">potter</text:span><text:span text:style-name="OrgSrcRainbowDelimitersDepth1Face">(</text:span><text:span text:style-name="OrgSrcFontLockStringFace">"Harry"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const</text:span> methods will work on both <text:span text:style-name="Bold">const</text:span> and <text:span text:style-name="Bold">non-const</text:span> objects + refs.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/>
      <text:p text:style-name="OrgSrcBlock"><text:s/><text:s/><text:span text:style-name="OrgSrcFontLockTypeFace">voi</text:span><text:span text:style-name="OrgSrcFontLockTypeFace">d</text:span><text:s/><text:span text:style-name="OrgSrcFontLockFunctionNameFace">set</text:span><text:span text:style-name="OrgSrcRainbowDelimitersDepth2Face">(</text:span><text:span text:style-name="OrgSrcFontLockKeywordFace">const</text:span><text:s/><text:span text:style-name="OrgSrcFontLockConstantFace">std</text:span>::<text:span text:style-name="OrgSrcFontLockTypeFace">string</text:span><text:s/>&amp;<text:s/><text:span text:style-name="OrgSrcFontLockVariableNameFace">n</text:span><text:span text:style-name="OrgSrcRainbowDelimitersDepth2Face">)</text:span><text:s/><text:span text:style-name="OrgSrcRainbowDelimitersDepth2Face">{</text:span><text:s/>name<text:s/>=<text:s/>n;<text:s/><text:span text:style-name="OrgSrcRainbowDelimitersDepth2Face">}</text:span>;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FunctionNameFace">get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cons</text:span><text:span text:style-name="OrgSrcFontLockKeywordFace">t</text:span><text:s/><text:span text:style-name="OrgSrcRainbowDelimitersDepth2Face">{</text:span><text:s/><text:span text:style-name="OrgSrcFontLockKeywordFace">return</text:span><text:s/>name;<text:s/><text:span text:style-name="OrgSrcRainbowDelimitersDepth2Face">}</text:span>;</text:p>
      <text:p text:style-name="OrgSrcBlockLastLine"><text:span text:style-name="OrgSrcRainbowDelimitersDepth1Face">}</text:span></text:p>
      <text:p text:style-name="Text_20_body">then,
</text:p>
      <text:p text:style-name="OrgSrcBlock">potter.set<text:span text:style-name="OrgSrcRainbowDelimitersDepth1Face">(</text:span><text:span text:style-name="OrgSrcFontLockStringFace">"Hermione"</text:span><text:span text:style-name="OrgSrcRainbowDelimitersDepth1Face">)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Compiler<text:s/>complains</text:span></text:p>
      <text:p text:style-name="OrgSrcBlockLastLine"><text:span text:style-name="OrgSrcFontLockConstantFace">s</text:span><text:span text:style-name="OrgSrcFontLockConstantFace">td</text:span>::<text:span text:style-name="OrgSrcFontLockTypeFace">strin</text:span><text:span text:style-name="OrgSrcFontLockTypeFace">g</text:span><text:s/><text:span text:style-name="OrgSrcFontLockVariableNameFace">name</text:span><text:s/>=<text:s/>potter.get<text:span text:style-name="OrgSrcRainbowDelimitersDepth1Face">(</text:span><text:span text:style-name="OrgSrcRainbowDelimitersDepth1Face">)</text:span>;<text:s/><text:s/><text:s/><text:s/><text:span text:style-name="OrgSrcFontLockCommentDelimiterFace">//<text:s/></text:span><text:span text:style-name="OrgSrcFontLockCommentFace">Succeeds</text:span></text:p>
      <text:p text:style-name="Text_20_body"><text:span text:style-name="Bold">- const</text:span> references are often used to specify read only access to objects.
</text:p>
      <text:p text:style-name="OrgSrcBlock"><text:span text:style-name="OrgSrcFontLockConstantFace">std</text:span>::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ConstantFace">std</text:span>::<text:span text:style-name="OrgSrcFontLockTypeFace">ostream</text:span><text:s/>&amp;<text:s/><text:span text:style-name="OrgSrcFontLockVariableNameFace">out</text:span>,<text:s/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/text:p>
      <text:p text:style-name="OrgSrcBlock"><text:s/><text:s/>out<text:s/>&lt;&lt;<text:s/>s.get<text:span text:style-name="OrgSrcRainbowDelimitersDepth2Face">(</text:span><text:span text:style-name="OrgSrcRainbowDelimitersDepth2Face">)</text:span>;</text:p>
      <text:p text:style-name="OrgSrcBlock"><text:s/><text:s/>s.set<text:span text:style-name="OrgSrcRainbowDelimitersDepth2Face">(</text:span><text:span text:style-name="OrgSrcFontLockStringFace">"Hermione"</text:span><text:span text:style-name="OrgSrcRainbowDelimitersDepth2Face">)</text:span>;<text:s/><text:s/><text:s/><text:s/><text:span text:style-name="OrgSrcFontLockCommentDelimiterFace">//<text:s/></text:span><text:span text:style-name="OrgSrcFontLockCommentFace">Const<text:s/>problemo</text:span></text:p>
      <text:p text:style-name="OrgSrcBlock"><text:s/><text:s/><text:span text:style-name="OrgSrcFontLockKeywordFace">return</text:span><text:s/>out;</text:p>
      <text:p text:style-name="OrgSrcBlockLastLine"><text:span text:style-name="OrgSrcRainbowDelimitersDepth1Face">}</text:span></text:p>
      <text:p text:style-name="Text_20_body">contrast with
</text:p>
      <text:p text:style-name="OrgSrcBlock"><text:span text:style-name="OrgSrcFontLockConstantFace">std</text:span>::<text:span text:style-name="OrgSrcFontLockTypeFace">istrea</text:span><text:span text:style-name="OrgSrcFontLockTypeFace">m</text:span><text:s/>&amp;<text:s/><text:span text:style-name="OrgSrcFontLockKeywordFace">operator</text:span><text:span text:style-name="OrgSrcFontLockFunctionNameFace">&gt;&gt;</text:span><text:span text:style-name="OrgSrcRainbowDelimitersDepth1Face">(</text:span><text:span text:style-name="OrgSrcFontLockConstantFace">std</text:span>::<text:span text:style-name="OrgSrcFontLockTypeFace">istream</text:span><text:s/>&amp;<text:s/><text:span text:style-name="OrgSrcFontLockVariableNameFace">in</text:span>,<text:s/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><text:s/><text:s/>in<text:s/>&gt;&gt;<text:s/>name;</text:p>
      <text:p text:style-name="OrgSrcBlock"><text:s/><text:s/>s.set<text:span text:style-name="OrgSrcRainbowDelimitersDepth2Face">(</text:span>name<text:span text:style-name="OrgSrcRainbowDelimitersDepth2Face">)</text:span>;<text:s/><text:s/><text:s/><text:s/><text:s/><text:span text:style-name="OrgSrcFontLockCommentDelimiterFace">//<text:s/></text:span><text:span text:style-name="OrgSrcFontLockCommentFace">This<text:s/>will<text:s/>work<text:s/>since<text:s/>s<text:s/>is<text:s/>not<text:s/>a<text:s/>const</text:span></text:p>
      <text:p text:style-name="OrgSrcBlock"><text:s/><text:s/><text:span text:style-name="OrgSrcFontLockKeywordFace">return</text:span><text:s/>in;</text:p>
      <text:p text:style-name="OrgSrcBlockLastLine"><text:span text:style-name="OrgSrcRainbowDelimitersDepth1Face">}</text:span></text:p>
      <text:p text:style-name="Text_20_body">This defines a sort of <text:span text:style-name="Bold">read/write interface</text:span> on your class methods.
</text:p>
      <text:h text:style-name="Heading_20_2" text:outline-level="2" text:is-list-header="false">
<text:bookmark-start text:name="OrgXref.org44171ed"/>
<text:bookmark text:name="org44171ed"/>Function Arguments
<text:bookmark-end text:name="OrgXref.org44171ed"/></text:h>
      <text:list text:style-name="OrgBulletedList" text:continue-numbering="false">
        <text:list-item>
          <text:p text:style-name="Text_20_body">Pass by <text:span text:style-name="Bold">constant L-value ref</text:span> if only read.
</text:p>
        </text:list-item>
      </text:list>
      <text:p text:style-name="OrgSrcBlockLastLine"><text:span text:style-name="OrgSrcFontLockTypeFace">voi</text:span><text:span text:style-name="OrgSrcFontLockTypeFace">d</text:span><text:s/><text:span text:style-name="OrgSrcFontLockFunctionNameFace">print_names</text:span><text:span text:style-name="OrgSrcRainbowDelimitersDepth1Face">(</text:span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text:s/>cout<text:s/>&lt;&lt;<text:s/>s.get<text:span text:style-name="OrgSrcRainbowDelimitersDepth2Face">(</text:span><text:span text:style-name="OrgSrcRainbowDelimitersDepth2Face">)</text:span><text:s/>&lt;&lt;<text:s/>endl;<text:s/><text:span text:style-name="OrgSrcRainbowDelimitersDepth1Face">}</text:span></text:p>
      <text:list text:style-name="OrgBulletedList" text:continue-numbering="false">
        <text:list-item>
          <text:p text:style-name="Text_20_body">Pass by <text:span text:style-name="Bold">L-value ref</text:span> if you modify arg for some reason.
</text:p>
        </text:list-item>
      </text:list>
      <text:p text:style-name="OrgSrcBlockLastLine"><text:span text:style-name="OrgSrcFontLockTypeFace">voi</text:span><text:span text:style-name="OrgSrcFontLockTypeFace">d</text:span><text:s/><text:span text:style-name="OrgSrcFontLockFunctionNameFace">hermione_it</text:span><text:span text:style-name="OrgSrcRainbowDelimitersDepth1Face">(</text:span><text:span text:style-name="OrgSrcFontLockTypeFace">student</text:span><text:s/>&amp;<text:s/><text:span text:style-name="OrgSrcFontLockVariableNameFace">s</text:span><text:span text:style-name="OrgSrcRainbowDelimitersDepth1Face">)</text:span><text:s/><text:span text:style-name="OrgSrcRainbowDelimitersDepth1Face">{</text:span><text:s/>s.set<text:span text:style-name="OrgSrcRainbowDelimitersDepth2Face">(</text:span><text:span text:style-name="OrgSrcFontLockStringFace">"Hermione"</text:span><text:span text:style-name="OrgSrcRainbowDelimitersDepth2Face">)</text:span>;<text:s/><text:span text:style-name="OrgSrcRainbowDelimitersDepth1Face">}</text:span></text:p>
      <text:list text:style-name="OrgBulletedList" text:continue-numbering="false">
        <text:list-item>
          <text:p text:style-name="Text_20_body">Pass by <text:span text:style-name="Bold">value</text:span> if you're going to make a copy anyway.
</text:p>
        </text:list-item>
      </text:list>
      <text:p text:style-name="OrgSrcBlock"><text:span text:style-name="OrgSrcFontLockTypeFace">voi</text:span><text:span text:style-name="OrgSrcFontLockTypeFace">d</text:span><text:s/><text:span text:style-name="OrgSrcFontLockFunctionNameFace">duplicate</text:span><text:span text:style-name="OrgSrcRainbowDelimitersDepth1Face">(</text:span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/text:p>
      <text:p text:style-name="OrgSrcBlock"><text:span text:style-name="OrgSrcRainbowDelimitersDepth1Face">{</text:span><text:s/><text:span text:style-name="OrgSrcFontLockTypeFace">studen</text:span><text:span text:style-name="OrgSrcFontLockTypeFace">t</text:span><text:s/><text:span text:style-name="OrgSrcFontLockVariableNameFace">new_s</text:span><text:s/>=<text:s/>s;<text:s/><text:span text:style-name="OrgSrcFontLockCommentDelimiterFace">/*<text:s/></text:span><text:span text:style-name="OrgSrcFontLockCommentFace">do<text:s/>stuff<text:s/>*/</text:span><text:s/><text:span text:style-name="OrgSrcRainbowDelimitersDepth1Face">}</text:span></text:p>
      <text:p text:style-name="OrgSrcBlock">...</text:p>
      <text:p text:style-name="OrgSrcBlockLastLine"><text:span text:style-name="OrgSrcFontLockTypeFace">void</text:span><text:s/>duplicate<text:span text:style-name="OrgSrcRainbowDelimitersDepth1Face">(</text:span><text:span text:style-name="OrgSrcFontLockTypeFace">student</text:span><text:s/><text:span text:style-name="OrgSrcFontLockVariableNameFace">s</text:span><text:span text:style-name="OrgSrcRainbowDelimitersDepth1Face">)</text:span><text:s/><text:span text:style-name="OrgSrcRainbowDelimitersDepth1Face">{</text:span><text:s/><text:span text:style-name="OrgSrcFontLockCommentDelimiterFace">/*<text:s/></text:span><text:span text:style-name="OrgSrcFontLockCommentFace">do<text:s/>stuff<text:s/>*/</text:span><text:s/><text:span text:style-name="OrgSrcRainbowDelimitersDepth1Face">}</text:span></text:p>
      <text:p text:style-name="Text_20_body">Pass by <text:span text:style-name="Bold">value</text:span> may become the standard way of doing things since
<text:span text:style-name="Emphasis">move semantics + copy elision</text:span> eliminate unnecessary copies.
</text:p>
      <text:h text:style-name="Heading_20_2" text:outline-level="2" text:is-list-header="false">
<text:bookmark-start text:name="OrgXref.org141ff38"/>
<text:bookmark text:name="org141ff38"/>Function Return Values
<text:bookmark-end text:name="OrgXref.org141ff38"/></text:h>
      <text:list text:style-name="OrgBulletedList" text:continue-numbering="false">
        <text:list-item>
          <text:p text:style-name="Text_20_body">Constructing a new object, return by <text:span text:style-name="Bold">value</text:span>.
</text:p>
        </text:list-item>
      </text:list>
      <text:p text:style-name="OrgSrcBlock"><text:span text:style-name="OrgSrcFontLockTypeFace">studen</text:span><text:span text:style-name="OrgSrcFontLockTypeFace">t</text:span><text:s/><text:span text:style-name="OrgSrcFontLockFunctionNameFace">harry_factory</text:span><text:span text:style-name="OrgSrcRainbowDelimitersDepth1Face">(</text:span><text:span text:style-name="OrgSrcFontLockTypeFace">void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studen</text:span><text:span text:style-name="OrgSrcFontLockTypeFace">t</text:span><text:s/><text:span text:style-name="OrgSrcFontLockVariableNameFace">harry</text:span><text:span text:style-name="OrgSrcRainbowDelimitersDepth2Face">(</text:span><text:span text:style-name="OrgSrcFontLockStringFace">"H.<text:s/>Potter"</text:span><text:span text:style-name="OrgSrcRainbowDelimitersDepth2Face">)</text:span>;<text:s/>harry.set_wand_charges<text:span text:style-name="OrgSrcRainbowDelimitersDepth2Face">(</text:span>500<text:span text:style-name="OrgSrcRainbowDelimitersDepth2Face">)</text:span>;</text:p>
      <text:p text:style-name="OrgSrcBlock"><text:s/><text:s/><text:span text:style-name="OrgSrcFontLockKeywordFace">return</text:span><text:s/>harry;</text:p>
      <text:p text:style-name="OrgSrcBlock"><text:span text:style-name="OrgSrcRainbowDelimitersDepth1Face">}</text:span></text:p>
      <text:p text:style-name="OrgSrcBlockLastLine"><text:span text:style-name="OrgSrcFontLockTypeFace">studen</text:span><text:span text:style-name="OrgSrcFontLockTypeFace">t</text:span><text:s/><text:span text:style-name="OrgSrcFontLockVariableNameFace">h</text:span><text:s/>=<text:s/>harry_factory<text:span text:style-name="OrgSrcRainbowDelimitersDepth1Face">(</text:span><text:span text:style-name="OrgSrcRainbowDelimitersDepth1Face">)</text:span>;</text:p>
      <text:p text:style-name="Text_20_body">Compiler optimises implied copy away, or <text:span text:style-name="Emphasis">move constructs</text:span> h.
</text:p>
      <text:list text:style-name="OrgBulletedList" text:continue-numbering="false">
        <text:list-item>
          <text:p text:style-name="Text_20_body">Can return <text:span text:style-name="Bold">ref</text:span> to a ref argument.
</text:p>
        </text:list-item>
      </text:list>
      <text:p text:style-name="OrgSrcBlock"><text:span text:style-name="OrgSrcFontLockConstantFace">std</text:span>::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ConstantFace">std</text:span>::<text:span text:style-name="OrgSrcFontLockTypeFace">ostream</text:span><text:s/>&amp;<text:s/><text:span text:style-name="OrgSrcFontLockVariableNameFace">out</text:span>,<text:s/><text:span text:style-name="OrgSrcFontLockKeywordFace">const</text:span><text:s/><text:span text:style-name="OrgSrcFontLockTypeFace">student</text:span><text:s/>&amp;<text:s/><text:span text:style-name="OrgSrcFontLockVariableNameFace">s</text:span><text:span text:style-name="OrgSrcRainbowDelimitersDepth1Face">)</text:span></text:p>
      <text:p text:style-name="OrgSrcBlockLastLine"><text:s/><text:s/><text:span text:style-name="OrgSrcRainbowDelimitersDepth1Face">{</text:span><text:s/>out<text:s/>&lt;&lt;<text:s/>s.get<text:span text:style-name="OrgSrcRainbowDelimitersDepth2Face">(</text:span><text:span text:style-name="OrgSrcRainbowDelimitersDepth2Face">)</text:span>;<text:s/><text:span text:style-name="OrgSrcFontLockKeywordFace">return</text:span><text:s/>out;<text:s/><text:span text:style-name="OrgSrcRainbowDelimitersDepth1Face">}</text:span></text:p>
      <text:list text:style-name="OrgBulletedList" text:continue-numbering="false">
        <text:list-item>
          <text:p text:style-name="Text_20_body">Can return <text:span text:style-name="Bold">const ref</text:span> to class members.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student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><text:s/><text:s/><text:span text:style-name="OrgSrcFontLockKeywordFace">const</text:span><text:s/><text:span text:style-name="OrgSrcFontLockConstantFace">std</text:span>::<text:span text:style-name="OrgSrcFontLockTypeFace">strin</text:span><text:span text:style-name="OrgSrcFontLockTypeFace">g</text:span><text:s/>&amp;<text:s/><text:span text:style-name="OrgSrcFontLockFunctionNameFace">get_name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cons</text:span><text:span text:style-name="OrgSrcFontLockKeywordFace">t</text:span><text:s/><text:span text:style-name="OrgSrcRainbowDelimitersDepth2Face">{</text:span><text:s/><text:span text:style-name="OrgSrcFontLockKeywordFace">return</text:span><text:s/>name;<text:s/><text:span text:style-name="OrgSrcRainbowDelimitersDepth2Face">}</text:span></text:p>
      <text:p text:style-name="OrgSrcBlockLastLine"><text:span text:style-name="OrgSrcRainbowDelimitersDepth1Face">}</text:span>;</text:p>
      <text:h text:style-name="Heading_20_1" text:outline-level="1" text:is-list-header="false">
<text:bookmark-start text:name="OrgXref.org88910b4"/>
<text:bookmark text:name="org88910b4"/>Containers and Iterators
<text:bookmark-end text:name="OrgXref.org88910b4"/></text:h>
      <text:h text:style-name="Heading_20_2" text:outline-level="2" text:is-list-header="false">
<text:bookmark-start text:name="OrgXref.orgfa45adf"/>
<text:bookmark text:name="orgfa45adf"/>Containers
<text:bookmark-end text:name="OrgXref.orgfa45adf"/></text:h>
      <text:p text:style-name="Text_20_body">Containers hold elements (objects/simple) <text:span text:style-name="Bold">TEMPLATED</text:span>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text:s/><text:s/><text:s/><text:s/><text:s/><text:span text:style-name="OrgSrcFontLockCommentDelimiterFace">//<text:s/></text:span><text:span text:style-name="OrgSrcFontLockCommentFace">resizable<text:s/>array,<text:s/>with<text:s/>random<text:s/>access</text:span></text:p>
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V</text:span><text:span text:style-name="OrgSrcRainbowDelimitersDepth1Face">(</text:span>3<text:span text:style-name="OrgSrcRainbowDelimitersDepth1Face">)</text:span>;<text:s/><text:s/><text:s/><text:s/><text:s/><text:span text:style-name="OrgSrcFontLockCommentDelimiterFace">/</text:span><text:span text:style-name="OrgSrcFontLockCommentDelimiterFace">/<text:s/></text:span><text:span text:style-name="OrgSrcFontLockCommentFace">create<text:s/>with<text:s/>3<text:s/>default<text:s/>ints,<text:s/>else<text:s/>empty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list</text:span><text:span text:style-name="OrgSrcRainbowDelimitersDepth1Face">&gt;</text:span><text:s/><text:s/><text:s/><text:s/><text:s/><text:s/><text:s/><text:span text:style-name="OrgSrcFontLockCommentDelimiterFace">//<text:s/></text:span><text:span text:style-name="OrgSrcFontLockCommentFace">linked<text:s/>list.<text:s/>O(n)<text:s/>access</text:span></text:p>
      <text:p text:style-name="OrgSrcBlock"><text:span text:style-name="OrgSrcFontLockTypeFace">l</text:span><text:span text:style-name="OrgSrcFontLockTypeFace">ist</text:span><text:span text:style-name="OrgSrcRainbowDelimitersDepth1Face">&lt;</text:span>Animal<text:span text:style-name="OrgSrcRainbowDelimitersDepth1Face">&gt;</text:span><text:s/><text:span text:style-name="OrgSrcFontLockVariableNameFace">A</text:span>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mpty<text:s/>list<text:s/>of<text:s/>Animals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et</text:span><text:span text:style-name="OrgSrcRainbowDelimitersDepth1Face">&gt;</text:span><text:s/><text:s/><text:s/><text:s/><text:s/><text:s/><text:s/><text:s/><text:span text:style-name="OrgSrcFontLockCommentDelimiterFace">//<text:s/></text:span><text:span text:style-name="OrgSrcFontLockCommentFace">holds<text:s/>unique<text:s/>values</text:span></text:p>
      <text:p text:style-name="OrgSrcBlock"><text:span text:style-name="OrgSrcFontLockTypeFace">s</text:span><text:span text:style-name="OrgSrcFontLockTypeFace">e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</text:span>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d-black<text:s/>tree<text:s/>O(log<text:s/>n)<text:s/>access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map</text:span><text:span text:style-name="OrgSrcRainbowDelimitersDepth1Face">&gt;</text:span><text:s/><text:s/><text:s/><text:s/><text:s/><text:s/><text:s/><text:s/><text:span text:style-name="OrgSrcFontLockCommentDelimiterFace">//<text:s/></text:span><text:span text:style-name="OrgSrcFontLockCommentFace">ordered<text:s/>associative<text:s/>mapping:<text:s/>key<text:s/>-&gt;<text:s/>data</text:span></text:p>
      <text:p text:style-name="OrgSrcBlock"><text:span text:style-name="OrgSrcFontLockTypeFace">m</text:span><text:span text:style-name="OrgSrcFontLockTypeFace">ap</text:span><text:span text:style-name="OrgSrcRainbowDelimitersDepth1Face">&lt;</text:span><text:span text:style-name="OrgSrcFontLockTypeFace">string</text:span>,<text:span text:style-name="OrgSrcFontLockTypeFace">int</text:span><text:span text:style-name="OrgSrcRainbowDelimitersDepth1Face">&gt;</text:span><text:s/><text:span text:style-name="OrgSrcFontLockVariableNameFace">M</text:span>;<text:s/><text:s/><text:s/><text:s/><text:span text:style-name="OrgSrcFontLockCommentDelimiterFace">/</text:span><text:span text:style-name="OrgSrcFontLockCommentDelimiterFace">/<text:s/></text:span><text:span text:style-name="OrgSrcFontLockCommentFace">red-black<text:s/>tree.<text:s/>O(log<text:s/>n)<text:s/>access</text:span></text:p>
      <text:p text:style-name="OrgSrcBlock">M<text:span text:style-name="OrgSrcRainbowDelimitersDepth1Face">[</text:span><text:span text:style-name="OrgSrcFontLockStringFace">"zebras"</text:span><text:span text:style-name="OrgSrcRainbowDelimitersDepth1Face">]</text:span><text:s/>=<text:s/>3;<text:s/><text:s/><text:s/><text:s/><text:s/><text:s/><text:span text:style-name="OrgSrcFontLockCommentDelimiterFace">/</text:span><text:span text:style-name="OrgSrcFontLockCommentDelimiterFace">/<text:s/></text:span><text:span text:style-name="OrgSrcFontLockCommentFace">associate<text:s/>string<text:s/>with<text:s/>int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unordered_set</text:span><text:span text:style-name="OrgSrcRainbowDelimitersDepth1Face">&gt;</text:span></text:p>
      <text:p text:style-name="OrgSrcBlock"><text:span text:style-name="OrgSrcFontLockTypeFace">u</text:span><text:span text:style-name="OrgSrcFontLockTypeFace">nordered_se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</text:span>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et<text:s/>backed<text:s/>with<text:s/>hash<text:s/>table</text:span></text:p>
      <text:p text:style-name="OrgSrcBlock"/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unordered_map</text:span><text:span text:style-name="OrgSrcRainbowDelimitersDepth1Face">&gt;</text:span></text:p>
      <text:p text:style-name="OrgSrcBlockLastLine"><text:span text:style-name="OrgSrcFontLockTypeFace">u</text:span><text:span text:style-name="OrgSrcFontLockTypeFace">nordered_map</text:span><text:span text:style-name="OrgSrcRainbowDelimitersDepth1Face">&lt;</text:span><text:span text:style-name="OrgSrcFontLockTypeFace">string</text:span>,<text:s/><text:span text:style-name="OrgSrcFontLockTypeFace">int</text:span><text:span text:style-name="OrgSrcRainbowDelimitersDepth1Face">&gt;</text:span><text:s/><text:span text:style-name="OrgSrcFontLockVariableNameFace">m</text:span>;<text:s/><text:s/><text:s/><text:s/><text:span text:style-name="OrgSrcFontLockCommentDelimiterFace">//<text:s/></text:span><text:span text:style-name="OrgSrcFontLockCommentFace">assoc<text:s/>map<text:s/>backed<text:s/>with<text:s/>hash<text:s/>table</text:span></text:p>
      <text:p text:style-name="Text_20_body"><text:span text:style-name="Bold">Operator overloading</text:span> is very useful for clean code.
</text:p>
      <text:h text:style-name="Heading_20_2" text:outline-level="2" text:is-list-header="false">
<text:bookmark-start text:name="OrgXref.orgad09e81"/>
<text:bookmark text:name="orgad09e81"/>Iterators
<text:bookmark-end text:name="OrgXref.orgad09e81"/></text:h>
      <text:p text:style-name="Text_20_body">Containers are <text:span text:style-name="Bold">heavyweight</text:span> and may contain lots of data. <text:span text:style-name="Bold">Iterators</text:span> are
<text:span text:style-name="Bold">lightweight</text:span> and carry references to a data element within a container.
</text:p>
      <text:list text:style-name="OrgBulletedList" text:continue-numbering="false">
        <text:list-item>
          <text:p text:style-name="Text_20_body">This allows us to easily move between container elements.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6,<text:s/>8,<text:s/>2,<text:s/>4,<text:s/>0<text:s/><text:span text:style-name="OrgSrcRainbowDelimitersDepth1Face">}</text:span>;</text:p>
      <text:p text:style-name="OrgSrcBlock"><text:span text:style-name="OrgSrcFontLockKeywordFace">for</text:span><text:span text:style-name="OrgSrcRainbowDelimitersDepth1Face">(</text:span><text:span text:style-name="OrgSrcFontLockConstantFace">vector</text:span><text:span text:style-name="OrgSrcRainbowDelimitersDepth2Face">&lt;</text:span><text:span text:style-name="OrgSrcFontLockTypeFace">int</text:span><text:span text:style-name="OrgSrcRainbowDelimitersDepth2Face">&gt;</text:span>::<text:span text:style-name="OrgSrcFontLockTypeFace">const_iterato</text:span><text:span text:style-name="OrgSrcFontLockTypeFace">r</text:span><text:s/><text:span text:style-name="OrgSrcFontLockVariableNameFace">i</text:span><text:s/>=<text:s/>data.begin<text:span text:style-name="OrgSrcRainbowDelimitersDepth2Face">(</text:span><text:span text:style-name="OrgSrcRainbowDelimitersDepth2Face">)</text:span>;<text:s/>i<text:s/>!=<text:s/>data.end<text:span text:style-name="OrgSrcRainbowDelimitersDepth2Face">(</text:span><text:span text:style-name="OrgSrcRainbowDelimitersDepth2Face">)</text:span>;<text:s/>i++<text:span text:style-name="OrgSrcRainbowDelimitersDepth1Face">)</text:span></text:p>
      <text:p text:style-name="OrgSrcBlock"><text:s/><text:s/><text:span text:style-name="OrgSrcRainbowDelimitersDepth1Face">{</text:span><text:s/>cout<text:s/>&lt;&lt;<text:s/>*i<text:s/>&lt;&lt;<text:s/>endl;<text:s/><text:span text:style-name="OrgSrcRainbowDelimitersDepth1Face">}</text:span></text:p>
      <text:p text:style-name="OrgSrcBlock"><text:span text:style-name="OrgSrcFontLockKeywordFace">for</text:span><text:span text:style-name="OrgSrcRainbowDelimitersDepth1Face">(</text:span><text:span text:style-name="OrgSrcFontLockKeywordFace">auto</text:span><text:s/><text:span text:style-name="OrgSrcFontLockKeywordFace">cons</text:span><text:span text:style-name="OrgSrcFontLockKeywordFace">t</text:span><text:s/>&amp;<text:s/><text:span text:style-name="OrgSrcFontLockVariableNameFace">ref</text:span><text:s/>:<text:s/>data<text:span text:style-name="OrgSrcRainbowDelimitersDepth1Face">)</text:span></text:p>
      <text:p text:style-name="OrgSrcBlockLastLine"><text:s/><text:s/><text:span text:style-name="OrgSrcRainbowDelimitersDepth1Face">{</text:span><text:s/>cout<text:s/>&lt;&lt;<text:s/>ref<text:s/>&lt;&lt;<text:s/>endl;<text:s/><text:span text:style-name="OrgSrcRainbowDelimitersDepth1Face">}</text:span></text:p>
      <text:h text:style-name="Heading_20_3" text:outline-level="3" text:is-list-header="false">
<text:bookmark-start text:name="OrgXref.orgc27948b"/>
<text:bookmark text:name="orgc27948b"/>Types
<text:bookmark-end text:name="OrgXref.orgc27948b"/></text:h>
      <text:section text:style-name="OrgIndentedSection-Level-0" text:name="Section7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Name</text:p>
              </table:table-cell>
              <table:table-cell table:style-name="OrgTblCellTB">
                <text:p text:style-name="OrgTableHeadingLeft">Descrip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vector::iterator</text:p>
              </table:table-cell>
              <table:table-cell table:style-name="OrgTblCellT">
                <text:p text:style-name="OrgTableContentsLeft">stores a pointer</text:p>
              </table:table-cell>
            </table:table-row>
            <table:table-row>
              <table:table-cell table:style-name="OrgTblCell">
                <text:p text:style-name="OrgTableContentsLeft">list::iterator</text:p>
              </table:table-cell>
              <table:table-cell table:style-name="OrgTblCell">
                <text:p text:style-name="OrgTableContentsLeft">pointer to node object which has next and previous pointers</text:p>
              </table:table-cell>
            </table:table-row>
            <table:table-row>
              <table:table-cell table:style-name="OrgTblCellB">
                <text:p text:style-name="OrgTableContentsLeft">set::iterator</text:p>
              </table:table-cell>
              <table:table-cell table:style-name="OrgTblCellB">
                <text:p text:style-name="OrgTableContentsLeft">pointers to left and right children, pointer to node parent probably</text:p>
              </table:table-cell>
            </table:table-row>
          </table:table-rows>
        </table:table>
      </text:section>
      <text:h text:style-name="Heading_20_3" text:outline-level="3" text:is-list-header="false">
<text:bookmark-start text:name="OrgXref.org75775f0"/>
<text:bookmark text:name="org75775f0"/>Iterator Access
<text:bookmark-end text:name="OrgXref.org75775f0"/></text:h>
      <text:p text:style-name="Text_20_body">Iterators obtained via container <text:span text:style-name="Emphasis">begin()</text:span> and <text:span text:style-name="Emphasis">end()</text:span> methods. 
<text:span text:style-name="Emphasis">End()</text:span> is iterator pointing at <text:span text:style-name="Bold">logical container end</text:span>. This doesn't referance data
buf rather identifies when we've iterated through all container data.
</text:p>
      <text:p text:style-name="OrgSrcBlockLastLine"><text:span text:style-name="OrgSrcFontLockKeywordFace">for</text:span><text:span text:style-name="OrgSrcRainbowDelimitersDepth1Face">(</text:span><text:span text:style-name="OrgSrcFontLockConstantFace">vector</text:span><text:span text:style-name="OrgSrcRainbowDelimitersDepth2Face">&lt;</text:span><text:span text:style-name="OrgSrcFontLockTypeFace">int</text:span><text:span text:style-name="OrgSrcRainbowDelimitersDepth2Face">&gt;</text:span>::<text:span text:style-name="OrgSrcFontLockTypeFace">const_iterato</text:span><text:span text:style-name="OrgSrcFontLockTypeFace">r</text:span><text:s/><text:span text:style-name="OrgSrcFontLockVariableNameFace">i</text:span>=v.begin<text:span text:style-name="OrgSrcRainbowDelimitersDepth2Face">(</text:span><text:span text:style-name="OrgSrcRainbowDelimitersDepth2Face">)</text:span>;<text:s/>i!=v.end<text:span text:style-name="OrgSrcRainbowDelimitersDepth2Face">(</text:span><text:span text:style-name="OrgSrcRainbowDelimitersDepth2Face">)</text:span>;<text:s/>++i<text:span text:style-name="OrgSrcRainbowDelimitersDepth1Face">)</text:span></text:p>
      <text:list text:style-name="OrgBulletedList" text:continue-numbering="false">
        <text:list-item>
          <text:p text:style-name="Text_20_body">Move <text:span text:style-name="Bold">forwards with ++i</text:span> and <text:span text:style-name="Bold">backwards with –i</text:span>.
</text:p>
        </text:list-item>
        <text:list-item>
          <text:p text:style-name="Text_20_body">Move <text:span text:style-name="Bold">multiples with std::advance(i, n)</text:span>.
</text:p>
        </text:list-item>
        <text:list-item>
          <text:p text:style-name="Text_20_body">*i dereferences the interator to gain access to container elements.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value</text:span><text:s/>=<text:s/>*i;<text:s/><text:s/><text:s/><text:s/><text:span text:style-name="OrgSrcFontLockCommentDelimiterFace">//<text:s/></text:span><text:span text:style-name="OrgSrcFontLockCommentFace">Notice<text:s/>pointer</text:span></text:p>
      <text:p text:style-name="OrgSrcBlockLastLine">*i<text:s/>=<text:s/>6;<text:s/><text:s/><text:s/><text:s/><text:s/><text:s/><text:s/><text:s/><text:s/><text:s/><text:s/><text:s/><text:span text:style-name="OrgSrcFontLockCommentDelimiterFace">//<text:s/></text:span><text:span text:style-name="OrgSrcFontLockCommentFace">Semantics<text:s/>again</text:span></text:p>
      <text:list text:style-name="OrgBulletedList" text:continue-numbering="false">
        <text:list-item>
          <text:p text:style-name="Text_20_body"><text:span text:style-name="Bold">operator==</text:span> and <text:span text:style-name="Bold">operator!=</text:span> overloaded.
</text:p>
        </text:list-item>
      </text:list>
      <text:p text:style-name="OrgSrcBlock"><text:span text:style-name="OrgSrcFontLockConstantFace">vector</text:span><text:span text:style-name="OrgSrcRainbowDelimitersDepth1Face">&lt;</text:span><text:span text:style-name="OrgSrcFontLockTypeFace">int</text:span><text:span text:style-name="OrgSrcRainbowDelimitersDepth1Face">&gt;</text:span>::<text:span text:style-name="OrgSrcFontLockTypeFace">const_iterato</text:span><text:span text:style-name="OrgSrcFontLockTypeFace">r</text:span><text:s/><text:span text:style-name="OrgSrcFontLockVariableNameFace">i</text:span>=v.begin<text:span text:style-name="OrgSrcRainbowDelimitersDepth1Face">(</text:span><text:span text:style-name="OrgSrcRainbowDelimitersDepth1Face">)</text:span>;</text:p>
      <text:p text:style-name="OrgSrcBlock"><text:span text:style-name="OrgSrcFontLockConstantFace">vector</text:span><text:span text:style-name="OrgSrcRainbowDelimitersDepth1Face">&lt;</text:span><text:span text:style-name="OrgSrcFontLockTypeFace">int</text:span><text:span text:style-name="OrgSrcRainbowDelimitersDepth1Face">&gt;</text:span>::<text:span text:style-name="OrgSrcFontLockTypeFace">const_iterato</text:span><text:span text:style-name="OrgSrcFontLockTypeFace">r</text:span><text:s/><text:span text:style-name="OrgSrcFontLockVariableNameFace">j</text:span>=v.begin<text:span text:style-name="OrgSrcRainbowDelimitersDepth1Face">(</text:span><text:span text:style-name="OrgSrcRainbowDelimitersDepth1Face">)</text:span>;</text:p>
      <text:p text:style-name="OrgSrcBlockLastLine">i<text:s/>==<text:s/>j;<text:s/>i<text:s/>!=<text:s/>j;</text:p>
      <text:h text:style-name="Heading_20_1" text:outline-level="1" text:is-list-header="false">
<text:bookmark-start text:name="OrgXref.orga9cf44d"/>
<text:bookmark text:name="orga9cf44d"/>Nested Classes
<text:bookmark-end text:name="OrgXref.orga9cf44d"/></text:h>
      <text:p text:style-name="Text_20_body">Define classes within the namespace of another class.
Similar to <text:span text:style-name="Bold">Java static inner classes only</text:span>.
</text:p>
      <text:p text:style-name="OrgSrcBlock"><text:span text:style-name="OrgSrcFontLockKeywordFace">clas</text:span><text:span text:style-name="OrgSrcFontLockKeywordFace">s</text:span><text:s/><text:span text:style-name="OrgSrcFontLockTypeFace">outer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clas</text:span><text:span text:style-name="OrgSrcFontLockKeywordFace">s</text:span><text:s/><text:span text:style-name="OrgSrcFontLockTypeFace">nested</text:span><text:s/><text:span text:style-name="OrgSrcRainbowDelimitersDepth2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3Face">(</text:span><text:span text:style-name="OrgSrcFontLockKeywordFace">const</text:span><text:s/><text:span text:style-name="OrgSrcFontLockTypeFace">outer</text:span><text:s/>&amp;<text:s/><text:span text:style-name="OrgSrcFontLockVariableNameFace">rhs</text:span><text:span text:style-name="OrgSrcRainbowDelimitersDepth3Face">)</text:span><text:s/><text:span text:style-name="OrgSrcFontLockKeywordFace">cons</text:span><text:span text:style-name="OrgSrcFontLockKeywordFace">t</text:span></text:p>
      <text:p text:style-name="OrgSrcBlock"><text:s/><text:s/><text:s/><text:s/><text:s/><text:s/><text:span text:style-name="OrgSrcRainbowDelimitersDepth3Face">{</text:span><text:s/>cout<text:s/>&lt;&lt;<text:s/><text:span text:style-name="OrgSrcFontLockStringFace">"Secret<text:s/>is<text:s/>"</text:span><text:s/>&lt;&lt;<text:s/>rhs.secret<text:s/>&lt;&lt;<text:s/>endl;<text:s/><text:span text:style-name="OrgSrcRainbowDelimitersDepth3Face">}</text:span></text:p>
      <text:p text:style-name="OrgSrcBlock"><text:s/><text:s/><text:span text:style-name="OrgSrcRainbowDelimitersDepth2Face">}</text:span>;</text:p>
      <text:p text:style-name="OrgSrcBlock"><text:span text:style-name="OrgSrcFontLockKeywordFace">private</text:span>:</text:p>
      <text:p text:style-name="OrgSrcBlock"><text:s/><text:s/><text:span text:style-name="OrgSrcFontLockTypeFace">strin</text:span><text:span text:style-name="OrgSrcFontLockTypeFace">g</text:span><text:s/><text:span text:style-name="OrgSrcFontLockVariableNameFace">secret</text:span>;</text:p>
      <text:p text:style-name="OrgSrcBlockLastLine"><text:span text:style-name="OrgSrcRainbowDelimitersDepth1Face">}</text:span>;</text:p>
      <text:list text:style-name="OrgBulletedList" text:continue-numbering="false">
        <text:list-item>
          <text:p text:style-name="Text_20_body">Nested class can access outer class's private members.
</text:p>
        </text:list-item>
        <text:list-item>
          <text:p text:style-name="Text_20_body">Outer class must be passed into the inner class for this to happen.
</text:p>
        </text:list-item>
      </text:list>
      <text:h text:style-name="Heading_20_1" text:outline-level="1" text:is-list-header="false">
<text:bookmark-start text:name="OrgXref.org1b0826e"/>
<text:bookmark text:name="org1b0826e"/>Operator Overloading
<text:bookmark-end text:name="OrgXref.org1b0826e"/></text:h>
      <text:p text:style-name="Text_20_body">Overloading operators allows for cleaner code.
</text:p>
      <text:list text:style-name="OrgBulletedList" text:continue-numbering="false">
        <text:list-item>
          <text:p text:style-name="Text_20_body">Any class member function can be overloaded (except destructor).
</text:p>
        </text:list-item>
        <text:list-item>
          <text:p text:style-name="Text_20_body">Operators can be overloaded (given a new interpretation).
</text:p>
        </text:list-item>
        <text:list-item>
          <text:p text:style-name="Text_20_body"><text:span text:style-name="Bold">(), [], new, delete</text:span> and also be overloaded.
</text:p>
        </text:list-item>
      </text:list>
      <text:h text:style-name="Heading_20_2" text:outline-level="2" text:is-list-header="false">
<text:bookmark-start text:name="OrgXref.org6fdd59a"/>
<text:bookmark text:name="org6fdd59a"/>Associativity
<text:bookmark-end text:name="OrgXref.org6fdd59a"/></text:h>
      <text:p text:style-name="Text_20_body">Redefined operators retain precedence and associativity.
</text:p>
      <text:list text:style-name="OrgBulletedList" text:continue-numbering="false">
        <text:list-item>
          <text:p text:style-name="Text_20_body"><text:span text:style-name="Bold">operator&lt;&lt;, operator+</text:span> -&gt; Left Associative
</text:p>
          <text:p text:style-name="OrgSrcBlock"><text:span text:style-name="OrgSrcFontLockCommentDelimiterFace">/</text:span><text:span text:style-name="OrgSrcFontLockCommentDelimiterFace">/<text:s/></text:span><text:span text:style-name="OrgSrcFontLockCommentFace">(cout<text:s/>&lt;&lt;<text:s/>a)<text:s/>&lt;&lt;<text:s/>b;</text:span></text:p>
          <text:p text:style-name="OrgSrcBlock"><text:span text:style-name="OrgSrcFontLockCommentDelimiterFace">//<text:s/></text:span><text:span text:style-name="OrgSrcFontLockCommentFace">operator&lt;&lt;(operator&lt;&lt;(cout,<text:s/>a),<text:s/>b);</text:span></text:p>
          <text:p text:style-name="OrgSrcBlock">cout<text:s/>&lt;&lt;<text:s/>a<text:s/>&lt;&lt;<text:s/>b;</text:p>
          <text:p text:style-name="OrgSrcBlock"><text:span text:style-name="OrgSrcFontLockCommentDelimiterFace">/</text:span><text:span text:style-name="OrgSrcFontLockCommentDelimiterFace">/<text:s/></text:span><text:span text:style-name="OrgSrcFontLockCommentFace">(a<text:s/>+<text:s/>b)<text:s/>+<text:s/>c;</text:span></text:p>
          <text:p text:style-name="OrgSrcBlock"><text:span text:style-name="OrgSrcFontLockCommentDelimiterFace">//<text:s/></text:span><text:span text:style-name="OrgSrcFontLockCommentFace">operator+(operator+(a,<text:s/>b),<text:s/>c);</text:span></text:p>
          <text:p text:style-name="OrgSrcBlockLastLine">a<text:s/>+<text:s/>b<text:s/>+<text:s/>c;</text:p>
        </text:list-item>
        <text:list-item>
          <text:p text:style-name="Text_20_body"><text:span text:style-name="Bold">operator=, operator+=</text:span> -&gt; Right Associative
</text:p>
          <text:p text:style-name="OrgSrcBlock"><text:span text:style-name="OrgSrcFontLockCommentDelimiterFace">/</text:span><text:span text:style-name="OrgSrcFontLockCommentDelimiterFace">/<text:s/></text:span><text:span text:style-name="OrgSrcFontLockCommentFace">a<text:s/>=<text:s/>(b<text:s/>=<text:s/>c);</text:span></text:p>
          <text:p text:style-name="OrgSrcBlock"><text:span text:style-name="OrgSrcFontLockCommentDelimiterFace">//<text:s/></text:span><text:span text:style-name="OrgSrcFontLockCommentFace">operator=(a,<text:s/>operator+=(b,<text:s/>c));</text:span></text:p>
          <text:p text:style-name="OrgSrcBlock">a<text:s/>=<text:s/>b<text:s/>=<text:s/>c;</text:p>
          <text:p text:style-name="OrgSrcBlock"><text:span text:style-name="OrgSrcFontLockCommentDelimiterFace">/</text:span><text:span text:style-name="OrgSrcFontLockCommentDelimiterFace">/<text:s/></text:span><text:span text:style-name="OrgSrcFontLockCommentFace">a<text:s/>+=<text:s/>(b<text:s/>+=<text:s/>c);</text:span></text:p>
          <text:p text:style-name="OrgSrcBlock"><text:span text:style-name="OrgSrcFontLockCommentDelimiterFace">//<text:s/></text:span><text:span text:style-name="OrgSrcFontLockCommentFace">operator+=(a,<text:s/>operator+=(b,<text:s/>c));</text:span></text:p>
          <text:p text:style-name="OrgSrcBlockLastLine">a<text:s/>+=<text:s/>b<text:s/>+=<text:s/>c;</text:p>
        </text:list-item>
      </text:list>
      <text:h text:style-name="Heading_20_2" text:outline-level="2" text:is-list-header="false">
<text:bookmark-start text:name="OrgXref.org820df87"/>
<text:bookmark text:name="org820df87"/>Standalone Functions
<text:bookmark-end text:name="OrgXref.org820df87"/></text:h>
      <text:p text:style-name="Text_20_body">Can overload via standalone functions.
</text:p>
      <text:p text:style-name="OrgSrcBlock"><text:span text:style-name="OrgSrcFontLockTypeFace">Matri</text:span><text:span text:style-name="OrgSrcFontLockTypeFace">x</text:span><text:s/>&amp;<text:s/><text:span text:style-name="OrgSrcFontLockKeywordFace">operator</text:span><text:span text:style-name="OrgSrcFontLockFunctionNameFace">+=</text:span><text:span text:style-name="OrgSrcRainbowDelimitersDepth1Face">(</text:span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lhs<text:s/>+=<text:s/>rhs<text:s/>*/</text:span>;<text:s/><text:span text:style-name="OrgSrcFontLockKeywordFace">return</text:span><text:s/>l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lhs;<text:s/>result<text:s/>+=<text:s/>rhs;<text:s/><text:span text:style-name="OrgSrcFontLockKeywordFace">return</text:span><text:s/>result;<text:s/><text:span text:style-name="OrgSrcRainbowDelimitersDepth1Face">}</text:span></text:p>
      <text:p text:style-name="OrgSrcBlock"/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;</text:p>
      <text:p text:style-name="OrgSrcBlock">C<text:s/>=<text:s/>A<text:s/>+<text:s/>B;<text:s/><text:s/><text:s/><text:span text:style-name="OrgSrcFontLockCommentDelimiterFace">/</text:span><text:span text:style-name="OrgSrcFontLockCommentDelimiterFace">/<text:s/></text:span><text:span text:style-name="OrgSrcFontLockCommentFace">calls<text:s/>operator+(A,B)</text:span></text:p>
      <text:p text:style-name="OrgSrcBlockLastLine">C<text:s/>+=<text:s/>A;<text:s/><text:s/><text:s/><text:s/><text:s/><text:s/><text:span text:style-name="OrgSrcFontLockCommentDelimiterFace">//<text:s/></text:span><text:span text:style-name="OrgSrcFontLockCommentFace">calls<text:s/>operator+=(C,A)</text:span></text:p>
      <text:p text:style-name="Text_20_body"><text:span text:style-name="Bold">operator+</text:span> and <text:span text:style-name="Bold">operator+=</text:span> need access to Matrix internals, it <text:span text:style-name="Bold">must friend them</text:span>.
</text:p>
      <text:h text:style-name="Heading_20_2" text:outline-level="2" text:is-list-header="false">
<text:bookmark-start text:name="OrgXref.org657363a"/>
<text:bookmark text:name="org657363a"/>Class Member Functions
<text:bookmark-end text:name="OrgXref.org657363a"/></text:h>
      <text:p text:style-name="Text_20_body">Can overload via class member functions.
</text:p>
      <text:p text:style-name="OrgSrcBlock"><text:span text:style-name="OrgSrcFontLockTypeFace">Matri</text:span><text:span text:style-name="OrgSrcFontLockTypeFace">x</text:span><text:s/>&amp;<text:s/><text:span text:style-name="OrgSrcFontLockConstantFace">Matrix</text:span>::<text:span text:style-name="OrgSrcFontLockKeywordFace">operator</text:span><text:span text:style-name="OrgSrcFontLockFunctionNameFace">+=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*this<text:s/>+=<text:s/>rhs;<text:s/>*/</text:span><text:s/><text:span text:style-name="OrgSrcFontLockKeywordFace">return</text:span><text:s/>*<text:span text:style-name="OrgSrcFontLockKeywordFace">this</text:span>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ConstantFace">Matrix</text:span>::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text:s/><text:span text:style-name="OrgSrcFontLockKeywordFace">cons</text:span><text:span text:style-name="OrgSrcFontLockKeywordFace">t</text:span></text:p>
      <text:p text:style-name="OrgSrcBlock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*<text:span text:style-name="OrgSrcFontLockKeywordFace">this</text:span>;<text:s/>result<text:s/>+=<text:s/>rhs;<text:s/><text:span text:style-name="OrgSrcFontLockKeywordFace">return</text:span><text:s/>result;<text:s/><text:span text:style-name="OrgSrcRainbowDelimitersDepth1Face">}</text:span></text:p>
      <text:p text:style-name="OrgSrcBlock"/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;</text:p>
      <text:p text:style-name="OrgSrcBlock">C<text:s/>=<text:s/>A<text:s/>+<text:s/>B;<text:s/><text:s/><text:span text:style-name="OrgSrcFontLockCommentDelimiterFace">/</text:span><text:span text:style-name="OrgSrcFontLockCommentDelimiterFace">/<text:s/></text:span><text:span text:style-name="OrgSrcFontLockCommentFace">calls<text:s/>A.operator+(B)</text:span></text:p>
      <text:p text:style-name="OrgSrcBlockLastLine">C<text:s/>+=<text:s/>A;<text:s/><text:s/><text:s/><text:s/><text:s/><text:span text:style-name="OrgSrcFontLockCommentDelimiterFace">//<text:s/></text:span><text:span text:style-name="OrgSrcFontLockCommentFace">calls<text:s/>C.operator+=(A)</text:span></text:p>
      <text:list text:style-name="OrgBulletedList" text:continue-numbering="false">
        <text:list-item>
          <text:p text:style-name="Text_20_body"><text:span text:style-name="Bold">operator+</text:span> is <text:span text:style-name="Emphasis">const</text:span> because object is not modified.
</text:p>
        </text:list-item>
        <text:list-item>
          <text:p text:style-name="Text_20_body"><text:span text:style-name="Bold">operator+=</text:span> is <text:span text:style-name="Emphasis">non-const</text:span> because object is modified and reference returned.
</text:p>
        </text:list-item>
        <text:list-item>
          <text:p text:style-name="Text_20_body">automatic access to class internals.
</text:p>
        </text:list-item>
        <text:list-item>
          <text:p text:style-name="Text_20_body">object is <text:span text:style-name="Bold">always the lhs</text:span> argument (compared to standalone functions).
</text:p>
        </text:list-item>
      </text:list>
      <text:h text:style-name="Heading_20_2" text:outline-level="2" text:is-list-header="false">
<text:bookmark-start text:name="OrgXref.org99f1611"/>
<text:bookmark text:name="org99f1611"/>Contextuality and Unary Overloads
<text:bookmark-end text:name="OrgXref.org99f1611"/></text:h>
      <text:p text:style-name="Text_20_body">Operand Types determine which overloaded operator is called.
</text:p>
      <text:list text:style-name="OrgBulletedList" text:continue-numbering="false">
        <text:list-item>
          <text:p text:style-name="Text_20_body">Matrix Scalar Multiplication and Matrix Product
</text:p>
        </text:list-item>
      </text:list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1Face">(</text:span><text:span text:style-name="OrgSrcFontLockTypeFace">double</text:span>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prefix</text:span></text:p>
      <text:p text:style-name="OrgSrcBlock"><text:span text:style-name="OrgSrcFontLockTypeFace">M</text:span><text:span text:style-name="OrgSrcFontLockTypeFace">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TypeFace">double</text:span><text:s/><text:span text:style-name="OrgSrcFontLockVariableNameFace">rhs</text:span><text:span text:style-name="OrgSrcRainbowDelimitersDepth1Face">)</text:span>;<text:s/><text:span text:style-name="OrgSrcFontLockCommentDelimiterFace">/</text:span><text:span text:style-name="OrgSrcFontLockCommentDelimiterFace">/<text:s/></text:span><text:span text:style-name="OrgSrcFontLockCommentFace">postfix</text:span></text:p>
      <text:p text:style-name="OrgSrcBlockLastLine"><text:span text:style-name="OrgSrcFontLockTypeFace">M</text:span><text:span text:style-name="OrgSrcFontLockTypeFace">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;</text:p>
      <text:list text:style-name="OrgBulletedList" text:continue-numbering="false">
        <text:list-item>
          <text:p text:style-name="Text_20_body">Unary (Single Component) Operator overloads take no arguments
</text:p>
        </text:list-item>
      </text:list>
      <text:p text:style-name="OrgSrcBlock"><text:span text:style-name="OrgSrcFontLockTypeFace">Matri</text:span><text:span text:style-name="OrgSrcFontLockTypeFace">x</text:span><text:s/><text:span text:style-name="OrgSrcFontLockConstantFace">Matrix</text:span>::<text:span text:style-name="OrgSrcFontLockKeywordFace">operator</text:span><text:span text:style-name="OrgSrcFontLockFunctionNameFace">-</text:span><text:span text:style-name="OrgSrcRainbowDelimitersDepth1Face">(</text:span><text:span text:style-name="OrgSrcFontLockTypeFace">void</text:span><text:span text:style-name="OrgSrcRainbowDelimitersDepth1Face">)</text:span><text:s/><text:span text:style-name="OrgSrcFontLockKeywordFace">cons</text:span><text:span text:style-name="OrgSrcFontLockKeywordFace">t</text:span>;<text:s/><text:s/><text:span text:style-name="OrgSrcFontLockCommentDelimiterFace">/</text:span><text:span text:style-name="OrgSrcFontLockCommentDelimiterFace">/<text:s/></text:span><text:span text:style-name="OrgSrcFontLockCommentFace">Unary<text:s/>Negation</text:span></text:p>
      <text:p text:style-name="OrgSrcBlock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*<text:span text:style-name="OrgSrcFontLockKeywordFace">this</text:span>;<text:s/><text:span text:style-name="OrgSrcFontLockCommentDelimiterFace">/*<text:s/></text:span><text:span text:style-name="OrgSrcFontLockCommentFace">negate<text:s/>result<text:s/>*/</text:span>;<text:s/><text:span text:style-name="OrgSrcFontLockKeywordFace">return</text:span><text:s/>result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contrast<text:s/>with<text:s/>Binary<text:s/>Difference</text:span></text:p>
      <text:p text:style-name="OrgSrcBlockLastLine"><text:span text:style-name="OrgSrcFontLockTypeFace">M</text:span><text:span text:style-name="OrgSrcFontLockTypeFace">atri</text:span><text:span text:style-name="OrgSrcFontLockTypeFace">x</text:span><text:s/><text:span text:style-name="OrgSrcFontLockConstantFace">Matrix</text:span>::<text:span text:style-name="OrgSrcFontLockKeywordFace">operator</text:span><text:span text:style-name="OrgSrcFontLockFunctionNameFace">-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text:s/><text:span text:style-name="OrgSrcFontLockKeywordFace">cons</text:span><text:span text:style-name="OrgSrcFontLockKeywordFace">t</text:span>;</text:p>
      <text:h text:style-name="Heading_20_2" text:outline-level="2" text:is-list-header="false">
<text:bookmark-start text:name="OrgXref.orgb14dcb8"/>
<text:bookmark text:name="orgb14dcb8"/>Efficiency
<text:bookmark-end text:name="OrgXref.orgb14dcb8"/></text:h>
      <text:p text:style-name="Text_20_body">Update operators (+=) are generally faster than standard operators.
</text:p>
      <text:p text:style-name="OrgSrcBlock"><text:span text:style-name="OrgSrcFontLockTypeFace">Matri</text:span><text:span text:style-name="OrgSrcFontLockTypeFace">x</text:span><text:s/>&amp;<text:s/><text:span text:style-name="OrgSrcFontLockKeywordFace">operator</text:span><text:span text:style-name="OrgSrcFontLockFunctionNameFace">+=</text:span><text:span text:style-name="OrgSrcRainbowDelimitersDepth1Face">(</text:span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lhs<text:s/>+=<text:s/>rhs<text:s/>*/</text:span>;<text:s/><text:span text:style-name="OrgSrcFontLockKeywordFace">return</text:span><text:s/>lhs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TypeFace">Matri</text:span><text:span text:style-name="OrgSrcFontLockTypeFace">x</text:span><text:s/><text:span text:style-name="OrgSrcFontLockVariableNameFace">result</text:span><text:s/>=<text:s/>lhs;<text:s/>result<text:s/>+=<text:s/>rhs;<text:s/><text:span text:style-name="OrgSrcFontLockKeywordFace">return</text:span><text:s/>result;<text:s/><text:span text:style-name="OrgSrcRainbowDelimitersDepth1Face">}</text:span></text:p>
      <text:list text:style-name="OrgBulletedList" text:continue-numbering="false">
        <text:list-item>
          <text:p text:style-name="Text_20_body"><text:span text:style-name="Bold">operator+=</text:span> modifies in place and returns reference.
</text:p>
        </text:list-item>
        <text:list-item>
          <text:p text:style-name="Text_20_body"><text:span text:style-name="Bold">operator+</text:span> creates new objet to hold result.
</text:p>
        </text:list-item>
        <text:list-item>
          <text:p text:style-name="Text_20_body"><text:span text:style-name="Bold">temporaries</text:span> to hold intermediate result of <text:span text:style-name="Bold">operator+</text:span>.
</text:p>
        </text:list-item>
      </text:list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LastLine">A<text:s/>=<text:s/>B<text:s/>+<text:s/>C<text:s/>+<text:s/>D;<text:s/><text:s/><text:s/><text:s/><text:s/><text:span text:style-name="OrgSrcFontLockCommentDelimiterFace">//<text:s/></text:span><text:span text:style-name="OrgSrcFontLockCommentFace">creates<text:s/>2<text:s/>temps,<text:s/>1<text:s/>copy.</text:span></text:p>
      <text:p text:style-name="Text_20_body">vs.
</text:p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">A<text:s/>=<text:s/>D;<text:s/><text:s/><text:s/><text:span text:style-name="OrgSrcFontLockCommentDelimiterFace">/</text:span><text:span text:style-name="OrgSrcFontLockCommentDelimiterFace">/<text:s/></text:span><text:span text:style-name="OrgSrcFontLockCommentFace">1<text:s/>Copy</text:span></text:p>
      <text:p text:style-name="OrgSrcBlockLastLine">A<text:s/>+=<text:s/>C;<text:s/>A<text:s/>+=<text:s/>B;</text:p>
      <text:h text:style-name="Heading_20_2" text:outline-level="2" text:is-list-header="false">
<text:bookmark-start text:name="OrgXref.org8e50d68"/>
<text:bookmark text:name="org8e50d68"/>R-value References
<text:bookmark-end text:name="OrgXref.org8e50d68"/></text:h>
      <text:p text:style-name="Text_20_body">chaining <text:span text:style-name="Bold">operator+</text:span> creates <text:span text:style-name="Bold">temps</text:span> holding intermediate results.
</text:p>
      <text:p text:style-name="OrgSrcBlock"><text:span text:style-name="OrgSrcFontLockTypeFace">Matri</text:span><text:span text:style-name="OrgSrcFontLockTypeFace">x</text:span><text:s/><text:span text:style-name="OrgSrcFontLockVariableNameFace">A</text:span>,<text:s/><text:span text:style-name="OrgSrcFontLockVariableNameFace">B</text:span>,<text:s/><text:span text:style-name="OrgSrcFontLockVariableNameFace">C</text:span>,<text:s/><text:span text:style-name="OrgSrcFontLockVariableNameFace">D</text:span>;</text:p>
      <text:p text:style-name="OrgSrcBlockLastLine">A<text:s/>=<text:s/>B<text:s/>+<text:s/>C<text:s/>+<text:s/>D;<text:s/><text:s/><text:s/><text:s/><text:s/><text:s/><text:s/><text:s/><text:span text:style-name="OrgSrcFontLockCommentDelimiterFace">//<text:s/></text:span><text:span text:style-name="OrgSrcFontLockCommentFace">Might<text:s/>create<text:s/>2<text:s/>temps.<text:s/>1<text:s/>copy<text:s/>assignment.</text:span></text:p>
      <text:p text:style-name="Text_20_body">can optimise with move semantics (r-value refs)
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TypeFace">Matrix</text:span><text:s/>&amp;&amp;<text:s/><text:span text:style-name="OrgSrcFontLockVariableNameFace">lhs</text:span>,<text:s/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"><text:s/><text:s/><text:span text:style-name="OrgSrcRainbowDelimitersDepth1Face">{</text:span><text:s/>lhs<text:s/>+=<text:s/>rhs<text:s/>;<text:s/><text:span text:style-name="OrgSrcFontLockKeywordFace">return</text:span><text:s/><text:span text:style-name="OrgSrcFontLockConstantFace">std</text:span>::move<text:span text:style-name="OrgSrcRainbowDelimitersDepth2Face">(</text:span>lhs<text:span text:style-name="OrgSrcRainbowDelimitersDepth2Face">)</text:span>;<text:s/><text:span text:style-name="OrgSrcRainbowDelimitersDepth1Face">}</text:span></text:p>
      <text:p text:style-name="OrgSrcBlock"><text:span text:style-name="OrgSrcFontLockTypeFace">Matri</text:span><text:span text:style-name="OrgSrcFontLockTypeFace">x</text:span><text:s/><text:span text:style-name="OrgSrcFontLockKeywordFace">operator</text:span><text:span text:style-name="OrgSrcFontLockFunctionNameFace">+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lhs</text:span>,<text:s/><text:span text:style-name="OrgSrcFontLockTypeFace">Matrix</text:span><text:s/>&amp;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rhs<text:s/>+=<text:s/>lhs<text:s/>;<text:s/><text:span text:style-name="OrgSrcFontLockKeywordFace">return</text:span><text:s/><text:span text:style-name="OrgSrcFontLockConstantFace">std</text:span>::move<text:span text:style-name="OrgSrcRainbowDelimitersDepth2Face">(</text:span>rhs<text:span text:style-name="OrgSrcRainbowDelimitersDepth2Face">)</text:span>;<text:s/><text:span text:style-name="OrgSrcRainbowDelimitersDepth1Face">}</text:span></text:p>
      <text:p text:style-name="Text_20_body">moves avoid object creation and copying
</text:p>
      <text:p text:style-name="OrgSrcBlockLastLine">A<text:s/>=<text:s/>B<text:s/>+<text:s/>C<text:s/>+<text:s/>D;<text:s/><text:s/><text:s/><text:s/><text:s/><text:span text:style-name="OrgSrcFontLockCommentDelimiterFace">//<text:s/></text:span><text:span text:style-name="OrgSrcFontLockCommentFace">create<text:s/>1<text:s/>temp.<text:s/>2<text:s/>moves.</text:span></text:p>
      <text:h text:style-name="Heading_20_2" text:outline-level="2" text:is-list-header="false">
<text:bookmark-start text:name="OrgXref.org85202b1"/>
<text:bookmark text:name="org85202b1"/>Parenthesis
<text:bookmark-end text:name="OrgXref.org85202b1"/></text:h>
      <text:p text:style-name="Text_20_body">Overloading parenthesis.
</text:p>
      <text:p text:style-name="OrgSrcBlock"><text:span text:style-name="OrgSrcFontLockTypeFace">doubl</text:span><text:span text:style-name="OrgSrcFontLockTypeFace">e</text:span><text:s/><text:s/>&amp;<text:s/><text:span text:style-name="OrgSrcFontLockConstantFace">Matrix</text:span>::<text:span text:style-name="OrgSrcFontLockKeywordFace">operator</text:span><text:span text:style-name="OrgSrcRainbowDelimitersDepth1Face">(</text:span><text:span text:style-name="OrgSrcRainbowDelimitersDepth1Face">)</text:span><text:span text:style-name="OrgSrcRainbowDelimitersDepth1Face">(</text:span><text:span text:style-name="OrgSrcFontLockTypeFace">int</text:span><text:s/><text:span text:style-name="OrgSrcFontLockVariableNameFace">i</text:span>,<text:s/><text:span text:style-name="OrgSrcFontLockTypeFace">int</text:span><text:s/><text:span text:style-name="OrgSrcFontLockVariableNameFace">j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data<text:span text:style-name="OrgSrcRainbowDelimitersDepth2Face">[</text:span>i*width<text:s/>+<text:s/>j<text:span text:style-name="OrgSrcRainbowDelimitersDepth2Face">]</text:span>;<text:s/><text:span text:style-name="OrgSrcRainbowDelimitersDepth1Face">}</text:span></text:p>
      <text:p text:style-name="OrgSrcBlock"/>
      <text:p text:style-name="OrgSrcBlock"><text:span text:style-name="OrgSrcFontLockTypeFace">Matri</text:span><text:span text:style-name="OrgSrcFontLockTypeFace">x</text:span><text:s/><text:span text:style-name="OrgSrcFontLockVariableNameFace">A</text:span><text:span text:style-name="OrgSrcRainbowDelimitersDepth1Face">(</text:span>2,2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A<text:span text:style-name="OrgSrcRainbowDelimitersDepth1Face">(</text:span>0,0<text:span text:style-name="OrgSrcRainbowDelimitersDepth1Face">)</text:span><text:s/>=<text:s/>0.0;<text:s/><text:s/><text:s/><text:span text:style-name="OrgSrcFontLockCommentDelimiterFace">/</text:span><text:span text:style-name="OrgSrcFontLockCommentDelimiterFace">/<text:s/></text:span><text:span text:style-name="OrgSrcFontLockCommentFace">parenthesis<text:s/>operator</text:span></text:p>
      <text:p text:style-name="OrgSrcBlockLastLine">A<text:span text:style-name="OrgSrcRainbowDelimitersDepth1Face">(</text:span>0,1<text:span text:style-name="OrgSrcRainbowDelimitersDepth1Face">)</text:span><text:s/>=<text:s/>A<text:span text:style-name="OrgSrcRainbowDelimitersDepth1Face">(</text:span>1,0<text:span text:style-name="OrgSrcRainbowDelimitersDepth1Face">)</text:span><text:s/>=<text:s/>1.0;<text:s/><text:span text:style-name="OrgSrcFontLockCommentDelimiterFace">//<text:s/></text:span><text:span text:style-name="OrgSrcFontLockCommentFace">named<text:s/>object,<text:s/>A</text:span></text:p>
      <text:list text:style-name="OrgBulletedList" text:continue-numbering="false">
        <text:list-item>
          <text:p text:style-name="Text_20_body"><text:span text:style-name="Bold">operator()</text:span> can take many arguments as is used to define <text:span text:style-name="Bold">functors</text:span> or function
objects.
</text:p>
        </text:list-item>
      </text:list>
      <text:h text:style-name="Heading_20_2" text:outline-level="2" text:is-list-header="false">
<text:bookmark-start text:name="OrgXref.org5535463"/>
<text:bookmark text:name="org5535463"/>Array Subscript
<text:bookmark-end text:name="OrgXref.org5535463"/></text:h>
      <text:p text:style-name="Text_20_body">The array subscript <text:span text:style-name="Bold">operator[]</text:span> takes one argument only;
</text:p>
      <text:p text:style-name="OrgSrcBlock"><text:span text:style-name="OrgSrcFontLockTypeFace">cha</text:span><text:span text:style-name="OrgSrcFontLockTypeFace">r</text:span><text:s/>&amp;<text:s/><text:span text:style-name="OrgSrcFontLockConstantFace">charbuf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index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KeywordFace">return</text:span><text:s/>a<text:span text:style-name="OrgSrcRainbowDelimitersDepth2Face">[</text:span>index<text:span text:style-name="OrgSrcRainbowDelimitersDepth2Face">]</text:span>;<text:s/><text:span text:style-name="OrgSrcRainbowDelimitersDepth1Face">}</text:span></text:p>
      <text:p text:style-name="Text_20_body">We are able to chain multiple values in complex objects though
</text:p>
      <text:p text:style-name="OrgSrcBlock"><text:span text:style-name="OrgSrcFontLockCommentDelimiterFace">/</text:span><text:span text:style-name="OrgSrcFontLockCommentDelimiterFace">/<text:s/></text:span><text:span text:style-name="OrgSrcFontLockCommentFace">Assume<text:s/>internal<text:s/>array<text:s/>of<text:s/>matrixrow<text:s/>objects</text:span></text:p>
      <text:p text:style-name="OrgSrcBlock"><text:span text:style-name="OrgSrcFontLockTypeFace">m</text:span><text:span text:style-name="OrgSrcFontLockTypeFace">atrixro</text:span><text:span text:style-name="OrgSrcFontLockTypeFace">w</text:span><text:s/>&amp;<text:s/><text:span text:style-name="OrgSrcFontLockConstantFace">Matrix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row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rows<text:span text:style-name="OrgSrcRainbowDelimitersDepth2Face">[</text:span>row<text:span text:style-name="OrgSrcRainbowDelimitersDepth2Face">]</text:span>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Assume<text:s/>internal<text:s/>array<text:s/>of<text:s/>row<text:s/>data</text:span></text:p>
      <text:p text:style-name="OrgSrcBlock"><text:span text:style-name="OrgSrcFontLockTypeFace">d</text:span><text:span text:style-name="OrgSrcFontLockTypeFace">oubl</text:span><text:span text:style-name="OrgSrcFontLockTypeFace">e</text:span><text:s/>&amp;<text:s/><text:span text:style-name="OrgSrcFontLockConstantFace">matrixrow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col_index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data<text:span text:style-name="OrgSrcRainbowDelimitersDepth2Face">[</text:span>col_index<text:span text:style-name="OrgSrcRainbowDelimitersDepth2Face">]</text:span>;<text:s/><text:span text:style-name="OrgSrcRainbowDelimitersDepth1Face">}</text:span></text:p>
      <text:p text:style-name="OrgSrcBlock">...</text:p>
      <text:p text:style-name="OrgSrcBlock">Matrix<text:s/>A;</text:p>
      <text:p text:style-name="OrgSrcBlock">cout<text:s/>&lt;&lt;<text:s/>A<text:span text:style-name="OrgSrcRainbowDelimitersDepth1Face">[</text:span>row<text:span text:style-name="OrgSrcRainbowDelimitersDepth1Face">]</text:span><text:span text:style-name="OrgSrcRainbowDelimitersDepth1Face">[</text:span>col<text:span text:style-name="OrgSrcRainbowDelimitersDepth1Face">]</text:span><text:s/>&lt;&lt;<text:s/>endl;</text:p>
      <text:p text:style-name="OrgSrcBlockLastLine">A<text:span text:style-name="OrgSrcRainbowDelimitersDepth1Face">[</text:span>row<text:span text:style-name="OrgSrcRainbowDelimitersDepth1Face">]</text:span><text:span text:style-name="OrgSrcRainbowDelimitersDepth1Face">[</text:span>col<text:span text:style-name="OrgSrcRainbowDelimitersDepth1Face">]</text:span><text:s/>=<text:s/>1.0;</text:p>
      <text:h text:style-name="Heading_20_1" text:outline-level="1" text:is-list-header="false">
<text:bookmark-start text:name="OrgXref.org1e6bd32"/>
<text:bookmark text:name="org1e6bd32"/>Friend Functions and Classes
<text:bookmark-end text:name="OrgXref.org1e6bd32"/></text:h>
      <text:p text:style-name="Text_20_body">Object-Orientation requires strict encapsulation of data. C++ however allows
cetain non-member functions to access class internals. This provides a way to get
around limitations (speed and overloading).
</text:p>
      <text:p text:style-name="Text_20_body">A function or class may be a <text:span text:style-name="Bold">friend</text:span> of another. This keyword indicates permission
is granted by the class. Friend functions are <text:span text:style-name="Bold">not</text:span> inherited.
</text:p>
      <text:h text:style-name="Heading_20_2" text:outline-level="2" text:is-list-header="false">
<text:bookmark-start text:name="OrgXref.orge93141c"/>
<text:bookmark text:name="orge93141c"/>Friend Classes
<text:bookmark-end text:name="OrgXref.orge93141c"/></text:h>
      <text:p text:style-name="OrgSrcBlock"><text:span text:style-name="OrgSrcFontLockKeywordFace">clas</text:span><text:span text:style-name="OrgSrcFontLockKeywordFace">s</text:span><text:s/><text:span text:style-name="OrgSrcFontLockTypeFace">X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KeywordFace">friend</text:span><text:s/><text:span text:style-name="OrgSrcFontLockKeywordFace">class</text:span><text:s/><text:span text:style-name="OrgSrcFontLockTypeFace">BestFriendForever</text:span></text:p>
      <text:p text:style-name="OrgSrcBlock"><text:s/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secret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BestFriendForever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gossip</text:span><text:span text:style-name="OrgSrcRainbowDelimitersDepth2Face">(</text:span><text:span text:style-name="OrgSrcFontLockKeywordFace">const</text:span><text:s/><text:span text:style-name="OrgSrcFontLockTypeFace">X</text:span><text:s/>&amp;<text:s/><text:span text:style-name="OrgSrcFontLockVariableNameFace">x</text:span><text:span text:style-name="OrgSrcRainbowDelimitersDepth2Face">)</text:span><text:s/><text:span text:style-name="OrgSrcRainbowDelimitersDepth2Face">{</text:span></text:p>
      <text:p text:style-name="OrgSrcBlock"><text:s/><text:s/><text:s/><text:s/>cout<text:s/>&lt;&lt;<text:s/><text:span text:style-name="OrgSrcFontLockStringFace">"OMG,<text:s/>You</text:span><text:span text:style-name="OrgSrcFontLockStringFace">'</text:span><text:span text:style-name="OrgSrcFontLockStringFace">ll<text:s/>never<text:s/>believe<text:s/>what<text:s/>I<text:s/>heard<text:s/>about<text:s/>X:<text:s/>"</text:span></text:p>
      <text:p text:style-name="OrgSrcBlock"><text:tab/><text:s/>&lt;&lt;<text:s/>x.secret<text:s/>&lt;&lt;<text:s/>endl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;</text:p>
      <text:p text:style-name="Text_20_body">All member functions of BestFriendForEver can access X's members.
</text:p>
      <text:h text:style-name="Heading_20_2" text:outline-level="2" text:is-list-header="false">
<text:bookmark-start text:name="OrgXref.org4b0e15f"/>
<text:bookmark text:name="org4b0e15f"/>Friend Functions
<text:bookmark-end text:name="OrgXref.org4b0e15f"/></text:h>
      <text:p text:style-name="OrgSrcBlock"><text:span text:style-name="OrgSrcFontLockKeywordFace">clas</text:span><text:span text:style-name="OrgSrcFontLockKeywordFace">s</text:span><text:s/><text:span text:style-name="OrgSrcFontLockTypeFace">X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friend</text:span><text:s/><text:span text:style-name="OrgSrcFontLockTypeFace">voi</text:span><text:span text:style-name="OrgSrcFontLockTypeFace">d</text:span><text:s/><text:span text:style-name="OrgSrcFontLockFunctionNameFace">press</text:span><text:span text:style-name="OrgSrcRainbowDelimitersDepth2Face">(</text:span><text:span text:style-name="OrgSrcFontLockTypeFace">void</text:span><text:span text:style-name="OrgSrcRainbowDelimitersDepth2Face">)</text:span>;<text:s/><text:s/><text:span text:style-name="OrgSrcFontLockCommentDelimiterFace">//<text:s/></text:span><text:span text:style-name="OrgSrcFontLockCommentFace">not<text:s/>a<text:s/>class<text:s/>member</text:span></text:p>
      <text:p text:style-name="OrgSrcBlock"><text:span text:style-name="OrgSrcFontLockKeywordFace">private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mybuttons</text:span>;<text:s/><text:s/><text:span text:style-name="OrgSrcFontLockCommentDelimiterFace">//<text:s/></text:span><text:span text:style-name="OrgSrcFontLockCommentFace">class<text:s/>member</text:span></text:p>
      <text:p text:style-name="OrgSrcBlock"><text:span text:style-name="OrgSrcRainbowDelimitersDepth1Face">}</text:span>;</text:p>
      <text:p text:style-name="OrgSrcBlockLastLine"><text:span text:style-name="OrgSrcFontLockTypeFace">voi</text:span><text:span text:style-name="OrgSrcFontLockTypeFace">d</text:span><text:s/><text:span text:style-name="OrgSrcFontLockFunctionNameFace">press</text:span><text:span text:style-name="OrgSrcRainbowDelimitersDepth1Face">(</text:span><text:span text:style-name="OrgSrcFontLockKeywordFace">const</text:span><text:s/><text:span text:style-name="OrgSrcFontLockTypeFace">X</text:span><text:s/>&amp;<text:s/><text:span text:style-name="OrgSrcFontLockVariableNameFace">x</text:span><text:span text:style-name="OrgSrcRainbowDelimitersDepth1Face">)</text:span><text:s/><text:span text:style-name="OrgSrcRainbowDelimitersDepth1Face">{</text:span><text:s/>++x.mybuttons;<text:s/><text:span text:style-name="OrgSrcRainbowDelimitersDepth1Face">}</text:span></text:p>
      <text:p text:style-name="Text_20_body">Key to note that the function definition <text:span text:style-name="Bold">has no friend keyword</text:span>.
</text:p>
      <text:h text:style-name="Heading_20_2" text:outline-level="2" text:is-list-header="false">
<text:bookmark-start text:name="OrgXref.orgfe7459a"/>
<text:bookmark text:name="orgfe7459a"/>Stream Operators
<text:bookmark-end text:name="OrgXref.orgfe7459a"/></text:h>
      <text:p text:style-name="Text_20_body">Naive attempt
</text:p>
      <text:p text:style-name="OrgSrcBlock"><text:span text:style-name="OrgSrcFontLockTypeFace">ostrea</text:span><text:span text:style-name="OrgSrcFontLockTypeFace">m</text:span><text:s/>&amp;<text:s/><text:span text:style-name="OrgSrcFontLockConstantFace">ostream</text:span>::<text:span text:style-name="OrgSrcFontLockKeywordFace">operator</text:span><text:span text:style-name="OrgSrcFontLockFunctionNameFace">&lt;&lt;</text:span><text:span text:style-name="OrgSrcRainbowDelimitersDepth1Face">(</text:span><text:span text:style-name="OrgSrcFontLockKeywordFace">const</text:span><text:s/><text:span text:style-name="OrgSrcFontLockTypeFace">Matrix</text:span><text:s/>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*<text:span text:style-name="OrgSrcFontLockKeywordFace">this</text:span><text:s/>&lt;&lt;<text:s/><text:span text:style-name="OrgSrcFontLockCommentDelimiterFace">/</text:span><text:span text:style-name="OrgSrcFontLockCommentDelimiterFace">*<text:s/></text:span><text:span text:style-name="OrgSrcFontLockCommentFace">rhs<text:s/>members<text:s/>*/</text:span>;<text:s/><text:span text:style-name="OrgSrcFontLockKeywordFace">return</text:span><text:s/>*<text:span text:style-name="OrgSrcFontLockKeywordFace">this</text:span>;<text:s/><text:span text:style-name="OrgSrcRainbowDelimitersDepth1Face">}</text:span></text:p>
      <text:p text:style-name="Text_20_body">Need a standalone friend function
</text:p>
      <text:p text:style-name="OrgSrcBlock"><text:span text:style-name="OrgSrcFontLockKeywordFace">class</text:span><text:s/><text:span text:style-name="OrgSrcFontLockTypeFace">Matrix</text:span><text:s/><text:span text:style-name="OrgSrcRainbowDelimitersDepth1Face">{</text:span><text:s/><text:span text:style-name="OrgSrcFontLockCommentDelimiterFace">/</text:span><text:span text:style-name="OrgSrcFontLockCommentDelimiterFace">/<text:s/></text:span><text:span text:style-name="OrgSrcFontLockCommentFace">Allow<text:s/>operator&lt;&lt;<text:s/>access<text:s/>to<text:s/>Matrix</text:span><text:span text:style-name="OrgSrcFontLockCommentFace">'</text:span><text:span text:style-name="OrgSrcFontLockCommentFace">s<text:s/>privates</text:span></text:p>
      <text:p text:style-name="OrgSrcBlock"><text:s/><text:s/><text:span text:style-name="OrgSrcFontLockKeywordFace">f</text:span><text:span text:style-name="OrgSrcFontLockKeywordFace">riend</text:span><text:s/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2Face">(</text:span><text:span text:style-name="OrgSrcFontLockTypeFace">ostream</text:span><text:s/>&amp;<text:s/><text:span text:style-name="OrgSrcFontLockVariableNameFace">os</text:span>,<text:s/><text:span text:style-name="OrgSrcFontLockKeywordFace">const</text:span><text:s/><text:span text:style-name="OrgSrcFontLockTypeFace">Matrix</text:span><text:s/>&amp;<text:s/><text:span text:style-name="OrgSrcFontLockVariableNameFace">M</text:span><text:span text:style-name="OrgSrcRainbowDelimitersDepth2Face">)</text:span>;</text:p>
      <text:p text:style-name="OrgSrcBlock"><text:span text:style-name="OrgSrcRainbowDelimitersDepth1Face">}</text:span></text:p>
      <text:p text:style-name="OrgSrcBlock">...</text:p>
      <text:p text:style-name="OrgSrcBlock"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pan text:style-name="OrgSrcRainbowDelimitersDepth1Face">(</text:span><text:span text:style-name="OrgSrcFontLockTypeFace">ostream</text:span><text:s/>&amp;<text:s/><text:span text:style-name="OrgSrcFontLockVariableNameFace">os</text:span>,<text:s/><text:span text:style-name="OrgSrcFontLockKeywordFace">const</text:span><text:s/><text:span text:style-name="OrgSrcFontLockTypeFace">Matrix</text:span><text:s/>&amp;<text:s/><text:span text:style-name="OrgSrcFontLockVariableNameFace">M</text:span><text:span text:style-name="OrgSrcRainbowDelimitersDepth1Face">)</text:span></text:p>
      <text:p text:style-name="OrgSrcBlock"><text:s/><text:s/><text:span text:style-name="OrgSrcRainbowDelimitersDepth1Face">{</text:span><text:s/>os<text:s/>&lt;&lt;<text:s/><text:span text:style-name="OrgSrcFontLockCommentDelimiterFace">/</text:span><text:span text:style-name="OrgSrcFontLockCommentDelimiterFace">*<text:s/></text:span><text:span text:style-name="OrgSrcFontLockCommentFace">M</text:span><text:span text:style-name="OrgSrcFontLockCommentFace">'</text:span><text:span text:style-name="OrgSrcFontLockCommentFace">s<text:s/>privates<text:s/>*/</text:span>;<text:s/><text:span text:style-name="OrgSrcFontLockKeywordFace">return</text:span><text:s/>os;<text:s/><text:span text:style-name="OrgSrcRainbowDelimitersDepth1Face">}</text:span></text:p>
      <text:p text:style-name="OrgSrcBlock">...</text:p>
      <text:p text:style-name="OrgSrcBlockLastLine">cout<text:s/>&lt;&lt;<text:s/>A<text:s/>&lt;&lt;<text:s/>B;<text:s/><text:s/><text:span text:style-name="OrgSrcFontLockCommentDelimiterFace">//<text:s/></text:span><text:span text:style-name="OrgSrcFontLockCommentFace">operator(operator&lt;&lt;(cout,<text:s/>A),<text:s/>B);</text:span></text:p>
      <text:h text:style-name="Heading_20_2" text:outline-level="2" text:is-list-header="false">
<text:bookmark-start text:name="OrgXref.org1092a90"/>
<text:bookmark text:name="org1092a90"/>Symmetric Operators
<text:bookmark-end text:name="OrgXref.org1092a90"/></text:h>
      <text:p text:style-name="Text_20_body">Friend functions allows us to define symmetric overloading operators.
</text:p>
      <text:p text:style-name="OrgSrcBlock"><text:span text:style-name="OrgSrcFontLockKeywordFace">clas</text:span><text:span text:style-name="OrgSrcFontLockKeywordFace">s</text:span><text:s/><text:span text:style-name="OrgSrcFontLockTypeFace">Matrix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M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2Face">(</text:span><text:span text:style-name="OrgSrcFontLockTypeFace">double</text:span><text:s/><text:span text:style-name="OrgSrcFontLockVariableNameFace">c</text:span><text:span text:style-name="OrgSrcRainbowDelimitersDepth2Face">)</text:span><text:s/><text:span text:style-name="OrgSrcFontLockKeywordFace">cons</text:span><text:span text:style-name="OrgSrcFontLockKeywordFace">t</text:span><text:s/><text:span text:style-name="OrgSrcRainbowDelimitersDepth2Face">{</text:span><text:s/><text:span text:style-name="OrgSrcFontLockCommentDelimiterFace">/*<text:s/></text:span><text:span text:style-name="OrgSrcFontLockCommentFace">postfix<text:s/>multiply<text:s/>*/</text:span><text:s/><text:span text:style-name="OrgSrcRainbowDelimitersDepth2Face">}</text:span>;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Declare<text:s/>prefix<text:s/>multiply<text:s/>function<text:s/>a<text:s/>friend<text:s/>of<text:s/>Matrix</text:span></text:p>
      <text:p text:style-name="OrgSrcBlock"><text:s/><text:s/><text:span text:style-name="OrgSrcFontLockKeywordFace">f</text:span><text:span text:style-name="OrgSrcFontLockKeywordFace">riend</text:span><text:s/><text:span text:style-name="OrgSrcFontLockTypeFace">Matri</text:span><text:span text:style-name="OrgSrcFontLockTypeFace">x</text:span><text:s/><text:span text:style-name="OrgSrcFontLockKeywordFace">operator</text:span><text:span text:style-name="OrgSrcFontLockFunctionNameFace">*</text:span><text:span text:style-name="OrgSrcRainbowDelimitersDepth2Face">(</text:span><text:span text:style-name="OrgSrcFontLockTypeFace">double</text:span><text:s/><text:span text:style-name="OrgSrcFontLockVariableNameFace">c</text:span>,<text:s/><text:span text:style-name="OrgSrcFontLockKeywordFace">const</text:span><text:s/><text:span text:style-name="OrgSrcFontLockTypeFace">Matrix</text:span><text:s/>&amp;<text:s/><text:span text:style-name="OrgSrcFontLockVariableNameFace">A</text:span><text:span text:style-name="OrgSrcRainbowDelimitersDepth2Face">)</text:span>;</text:p>
      <text:p text:style-name="OrgSrcBlock"><text:span text:style-name="OrgSrcRainbowDelimitersDepth1Face">}</text:span>;</text:p>
      <text:p text:style-name="OrgSrcBlock">...</text:p>
      <text:p text:style-name="OrgSrcBlock">Matrix<text:s/><text:span text:style-name="OrgSrcFontLockKeywordFace">operator</text:span>*<text:span text:style-name="OrgSrcRainbowDelimitersDepth1Face">(</text:span><text:span text:style-name="OrgSrcFontLockTypeFace">doubl</text:span><text:span text:style-name="OrgSrcFontLockTypeFace">e</text:span><text:s/><text:span text:style-name="OrgSrcFontLockVariableNameFace">c</text:span>,<text:s/><text:span text:style-name="OrgSrcFontLockKeywordFace">const</text:span><text:s/><text:span text:style-name="OrgSrcFontLockTypeFace">Matrix</text:span><text:s/>&amp;<text:s/><text:span text:style-name="OrgSrcFontLockVariableNameFace">A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CommentDelimiterFace">/*<text:s/></text:span><text:span text:style-name="OrgSrcFontLockCommentFace">implement<text:s/>prefix<text:s/>multiply,<text:s/>access<text:s/>A</text:span><text:span text:style-name="OrgSrcFontLockCommentFace">'</text:span><text:span text:style-name="OrgSrcFontLockCommentFace">s<text:s/>private<text:s/>members<text:s/>*/</text:span><text:s/><text:span text:style-name="OrgSrcRainbowDelimitersDepth1Face">}</text:span></text:p>
      <text:p text:style-name="OrgSrcBlock">...</text:p>
      <text:p text:style-name="OrgSrcBlock">Matrix<text:s/>A,<text:s/>B,<text:s/>C;</text:p>
      <text:p text:style-name="OrgSrcBlockLastLine"><text:span text:style-name="OrgSrcFontLockTypeFace">doubl</text:span><text:span text:style-name="OrgSrcFontLockTypeFace">e</text:span><text:s/><text:span text:style-name="OrgSrcFontLockVariableNameFace">fact</text:span><text:s/>=<text:s/>3.1;</text:p>
      <text:p text:style-name="Text_20_body"><text:span text:style-name="Bold">operator&lt;&lt;</text:span> and <text:span text:style-name="Bold">operator&gt;&gt;</text:span> usually standalone friend functions too.
</text:p>
      <text:h text:style-name="Heading_20_1" text:outline-level="1" text:is-list-header="false">
<text:bookmark-start text:name="OrgXref.orgdd45ad1"/>
<text:bookmark text:name="orgdd45ad1"/>C++ Inheritance
<text:bookmark-end text:name="OrgXref.orgdd45ad1"/></text:h>
      <text:p text:style-name="Text_20_body">Classes can sub-class existing <text:span text:style-name="Emphasis">parent</text:span> or <text:span text:style-name="Emphasis">base</text:span> classes. This encourages code
re-use.
</text:p>
      <text:list text:style-name="OrgBulletedList" text:continue-numbering="false">
        <text:list-item>
          <text:p text:style-name="Text_20_body">C++ has no special keyword (<text:span text:style-name="Bold">extends</text:span> from Java) and no <text:span text:style-name="Bold">super</text:span> keyword.
</text:p>
        </text:list-item>
        <text:list-item>
          <text:p text:style-name="Text_20_body">C++ supports multiple inheritance with multiple parents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A</text:span><text:s/><text:span text:style-name="OrgSrcRainbowDelimitersDepth1Face">{</text:span><text:s/><text:span text:style-name="OrgSrcFontLockCommentDelimiterFace">/*<text:s/></text:span><text:span text:style-name="OrgSrcFontLockCommentFace">implement<text:s/>*/</text:span><text:s/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B</text:span><text:s/><text:span text:style-name="OrgSrcRainbowDelimitersDepth1Face">{</text:span><text:s/><text:span text:style-name="OrgSrcFontLockCommentDelimiterFace">/*<text:s/></text:span><text:span text:style-name="OrgSrcFontLockCommentFace">implement<text:s/>*/</text:span><text:s/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C<text:s/>is<text:s/>a<text:s/>sub-class<text:s/>of<text:s/>A<text:s/>and<text:s/>B</text:span></text:p>
      <text:p text:style-name="OrgSrcBlockLastLine"><text:span text:style-name="OrgSrcFontLockKeywordFace">c</text:span><text:span text:style-name="OrgSrcFontLockKeywordFace">las</text:span><text:span text:style-name="OrgSrcFontLockKeywordFace">s</text:span><text:s/><text:span text:style-name="OrgSrcFontLockTypeFace">C</text:span><text:s/>:<text:s/><text:span text:style-name="OrgSrcFontLockKeywordFace">public</text:span><text:s/><text:span text:style-name="OrgSrcFontLockTypeFace">A</text:span>,<text:s/><text:span text:style-name="OrgSrcFontLockKeywordFace">public</text:span><text:s/><text:span text:style-name="OrgSrcFontLockTypeFace">B</text:span><text:s/><text:span text:style-name="OrgSrcRainbowDelimitersDepth1Face">{</text:span><text:s/><text:span text:style-name="OrgSrcFontLockCommentDelimiterFace">/*<text:s/></text:span><text:span text:style-name="OrgSrcFontLockCommentFace">implement<text:s/>*/</text:span><text:s/><text:span text:style-name="OrgSrcRainbowDelimitersDepth1Face">}</text:span>;</text:p>
      <text:h text:style-name="Heading_20_2" text:outline-level="2" text:is-list-header="false">
<text:bookmark-start text:name="OrgXref.org5675b16"/>
<text:bookmark text:name="org5675b16"/>Composition vs Inheritance
<text:bookmark-end text:name="OrgXref.org5675b16"/></text:h>
      <text:h text:style-name="Heading_20_3" text:outline-level="3" text:is-list-header="false">
<text:bookmark-start text:name="OrgXref.orgc3da6a3"/>
<text:bookmark text:name="orgc3da6a3"/>Inheritance
<text:bookmark-end text:name="OrgXref.orgc3da6a3"/></text:h>
      <text:p text:style-name="Text_20_body">If you need to <text:span text:style-name="Emphasis">extend/enhance</text:span> class functionality and you want the same basic
interface, then <text:span text:style-name="Bold">inherit</text:span>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,<text:s/><text:span text:style-name="OrgSrcFontLockVariableNameFace">y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function1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"><text:s/><text:s/><text:span text:style-name="OrgSrcFontLockTypeFace">voi</text:span><text:span text:style-name="OrgSrcFontLockTypeFace">d</text:span><text:s/><text:span text:style-name="OrgSrcFontLockFunctionNameFace">function2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z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function3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LastLine"><text:span text:style-name="OrgSrcRainbowDelimitersDepth1Face">}</text:span>;</text:p>
      <text:p text:style-name="Text_20_body">We say that <text:span text:style-name="Emphasis">Derived class</text:span> <text:span text:style-name="Bold">IS-A</text:span> <text:span text:style-name="Emphasis">Base object</text:span>.
</text:p>
      <text:list text:style-name="OrgBulletedList" text:continue-numbering="false">
        <text:list-item>
          <text:p text:style-name="Text_20_body">Wherever we used a <text:span text:style-name="Bold">Base object</text:span>, we can <text:span text:style-name="Emphasis">always</text:span> use a <text:span text:style-name="Bold">Derived object</text:span>.
</text:p>
        </text:list-item>
        <text:list-item>
          <text:p text:style-name="Text_20_body">Can redefine inherited methods.
</text:p>
        </text:list-item>
        <text:list-item>
          <text:p text:style-name="Text_20_body">Can add new function and member variables.
</text:p>
        </text:list-item>
      </text:list>
      <text:h text:style-name="Heading_20_3" text:outline-level="3" text:is-list-header="false">
<text:bookmark-start text:name="OrgXref.org7edf1c0"/>
<text:bookmark text:name="org7edf1c0"/>Composition
<text:bookmark-end text:name="OrgXref.org7edf1c0"/></text:h>
      <text:p text:style-name="Text_20_body"><text:span text:style-name="Bold">Compose</text:span> to <text:span text:style-name="Emphasis">ACCESS</text:span> another class's functionality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bfunction</text:span><text:span text:style-name="OrgSrcRainbowDelimitersDepth2Face">(</text:span><text:span text:style-name="OrgSrcFontLockTypeFace">void</text:span><text:span text:style-name="OrgSrcRainbowDelimitersDepth2Face">)</text:span>;</text:p>
      <text:p text:style-name="OrgSrcBlock"><text:s/><text:s/><text:span text:style-name="OrgSrcFontLockTypeFace">voi</text:span><text:span text:style-name="OrgSrcFontLockTypeFace">d</text:span><text:s/><text:span text:style-name="OrgSrcFontLockFunctionNameFace">setival</text:span><text:span text:style-name="OrgSrcRainbowDelimitersDepth2Face">(</text:span><text:span text:style-name="OrgSrcFontLockTypeFace">int</text:span><text:span text:style-name="OrgSrcRainbowDelimitersDepth2Face">)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NewClass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z</text:span>;</text:p>
      <text:p text:style-name="OrgSrcBlock"><text:s/><text:s/><text:span text:style-name="OrgSrcFontLockTypeFace">Bas</text:span><text:span text:style-name="OrgSrcFontLockTypeFace">e</text:span><text:s/><text:span text:style-name="OrgSrcFontLockVariableNameFace">bobject</text:span>;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set_base_data</text:span><text:span text:style-name="OrgSrcRainbowDelimitersDepth2Face">(</text:span><text:span text:style-name="OrgSrcFontLockTypeFace">int</text:span><text:s/><text:span text:style-name="OrgSrcFontLockVariableNameFace">a</text:span><text:span text:style-name="OrgSrcRainbowDelimitersDepth2Face">)</text:span><text:s/><text:span text:style-name="OrgSrcRainbowDelimitersDepth2Face">{</text:span><text:s/>boject.setival<text:span text:style-name="OrgSrcRainbowDelimitersDepth3Face">(</text:span>a<text:span text:style-name="OrgSrcRainbowDelimitersDepth3Face">)</text:span>;<text:s/><text:span text:style-name="OrgSrcRainbowDelimitersDepth2Face">}</text:span></text:p>
      <text:p text:style-name="OrgSrcBlockLastLine"><text:span text:style-name="OrgSrcRainbowDelimitersDepth1Face">}</text:span>;</text:p>
      <text:list text:style-name="OrgBulletedList" text:continue-numbering="false">
        <text:list-item>
          <text:p text:style-name="Text_20_body">NewClass <text:span text:style-name="Bold">HAS-A</text:span> Base object within it.
</text:p>
        </text:list-item>
        <text:list-item>
          <text:p text:style-name="Text_20_body">NewClass isn't required to conform to Base's interface.
</text:p>
        </text:list-item>
        <text:list-item>
          <text:p text:style-name="Text_20_body">NewClass doesn't have to be extended.
</text:p>
        </text:list-item>
      </text:list>
      <text:h text:style-name="Heading_20_2" text:outline-level="2" text:is-list-header="false">
<text:bookmark-start text:name="OrgXref.org0e711a8"/>
<text:bookmark text:name="org0e711a8"/>Static and Dynamic Polymorphism
<text:bookmark-end text:name="OrgXref.org0e711a8"/></text:h>
      <text:h text:style-name="Heading_20_3" text:outline-level="3" text:is-list-header="false">
<text:bookmark-start text:name="OrgXref.orgf4825c6"/>
<text:bookmark text:name="orgf4825c6"/>Static Polymorphism
<text:bookmark-end text:name="OrgXref.orgf4825c6"/></text:h>
      <text:p text:style-name="Text_20_body">Resolved at compile-time.
</text:p>
      <text:list text:style-name="OrgBulletedList" text:continue-numbering="false">
        <text:list-item>
          <text:p text:style-name="Text_20_body">C++ uses <text:span text:style-name="Bold">Static Polimorphism</text:span> by <text:span text:style-name="Emphasis">default</text:span>.
</text:p>
        </text:list-item>
        <text:list-item>
          <text:p text:style-name="Text_20_body">C++ can redefine functions in <text:span text:style-name="Emphasis">Derived</text:span> classes.
</text:p>
        </text:list-item>
        <text:list-item>
          <text:p text:style-name="Text_20_body">C++'s zero-overhead principle in action.
</text:p>
        </text:list-item>
      </text:list>
      <text:h text:style-name="Heading_20_3" text:outline-level="3" text:is-list-header="false">
<text:bookmark-start text:name="OrgXref.org81d176e"/>
<text:bookmark text:name="org81d176e"/>Dynamic Polymorphism
<text:bookmark-end text:name="OrgXref.org81d176e"/></text:h>
      <text:p text:style-name="Text_20_body">Resolved at run-time.
</text:p>
      <text:list text:style-name="OrgBulletedList" text:continue-numbering="false">
        <text:list-item>
          <text:p text:style-name="Text_20_body">Java used Dynamic Polymorphism by <text:span text:style-name="Emphasis">default</text:span>.
</text:p>
        </text:list-item>
        <text:list-item>
          <text:p text:style-name="Text_20_body">Explicitly introduced in C++ with <text:span text:style-name="Bold">virtual</text:span> keyword.
</text:p>
        </text:list-item>
        <text:list-item>
          <text:p text:style-name="Text_20_body">Also need <text:span text:style-name="Bold">reference semantics</text:span> (pointers/references).
</text:p>
        </text:list-item>
        <text:list-item>
          <text:p text:style-name="Text_20_body">C++ Pointers + References to Base objects work similarly to Java refs.
</text:p>
        </text:list-item>
      </text:list>
      <text:h text:style-name="Heading_20_3" text:outline-level="3" text:is-list-header="false">
<text:bookmark-start text:name="OrgXref.org09beb3c"/>
<text:bookmark text:name="org09beb3c"/>Static vs Dynamic Polymorphism
<text:bookmark-end text:name="OrgXref.org09beb3c"/></text:h>
      <text:p text:style-name="Text_20_body"><text:span text:style-name="Underline">Static Polymorphism</text:span>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Base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Derived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Bas</text:span><text:span text:style-name="OrgSrcFontLockTypeFace">e</text:span><text:s/>*<text:s/><text:span text:style-name="OrgSrcFontLockVariableNameFace">b</text:span><text:s/>=<text:s/><text:span text:style-name="OrgSrcFontLockKeywordFace">new</text:span><text:s/><text:span text:style-name="OrgSrcFontLockTypeFace">Base</text:span>;</text:p>
      <text:p text:style-name="OrgSrcBlock"><text:span text:style-name="OrgSrcFontLockTypeFace">Derive</text:span><text:span text:style-name="OrgSrcFontLockTypeFace">d</text:span><text:s/>*<text:s/><text:span text:style-name="OrgSrcFontLockVariableNameFace">d</text:span><text:s/>=<text:s/><text:span text:style-name="OrgSrcFontLockKeywordFace">new</text:span><text:s/><text:span text:style-name="OrgSrcFontLockTypeFace">Derived</text:span>;</text:p>
      <text:p text:style-name="OrgSrcBlock">b-&gt;print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Output<text:s/>"Base"</text:span></text:p>
      <text:p text:style-name="OrgSrcBlockLastLine">b-&gt;print<text:span text:style-name="OrgSrcRainbowDelimitersDepth1Face">(</text:span><text:span text:style-name="OrgSrcRainbowDelimitersDepth1Face">)</text:span>;<text:s/><text:s/><text:span text:style-name="OrgSrcFontLockCommentDelimiterFace">//<text:s/></text:span><text:span text:style-name="OrgSrcFontLockCommentFace">OUtput<text:s/>"Derived"</text:span></text:p>
      <text:p text:style-name="Text_20_body"><text:span text:style-name="Underline">Dynamic Polymorphism</text:span>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</text:p>
      <text:p text:style-name="OrgSrcBlock"><text:s/><text:s/><text:span text:style-name="OrgSrcFontLockKeywordFace">virtual</text:span><text:s/><text:span text:style-name="OrgSrcFontLockTypeFace">void</text:span><text:s/>print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Base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override</text:span></text:p>
      <text:p text:style-name="OrgSrcBlock"><text:s/><text:s/><text:s/><text:s/><text:span text:style-name="OrgSrcRainbowDelimitersDepth2Face">{</text:span><text:s/>cout<text:s/>&lt;&lt;<text:s/><text:span text:style-name="OrgSrcFontLockStringFace">"Derived"</text:span><text:s/>&lt;&lt;<text:s/>endl<text:s/><text:span text:style-name="OrgSrcRainbowDelimitersDepth2Face">}</text:span>;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Upcast<text:s/>new<text:s/>object<text:s/>pointers<text:s/>to<text:s/>base<text:s/>class</text:span></text:p>
      <text:p text:style-name="OrgSrcBlock"><text:span text:style-name="OrgSrcFontLockTypeFace">B</text:span><text:span text:style-name="OrgSrcFontLockTypeFace">as</text:span><text:span text:style-name="OrgSrcFontLockTypeFace">e</text:span><text:s/>*<text:s/><text:span text:style-name="OrgSrcFontLockVariableNameFace">b</text:span><text:s/>=<text:s/><text:span text:style-name="OrgSrcFontLockKeywordFace">dynamic_cast</text:span><text:span text:style-name="OrgSrcRainbowDelimitersDepth1Face">&lt;</text:span><text:span text:style-name="OrgSrcFontLockTypeFace">Base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Base</text:span><text:span text:style-name="OrgSrcRainbowDelimitersDepth1Face">)</text:span>;</text:p>
      <text:p text:style-name="OrgSrcBlock"><text:span text:style-name="OrgSrcFontLockTypeFace">Bas</text:span><text:span text:style-name="OrgSrcFontLockTypeFace">e</text:span><text:s/>*<text:s/><text:span text:style-name="OrgSrcFontLockVariableNameFace">d</text:span><text:s/>=<text:s/><text:span text:style-name="OrgSrcFontLockKeywordFace">dynamic_cast</text:span><text:span text:style-name="OrgSrcRainbowDelimitersDepth1Face">&lt;</text:span><text:span text:style-name="OrgSrcFontLockTypeFace">Base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Derived</text:span><text:span text:style-name="OrgSrcRainbowDelimitersDepth1Face">)</text:span>;</text:p>
      <text:p text:style-name="OrgSrcBlock">b-&gt;print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Output<text:s/>"Base"</text:span></text:p>
      <text:p text:style-name="OrgSrcBlockLastLine">d-&gt;print<text:span text:style-name="OrgSrcRainbowDelimitersDepth1Face">(</text:span><text:span text:style-name="OrgSrcRainbowDelimitersDepth1Face">)</text:span>;<text:s/><text:s/><text:span text:style-name="OrgSrcFontLockCommentDelimiterFace">//<text:s/></text:span><text:span text:style-name="OrgSrcFontLockCommentFace">Output<text:s/>"Derived"</text:span></text:p>
      <text:h text:style-name="Heading_20_3" text:outline-level="3" text:is-list-header="false">
<text:bookmark-start text:name="OrgXref.orgdd1f150"/>
<text:bookmark text:name="orgdd1f150"/>Cast Operators
<text:bookmark-end text:name="OrgXref.orgdd1f150"/></text:h>
      <text:list text:style-name="OrgBulletedList" text:continue-numbering="false">
        <text:list-item>
          <text:p text:style-name="Text_20_body"><text:span text:style-name="Bold">static_cast</text:span> 
performs casting at compile time.
</text:p>
          <text:p text:style-name="OrgSrcBlock"><text:span text:style-name="OrgSrcFontLockTypeFace">doubl</text:span><text:span text:style-name="OrgSrcFontLockTypeFace">e</text:span><text:s/><text:span text:style-name="OrgSrcFontLockVariableNameFace">value</text:span><text:s/>=<text:s/>1.45;</text:p>
          <text:p text:style-name="OrgSrcBlockLastLine"><text:span text:style-name="OrgSrcFontLockTypeFace">doubl</text:span><text:span text:style-name="OrgSrcFontLockTypeFace">e</text:span><text:s/><text:span text:style-name="OrgSrcFontLockVariableNameFace">remainder</text:span><text:s/>=<text:s/>value<text:s/>-<text:s/><text:span text:style-name="OrgSrcFontLockKeywordFace">static_cast</text:span><text:span text:style-name="OrgSrcRainbowDelimitersDepth1Face">&lt;</text:span><text:span text:style-name="OrgSrcFontLockTypeFace">int</text:span><text:span text:style-name="OrgSrcRainbowDelimitersDepth1Face">&gt;</text:span><text:span text:style-name="OrgSrcRainbowDelimitersDepth1Face">(</text:span>value<text:span text:style-name="OrgSrcRainbowDelimitersDepth1Face">)</text:span>;</text:p>
        </text:list-item>
        <text:list-item>
          <text:p text:style-name="Text_20_body"><text:span text:style-name="Bold">dynamic_cast</text:span>
casts to non-equivalent type using run-time check. Use to <text:span text:style-name="Emphasis">upcast</text:span> and
<text:span text:style-name="Emphasis">downcast</text:span> between polymorphic types.
</text:p>
          <text:p text:style-name="OrgSrcBlockLastLine"><text:span text:style-name="OrgSrcFontLockTypeFace">Bas</text:span><text:span text:style-name="OrgSrcFontLockTypeFace">e</text:span><text:s/>*<text:s/><text:span text:style-name="OrgSrcFontLockVariableNameFace">b</text:span><text:s/>=<text:s/><text:span text:style-name="OrgSrcFontLockKeywordFace">dynamic_cast</text:span><text:span text:style-name="OrgSrcRainbowDelimitersDepth1Face">&lt;</text:span><text:span text:style-name="OrgSrcFontLockTypeFace">Derived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Derived</text:span><text:span text:style-name="OrgSrcRainbowDelimitersDepth1Face">)</text:span>;</text:p>
        </text:list-item>
      </text:list>
      <text:p text:style-name="Text_20_body"><text:span text:style-name="Underline">Dynamic Cast Failes</text:span>
</text:p>
      <text:section text:style-name="OrgIndentedSection-Level-0" text:name="Section8">
        <table:table table:style-name="OrgTable"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Casted Type</text:p>
              </table:table-cell>
              <table:table-cell table:style-name="OrgTblCellTB">
                <text:p text:style-name="OrgTableHeadingLeft">Action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ointer</text:p>
              </table:table-cell>
              <table:table-cell table:style-name="OrgTblCellT">
                <text:p text:style-name="OrgTableContentsLeft">returns <text:span text:style-name="Emphasis">nullptr</text:span></text:p>
              </table:table-cell>
            </table:table-row>
            <table:table-row>
              <table:table-cell table:style-name="OrgTblCellB">
                <text:p text:style-name="OrgTableContentsLeft">reference</text:p>
              </table:table-cell>
              <table:table-cell table:style-name="OrgTblCellB">
                <text:p text:style-name="OrgTableContentsLeft">throws <text:span text:style-name="Emphasis">std::bad_cast</text:span></text:p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8180243"/>
<text:bookmark text:name="org8180243"/>Constructors for Inherited Classes
<text:bookmark-end text:name="OrgXref.org8180243"/></text:h>
      <text:p text:style-name="Text_20_body">A child class has to correctly initialise its parent (this is done using the
initialiser list)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,<text:s/><text:span text:style-name="OrgSrcFontLockVariableNameFace">y</text:span>;</text:p>
      <text:p text:style-name="OrgSrcBlock"><text:s/><text:s/><text:span text:style-name="OrgSrcFontLockFunctionNameFace">Base</text:span><text:span text:style-name="OrgSrcRainbowDelimitersDepth2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2Face">)</text:span><text:s/>:<text:s/>x<text:span text:style-name="OrgSrcRainbowDelimitersDepth2Face">(</text:span>x<text:span text:style-name="OrgSrcRainbowDelimitersDepth2Face">)</text:span>,<text:s/>y<text:span text:style-name="OrgSrcRainbowDelimitersDepth2Face">(</text:span>y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z</text:span>;</text:p>
      <text:p text:style-name="OrgSrcBlock"><text:s/><text:s/><text:span text:style-name="OrgSrcFontLockFunctionNameFace">Derived</text:span><text:span text:style-name="OrgSrcRainbowDelimitersDepth2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,<text:s/><text:span text:style-name="OrgSrcFontLockTypeFace">int</text:span><text:s/><text:span text:style-name="OrgSrcFontLockVariableNameFace">z</text:span><text:span text:style-name="OrgSrcRainbowDelimitersDepth2Face">)</text:span><text:s/>:<text:s/>Base<text:span text:style-name="OrgSrcRainbowDelimitersDepth2Face">(</text:span>x,y<text:span text:style-name="OrgSrcRainbowDelimitersDepth2Face">)</text:span>,<text:s/>z<text:span text:style-name="OrgSrcRainbowDelimitersDepth2Face">(</text:span>z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66e3236"/>
<text:bookmark text:name="org66e3236"/>Accessing Base Members and Functions
<text:bookmark-end text:name="OrgXref.org66e3236"/></text:h>
      <text:p text:style-name="Text_20_body">Inheritance can hide (<text:span text:style-name="Emphasis">override</text:span>) base class variables (<text:span text:style-name="Emphasis">functions</text:span>).
</text:p>
      <text:list text:style-name="OrgDescriptionList" text:continue-numbering="false">
        <text:list-item>
          <text:p text:style-name="Text_20_body_20_bold">uses</text:p>
          <text:list text:style-name="OrgDescriptionList" text:continue-numbering="true">
            <text:list-item>
              <text:p text:style-name="Text_20_body">operator
</text:p>
            </text:list-item>
          </text:list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aaa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aaa</text:span>;</text:p>
      <text:p text:style-name="OrgSrcBlock"><text:s/><text:s/><text:span text:style-name="OrgSrcFontLockTypeFace">voi</text:span><text:span text:style-name="OrgSrcFontLockTypeFace">d</text:span><text:s/><text:span text:style-name="OrgSrcFontLockFunctionNameFace">print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/text:p>
      <text:p text:style-name="OrgSrcBlock"><text:s/><text:s/><text:s/><text:s/>cout<text:s/>&lt;&lt;<text:s/>aaa<text:s/>&lt;&lt;<text:s/><text:span text:style-name="OrgSrcFontLockConstantFace">Base</text:span>::aaa<text:s/>&lt;&lt;<text:s/>endl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;</text:p>
      <text:p text:style-name="Text_20_body">Special member functions and friends are <text:span text:style-name="Bold">not</text:span> inherited.
</text:p>
      <text:h text:style-name="Heading_20_2" text:outline-level="2" text:is-list-header="false">
<text:bookmark-start text:name="OrgXref.org68f2e4a"/>
<text:bookmark text:name="org68f2e4a"/>Access Control
<text:bookmark-end text:name="OrgXref.org68f2e4a"/></text:h>
      <text:list text:style-name="OrgBulletedList" text:continue-numbering="false">
        <text:list-item>
          <text:p text:style-name="Text_20_body"><text:span text:style-name="Bold">private</text:span> members are not inherited.
</text:p>
        </text:list-item>
        <text:list-item>
          <text:p text:style-name="Text_20_body"><text:span text:style-name="Bold">protected</text:span> members are inherited, but not visible outside class.
</text:p>
        </text:list-item>
      </text:list>
      <text:h text:style-name="Heading_20_3" text:outline-level="3" text:is-list-header="false">
<text:bookmark-start text:name="OrgXref.orgbecb81a"/>
<text:bookmark text:name="orgbecb81a"/>Access Declarations
<text:bookmark-end text:name="OrgXref.orgbecb81a"/></text:h>
      <text:p text:style-name="Text_20_body">C++ has 3 levels of access control which can modify inherited access. This
overrides the inheritance access spec using <text:span text:style-name="Bold">access declaration</text:span>.
</text:p>
      <text:section text:style-name="OrgIndentedSection-Level-0" text:name="Section9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Level</text:p>
              </table:table-cell>
              <table:table-cell table:style-name="OrgTblCellTB">
                <text:p text:style-name="OrgTableHeadingLeft">Public</text:p>
              </table:table-cell>
              <table:table-cell table:style-name="OrgTblCellTB">
                <text:p text:style-name="OrgTableHeadingLeft">Protected</text:p>
              </table:table-cell>
              <table:table-cell table:style-name="OrgTblCellTB">
                <text:p text:style-name="OrgTableHeadingLeft">Private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public</text:p>
              </table:table-cell>
              <table:table-cell table:style-name="OrgTblCellT">
                <text:p text:style-name="OrgTableContentsLeft">remain public</text:p>
              </table:table-cell>
              <table:table-cell table:style-name="OrgTblCellT">
                <text:p text:style-name="OrgTableContentsLeft">remain protected</text:p>
              </table:table-cell>
              <table:table-cell table:style-name="OrgTblCellT">
                <text:p text:style-name="OrgTableContentsLeft">remain private</text:p>
              </table:table-cell>
            </table:table-row>
            <table:table-row>
              <table:table-cell table:style-name="OrgTblCell">
                <text:p text:style-name="OrgTableContentsLeft">protected</text:p>
              </table:table-cell>
              <table:table-cell table:style-name="OrgTblCell">
                <text:p text:style-name="OrgTableContentsLeft">become protected</text:p>
              </table:table-cell>
              <table:table-cell table:style-name="OrgTblCell">
                <text:p text:style-name="OrgTableContentsLeft">remain protected</text:p>
              </table:table-cell>
              <table:table-cell table:style-name="OrgTblCell">
                <text:p text:style-name="OrgTableContentsLeft">remain private</text:p>
              </table:table-cell>
            </table:table-row>
            <table:table-row>
              <table:table-cell table:style-name="OrgTblCellB">
                <text:p text:style-name="OrgTableContentsLeft">private</text:p>
              </table:table-cell>
              <table:table-cell table:style-name="OrgTblCellB">
                <text:p text:style-name="OrgTableContentsLeft">become private</text:p>
              </table:table-cell>
              <table:table-cell table:style-name="OrgTblCellB">
                <text:p text:style-name="OrgTableContentsLeft">become private</text:p>
              </table:table-cell>
              <table:table-cell table:style-name="OrgTblCellB">
                <text:p text:style-name="OrgTableContentsLeft">remain private</text:p>
              </table:table-cell>
            </table:table-row>
          </table:table-rows>
        </table:table>
      </text:section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rotected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vprot</text:span>;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prot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rotected</text:span>:</text:p>
      <text:p text:style-name="OrgSrcBlock"><text:s/><text:s/><text:span text:style-name="OrgSrcFontLockConstantFace">Base</text:span>::prot;<text:s/><text:s/><text:span text:style-name="OrgSrcFontLockCommentDelimiterFace">//<text:s/></text:span><text:span text:style-name="OrgSrcFontLockCommentFace">access<text:s/>declaration<text:s/>prot<text:s/>noew<text:s/>protected;</text:span></text:p>
      <text:p text:style-name="OrgSrcBlockLastLine"><text:span text:style-name="OrgSrcRainbowDelimitersDepth1Face">}</text:span>;</text:p>
      <text:p text:style-name="Text_20_body">Java provides public inheritance only.
</text:p>
      <text:h text:style-name="Heading_20_2" text:outline-level="2" text:is-list-header="false">
<text:bookmark-start text:name="OrgXref.org0383cb7"/>
<text:bookmark text:name="org0383cb7"/>Virtual Functions and Dynamic Binding
<text:bookmark-end text:name="OrgXref.org0383cb7"/></text:h>
      <text:p text:style-name="Text_20_body">Virtual (class) functions allow dynamic binding (run-time binding). Java
supports dynamic binding exclusively; C++ usually binds statically.
</text:p>
      <text:list text:style-name="OrgBulletedList" text:continue-numbering="false">
        <text:list-item>
          <text:p text:style-name="Text_20_body"><text:span text:style-name="Bold">syntax</text:span>: <text:span text:style-name="Emphasis">virtual ret_type FuncName( args );</text:span>
</text:p>
        </text:list-item>
      </text:list>
      <text:p text:style-name="Text_20_body">A <text:span text:style-name="Bold">virtual function</text:span> <text:span text:style-name="Emphasis">must have the same signature</text:span> in every sub-class. You do not
need a virtual keyword in sub-classes though.
</text:p>
      <text:p text:style-name="Text_20_body">Constructors <text:span text:style-name="Emphasis">cannot</text:span> be <text:span text:style-name="Bold">virtual</text:span>. Destructors <text:span text:style-name="Emphasis">should</text:span> be <text:span text:style-name="Bold">virtual</text:span> for a 
<text:span text:style-name="Bold">dynamically polymorphic</text:span> class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/><text:s/><text:span text:style-name="OrgSrcFontLockKeywordFace">virtua</text:span><text:span text:style-name="OrgSrcFontLockKeywordFace">l</text:span><text:s/>~<text:span text:style-name="OrgSrcFontLockFunctionNameFace">Base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CommentDelimiterFace">/*<text:s/></text:span><text:span text:style-name="OrgSrcFontLockCommentFace">implement<text:s/>*/</text:span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<text:span text:style-name="OrgSrcRainbowDelimitersDepth1Face">{</text:span></text:p>
      <text:p text:style-name="OrgSrcBlock"><text:s/><text:s/><text:span text:style-name="OrgSrcFontLockKeywordFace">virtua</text:span><text:span text:style-name="OrgSrcFontLockKeywordFace">l</text:span><text:s/>~<text:span text:style-name="OrgSrcFontLockFunctionNameFace">Derived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CommentDelimiterFace">/*<text:s/></text:span><text:span text:style-name="OrgSrcFontLockCommentFace">implement<text:s/>*/</text:span>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Bas</text:span><text:span text:style-name="OrgSrcFontLockTypeFace">e</text:span><text:s/>*<text:s/><text:span text:style-name="OrgSrcFontLockVariableNameFace">p</text:span><text:s/>=<text:s/><text:span text:style-name="OrgSrcFontLockKeywordFace">dynamic_cast</text:span><text:span text:style-name="OrgSrcRainbowDelimitersDepth1Face">&lt;</text:span><text:span text:style-name="OrgSrcFontLockTypeFace">Base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Derived</text:span><text:span text:style-name="OrgSrcRainbowDelimitersDepth1Face">)</text:span>;<text:s/></text:p>
      <text:p text:style-name="OrgSrcBlockLastLine"><text:span text:style-name="OrgSrcFontLockKeywordFace">delete</text:span><text:s/>p;<text:s/><text:s/><text:span text:style-name="OrgSrcFontLockCommentDelimiterFace">//<text:s/></text:span><text:span text:style-name="OrgSrcFontLockCommentFace">Calls<text:s/>Derived</text:span><text:span text:style-name="OrgSrcFontLockCommentFace">'</text:span><text:span text:style-name="OrgSrcFontLockCommentFace">s<text:s/>destructor.</text:span></text:p>
      <text:h text:style-name="Heading_20_3" text:outline-level="3" text:is-list-header="false">
<text:bookmark-start text:name="OrgXref.orgd6e605a"/>
<text:bookmark text:name="orgd6e605a"/>Dynamic Binding
<text:bookmark-end text:name="OrgXref.orgd6e605a"/></text:h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Use<text:s/>dynamic<text:s/>binding<text:s/>for<text:s/>this<text:s/>function</text:span></text:p>
      <text:p text:style-name="OrgSrcBlock"><text:s/><text:s/><text:span text:style-name="OrgSrcFontLockKeywordFace">v</text:span><text:span text:style-name="OrgSrcFontLockKeywordFace">irtual</text:span><text:s/><text:span text:style-name="OrgSrcFontLockTypeFace">void</text:span><text:s/>call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cout<text:s/>&lt;&lt;<text:s/><text:span text:style-name="OrgSrcFontLockStringFace">"Base"</text:span><text:s/>&lt;&lt;<text:s/>endl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1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CommentDelimiterFace">/</text:span><text:span text:style-name="OrgSrcFontLockCommentDelimiterFace">/</text:span><text:span text:style-name="OrgSrcFontLockCommentFace">Redefine<text:s/>it<text:s/>here</text:span></text:p>
      <text:p text:style-name="OrgSrcBlock"><text:s/><text:s/><text:span text:style-name="OrgSrcFontLockKeywordFace">v</text:span><text:span text:style-name="OrgSrcFontLockKeywordFace">irtual</text:span><text:s/><text:span text:style-name="OrgSrcFontLockTypeFace">voi</text:span><text:span text:style-name="OrgSrcFontLockTypeFace">d</text:span><text:s/><text:span text:style-name="OrgSrcFontLockFunctionNameFace">call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override</text:span></text:p>
      <text:p text:style-name="OrgSrcBlock"><text:s/><text:s/><text:s/><text:s/><text:span text:style-name="OrgSrcRainbowDelimitersDepth2Face">{</text:span><text:s/>cout<text:s/>&lt;&lt;<text:s/><text:span text:style-name="OrgSrcFontLockStringFace">"Derived1"</text:span><text:s/>&lt;&lt;<text:s/>endl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2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And<text:s/>redefine<text:s/>it<text:s/>here</text:span></text:p>
      <text:p text:style-name="OrgSrcBlock"><text:s/><text:s/><text:span text:style-name="OrgSrcFontLockKeywordFace">v</text:span><text:span text:style-name="OrgSrcFontLockKeywordFace">irtual</text:span><text:s/><text:span text:style-name="OrgSrcFontLockTypeFace">voi</text:span><text:span text:style-name="OrgSrcFontLockTypeFace">d</text:span><text:s/><text:span text:style-name="OrgSrcFontLockFunctionNameFace">call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override</text:span></text:p>
      <text:p text:style-name="OrgSrcBlock"><text:s/><text:s/><text:s/><text:s/><text:span text:style-name="OrgSrcRainbowDelimitersDepth2Face">{</text:span><text:s/>cout<text:s/>&lt;&lt;<text:s/><text:span text:style-name="OrgSrcFontLockStringFace">"Derived2"</text:span><text:s/>&lt;&lt;<text:s/>endl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FontLockTypeFace">void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TypeFace">Bas</text:span><text:span text:style-name="OrgSrcFontLockTypeFace">e</text:span><text:s/>*<text:s/><text:span text:style-name="OrgSrcFontLockVariableNameFace">ptr</text:span><text:span text:style-name="OrgSrcRainbowDelimitersDepth2Face">[</text:span>3<text:span text:style-name="OrgSrcRainbowDelimitersDepth2Face">]</text:span><text:s/>=<text:s/><text:span text:style-name="OrgSrcRainbowDelimitersDepth2Face">{</text:span><text:s/><text:span text:style-name="OrgSrcFontLockKeywordFace">new</text:span><text:s/><text:span text:style-name="OrgSrcFontLockTypeFace">Base</text:span>,<text:s/><text:span text:style-name="OrgSrcFontLockKeywordFace">new</text:span><text:s/><text:span text:style-name="OrgSrcFontLockTypeFace">Derived</text:span>,<text:s/><text:span text:style-name="OrgSrcFontLockKeywordFace">new</text:span><text:s/><text:span text:style-name="OrgSrcFontLockTypeFace">Derived2</text:span><text:s/><text:span text:style-name="OrgSrcRainbowDelimitersDepth2Face">}</text:span>;</text:p>
      <text:p text:style-name="OrgSrcBlock"><text:s/><text:s/><text:span text:style-name="OrgSrcFontLockKeywordFace">for</text:span><text:span text:style-name="OrgSrcRainbowDelimitersDepth2Face">(</text:span><text:span text:style-name="OrgSrcFontLockTypeFace">in</text:span><text:span text:style-name="OrgSrcFontLockTypeFace">t</text:span><text:s/><text:span text:style-name="OrgSrcFontLockVariableNameFace">i</text:span>=0;<text:s/>i&lt;3;<text:s/>++i<text:span text:style-name="OrgSrcRainbowDelimitersDepth2Face">)</text:span><text:span text:style-name="OrgSrcRainbowDelimitersDepth2Face">{</text:span></text:p>
      <text:p text:style-name="OrgSrcBlock"><text:s/><text:s/><text:s/><text:s/><text:span text:style-name="OrgSrcFontLockCommentDelimiterFace">/</text:span><text:span text:style-name="OrgSrcFontLockCommentDelimiterFace">/<text:s/></text:span><text:span text:style-name="OrgSrcFontLockCommentFace">Calls<text:s/>correct<text:s/>version</text:span></text:p>
      <text:p text:style-name="OrgSrcBlock"><text:s/><text:s/><text:s/><text:s/>ptr<text:span text:style-name="OrgSrcRainbowDelimitersDepth3Face">[</text:span>i<text:span text:style-name="OrgSrcRainbowDelimitersDepth3Face">]</text:span>-&gt;call<text:span text:style-name="OrgSrcRainbowDelimitersDepth3Face">(</text:span><text:span text:style-name="OrgSrcRainbowDelimitersDepth3Face">)</text:span>;</text:p>
      <text:p text:style-name="OrgSrcBlock"><text:s/><text:s/><text:s/><text:s/><text:span text:style-name="OrgSrcFontLockKeywordFace">delete</text:span><text:s/>ptr<text:span text:style-name="OrgSrcRainbowDelimitersDepth3Face">[</text:span>i<text:span text:style-name="OrgSrcRainbowDelimitersDepth3Face">]</text:span>;</text:p>
      <text:p text:style-name="OrgSrcBlock"><text:s/><text:s/><text:span text:style-name="OrgSrcRainbowDelimitersDepth2Face">}</text:span></text:p>
      <text:p text:style-name="OrgSrcBlock"><text:s/><text:s/><text:span text:style-name="OrgSrcFontLockKeywordFace">return</text:span><text:s/>0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41fbac7"/>
<text:bookmark text:name="org41fbac7"/>Virtual Function Table
<text:bookmark-end text:name="OrgXref.org41fbac7"/></text:h>
      <text:p text:style-name="Text_20_body"><text:span text:style-name="Bold">Virtual</text:span> functions supported by <text:span text:style-name="Bold">virtual function table</text:span>. Each class with <text:span text:style-name="Bold">virtual</text:span> functions
are backed by function pointer array. <text:span text:style-name="Bold">Pointer</text:span> points to <text:span text:style-name="Emphasis">most derived function</text:span> version.
Base class gets a <text:span text:style-name="Emphasis">hidden pointer</text:span> (<text:span text:style-name="Bold">vptr</text:span>) to the virtual function table. <text:span text:style-name="Bold">Vptr</text:span> gets set
depending on <text:span text:style-name="Emphasis">Derived class</text:span>. So extra indirection and typecasting introduces performance
overhead.
</text:p>
      <text:h text:style-name="Heading_20_2" text:outline-level="2" text:is-list-header="false">
<text:bookmark-start text:name="OrgXref.orgb4fed10"/>
<text:bookmark text:name="orgb4fed10"/>Multiple Inheritance
<text:bookmark-end text:name="OrgXref.orgb4fed10"/></text:h>
      <text:p text:style-name="Text_20_body">Inherits from several base classes. Can inherit from multiple base classes.
Java uses <text:span text:style-name="Bold">interfaces</text:span> but constrained.
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One</text:span>,<text:s/><text:span text:style-name="OrgSrcFontLockKeywordFace">public</text:span><text:s/><text:span text:style-name="OrgSrcFontLockTypeFace">BaseTwo</text:span></text:p>
      <text:p text:style-name="OrgSrcBlock"><text:span text:style-name="OrgSrcRainbowDelimitersDepth1Face">{</text:span></text:p>
      <text:p text:style-name="OrgSrcBlock"><text:span text:style-name="OrgSrcFontLockKeywordFace">public</text:span>:<text:s/><text:s/><text:span text:style-name="OrgSrcFontLockCommentDelimiterFace">/</text:span><text:span text:style-name="OrgSrcFontLockCommentDelimiterFace">/<text:s/></text:span><text:span text:style-name="OrgSrcFontLockCommentFace">Constructor<text:s/>calls<text:s/>each<text:s/>Base<text:s/>Constructor</text:span></text:p>
      <text:p text:style-name="OrgSrcBlock"><text:s/><text:s/><text:span text:style-name="OrgSrcFontLockTypeFace">D</text:span><text:span text:style-name="OrgSrcFontLockTypeFace">erive</text:span><text:span text:style-name="OrgSrcFontLockTypeFace">d</text:span><text:span text:style-name="OrgSrcRainbowDelimitersDepth2Face">(</text:span>...<text:span text:style-name="OrgSrcRainbowDelimitersDepth2Face">)</text:span><text:s/>:<text:s/>BaseOne<text:span text:style-name="OrgSrcRainbowDelimitersDepth2Face">(</text:span>...<text:span text:style-name="OrgSrcRainbowDelimitersDepth2Face">)</text:span>,<text:s/><text:span text:style-name="OrgSrcFontLockVariableNameFace">BaseTwo</text:span><text:span text:style-name="OrgSrcRainbowDelimitersDepth2Face">(</text:span>...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cc6dcb0"/>
<text:bookmark text:name="orgcc6dcb0"/>Ambiguity
<text:bookmark-end text:name="OrgXref.orgcc6dcb0"/></text:h>
      <text:p text:style-name="Text_20_body">Base classes define members/vars with same signature, we use scope resolution.
</text:p>
      <text:p text:style-name="OrgSrcBlock"><text:span text:style-name="OrgSrcFontLockKeywordFace">clas</text:span><text:span text:style-name="OrgSrcFontLockKeywordFace">s</text:span><text:s/><text:span text:style-name="OrgSrcFontLockTypeFace">BaseOn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ostrea</text:span><text:span text:style-name="OrgSrcFontLockTypeFace">m</text:span><text:s/>&amp;<text:s/><text:span text:style-name="OrgSrcFontLockFunctionNameFace">print</text:span><text:span text:style-name="OrgSrcRainbowDelimitersDepth2Face">(</text:span><text:span text:style-name="OrgSrcFontLockTypeFace">ostream</text:span><text:s/>&amp;<text:s/><text:span text:style-name="OrgSrcFontLockVariableNameFace">out</text:span><text:span text:style-name="OrgSrcRainbowDelimitersDepth2Face">)</text:span><text:s/><text:span text:style-name="OrgSrcRainbowDelimitersDepth2Face">{</text:span><text:s/>out<text:s/>&lt;&lt;<text:s/><text:span text:style-name="OrgSrcFontLockStringFace">"BaseOne"</text:span>;<text:s/><text:span text:style-name="OrgSrcFontLockKeywordFace">return</text:span><text:s/>out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BaseTwo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ostrea</text:span><text:span text:style-name="OrgSrcFontLockTypeFace">m</text:span><text:s/>&amp;<text:s/><text:span text:style-name="OrgSrcFontLockFunctionNameFace">print</text:span><text:span text:style-name="OrgSrcRainbowDelimitersDepth2Face">(</text:span><text:span text:style-name="OrgSrcFontLockTypeFace">ostream</text:span><text:s/>&amp;<text:s/><text:span text:style-name="OrgSrcFontLockVariableNameFace">out</text:span><text:span text:style-name="OrgSrcRainbowDelimitersDepth2Face">)</text:span><text:s/><text:span text:style-name="OrgSrcRainbowDelimitersDepth2Face">{</text:span><text:s/>out<text:s/>&lt;&lt;<text:s/><text:span text:style-name="OrgSrcFontLockStringFace">"BaseTwo"</text:span>;<text:s/><text:span text:style-name="OrgSrcFontLockKeywordFace">return</text:span><text:s/>out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One</text:span>,<text:s/><text:span text:style-name="OrgSrcFontLockKeywordFace">public</text:span><text:s/><text:span text:style-name="OrgSrcFontLockTypeFace">BaseTwo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ostrea</text:span><text:span text:style-name="OrgSrcFontLockTypeFace">m</text:span><text:s/>&amp;<text:s/><text:span text:style-name="OrgSrcFontLockFunctionNameFace">orate</text:span><text:span text:style-name="OrgSrcRainbowDelimitersDepth2Face">(</text:span><text:span text:style-name="OrgSrcFontLockTypeFace">ostream</text:span><text:s/>&amp;<text:s/><text:span text:style-name="OrgSrcFontLockVariableNameFace">out</text:span><text:span text:style-name="OrgSrcRainbowDelimitersDepth2Face">)</text:span><text:s/><text:span text:style-name="OrgSrcRainbowDelimitersDepth2Face">{</text:span></text:p>
      <text:p text:style-name="OrgSrcBlock"><text:s/><text:s/><text:s/><text:s/>out<text:s/>&lt;&lt;<text:s/>print<text:span text:style-name="OrgSrcRainbowDelimitersDepth3Face">(</text:span>out<text:span text:style-name="OrgSrcRainbowDelimitersDepth3Face">)</text:span>;<text:s/><text:span text:style-name="OrgSrcFontLockKeywordFace">return</text:span><text:s/>out;<text:s/><text:s/><text:span text:style-name="OrgSrcFontLockCommentDelimiterFace">/</text:span><text:span text:style-name="OrgSrcFontLockCommentDelimiterFace">/<text:s/></text:span><text:span text:style-name="OrgSrcFontLockCommentFace">Ambiguous</text:span></text:p>
      <text:p text:style-name="OrgSrcBlock"><text:s/><text:s/><text:s/><text:s/>out<text:s/>&lt;&lt;<text:s/><text:span text:style-name="OrgSrcFontLockConstantFace">BaseOne</text:span>::print<text:span text:style-name="OrgSrcRainbowDelimitersDepth3Face">(</text:span>out<text:span text:style-name="OrgSrcRainbowDelimitersDepth3Face">)</text:span>;<text:s/><text:span text:style-name="OrgSrcFontLockKeywordFace">return</text:span><text:s/>out;</text:p>
      <text:p text:style-name="OrgSrcBlock"><text:s/><text:s/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706b8b1"/>
<text:bookmark text:name="org706b8b1"/>Multiple Copies of Base
<text:bookmark-end text:name="OrgXref.org706b8b1"/></text:h>
      <text:p text:style-name="OrgSrcBlock"><text:span text:style-name="OrgSrcFontLockKeywordFace">clas</text:span><text:span text:style-name="OrgSrcFontLockKeywordFace">s</text:span><text:s/><text:span text:style-name="OrgSrcFontLockTypeFace">Animal</text:span><text:s/><text:span text:style-name="OrgSrcRainbowDelimitersDepth1Face">{</text:span><text:s/><text:s/><text:span text:style-name="OrgSrcFontLockCommentDelimiterFace">//<text:s/></text:span><text:span text:style-name="OrgSrcFontLockCommentFace">Common<text:s/>Base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lap</text:span>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Mammal</text:span><text:s/>:<text:s/><text:span text:style-name="OrgSrcFontLockKeywordFace">public</text:span><text:s/><text:span text:style-name="OrgSrcFontLockTypeFace">Animal</text:span><text:s/><text:span text:style-name="OrgSrcRainbowDelimitersDepth1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breathe</text:span>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WingedAnimal</text:span><text:s/>:<text:s/><text:span text:style-name="OrgSrcFontLockKeywordFace">public</text:span><text:s/><text:span text:style-name="OrgSrcFontLockTypeFace">Animal</text:span><text:s/><text:span text:style-name="OrgSrcRainbowDelimitersDepth1Face">{</text:span></text:p>
      <text:p text:style-name="OrgSrcBlock"><text:s/><text:s/><text:span text:style-name="OrgSrcFontLockKeywordFace">public</text:span>:</text:p>
      <text:p text:style-name="OrgSrcBlock"><text:s/><text:s/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lap</text:span><text:span text:style-name="OrgSrcRainbowDelimitersDepth2Face">(</text:span><text:span text:style-name="OrgSrcRainbowDelimitersDepth2Face">)</text:span>;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bat<text:s/>is<text:s/>a<text:s/>winged<text:s/>mammal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Bat</text:span><text:s/>:<text:s/><text:span text:style-name="OrgSrcFontLockKeywordFace">public</text:span><text:s/><text:span text:style-name="OrgSrcFontLockTypeFace">Mammal</text:span>,<text:s/><text:span text:style-name="OrgSrcFontLockKeywordFace">public</text:span><text:s/><text:span text:style-name="OrgSrcFontLockTypeFace">WingedAnimal</text:span><text:s/><text:span text:style-name="OrgSrcRainbowDelimitersDepth1Face">{</text:span><text:s/><text:s/><text:span text:style-name="OrgSrcFontLockCommentDelimiterFace">//<text:s/></text:span><text:span text:style-name="OrgSrcFontLockCommentFace">Join</text:span></text:p>
      <text:p text:style-name="OrgSrcBlock"><text:span text:style-name="OrgSrcRainbowDelimitersDepth1Face">}</text:span>;</text:p>
      <text:p text:style-name="OrgSrcBlock"><text:span text:style-name="OrgSrcFontLockTypeFace">Ba</text:span><text:span text:style-name="OrgSrcFontLockTypeFace">t</text:span><text:s/><text:span text:style-name="OrgSrcFontLockVariableNameFace">bat</text:span>;</text:p>
      <text:p text:style-name="OrgSrcBlock">bat.eat<text:span text:style-name="OrgSrcRainbowDelimitersDepth1Face">(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eat()<text:s/>derived<text:s/>through<text:s/>Mammal,<text:s/>or<text:s/>WingedAnimal?</text:span></text:p>
      <text:p text:style-name="OrgSrcBlockLastLine"><text:span text:style-name="OrgSrcFontLockTypeFace">A</text:span><text:span text:style-name="OrgSrcFontLockTypeFace">nima</text:span><text:span text:style-name="OrgSrcFontLockTypeFace">l</text:span><text:s/>*<text:s/><text:span text:style-name="OrgSrcFontLockVariableNameFace">a</text:span><text:s/>=<text:s/><text:span text:style-name="OrgSrcFontLockKeywordFace">dynamic_cast</text:span><text:span text:style-name="OrgSrcRainbowDelimitersDepth1Face">&lt;</text:span><text:span text:style-name="OrgSrcFontLockTypeFace">Animal</text:span><text:s/>*<text:span text:style-name="OrgSrcRainbowDelimitersDepth1Face">&gt;</text:span><text:span text:style-name="OrgSrcRainbowDelimitersDepth1Face">(</text:span><text:span text:style-name="OrgSrcFontLockKeywordFace">new</text:span><text:s/><text:span text:style-name="OrgSrcFontLockTypeFace">Bat</text:span><text:span text:style-name="OrgSrcRainbowDelimitersDepth1Face">)</text:span>;<text:s/><text:s/><text:span text:style-name="OrgSrcFontLockCommentDelimiterFace">//<text:s/></text:span><text:span text:style-name="OrgSrcFontLockCommentFace">Ambiguous<text:s/>base</text:span></text:p>
      <text:list text:style-name="OrgNumberedList" text:continue-numbering="false">
        <text:list-item>
          <text:p text:style-name="Text_20_body">
<text:bookmark-start text:name="OrgXref.orge2d2e73"/>
<text:bookmark text:name="orge2d2e73"/>Virtual Inheritance
<text:bookmark-end text:name="OrgXref.orge2d2e73"/></text:p>
          <text:p text:style-name="Text_20_body">Use <text:span text:style-name="Bold">virtual</text:span> inheritance to solves the two versions of Animals
vptr.
</text:p>
          <text:p text:style-name="OrgSrcBlock"><text:span text:style-name="OrgSrcFontLockKeywordFace">clas</text:span><text:span text:style-name="OrgSrcFontLockKeywordFace">s</text:span><text:s/><text:span text:style-name="OrgSrcFontLockTypeFace">Animal</text:span><text:s/><text:span text:style-name="OrgSrcRainbowDelimitersDepth1Face">{</text:span>...<text:span text:style-name="OrgSrcRainbowDelimitersDepth1Face">}</text:span>;</text:p>
          <text:p text:style-name="OrgSrcBlock"><text:span text:style-name="OrgSrcFontLockKeywordFace">clas</text:span><text:span text:style-name="OrgSrcFontLockKeywordFace">s</text:span><text:s/><text:span text:style-name="OrgSrcFontLockTypeFace">Mammal</text:span><text:s/>:<text:s/><text:span text:style-name="OrgSrcFontLockKeywordFace">public</text:span><text:s/><text:span text:style-name="OrgSrcFontLockKeywordFace">virtual</text:span><text:s/><text:span text:style-name="OrgSrcFontLockTypeFace">Animal</text:span><text:s/><text:span text:style-name="OrgSrcRainbowDelimitersDepth1Face">{</text:span>...<text:span text:style-name="OrgSrcRainbowDelimitersDepth1Face">}</text:span>;</text:p>
          <text:p text:style-name="OrgSrcBlock"><text:span text:style-name="OrgSrcFontLockKeywordFace">clas</text:span><text:span text:style-name="OrgSrcFontLockKeywordFace">s</text:span><text:s/><text:span text:style-name="OrgSrcFontLockTypeFace">WingedAnimal</text:span><text:s/>:<text:s/><text:span text:style-name="OrgSrcFontLockKeywordFace">public</text:span><text:s/><text:span text:style-name="OrgSrcFontLockKeywordFace">virtual</text:span><text:s/><text:span text:style-name="OrgSrcFontLockTypeFace">Animal</text:span><text:s/><text:span text:style-name="OrgSrcRainbowDelimitersDepth1Face">{</text:span>...<text:span text:style-name="OrgSrcRainbowDelimitersDepth1Face">}</text:span>;</text:p>
          <text:p text:style-name="OrgSrcBlockLastLine"><text:span text:style-name="OrgSrcFontLockKeywordFace">clas</text:span><text:span text:style-name="OrgSrcFontLockKeywordFace">s</text:span><text:s/><text:span text:style-name="OrgSrcFontLockTypeFace">Bat</text:span><text:s/>:<text:s/><text:span text:style-name="OrgSrcFontLockKeywordFace">public</text:span><text:s/><text:span text:style-name="OrgSrcFontLockTypeFace">Mammal</text:span>,<text:s/><text:span text:style-name="OrgSrcFontLockKeywordFace">public</text:span><text:s/><text:span text:style-name="OrgSrcFontLockTypeFace">WingedAnimal</text:span><text:s/><text:span text:style-name="OrgSrcRainbowDelimitersDepth1Face">{</text:span>...<text:span text:style-name="OrgSrcRainbowDelimitersDepth1Face">}</text:span>;</text:p>
        </text:list-item>
      </text:list>
      <text:h text:style-name="Heading_20_2" text:outline-level="2" text:is-list-header="false">
<text:bookmark-start text:name="OrgXref.orged488ef"/>
<text:bookmark text:name="orged488ef"/>Overide Keyword
<text:bookmark-end text:name="OrgXref.orged488ef"/></text:h>
      <text:p text:style-name="Text_20_body">Mathod to tell the compiler that we're trying to <text:span text:style-name="Bold">override</text:span> a function.
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int</text:span><text:s/><text:span text:style-name="OrgSrcFontLockVariableNameFace">arg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float</text:span><text:s/><text:span text:style-name="OrgSrcFontLockVariableNameFace">arg</text:span><text:span text:style-name="OrgSrcRainbowDelimitersDepth2Face">)</text:span><text:s/><text:span text:style-name="OrgSrcFontLockKeywordFace">override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p text:style-name="Text_20_body">Also tells compiler to complain if no override happens.
</text:p>
      <text:h text:style-name="Heading_20_2" text:outline-level="2" text:is-list-header="false">
<text:bookmark-start text:name="OrgXref.org3d79447"/>
<text:bookmark text:name="org3d79447"/>Final Keyword
<text:bookmark-end text:name="OrgXref.org3d79447"/></text:h>
      <text:p text:style-name="Text_20_body">Similar to <text:span text:style-name="Emphasis">Java keyword</text:span>.
</text:p>
      <text:list text:style-name="OrgBulletedList" text:continue-numbering="false">
        <text:list-item>
          <text:p text:style-name="Text_20_body"><text:span text:style-name="Emphasis">Prevent</text:span> further <text:span text:style-name="Bold">inheritance of classes</text:span>.
</text:p>
    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FontLockKeywordFace">final</text:span><text:s/><text:span text:style-name="OrgSrcRainbowDelimitersDepth1Face">{</text:span><text:span text:style-name="OrgSrcRainbowDelimitersDepth1Face">}</text:span>;</text:p>
          <text:p text:style-name="OrgSrcBlockLastLine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text:span text:style-name="OrgSrcRainbowDelimitersDepth1Face">}</text:span>;<text:s/><text:s/><text:span text:style-name="OrgSrcFontLockCommentDelimiterFace">//<text:s/></text:span><text:span text:style-name="OrgSrcFontLockCommentFace">fails</text:span></text:p>
        </text:list-item>
        <text:list-item>
          <text:p text:style-name="Text_20_body"><text:span text:style-name="Emphasis">Prevent</text:span> further <text:span text:style-name="Bold">inheritance of functions</text:span>.
</text:p>
    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/text:p>
    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void</text:span><text:span text:style-name="OrgSrcRainbowDelimitersDepth2Face">)</text:span><text:s/><text:span text:style-name="OrgSrcFontLockKeywordFace">final</text:span>;</text:p>
          <text:p text:style-name="OrgSrcBlock"><text:span text:style-name="OrgSrcRainbowDelimitersDepth1Face">}</text:span>;</text:p>
          <text:p text:style-name="OrgSrcBlock"/>
    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/text:p>
          <text:p text:style-name="OrgSrcBlock"><text:s/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FontLockTypeFace">void</text:span><text:span text:style-name="OrgSrcRainbowDelimitersDepth2Face">)</text:span>;<text:s/><text:s/><text:span text:style-name="OrgSrcFontLockCommentDelimiterFace">//<text:s/></text:span><text:span text:style-name="OrgSrcFontLockCommentFace">fails</text:span></text:p>
          <text:p text:style-name="OrgSrcBlockLastLine"><text:span text:style-name="OrgSrcRainbowDelimitersDepth1Face">}</text:span>;</text:p>
        </text:list-item>
      </text:list>
      <text:h text:style-name="Heading_20_2" text:outline-level="2" text:is-list-header="false">
<text:bookmark-start text:name="OrgXref.org60939a9"/>
<text:bookmark text:name="org60939a9"/>Abstract Classes
<text:bookmark-end text:name="OrgXref.org60939a9"/></text:h>
      <text:p text:style-name="Text_20_body">Cannot be instantiated.
</text:p>
      <text:list text:style-name="OrgBulletedList" text:continue-numbering="false">
        <text:list-item>
          <text:p text:style-name="Text_20_body">contains 1+ <text:span text:style-name="Emphasis">pure virtual functions</text:span> (PVG) - (Java: abstract functions)
</text:p>
        </text:list-item>
        <text:list-item>
          <text:p text:style-name="Text_20_body"><text:span text:style-name="Bold">syntax</text:span>: <text:span text:style-name="Emphasis">virtual ret_type FunctionName(args) = 0;</text:span>
</text:p>
        </text:list-item>
        <text:list-item>
          <text:p text:style-name="Text_20_body">can contain <text:span text:style-name="Bold">non-abstract members</text:span>.
</text:p>
        </text:list-item>
        <text:list-item>
          <text:p text:style-name="Text_20_body">a sub-class <text:span text:style-name="Emphasis">must</text:span> implement <text:span text:style-name="Bold">all PVF</text:span> to be instantiable.
</text:p>
        </text:list-item>
        <text:list-item>
          <text:p text:style-name="Text_20_body">if some PVG are not implemented, the <text:span text:style-name="Emphasis">sub-class</text:span> is abstract.
</text:p>
        </text:list-item>
      </text:list>
      <text:h text:style-name="Heading_20_2" text:outline-level="2" text:is-list-header="false">
<text:bookmark-start text:name="OrgXref.org1217d31"/>
<text:bookmark text:name="org1217d31"/>Static Keyword
<text:bookmark-end text:name="OrgXref.org1217d31"/></text:h>
      <text:h text:style-name="Heading_20_3" text:outline-level="3" text:is-list-header="false">
<text:bookmark-start text:name="OrgXref.org1936a67"/>
<text:bookmark text:name="org1936a67"/>Static Class Member Variables
<text:bookmark-end text:name="OrgXref.org1936a67"/></text:h>
      <text:p text:style-name="Text_20_body"><text:span text:style-name="Bold">static</text:span> class variables are associated with the <text:span text:style-name="Emphasis">type</text:span> but not with
a <text:span text:style-name="Emphasis">single instance</text:span> of that type.
</text:p>
      <text:p text:style-name="OrgSrcBlock"><text:span text:style-name="OrgSrcFontLockKeywordFace">clas</text:span><text:span text:style-name="OrgSrcFontLockKeywordFace">s</text:span><text:s/><text:span text:style-name="OrgSrcFontLockTypeFace">buffer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in</text:span><text:span text:style-name="OrgSrcFontLockTypeFace">t</text:span><text:s/><text:span text:style-name="OrgSrcFontLockVariableNameFace">N</text:span>;</text:p>
      <text:p text:style-name="OrgSrcBlock"><text:s/><text:s/><text:span text:style-name="OrgSrcFontLockTypeFace">floa</text:span><text:span text:style-name="OrgSrcFontLockTypeFace">t</text:span><text:s/>*<text:s/><text:span text:style-name="OrgSrcFontLockVariableNameFace">a</text:span>;</text:p>
      <text:p text:style-name="OrgSrcBlock"><text:s/><text:s/><text:span text:style-name="OrgSrcFontLockKeywordFace">c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EFAULT_SIZE</text:span><text:s/>=<text:s/>10;</text:p>
      <text:p text:style-name="OrgSrcBlock"><text:s/><text:s/><text:span text:style-name="OrgSrcFontLockKeywordFace">const</text:span><text:s/><text:span text:style-name="OrgSrcFontLockKeywordFace">static</text:span><text:s/><text:span text:style-name="OrgSrcFontLockConstantFace">std</text:span>::<text:span text:style-name="OrgSrcFontLockTypeFace">strin</text:span><text:span text:style-name="OrgSrcFontLockTypeFace">g</text:span><text:s/><text:span text:style-name="OrgSrcFontLockVariableNameFace">NAME</text:span>;</text:p>
      <text:p text:style-name="OrgSrcBlock"/>
      <text:p text:style-name="OrgSrcBlock"><text:span text:style-name="OrgSrcFontLockKeywordFace">public</text:span></text:p>
      <text:p text:style-name="OrgSrcBlock"><text:s/><text:s/>buffer<text:span text:style-name="OrgSrcRainbowDelimitersDepth2Face">(</text:span><text:span text:style-name="OrgSrcFontLockTypeFace">int</text:span><text:s/><text:span text:style-name="OrgSrcFontLockVariableNameFace">size</text:span>=DEFAULT_SIZE<text:span text:style-name="OrgSrcRainbowDelimitersDepth2Face">)</text:span><text:s/>:<text:s/>N<text:span text:style-name="OrgSrcRainbowDelimitersDepth2Face">(</text:span>size<text:span text:style-name="OrgSrcRainbowDelimitersDepth2Face">)</text:span>,<text:s/>a<text:span text:style-name="OrgSrcRainbowDelimitersDepth2Face">(</text:span><text:span text:style-name="OrgSrcFontLockKeywordFace">new</text:span><text:s/><text:span text:style-name="OrgSrcFontLockTypeFace">float</text:span><text:span text:style-name="OrgSrcRainbowDelimitersDepth3Face">[</text:span>N<text:span text:style-name="OrgSrcRainbowDelimitersDepth3Face">]</text:span><text:s/><text:span text:style-name="OrgSrcRainbowDelimitersDepth3Face">{</text:span><text:span text:style-name="OrgSrcRainbowDelimitersDepth3Face">}</text:span></text:p>
      <text:p text:style-name="OrgSrcBlock"><text:span text:style-name="OrgSrcRainbowDelimitersMismatched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Have<text:s/>to<text:s/>initialise<text:s/>non-integral<text:s/>static<text:s/>members<text:s/>in<text:s/>.cpp<text:s/>file</text:span></text:p>
      <text:p text:style-name="OrgSrcBlockLastLine"><text:span text:style-name="OrgSrcFontLockKeywordFace">c</text:span><text:span text:style-name="OrgSrcFontLockKeywordFace">onst</text:span><text:s/><text:span text:style-name="OrgSrcFontLockConstantFace">std</text:span>::<text:span text:style-name="OrgSrcFontLockTypeFace">strin</text:span><text:span text:style-name="OrgSrcFontLockTypeFace">g</text:span><text:s/><text:span text:style-name="OrgSrcFontLockConstantFace">buffer</text:span>::<text:span text:style-name="OrgSrcFontLockVariableNameFace">NAME</text:span><text:s/>=<text:s/><text:span text:style-name="OrgSrcFontLockStringFace">"Harry"</text:span>;</text:p>
      <text:p text:style-name="Text_20_body">Use scope operator <text:span text:style-name="Bold">::</text:span> on type to access externally.
</text:p>
      <text:p text:style-name="OrgSrcBlockLastLine"><text:span text:style-name="OrgSrcFontLockConstantFace">buffer</text:span>::NAME<text:s/>=<text:s/><text:span text:style-name="OrgSrcFontLockStringFace">"Draco"</text:span>;</text:p>
      <text:h text:style-name="Heading_20_3" text:outline-level="3" text:is-list-header="false">
<text:bookmark-start text:name="OrgXref.org132d01f"/>
<text:bookmark text:name="org132d01f"/>Static Class Member Functions
<text:bookmark-end text:name="OrgXref.org132d01f"/></text:h>
      <text:p text:style-name="Text_20_body"><text:span text:style-name="Bold">static</text:span> class member functions associated with the type but not with
a <text:span text:style-name="Emphasis">single instance</text:span> of that type.
</text:p>
      <text:p text:style-name="OrgSrcBlock"><text:span text:style-name="OrgSrcFontLockKeywordFace">clas</text:span><text:span text:style-name="OrgSrcFontLockKeywordFace">s</text:span><text:s/><text:span text:style-name="OrgSrcFontLockTypeFace">A</text:span></text:p>
      <text:p text:style-name="OrgSrcBlock"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KeywordFace">static</text:span><text:s/><text:span text:style-name="OrgSrcFontLockTypeFace">in</text:span><text:span text:style-name="OrgSrcFontLockTypeFace">t</text:span><text:s/><text:span text:style-name="OrgSrcFontLockFunctionNameFace">add</text:span><text:span text:style-name="OrgSrcRainbowDelimitersDepth2Face">(</text:span><text:span text:style-name="OrgSrcFontLockTypeFace">int</text:span><text:s/><text:span text:style-name="OrgSrcFontLockVariableNameFace">lhs</text:span>,<text:s/><text:span text:style-name="OrgSrcFontLockTypeFace">int</text:span><text:s/><text:span text:style-name="OrgSrcFontLockVariableNameFace">rhs</text:span><text:span text:style-name="OrgSrcRainbowDelimitersDepth2Face">)</text:span><text:s/><text:span text:style-name="OrgSrcRainbowDelimitersDepth2Face">{</text:span><text:s/><text:span text:style-name="OrgSrcFontLockKeywordFace">return</text:span><text:s/>lhs<text:s/>+<text:s/>rhs;<text:s/><text:span text:style-name="OrgSrcRainbowDelimitersDepth2Face">}</text:span></text:p>
      <text:p text:style-name="OrgSrcBlockLastLine"><text:span text:style-name="OrgSrcRainbowDelimitersDepth1Face">}</text:span>;</text:p>
      <text:p text:style-name="Text_20_body">Use scope operator <text:span text:style-name="Bold">::</text:span> on type to access externally.
</text:p>
      <text:h text:style-name="Heading_20_1" text:outline-level="1" text:is-list-header="false">
<text:bookmark-start text:name="OrgXref.org642fed3"/>
<text:bookmark text:name="org642fed3"/>C++ Templates
<text:bookmark-end text:name="OrgXref.org642fed3"/></text:h>
      <text:p text:style-name="Text_20_body">C++ support for <text:span text:style-name="Bold">Generic Programming</text:span>. These are <text:span text:style-name="Emphasis">Classes/Algorithms</text:span> written
using <text:span text:style-name="Emphasis">to-be-specified-later</text:span> types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/><text:span text:style-name="OrgSrcFontLockCommentDelimiterFace">/</text:span><text:span text:style-name="OrgSrcFontLockCommentDelimiterFace">/<text:s/></text:span><text:span text:style-name="OrgSrcFontLockCommentFace">Parameterise<text:s/>buffer<text:s/>with<text:s/>some<text:s/>type<text:s/>T</text:span></text:p>
      <text:p text:style-name="OrgSrcBlock"><text:span text:style-name="OrgSrcFontLockKeywordFace">c</text:span><text:span text:style-name="OrgSrcFontLockKeywordFace">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TypeFace">T</text:span><text:s/>*<text:s/><text:span text:style-name="OrgSrcFontLockVariableNameFace">a</text:span>;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pointer<text:s/>to<text:s/>a<text:s/>T</text:span></text:p>
      <text:p text:style-name="OrgSrcBlock"><text:s/><text:s/><text:span text:style-name="OrgSrcFontLockTypeFace">i</text:span><text:span text:style-name="OrgSrcFontLockTypeFace">n</text:span><text:span text:style-name="OrgSrcFontLockTypeFace">t</text:span><text:s/><text:span text:style-name="OrgSrcFontLockVariableNameFace">_size</text:span>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buffer<text:s/>size</text:span></text:p>
      <text:p text:style-name="OrgSrcBlock"><text:span text:style-name="OrgSrcFontLockKeywordFace">p</text:span><text:span text:style-name="OrgSrcFontLockKeywordFace">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int</text:span><text:s/><text:span text:style-name="OrgSrcFontLockVariableNameFace">size</text:span><text:span text:style-name="OrgSrcRainbowDelimitersDepth2Face">)</text:span><text:s/>_size<text:span text:style-name="OrgSrcRainbowDelimitersDepth2Face">(</text:span>size<text:span text:style-name="OrgSrcRainbowDelimitersDepth2Face">)</text:span>,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<text:s/><text:s/><text:span text:style-name="OrgSrcRainbowDelimitersDepth2Face">{</text:span><text:span text:style-name="OrgSrcRainbowDelimitersDepth2Face">}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<text:s/><text:span text:style-name="OrgSrcRainbowDelimitersDepth2Face">{</text:span><text:s/><text:span text:style-name="OrgSrcFontLockKeywordFace">return</text:span><text:s/>a<text:span text:style-name="OrgSrcRainbowDelimitersDepth3Face">[</text:span>index<text:span text:style-name="OrgSrcRainbowDelimitersDepth3Face">]</text:span>;<text:s/><text:span text:style-name="OrgSrcRainbowDelimitersDepth2Face">}</text:span></text:p>
      <text:p text:style-name="OrgSrcBlockLastLine"><text:span text:style-name="OrgSrcRainbowDelimitersDepth1Face">}</text:span>;</text:p>
      <text:p text:style-name="Text_20_body">Type <text:span text:style-name="Bold">specified</text:span> upon <text:span text:style-name="Emphasis">instantiation/invocation</text:span>.
</text:p>
      <text:p text:style-name="OrgSrcBlock"><text:span text:style-name="OrgSrcFontLockTypeFace">buffe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int_buffer</text:span><text:span text:style-name="OrgSrcRainbowDelimitersDepth1Face">(</text:span>10<text:span text:style-name="OrgSrcRainbowDelimitersDepth1Face">)</text:span>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buffer<text:s/>of<text:s/>10<text:s/>ints<text:s/>please</text:span></text:p>
      <text:p text:style-name="OrgSrcBlockLastLine"><text:span text:style-name="OrgSrcFontLockTypeFace">b</text:span><text:span text:style-name="OrgSrcFontLockTypeFace">uffer</text:span><text:span text:style-name="OrgSrcRainbowDelimitersDepth1Face">&lt;</text:span>myobj<text:span text:style-name="OrgSrcRainbowDelimitersDepth1Face">&gt;</text:span><text:s/><text:span text:style-name="OrgSrcFontLockVariableNameFace">myobj_buffer</text:span><text:span text:style-name="OrgSrcRainbowDelimitersDepth1Face">(</text:span>20<text:span text:style-name="OrgSrcRainbowDelimitersDepth1Face">)</text:span>;<text:s/><text:s/><text:s/><text:span text:style-name="OrgSrcFontLockCommentDelimiterFace">//<text:s/></text:span><text:span text:style-name="OrgSrcFontLockCommentFace">buffer<text:s/>of<text:s/>20<text:s/>myobjs<text:s/>please</text:span></text:p>
      <text:list text:style-name="OrgBulletedList" text:continue-numbering="false">
        <text:list-item>
          <text:p text:style-name="Text_20_body">More powerful than Java/C# Generics.
</text:p>
        </text:list-item>
        <text:list-item>
          <text:p text:style-name="Text_20_body"><text:span text:style-name="Bold">Turing Complete</text:span> (Can simulate a computer).
</text:p>
        </text:list-item>
        <text:list-item>
          <text:p text:style-name="Text_20_body"><text:span text:style-name="Bold">Template Metaprogramming</text:span> (write compile time programs).
</text:p>
        </text:list-item>
        <text:list-item>
          <text:p text:style-name="Text_20_body"><text:span text:style-name="Bold">Standard Template Library (STL)</text:span> defines <text:span text:style-name="Emphasis">algorithms</text:span> and <text:span text:style-name="Emphasis">containers</text:span> using
templates (macros can do similar things).
</text:p>
        </text:list-item>
      </text:list>
      <text:h text:style-name="Heading_20_2" text:outline-level="2" text:is-list-header="false">
<text:bookmark-start text:name="OrgXref.org606a2f7"/>
<text:bookmark text:name="org606a2f7"/>Templates Advantages
<text:bookmark-end text:name="OrgXref.org606a2f7"/></text:h>
      <text:list text:style-name="OrgBulletedList" text:continue-numbering="false">
        <text:list-item>
          <text:p text:style-name="Text_20_body">Write the generic code once, use many times.
</text:p>
        </text:list-item>
        <text:list-item>
          <text:p text:style-name="Text_20_body">Static code evaluated at compile time.
</text:p>
        </text:list-item>
        <text:list-item>
          <text:p text:style-name="Text_20_body">Produces aggressively optimised and inlined binaries.
</text:p>
        </text:list-item>
        <text:list-item>
          <text:p text:style-name="Text_20_body">Templated code completely defined in header (.h) files.
</text:p>
        </text:list-item>
        <text:list-item>
          <text:p text:style-name="Text_20_body">Type-safe, Macros are not.
</text:p>
        </text:list-item>
        <text:list-item>
          <text:p text:style-name="Text_20_body">Static polymorphism + templates can solve many dynamic polymorphism problems.
</text:p>
        </text:list-item>
      </text:list>
      <text:h text:style-name="Heading_20_2" text:outline-level="2" text:is-list-header="false">
<text:bookmark-start text:name="OrgXref.orge5ba7f8"/>
<text:bookmark text:name="orge5ba7f8"/>Template Disadvantages
<text:bookmark-end text:name="OrgXref.orge5ba7f8"/></text:h>
      <text:list text:style-name="OrgBulletedList" text:continue-numbering="false">
        <text:list-item>
          <text:p text:style-name="Text_20_body">Code bloat.
</text:p>
        </text:list-item>
        <text:list-item>
          <text:p text:style-name="Text_20_body">Templated code completely defined in header (.h) files.
</text:p>
          <text:list text:style-name="OrgBulletedList" text:continue-numbering="true">
            <text:list-item>
              <text:p text:style-name="Text_20_body">Long compile times
</text:p>
            </text:list-item>
            <text:list-item>
              <text:p text:style-name="Text_20_body">No code separation
</text:p>
            </text:list-item>
            <text:list-item>
              <text:p text:style-name="Text_20_body">No information hiding
</text:p>
            </text:list-item>
          </text:list>
        </text:list-item>
        <text:list-item>
          <text:p text:style-name="Text_20_body">Binaries may be more difficult to debug.
</text:p>
        </text:list-item>
        <text:list-item>
          <text:p text:style-name="Text_20_body">Nasty compiler errors.
</text:p>
        </text:list-item>
      </text:list>
      <text:h text:style-name="Heading_20_2" text:outline-level="2" text:is-list-header="false">
<text:bookmark-start text:name="OrgXref.org971017e"/>
<text:bookmark text:name="org971017e"/>Template Code Organisation
<text:bookmark-end text:name="OrgXref.org971017e"/></text:h>
      <text:p text:style-name="Text_20_body">Compiler only knows the <text:span text:style-name="Emphasis">form</text:span> of templated code, it doesn't know what types
will be supplied so it can't produce binaries yet. Everything must be declared
in the header (.h) file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/><text:s/><text:span text:style-name="OrgSrcFontLockTypeFace">T</text:span><text:s/>*<text:s/><text:span text:style-name="OrgSrcFontLockVariableNameFace">a</text:span>;<text:s/><text:span text:style-name="OrgSrcFontLockTypeFace">in</text:span><text:span text:style-name="OrgSrcFontLockTypeFace">t</text:span><text:s/><text:span text:style-name="OrgSrcFontLockVariableNameFace">_size</text:span>;</text:p>
      <text:p text:style-name="OrgSrcBlock"><text:span text:style-name="OrgSrcFontLockKeywordFace">public</text:span>:<text:s/><text:s/><text:span text:style-name="OrgSrcFontLockCommentDelimiterFace">/</text:span><text:span text:style-name="OrgSrcFontLockCommentDelimiterFace">/<text:s/></text:span><text:span text:style-name="OrgSrcFontLockCommentFace">Can<text:s/>declare<text:s/>+<text:s/>implement<text:s/>within<text:s/>class</text:span></text:p>
      <text:p text:style-name="OrgSrcBlock"><text:s/><text:s/><text:span text:style-name="OrgSrcFontLockFunctionNameFace">b</text:span><text:span text:style-name="OrgSrcFontLockFunctionNameFace">uffer</text:span><text:span text:style-name="OrgSrcRainbowDelimitersDepth2Face">(</text:span><text:span text:style-name="OrgSrcFontLockTypeFace">int</text:span><text:s/><text:span text:style-name="OrgSrcFontLockVariableNameFace">size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,<text:s/>_size<text:span text:style-name="OrgSrcRainbowDelimitersDepth2Face">(</text:span>size<text:span text:style-name="OrgSrcRainbowDelimitersDepth2Face">)</text:span><text:s/><text:span text:style-name="OrgSrcRainbowDelimitersDepth2Face">{</text:span><text:span text:style-name="OrgSrcRainbowDelimitersDepth2Face">}</text:span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destructor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;<text:s/><text:s/><text:span text:style-name="OrgSrcFontLockCommentDelimiterFace">//<text:s/></text:span><text:span text:style-name="OrgSrcFontLockCommentFace">Just<text:s/>declare<text:s/>operator[]<text:s/>in<text:s/>class</text:span>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Implementation<text:s/>of<text:s/>operator[]<text:s/>later<text:s/>in<text:s/>the<text:s/>.h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TypeFace">T</text:span><text:s/>&amp;<text:s/><text:span text:style-name="OrgSrcFontLockConstantFace">buffer</text:span><text:span text:style-name="OrgSrcRainbowDelimitersDepth1Face">&lt;</text:span><text:span text:style-name="OrgSrcFontLockTypeFace">T</text:span><text:span text:style-name="OrgSrcRainbowDelimitersDepth1Face">&gt;</text:span>::<text:span text:style-name="OrgSrcFontLockKeywordFace">operator</text:span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index</text:span><text:span text:style-name="OrgSrcRainbowDelimitersDepth1Face">)</text:span></text:p>
      <text:p text:style-name="OrgSrcBlock"><text:s/><text:s/><text:span text:style-name="OrgSrcRainbowDelimitersDepth1Face">{</text:span><text:s/><text:span text:style-name="OrgSrcFontLockKeywordFace">return</text:span><text:s/>a<text:span text:style-name="OrgSrcRainbowDelimitersDepth2Face">[</text:span>index<text:span text:style-name="OrgSrcRainbowDelimitersDepth2Face">]</text:span>;<text:s/><text:span text:style-name="OrgSrcRainbowDelimitersDepth1Face">}</text:span></text:p>
      <text:p text:style-name="OrgSrcBlock"><text:span text:style-name="OrgSrcFontLockCommentDelimiterFace">/</text:span><text:span text:style-name="OrgSrcFontLockCommentDelimiterFace">/<text:s/></text:span><text:span text:style-name="OrgSrcFontLockCommentFace">Standalone<text:s/>function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TypeFace">T</text:span><text:s/><text:span text:style-name="OrgSrcFontLockFunctionNameFace">mymax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KeywordFace">return</text:span><text:s/>lhs<text:s/>&lt;<text:s/>rhs<text:s/>?<text:s/>lhs<text:s/>:<text:s/>rhs;<text:s/><text:span text:style-name="OrgSrcRainbowDelimitersDepth1Face">}</text:span></text:p>
      <text:h text:style-name="Heading_20_2" text:outline-level="2" text:is-list-header="false">
<text:bookmark-start text:name="OrgXref.org9b1b1f5"/>
<text:bookmark text:name="org9b1b1f5"/>Template Declarations and Parameters
<text:bookmark-end text:name="OrgXref.org9b1b1f5"/></text:h>
      <text:list text:style-name="OrgBulletedList" text:continue-numbering="false">
        <text:list-item>
          <text:p text:style-name="Text_20_body"><text:span text:style-name="Bold">One Template Parameter</text:span>
</text:p>
          <text:p text:style-name="OrgSrcBlockLastLine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text:span text:style-name="OrgSrcRainbowDelimitersDepth1Face">}</text:span>;</text:p>
        </text:list-item>
        <text:list-item>
          <text:p text:style-name="Text_20_body"><text:span text:style-name="Bold">Multiple Template Parameters</text:span>
</text:p>
          <text:p text:style-name="OrgSrcBlockLastLine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Key</text:span>,<text:s/><text:span text:style-name="OrgSrcFontLockKeywordFace">typename</text:span><text:s/><text:span text:style-name="OrgSrcFontLockTypeFace">Data</text:span>,<text:s/><text:span text:style-name="OrgSrcFontLockKeywordFace">typename</text:span><text:s/><text:span text:style-name="OrgSrcFontLockTypeFace">Compare</text:span>,<text:s/><text:span text:style-name="OrgSrcFontLockKeywordFace">typename</text:span><text:s/><text:span text:style-name="OrgSrcFontLockTypeFace">Alloc</text:span><text:span text:style-name="OrgSrcRainbowDelimitersDepth1Face">&gt;</text:span><text:s/><text:span text:style-name="OrgSrcFontLockTypeFace">ma</text:span><text:span text:style-name="OrgSrcFontLockTypeFace">p</text:span><text:s/><text:span text:style-name="OrgSrcRainbowDelimitersDepth1Face">{</text:span><text:span text:style-name="OrgSrcRainbowDelimitersDepth1Face">}</text:span></text:p>
        </text:list-item>
        <text:list-item>
          <text:p text:style-name="Text_20_body"><text:span text:style-name="Bold">Default Template Parameters</text:span>
</text:p>
          <text:p text:style-name="OrgSrcBlock"><text:span text:style-name="OrgSrcFontLockKeywordFace">template</text:span><text:span text:style-name="OrgSrcRainbowDelimitersDepth1Face">&lt;</text:span><text:span text:style-name="OrgSrcFontLockKeywordFace">typename</text:span><text:s/><text:span text:style-name="OrgSrcFontLockTypeFace">CharT</text:span>,</text:p>
          <text:p text:style-name="OrgSrcBlock"><text:s/><text:s/><text:s/><text:s/><text:s/><text:span text:style-name="OrgSrcFontLockKeywordFace">typename</text:span><text:s/><text:span text:style-name="OrgSrcFontLockTypeFace">Traits</text:span><text:s/>=<text:s/><text:span text:style-name="OrgSrcFontLockConstantFace">std</text:span>::<text:span text:style-name="OrgSrcFontLockTypeFace">char_traits</text:span><text:span text:style-name="OrgSrcRainbowDelimitersDepth2Face">&lt;</text:span><text:span text:style-name="OrgSrcFontLockTypeFace">CharT</text:span><text:span text:style-name="OrgSrcRainbowDelimitersDepth2Face">&gt;</text:span>,</text:p>
          <text:p text:style-name="OrgSrcBlock"><text:s/><text:s/><text:s/><text:s/><text:s/><text:span text:style-name="OrgSrcFontLockKeywordFace">typename</text:span><text:s/><text:span text:style-name="OrgSrcFontLockTypeFace">Allocator</text:span><text:s/>=<text:s/><text:span text:style-name="OrgSrcFontLockConstantFace">std</text:span>::<text:span text:style-name="OrgSrcFontLockTypeFace">allocator</text:span><text:span text:style-name="OrgSrcRainbowDelimitersDepth2Face">&lt;</text:span><text:span text:style-name="OrgSrcFontLockTypeFace">CharT</text:span><text:span text:style-name="OrgSrcRainbowDelimitersDepth2Face">&gt;</text:span></text:p>
          <text:p text:style-name="OrgSrcBlock"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asic_string</text:span><text:s/><text:span text:style-name="OrgSrcRainbowDelimitersDepth1Face">{</text:span><text:span text:style-name="OrgSrcRainbowDelimitersDepth1Face">}</text:span>;</text:p>
          <text:p text:style-name="OrgSrcBlock"/>
          <text:p text:style-name="OrgSrcBlock"><text:span text:style-name="OrgSrcFontLockKeywordFace">typedef</text:span><text:s/><text:span text:style-name="OrgSrcFontLockTypeFace">basic_string</text:span><text:span text:style-name="OrgSrcRainbowDelimitersDepth1Face">&lt;</text:span><text:span text:style-name="OrgSrcFontLockTypeFace">char</text:span><text:span text:style-name="OrgSrcRainbowDelimitersDepth1Face">&gt;</text:span><text:s/><text:span text:style-name="OrgSrcFontLockTypeFace">string</text:span>;</text:p>
          <text:p text:style-name="OrgSrcBlockLastLine"><text:span text:style-name="OrgSrcFontLockKeywordFace">typedef</text:span><text:s/><text:span text:style-name="OrgSrcFontLockTypeFace">basic_string</text:span><text:span text:style-name="OrgSrcRainbowDelimitersDepth1Face">&lt;</text:span><text:span text:style-name="OrgSrcFontLockTypeFace">char32_t</text:span><text:span text:style-name="OrgSrcRainbowDelimitersDepth1Face">&gt;</text:span><text:s/><text:span text:style-name="OrgSrcFontLockTypeFace">u32_string</text:span>;</text:p>
          <text:p text:style-name="Text_20_body">If CharT had a default parameter we could
</text:p>
          <text:p text:style-name="OrgSrcBlockLastLine"><text:span text:style-name="OrgSrcFontLockTypeFace">basic_string</text:span><text:span text:style-name="OrgSrcRainbowDelimitersDepth1Face">&lt;</text:span><text:span text:style-name="OrgSrcRainbowDelimitersDepth1Face">&gt;</text:span><text:s/><text:span text:style-name="OrgSrcFontLockVariableNameFace">basic</text:span>;</text:p>
        </text:list-item>
      </text:list>
      <text:h text:style-name="Heading_20_2" text:outline-level="2" text:is-list-header="false">
<text:bookmark-start text:name="OrgXref.org14b189a"/>
<text:bookmark text:name="org14b189a"/>Expression Parameters
<text:bookmark-end text:name="OrgXref.org14b189a"/></text:h>
      <text:list text:style-name="OrgBulletedList" text:continue-numbering="false">
        <text:list-item>
          <text:p text:style-name="Text_20_body">Object Pointer/Reference.
</text:p>
        </text:list-item>
        <text:list-item>
          <text:p text:style-name="Text_20_body">Function Pointer/Reference.
</text:p>
        </text:list-item>
        <text:list-item>
          <text:p text:style-name="Text_20_body">Class Member Function Pointer/Reference.
</text:p>
        </text:list-item>
        <text:list-item>
          <text:p text:style-name="Text_20_body"><text:span text:style-name="Bold">integral</text:span> types.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TypeFace">int</text:span><text:s/><text:span text:style-name="OrgSrcFontLockVariableNameFace">Size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/><text:s/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<text:s/><text:span text:style-name="OrgSrcRainbowDelimitersDepth2Face">{</text:span><text:span text:style-name="OrgSrcRainbowDelimitersDepth2Face">}</text:span><text:s/><text:span text:style-name="OrgSrcFontLockCommentDelimiterFace">/</text:span><text:span text:style-name="OrgSrcFontLockCommentDelimiterFace">/<text:s/></text:span><text:span text:style-name="OrgSrcFontLockCommentFace">constructor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text:s/><text:s/><text:span text:style-name="OrgSrcFontLockCommentDelimiterFace">/</text:span><text:span text:style-name="OrgSrcFontLockCommentDelimiterFace">/<text:s/></text:span><text:span text:style-name="OrgSrcFontLockCommentFace">destructor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<text:s/><text:span text:style-name="OrgSrcRainbowDelimitersDepth2Face">{</text:span><text:s/><text:span text:style-name="OrgSrcFontLockKeywordFace">return</text:span><text:s/>a<text:span text:style-name="OrgSrcRainbowDelimitersDepth3Face">[</text:span>index<text:span text:style-name="OrgSrcRainbowDelimitersDepth3Face">]</text:span><text:s/><text:span text:style-name="OrgSrcRainbowDelimitersDepth2Face">}</text:span>;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1a70ae1"/>
<text:bookmark text:name="org1a70ae1"/>Template Specialisation
<text:bookmark-end text:name="OrgXref.org1a70ae1"/></text:h>
      <text:p text:style-name="Text_20_body">Templated class defines behaviour for a <text:span text:style-name="Bold">set</text:span> of types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TypeFace">int</text:span><text:s/><text:span text:style-name="OrgSrcFontLockVariableNameFace">Size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text:s/><text:s/><text:span text:style-name="OrgSrcFontLockCommentDelimiterFace">/</text:span><text:span text:style-name="OrgSrcFontLockCommentDelimiterFace">/<text:s/></text:span><text:span text:style-name="OrgSrcFontLockCommentFace">Buffer<text:s/>defined<text:s/>for<text:s/>all<text:s/>types</text:span></text:p>
      <text:p text:style-name="OrgSrcBlock"><text:s/><text:s/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MismatchedFace">}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~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delete</text:span><text:s/><text:span text:style-name="OrgSrcRainbowDelimitersDepth3Face">[</text:span><text:span text:style-name="OrgSrcRainbowDelimitersDepth3Face">]</text:span><text:s/>a;<text:s/><text:span text:style-name="OrgSrcRainbowDelimitersDepth2Face">}</text:span></text:p>
      <text:p text:style-name="OrgSrcBlock"><text:s/><text:s/><text:span text:style-name="OrgSrcFontLockTypeFace">T</text:span><text:s/>&amp;<text:s/><text:span text:style-name="OrgSrcFontLockKeywordFace">operator</text:span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index</text:span><text:span text:style-name="OrgSrcRainbowDelimitersDepth2Face">)</text:span><text:s/><text:span text:style-name="OrgSrcRainbowDelimitersDepth2Face">{</text:span><text:s/><text:span text:style-name="OrgSrcFontLockKeywordFace">return</text:span><text:s/>a<text:span text:style-name="OrgSrcRainbowDelimitersDepth3Face">[</text:span>index<text:span text:style-name="OrgSrcRainbowDelimitersDepth3Face">]</text:span><text:s/><text:span text:style-name="OrgSrcRainbowDelimitersDepth2Face">}</text:span>;</text:p>
      <text:p text:style-name="OrgSrcBlockLastLine"><text:span text:style-name="OrgSrcRainbowDelimitersDepth1Face">}</text:span>;</text:p>
      <text:p text:style-name="Text_20_body">We may want to customise class definition for:
</text:p>
      <text:list text:style-name="OrgBulletedList" text:continue-numbering="false">
        <text:list-item>
          <text:p text:style-name="Text_20_body">A range of types
</text:p>
        </text:list-item>
        <text:list-item>
          <text:p text:style-name="Text_20_body">A particular type
</text:p>
        </text:list-item>
      </text:list>
      <text:h text:style-name="Heading_20_3" text:outline-level="3" text:is-list-header="false">
<text:bookmark-start text:name="OrgXref.orgc411532"/>
<text:bookmark text:name="orgc411532"/>Class Template Specialisation
<text:bookmark-end text:name="OrgXref.orgc411532"/></text:h>
      <text:p text:style-name="OrgSrcBlock"><text:span text:style-name="OrgSrcFontLockCommentDelimiterFace">/</text:span><text:span text:style-name="OrgSrcFontLockCommentDelimiterFace">/<text:s/></text:span><text:span text:style-name="OrgSrcFontLockCommentFace">General<text:s/>case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TypeFace">int</text:span><text:s/><text:span text:style-name="OrgSrcFontLockVariableNameFace">depth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Fib</text:span><text:s/><text:span text:style-name="OrgSrcRainbowDelimitersDepth1Face">{</text:span><text:s/><text:span text:style-name="OrgSrcFontLockKeywordFace">public</text:span>:</text:p>
      <text:p text:style-name="OrgSrcBlock"><text:s/><text:s/><text:span text:style-name="OrgSrcFontLockKeywordFace">static</text:span><text:s/><text:span text:style-name="OrgSrcFontLockKeywordFace">const</text:span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value</text:span><text:s/>=<text:s/><text:span text:style-name="OrgSrcFontLockConstantFace">Fib</text:span><text:span text:style-name="OrgSrcRainbowDelimitersDepth2Face">&lt;</text:span>depth-1<text:span text:style-name="OrgSrcRainbowDelimitersDepth2Face">&gt;</text:span>::value<text:s/>+<text:s/><text:span text:style-name="OrgSrcFontLockConstantFace">Fib</text:span><text:span text:style-name="OrgSrcRainbowDelimitersDepth2Face">&lt;</text:span>depth-2<text:span text:style-name="OrgSrcRainbowDelimitersDepth2Face">&gt;</text:span>::value;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Specialise<text:s/>class<text:s/>template<text:s/>for<text:s/>iteration<text:s/>0;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Fib</text:span><text:span text:style-name="OrgSrcRainbowDelimitersDepth1Face">&lt;</text:span>0<text:span text:style-name="OrgSrcRainbowDelimitersDepth1Face">&gt;</text:span><text:s/><text:span text:style-name="OrgSrcRainbowDelimitersDepth1Face">{</text:span><text:s/><text:span text:style-name="OrgSrcFontLockKeywordFace">public</text:span>:</text:p>
      <text:p text:style-name="OrgSrcBlock"><text:s/><text:s/><text:span text:style-name="OrgSrcFontLockKeywordFace">static</text:span><text:s/><text:span text:style-name="OrgSrcFontLockKeywordFace">const</text:span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value</text:span><text:s/>=<text:s/>1;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Specialise<text:s/>class<text:s/>template<text:s/>for<text:s/>iteration<text:s/>1;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Fib</text:span><text:span text:style-name="OrgSrcRainbowDelimitersDepth1Face">&lt;</text:span>1<text:span text:style-name="OrgSrcRainbowDelimitersDepth1Face">&gt;</text:span><text:s/><text:span text:style-name="OrgSrcRainbowDelimitersDepth1Face">{</text:span><text:s/><text:span text:style-name="OrgSrcFontLockKeywordFace">public</text:span>:</text:p>
      <text:p text:style-name="OrgSrcBlock"><text:s/><text:s/><text:span text:style-name="OrgSrcFontLockKeywordFace">static</text:span><text:s/><text:span text:style-name="OrgSrcFontLockKeywordFace">const</text:span><text:s/><text:span text:style-name="OrgSrcFontLockTypeFace">unsigned</text:span><text:s/><text:span text:style-name="OrgSrcFontLockTypeFace">lon</text:span><text:span text:style-name="OrgSrcFontLockTypeFace">g</text:span><text:s/><text:span text:style-name="OrgSrcFontLockVariableNameFace">value</text:span><text:s/>=<text:s/>1;</text:p>
      <text:p text:style-name="OrgSrcBlock"><text:span text:style-name="OrgSrcRainbowDelimitersDepth1Face">}</text:span>;</text:p>
      <text:p text:style-name="OrgSrcBlock"/>
      <text:p text:style-name="OrgSrcBlockLastLine"><text:span text:style-name="OrgSrcFontLockConstantFace">std</text:span>::cout<text:s/>&lt;&lt;<text:s/><text:span text:style-name="OrgSrcFontLockConstantFace">Fib</text:span><text:span text:style-name="OrgSrcRainbowDelimitersDepth1Face">&lt;</text:span>12<text:span text:style-name="OrgSrcRainbowDelimitersDepth1Face">&gt;</text:span>::value<text:s/>&lt;&lt;<text:s/><text:span text:style-name="OrgSrcFontLockConstantFace">std</text:span>::endl;</text:p>
      <text:h text:style-name="Heading_20_3" text:outline-level="3" text:is-list-header="false">
<text:bookmark-start text:name="OrgXref.orgd540198"/>
<text:bookmark text:name="orgd540198"/>Partial Template Specialisation
<text:bookmark-end text:name="OrgXref.orgd540198"/></text:h>
      <text:p text:style-name="Text_20_body">Class with many template parameters can be <text:span text:style-name="Bold">Partially Specialised</text:span>.
</text:p>
      <text:p text:style-name="OrgSrcBlock"><text:span text:style-name="OrgSrcFontLockCommentDelimiterFace">/</text:span><text:span text:style-name="OrgSrcFontLockCommentDelimiterFace">/<text:s/></text:span><text:span text:style-name="OrgSrcFontLockCommentFace">Most<text:s/>general<text:s/>form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TypeFace">int</text:span><text:s/><text:span text:style-name="OrgSrcFontLockVariableNameFace">Size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</text:p>
      <text:p text:style-name="OrgSrcBlock"><text:s/><text:s/>buffer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T</text:span><text:span text:style-name="OrgSrcRainbowDelimitersDepth3Face">[</text:span>Size<text:span text:style-name="OrgSrcRainbowDelimitersDepth3Face">]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Partially<text:s/>specialise<text:s/>buffer<text:s/>to<text:s/>handle<text:s/>bools<text:s/>differently</text:span></text:p>
      <text:p text:style-name="OrgSrcBlock"><text:span text:style-name="OrgSrcFontLockCommentDelimiterFace">//<text:s/></text:span><text:span text:style-name="OrgSrcFontLockCommentFace">Pack<text:s/>them<text:s/>into<text:s/>ints<text:s/>for<text:s/>example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TypeFace">int</text:span><text:s/><text:span text:style-name="OrgSrcFontLockVariableNameFace">Size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uffer</text:span><text:span text:style-name="OrgSrcRainbowDelimitersDepth1Face">&lt;</text:span><text:span text:style-name="OrgSrcFontLockTypeFace">bool</text:span>,<text:s/>Size<text:span text:style-name="OrgSrcRainbowDelimitersDepth1Face">&gt;</text:span><text:s/><text:span text:style-name="OrgSrcRainbowDelimitersDepth1Face">{</text:span></text:p>
      <text:p text:style-name="OrgSrcBlock"><text:span text:style-name="OrgSrcFontLockKeywordFace">private</text:span>:</text:p>
      <text:p text:style-name="OrgSrcBlock"><text:s/><text:s/><text:span text:style-name="OrgSrcFontLockTypeFace">in</text:span><text:span text:style-name="OrgSrcFontLockTypeFace">t</text:span><text:s/>*<text:s/><text:span text:style-name="OrgSrcFontLockVariableNameFace">a</text:span>;</text:p>
      <text:p text:style-name="OrgSrcBlock"><text:span text:style-name="OrgSrcFontLockKeywordFace">public</text:span>:</text:p>
      <text:p text:style-name="OrgSrcBlock"><text:s/><text:s/><text:span text:style-name="OrgSrcFontLockFunctionNameFace">buffer</text:span><text:span text:style-name="OrgSrcRainbowDelimitersDepth2Face">(</text:span><text:span text:style-name="OrgSrcFontLockTypeFace">void</text:span><text:span text:style-name="OrgSrcRainbowDelimitersDepth2Face">)</text:span><text:s/>:<text:s/>a<text:span text:style-name="OrgSrcRainbowDelimitersDepth2Face">(</text:span><text:span text:style-name="OrgSrcFontLockKeywordFace">new</text:span><text:s/><text:span text:style-name="OrgSrcFontLockTypeFace">int</text:span><text:span text:style-name="OrgSrcRainbowDelimitersDepth3Face">[</text:span>Size/<text:span text:style-name="OrgSrcFontLockKeywordFace">sizeof</text:span><text:span text:style-name="OrgSrcRainbowDelimitersDepth4Face">(</text:span><text:span text:style-name="OrgSrcFontLockTypeFace">int</text:span><text:span text:style-name="OrgSrcRainbowDelimitersDepth4Face">)</text:span><text:s/>+<text:s/>1<text:span text:style-name="OrgSrcRainbowDelimitersDepth3Face">]</text:span>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LastLine"><text:span text:style-name="OrgSrcRainbowDelimitersDepth1Face">}</text:span>;</text:p>
      <text:h text:style-name="Heading_20_3" text:outline-level="3" text:is-list-header="false">
<text:bookmark-start text:name="OrgXref.orgd210a8f"/>
<text:bookmark text:name="orgd210a8f"/>Function Template Specialisation
<text:bookmark-end text:name="OrgXref.orgd210a8f"/></text:h>
      <text:p text:style-name="Text_20_body">Template definition of class/functions provide general versions for
all types.
</text:p>
      <text:p text:style-name="OrgSrcBlock"><text:span text:style-name="OrgSrcFontLockCommentDelimiterFace">/</text:span><text:span text:style-name="OrgSrcFontLockCommentDelimiterFace">/<text:s/></text:span><text:span text:style-name="OrgSrcFontLockCommentFace">Just<text:s/>cast<text:s/>value</text:span><text:span text:style-name="OrgSrcFontLockCommentFace">'</text:span><text:span text:style-name="OrgSrcFontLockCommentFace">s<text:s/>memory<text:s/>address<text:s/>to<text:s/>a<text:s/>long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TypeFace">lon</text:span><text:span text:style-name="OrgSrcFontLockTypeFace">g</text:span><text:s/><text:span text:style-name="OrgSrcFontLockFunctionNameFace">hash_function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KeywordFace">return</text:span><text:s/><text:span text:style-name="OrgSrcFontLockTypeFace">long</text:span><text:span text:style-name="OrgSrcRainbowDelimitersDepth2Face">(</text:span>&amp;value<text:span text:style-name="OrgSrcRainbowDelimitersDepth2Face">)</text:span>;<text:s/><text:span text:style-name="OrgSrcRainbowDelimitersDepth1Face">}</text:span></text:p>
      <text:p text:style-name="Text_20_body">However, we may want to <text:span text:style-name="Bold">specialise</text:span> for a particular type.
</text:p>
      <text:p text:style-name="OrgSrcBlock"><text:span text:style-name="OrgSrcFontLockKeywordFace">template</text:span><text:s/><text:span text:style-name="OrgSrcRainbowDelimitersDepth1Face">&lt;</text:span><text:span text:style-name="OrgSrcRainbowDelimitersDepth1Face">&gt;</text:span></text:p>
      <text:p text:style-name="OrgSrcBlock"><text:span text:style-name="OrgSrcFontLockTypeFace">lon</text:span><text:span text:style-name="OrgSrcFontLockTypeFace">g</text:span><text:s/><text:span text:style-name="OrgSrcFontLockFunctionNameFace">hash_function</text:span><text:span text:style-name="OrgSrcRainbowDelimitersDepth1Face">&lt;</text:span><text:span text:style-name="OrgSrcFontLockConstantFace">std</text:span>::<text:span text:style-name="OrgSrcFontLockTypeFace">string</text:span><text:span text:style-name="OrgSrcRainbowDelimitersDepth1Face">&gt;</text:span><text:span text:style-name="OrgSrcRainbowDelimitersDepth1Face">(</text:span><text:span text:style-name="OrgSrcFontLockKeywordFace">const</text:span><text:s/><text:span text:style-name="OrgSrcFontLockConstantFace">std</text:span>::<text:span text:style-name="OrgSrcFontLockTypeFace">string</text:span><text:s/>&amp;<text:s/><text:span text:style-name="OrgSrcFontLockVariableNameFace">value</text:span><text:span text:style-name="OrgSrcRainbowDelimitersDepth1Face">)</text:span></text:p>
      <text:p text:style-name="OrgSrcBlockLastLine"><text:s/><text:s/><text:span text:style-name="OrgSrcRainbowDelimitersDepth1Face">{</text:span><text:s/><text:span text:style-name="OrgSrcFontLockTypeFace">lon</text:span><text:span text:style-name="OrgSrcFontLockTypeFace">g</text:span><text:s/><text:span text:style-name="OrgSrcFontLockVariableNameFace">value</text:span>;<text:s/><text:span text:style-name="OrgSrcFontLockCommentDelimiterFace">/*<text:s/></text:span><text:span text:style-name="OrgSrcFontLockCommentFace">hash<text:s/>each<text:s/>character<text:s/>*/</text:span><text:s/><text:span text:style-name="OrgSrcFontLockKeywordFace">return</text:span><text:s/>value;<text:s/><text:span text:style-name="OrgSrcRainbowDelimitersDepth1Face">}</text:span></text:p>
      <text:p text:style-name="Text_20_body">Function templates have to be fully specialised.
</text:p>
      <text:p text:style-name="OrgSrcBlock"><text:span text:style-name="OrgSrcFontLockTypeFace">myob</text:span><text:span text:style-name="OrgSrcFontLockTypeFace">j</text:span><text:s/><text:span text:style-name="OrgSrcFontLockVariableNameFace">obj</text:span>;<text:s/>hash_function<text:span text:style-name="OrgSrcRainbowDelimitersDepth1Face">(</text:span>obj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Uses<text:s/>most<text:s/>general<text:s/>version</text:span></text:p>
      <text:p text:style-name="OrgSrcBlockLastLine"><text:span text:style-name="OrgSrcFontLockTypeFace">s</text:span><text:span text:style-name="OrgSrcFontLockTypeFace">trin</text:span><text:span text:style-name="OrgSrcFontLockTypeFace">g</text:span><text:s/><text:span text:style-name="OrgSrcFontLockVariableNameFace">s</text:span>;<text:s/>hash_function<text:span text:style-name="OrgSrcRainbowDelimitersDepth1Face">(</text:span>s<text:span text:style-name="OrgSrcRainbowDelimitersDepth1Face">)</text:span>;<text:s/><text:s/><text:s/><text:s/><text:s/><text:span text:style-name="OrgSrcFontLockCommentDelimiterFace">//<text:s/></text:span><text:span text:style-name="OrgSrcFontLockCommentFace">Uses<text:s/>version<text:s/>specialised<text:s/>for<text:s/>string</text:span></text:p>
      <text:p text:style-name="Text_20_body">Avoid specifying template parameters. Compiler figures them out from
arguments.
</text:p>
      <text:p text:style-name="OrgSrcBlockLastLine"><text:span text:style-name="OrgSrcFontLockTypeFace">strin</text:span><text:span text:style-name="OrgSrcFontLockTypeFace">g</text:span><text:s/><text:span text:style-name="OrgSrcFontLockVariableNameFace">s</text:span>;<text:s/>hash_function<text:span text:style-name="OrgSrcRainbowDelimitersDepth1Face">&lt;</text:span><text:span text:style-name="OrgSrcFontLockConstantFace">std</text:span>::string<text:span text:style-name="OrgSrcRainbowDelimitersDepth1Face">&gt;</text:span><text:span text:style-name="OrgSrcRainbowDelimitersDepth1Face">(</text:span>s<text:span text:style-name="OrgSrcRainbowDelimitersDepth1Face">)</text:span>;<text:s/><text:span text:style-name="OrgSrcFontLockCommentDelimiterFace">//<text:s/></text:span><text:span text:style-name="OrgSrcFontLockCommentFace">Forces<text:s/>use<text:s/>of<text:s/>string<text:s/>specialisation</text:span></text:p>
      <text:p text:style-name="Text_20_body">Rule of Thumb - Compiler selects the most specific specialisation.
</text:p>
      <text:h text:style-name="Heading_20_2" text:outline-level="2" text:is-list-header="false">
<text:bookmark-start text:name="OrgXref.org6a52732"/>
<text:bookmark text:name="org6a52732"/>Trait Classes
<text:bookmark-end text:name="OrgXref.org6a52732"/></text:h>
      <text:p text:style-name="Text_20_body">A templated class that characterises a type.
</text:p>
      <text:list text:style-name="OrgBulletedList" text:continue-numbering="false">
        <text:list-item>
          <text:p text:style-name="Text_20_body"><text:span text:style-name="Bold">std::numeric_limits</text:span> is a good example.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umeric_limits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TypeFace">T</text:span><text:s/><text:span text:style-name="OrgSrcFontLockTypeFace">value_type</text:span>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ore<text:s/>the<text:s/>type<text:s/>we</text:span><text:span text:style-name="OrgSrcFontLockCommentFace">'</text:span><text:span text:style-name="OrgSrcFontLockCommentFace">re<text:s/>creating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signed</text:span>;<text:s/><text:s/><text:s/><text:s/><text:s/><text:span text:style-name="OrgSrcFontLockCommentDelimiterFace">/</text:span><text:span text:style-name="OrgSrcFontLockCommentDelimiterFace">/<text:s/></text:span><text:span text:style-name="OrgSrcFontLockCommentFace">Is<text:s/>this<text:s/>type<text:s/>signed?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integer</text:span>;<text:s/><text:s/><text:s/><text:s/><text:span text:style-name="OrgSrcFontLockCommentDelimiterFace">/</text:span><text:span text:style-name="OrgSrcFontLockCommentDelimiterFace">/<text:s/></text:span><text:span text:style-name="OrgSrcFontLockCommentFace">Is<text:s/>it<text:s/>integral?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has_infinity</text:span>;<text:s/><text:s/><text:span text:style-name="OrgSrcFontLockCommentDelimiterFace">/</text:span><text:span text:style-name="OrgSrcFontLockCommentDelimiterFace">/<text:s/></text:span><text:span text:style-name="OrgSrcFontLockCommentFace">Does<text:s/>it<text:s/>have<text:s/>an<text:s/>idea<text:s/>of<text:s/>inifinity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igits</text:span>;<text:s/><text:s/><text:s/><text:s/><text:s/><text:s/><text:s/><text:s/><text:s/><text:span text:style-name="OrgSrcFontLockCommentDelimiterFace">//<text:s/></text:span><text:span text:style-name="OrgSrcFontLockCommentFace">How<text:s/>many<text:s/>radix<text:s/>digits<text:s/>does<text:s/>it<text:s/>have?</text:span></text:p>
      <text:p text:style-name="OrgSrcBlock"><text:span text:style-name="OrgSrcRainbowDelimitersDepth1Face">}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int</text:span><text:span text:style-name="OrgSrcRainbowDelimitersDepth1Face">&gt;</text:span>::is_signed<text:s/>=<text:s/><text:span text:style-name="OrgSrcFontLockConstantFace">true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int</text:span><text:span text:style-name="OrgSrcRainbowDelimitersDepth1Face">&gt;</text:span>::has_infinity<text:s/>=<text:s/><text:span text:style-name="OrgSrcFontLockConstantFace">false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float</text:span><text:span text:style-name="OrgSrcRainbowDelimitersDepth1Face">&gt;</text:span>::has_infinity<text:s/>=<text:s/><text:span text:style-name="OrgSrcFontLockConstantFace">true</text:span>;</text:p>
      <text:p text:style-name="OrgSrcBlockLastLine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float</text:span><text:span text:style-name="OrgSrcRainbowDelimitersDepth1Face">&gt;</text:span>::<text:span text:style-name="OrgSrcFontLockTypeFace">value_typ</text:span><text:span text:style-name="OrgSrcFontLockTypeFace">e</text:span><text:s/><text:span text:style-name="OrgSrcFontLockVariableNameFace">v</text:span><text:s/>=<text:s/>10.0f;</text:p>
      <text:list text:style-name="OrgBulletedList" text:continue-numbering="false">
        <text:list-item>
          <text:p text:style-name="Text_20_body">We can also <text:span text:style-name="Bold">specialise for ints and floats</text:span>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umeric_limits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TypeFace">in</text:span><text:span text:style-name="OrgSrcFontLockTypeFace">t</text:span><text:s/><text:span text:style-name="OrgSrcFontLockTypeFace">value_type</text:span>;</text:p>
      <text:p text:style-name="OrgSrcBlock"><text:s/><text:s/><text:span text:style-name="OrgSrcFontLockKeywordFace">c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signed</text:span><text:s/>=<text:s/><text:span text:style-name="OrgSrcFontLockConstantFace">tru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ints<text:s/>are<text:s/>signed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integer</text:span><text:s/>=<text:s/><text:span text:style-name="OrgSrcFontLockConstantFace">true</text:span>;<text:s/><text:s/><text:s/><text:s/><text:s/><text:span text:style-name="OrgSrcFontLockCommentDelimiterFace">/</text:span><text:span text:style-name="OrgSrcFontLockCommentDelimiterFace">/<text:s/></text:span><text:span text:style-name="OrgSrcFontLockCommentFace">ints<text:s/>are<text:s/>integral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has_infinity</text:span><text:s/>=<text:s/><text:span text:style-name="OrgSrcFontLockConstantFace">false</text:span>;<text:s/><text:s/><text:span text:style-name="OrgSrcFontLockCommentDelimiterFace">/</text:span><text:span text:style-name="OrgSrcFontLockCommentDelimiterFace">/<text:s/></text:span><text:span text:style-name="OrgSrcFontLockCommentFace">ints<text:s/>can</text:span><text:span text:style-name="OrgSrcFontLockCommentFace">'</text:span><text:span text:style-name="OrgSrcFontLockCommentFace">t<text:s/>do<text:s/>infinity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igits</text:span><text:s/>=<text:s/>31<text:s/><text:s/><text:s/><text:s/><text:s/><text:s/><text:s/><text:s/><text:s/><text:s/><text:s/><text:s/><text:s/><text:span text:style-name="OrgSrcFontLockCommentDelimiterFace">//<text:s/></text:span><text:span text:style-name="OrgSrcFontLockCommentFace">31<text:s/>bits</text:span></text:p>
      <text:p text:style-name="OrgSrcBlock"><text:span text:style-name="OrgSrcRainbowDelimitersDepth1Face">}</text:span>;</text:p>
      <text:p text:style-name="OrgSrcBlock"><text:span text:style-name="OrgSrcFontLockKeywordFace">template</text:span><text:s/><text:span text:style-name="OrgSrcRainbowDelimitersDepth1Face">&lt;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umeric_limits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TypeFace">floa</text:span><text:span text:style-name="OrgSrcFontLockTypeFace">t</text:span><text:s/><text:span text:style-name="OrgSrcFontLockTypeFace">value_type</text:span>;</text:p>
      <text:p text:style-name="OrgSrcBlock"><text:s/><text:s/><text:span text:style-name="OrgSrcFontLockKeywordFace">c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signed</text:span><text:s/>=<text:s/><text:span text:style-name="OrgSrcFontLockConstantFace">tru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ints<text:s/>are<text:s/>signed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is_integer</text:span><text:s/>=<text:s/><text:span text:style-name="OrgSrcFontLockConstantFace">true</text:span>;<text:s/><text:s/><text:s/><text:s/><text:s/><text:span text:style-name="OrgSrcFontLockCommentDelimiterFace">/</text:span><text:span text:style-name="OrgSrcFontLockCommentDelimiterFace">/<text:s/></text:span><text:span text:style-name="OrgSrcFontLockCommentFace">floats<text:s/>aren</text:span><text:span text:style-name="OrgSrcFontLockCommentFace">'</text:span><text:span text:style-name="OrgSrcFontLockCommentFace">t<text:s/>integral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boo</text:span><text:span text:style-name="OrgSrcFontLockTypeFace">l</text:span><text:s/><text:span text:style-name="OrgSrcFontLockVariableNameFace">has_infinity</text:span><text:s/>=<text:s/><text:span text:style-name="OrgSrcFontLockConstantFace">false</text:span>;<text:s/><text:s/><text:span text:style-name="OrgSrcFontLockCommentDelimiterFace">/</text:span><text:span text:style-name="OrgSrcFontLockCommentDelimiterFace">/<text:s/></text:span><text:span text:style-name="OrgSrcFontLockCommentFace">float<text:s/>have<text:s/>infinity</text:span></text:p>
      <text:p text:style-name="OrgSrcBlock"><text:s/><text:s/><text:span text:style-name="OrgSrcFontLockKeywordFace">c</text:span><text:span text:style-name="OrgSrcFontLockKeywordFace">onst</text:span><text:s/><text:span text:style-name="OrgSrcFontLockKeywordFace">static</text:span><text:s/><text:span text:style-name="OrgSrcFontLockTypeFace">in</text:span><text:span text:style-name="OrgSrcFontLockTypeFace">t</text:span><text:s/><text:span text:style-name="OrgSrcFontLockVariableNameFace">digits</text:span><text:s/>=<text:s/>31<text:s/><text:s/><text:s/><text:s/><text:s/><text:s/><text:s/><text:s/><text:s/><text:s/><text:s/><text:s/><text:s/><text:span text:style-name="OrgSrcFontLockCommentDelimiterFace">//<text:s/></text:span><text:span text:style-name="OrgSrcFontLockCommentFace">24<text:s/>bits</text:span></text:p>
      <text:p text:style-name="OrgSrcBlock"><text:span text:style-name="OrgSrcRainbowDelimitersDepth1Face">}</text:span>;</text:p>
      <text:p text:style-name="OrgSrcBlock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float</text:span><text:span text:style-name="OrgSrcRainbowDelimitersDepth1Face">&gt;</text:span>::has_infinity<text:s/>==<text:s/><text:span text:style-name="OrgSrcFontLockConstantFace">true</text:span>;</text:p>
      <text:p text:style-name="OrgSrcBlockLastLine"><text:span text:style-name="OrgSrcFontLockConstantFace">std</text:span>::<text:span text:style-name="OrgSrcFontLockConstantFace">numeric_limits</text:span><text:span text:style-name="OrgSrcRainbowDelimitersDepth1Face">&lt;</text:span><text:span text:style-name="OrgSrcFontLockTypeFace">int</text:span><text:span text:style-name="OrgSrcRainbowDelimitersDepth1Face">&gt;</text:span>::has_infinity<text:s/>==<text:s/><text:span text:style-name="OrgSrcFontLockConstantFace">false</text:span>;</text:p>
      <text:h text:style-name="Heading_20_2" text:outline-level="2" text:is-list-header="false">
<text:bookmark-start text:name="OrgXref.orgf6af07e"/>
<text:bookmark text:name="orgf6af07e"/>Dependent Typenames
<text:bookmark-end text:name="OrgXref.orgf6af07e"/></text:h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some_class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TypeFace">iterator_type</text:span>;</text:p>
      <text:p text:style-name="OrgSrcBlock"><text:s/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VariableNameFace">i</text:span>;</text:p>
      <text:p text:style-name="OrgSrcBlockLastLine"><text:span text:style-name="OrgSrcRainbowDelimitersDepth1Face">}</text:span>;</text:p>
      <text:p text:style-name="Text_20_body"><text:span text:style-name="Bold">std::vector&lt;T&gt;::iterator</text:span> depends on type T, which hasn't been supplied
yet. The iterator could be a static variable/function.
</text:p>
      <text:list text:style-name="OrgBulletedList" text:continue-numbering="false">
        <text:list-item>
          <text:p text:style-name="Text_20_body">prepending with <text:span text:style-name="Bold">typename</text:span> tells compiler its type.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some_class</text:span><text:s/><text:span text:style-name="OrgSrcRainbowDelimitersDepth1Face">{</text:span></text:p>
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TypeFace">iterator_type</text:span>;</text:p>
      <text:p text:style-name="OrgSrcBlock"><text:s/><text:s/><text:span text:style-name="OrgSrcFontLockKeywordFace">typename</text:span><text:s/><text:span text:style-name="OrgSrcFontLockConstantFace">std</text:span>::<text:span text:style-name="OrgSrcFontLockConstantFace">vector</text:span><text:span text:style-name="OrgSrcRainbowDelimitersDepth2Face">&lt;</text:span><text:span text:style-name="OrgSrcFontLockTypeFace">T</text:span><text:span text:style-name="OrgSrcRainbowDelimitersDepth2Face">&gt;</text:span>::<text:span text:style-name="OrgSrcFontLockTypeFace">iterato</text:span><text:span text:style-name="OrgSrcFontLockTypeFace">r</text:span><text:s/><text:span text:style-name="OrgSrcFontLockVariableNameFace">i</text:span>;</text:p>
      <text:p text:style-name="OrgSrcBlockLastLine"><text:span text:style-name="OrgSrcRainbowDelimitersDepth1Face">}</text:span>;</text:p>
      <text:h text:style-name="Heading_20_2" text:outline-level="2" text:is-list-header="false">
<text:bookmark-start text:name="OrgXref.org289c797"/>
<text:bookmark text:name="org289c797"/>Template Coding
<text:bookmark-end text:name="OrgXref.org289c797"/></text:h>
      <text:list text:style-name="OrgBulletedList" text:continue-numbering="false">
        <text:list-item>
          <text:p text:style-name="Text_20_body">Lots of type propagation.
</text:p>
        </text:list-item>
        <text:list-item>
          <text:p text:style-name="Text_20_body">New types build from old.
</text:p>
        </text:list-item>
        <text:list-item>
          <text:p text:style-name="Text_20_body">Everything evaluated at compile time.
</text:p>
        </text:list-item>
        <text:list-item>
          <text:p text:style-name="Text_20_body">By contrast, Polymorphic OO strategy involes
</text:p>
          <text:list text:style-name="OrgBulletedList" text:continue-numbering="true">
            <text:list-item>
              <text:p text:style-name="Text_20_body">Dynamic Polymorphism
</text:p>
            </text:list-item>
            <text:list-item>
              <text:p text:style-name="Text_20_body">Explicit Interfaces/Abstract Classes
</text:p>
            </text:list-item>
            <text:list-item>
              <text:p text:style-name="Text_20_body">Requires Run-Time Type Checking
</text:p>
            </text:list-item>
            <text:list-item>
              <text:p text:style-name="Text_20_body">Performance Overhead
</text:p>
            </text:list-item>
          </text:list>
        </text:list-item>
      </text:list>
      <text:h text:style-name="Heading_20_2" text:outline-level="2" text:is-list-header="false">
<text:bookmark-start text:name="OrgXref.org5274ff4"/>
<text:bookmark text:name="org5274ff4"/>Template Concepts
<text:bookmark-end text:name="OrgXref.org5274ff4"/></text:h>
      <text:p text:style-name="Text_20_body">Done for nicer error message and specifying constraints on template types.
</text:p>
      <text:h text:style-name="Heading_20_3" text:outline-level="3" text:is-list-header="false">
<text:bookmark-start text:name="OrgXref.org72b9569"/>
<text:bookmark text:name="org72b9569"/>Concept Checking
<text:bookmark-end text:name="OrgXref.org72b9569"/></text:h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struc</text:span><text:span text:style-name="OrgSrcFontLockKeywordFace">t</text:span><text:s/><text:span text:style-name="OrgSrcFontLockTypeFace">LessThanComparable</text:span><text:s/><text:span text:style-name="OrgSrcRainbowDelimitersDepth1Face">{</text:span></text:p>
      <text:p text:style-name="OrgSrcBlock"><text:s/><text:s/><text:span text:style-name="OrgSrcFontLockTypeFace">voi</text:span><text:span text:style-name="OrgSrcFontLockTypeFace">d</text:span><text:s/><text:span text:style-name="OrgSrcFontLockFunctionNameFace">constraints</text:span><text:span text:style-name="OrgSrcRainbowDelimitersDepth2Face">(</text:span><text:span text:style-name="OrgSrcFontLockTypeFace">void</text:span><text:span text:style-name="OrgSrcRainbowDelimitersDepth2Face">)</text:span></text:p>
      <text:p text:style-name="OrgSrcBlock"><text:s/><text:s/><text:s/><text:s/><text:span text:style-name="OrgSrcRainbowDelimitersDepth2Face">{</text:span><text:s/><text:span text:style-name="OrgSrcFontLockTypeFace">boo</text:span><text:span text:style-name="OrgSrcFontLockTypeFace">l</text:span><text:s/><text:span text:style-name="OrgSrcFontLockVariableNameFace">result</text:span><text:s/>=<text:s/>a<text:s/>&lt;<text:s/>b;<text:s/><text:span text:style-name="OrgSrcRainbowDelimitersDepth2Face">}</text:span></text:p>
      <text:p text:style-name="OrgSrcBlock"><text:s/><text:s/><text:span text:style-name="OrgSrcFontLockTypeFace">T</text:span><text:s/><text:span text:style-name="OrgSrcFontLockVariableNameFace">a</text:span>,<text:s/><text:span text:style-name="OrgSrcFontLockVariableNameFace">b</text:span>;</text:p>
      <text:p text:style-name="OrgSrcBlockLastLine"><text:span text:style-name="OrgSrcRainbowDelimitersDepth1Face">}</text:span>;</text:p>
      <text:p text:style-name="Text_20_body">This is then instantiated in code requiring functionality.
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onst</text:span><text:s/><text:span text:style-name="OrgSrcFontLockTypeFace">T</text:span><text:s/>&amp;<text:s/><text:span text:style-name="OrgSrcFontLockFunctionNameFace">min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/text:p>
      <text:p text:style-name="OrgSrcBlock"><text:span text:style-name="OrgSrcRainbowDelimitersDepth1Face">{</text:span></text:p>
      <text:p text:style-name="OrgSrcBlock"/>
      <text:p text:style-name="OrgSrcBlock"><text:tab/><text:tab/><text:tab/><text:tab/><text:s/><text:s/><text:s/><text:span text:style-name="OrgSrcFontLockCommentDelimiterFace">/</text:span><text:span text:style-name="OrgSrcFontLockCommentDelimiterFace">/<text:s/></text:span><text:span text:style-name="OrgSrcFontLockCommentFace">This<text:s/>is<text:s/>optimised<text:s/>out,<text:s/>but<text:s/>the<text:s/>compiler</text:span></text:p>
      <text:p text:style-name="OrgSrcBlock"><text:s/><text:s/><text:span text:style-name="OrgSrcFontLockTypeFace">L</text:span><text:span text:style-name="OrgSrcFontLockTypeFace">essThanComparable</text:span><text:span text:style-name="OrgSrcRainbowDelimitersDepth2Face">&lt;</text:span><text:span text:style-name="OrgSrcFontLockTypeFace">T</text:span><text:span text:style-name="OrgSrcRainbowDelimitersDepth2Face">&gt;</text:span><text:s/><text:span text:style-name="OrgSrcFontLockVariableNameFace">dummy</text:span>;<text:s/><text:s/><text:s/><text:s/><text:s/><text:span text:style-name="OrgSrcFontLockCommentDelimiterFace">//<text:s/></text:span><text:span text:style-name="OrgSrcFontLockCommentFace">considers<text:s/>this<text:s/>type,<text:s/>and<text:s/>complains</text:span></text:p>
      <text:p text:style-name="OrgSrcBlock"><text:tab/><text:tab/><text:tab/><text:tab/><text:s/><text:s/><text:s/><text:span text:style-name="OrgSrcFontLockCommentDelimiterFace">//<text:s/></text:span><text:span text:style-name="OrgSrcFontLockCommentFace">if<text:s/>&lt;<text:s/>not<text:s/>supported</text:span></text:p>
      <text:p text:style-name="OrgSrcBlock"/>
      <text:p text:style-name="OrgSrcBlock"><text:s/><text:s/><text:span text:style-name="OrgSrcFontLockKeywordFace">return</text:span><text:s/>lhs<text:s/>&lt;<text:s/>rhs<text:s/>?<text:s/>lhs<text:s/>:<text:s/>rhs;</text:p>
      <text:p text:style-name="OrgSrcBlockLastLine"><text:span text:style-name="OrgSrcRainbowDelimitersDepth1Face">}</text:span></text:p>
      <text:h text:style-name="Heading_20_3" text:outline-level="3" text:is-list-header="false">
<text:bookmark-start text:name="OrgXref.org89554f9"/>
<text:bookmark text:name="org89554f9"/>C++14 Template Concepts
<text:bookmark-end text:name="OrgXref.org89554f9"/></text:h>
      <text:p text:style-name="Text_20_body">Explicitly state type requirements as language construct.
</text:p>
      <text:p text:style-name="OrgSrcBlock"><text:span text:style-name="OrgSrcFontLockKeywordFace">template</text:span><text:s/><text:span text:style-name="OrgSrcRainbowDelimitersDepth1Face">&lt;</text:span><text:span text:style-name="OrgSrcFontLockTypeFace">LessThanComparable</text:span><text:s/><text:span text:style-name="OrgSrcFontLockVariableNameFace">T</text:span><text:span text:style-name="OrgSrcRainbowDelimitersDepth1Face">&gt;</text:span></text:p>
      <text:p text:style-name="OrgSrcBlock"><text:span text:style-name="OrgSrcFontLockKeywordFace">const</text:span><text:s/><text:span text:style-name="OrgSrcFontLockTypeFace">T</text:span><text:s/>&amp;<text:s/><text:span text:style-name="OrgSrcFontLockFunctionNameFace">min</text:span>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text:s/></text:p>
      <text:p text:style-name="OrgSrcBlock"><text:span text:style-name="OrgSrcRainbowDelimitersDepth1Face">{</text:span></text:p>
      <text:p text:style-name="OrgSrcBlock"><text:s/><text:s/><text:span text:style-name="OrgSrcFontLockKeywordFace">return</text:span><text:s/>lhs<text:s/>&lt;<text:s/>rhs<text:s/>?<text:s/>lhs<text:s/>:<text:s/>rhs;</text:p>
      <text:p text:style-name="OrgSrcBlock"><text:span text:style-name="OrgSrcRainbowDelimitersDepth1Face">}</text:span></text:p>
      <text:p text:style-name="OrgSrcBlock"/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requires<text:s/><text:span text:style-name="OrgSrcFontLockTypeFace">LessThanComparable</text:span><text:span text:style-name="OrgSrcRainbowDelimitersDepth1Face">&lt;</text:span><text:span text:style-name="OrgSrcFontLockTypeFace">T</text:span><text:span text:style-name="OrgSrcRainbowDelimitersDepth1Face">&gt;</text:span></text:p>
      <text:p text:style-name="OrgSrcBlock"><text:span text:style-name="OrgSrcFontLockKeywordFace">cons</text:span><text:span text:style-name="OrgSrcFontLockKeywordFace">t</text:span><text:s/><text:span text:style-name="OrgSrcFontLockFunctionNameFace">T</text:span><text:s/>&amp;<text:s/>min<text:span text:style-name="OrgSrcRainbowDelimitersDepth1Face">(</text:span><text:span text:style-name="OrgSrcFontLockKeywordFace">const</text:span><text:s/><text:span text:style-name="OrgSrcFontLockTypeFace">T</text:span><text:s/>&amp;<text:s/><text:span text:style-name="OrgSrcFontLockVariableNameFace">lhs</text:span>,<text:s/><text:span text:style-name="OrgSrcFontLockKeywordFace">const</text:span><text:s/><text:span text:style-name="OrgSrcFontLockTypeFace">T</text:span><text:s/>&amp;<text:s/><text:span text:style-name="OrgSrcFontLockVariableNameFace">rhs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KeywordFace">return</text:span><text:s/>lhs<text:s/>&lt;<text:s/>rhs<text:s/>?<text:s/>lhs<text:s/>:<text:s/>rhs;</text:p>
      <text:p text:style-name="OrgSrcBlockLastLine"><text:span text:style-name="OrgSrcRainbowDelimitersDepth1Face">}</text:span></text:p>
      <text:h text:style-name="Heading_20_1" text:outline-level="1" text:is-list-header="false">
<text:bookmark-start text:name="OrgXref.orgafdc10d"/>
<text:bookmark text:name="orgafdc10d"/>The Standard Template Library (STL)
<text:bookmark-end text:name="OrgXref.orgafdc10d"/></text:h>
      <text:p text:style-name="Text_20_body">Templated Containers, Iterators accessing Container Data, Templated
Algorithms operating on Iterator Ranges, Template Concepts and algortihms
independent of Container design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algorithm</text:span><text:span text:style-name="OrgSrcRainbowDelimitersDepth1Face">&gt;</text:span></text:p>
      <text:p text:style-name="OrgSrcBlock"/>
      <text:p text:style-name="OrgSrcBlock"><text:span text:style-name="OrgSrcFontLockConstantFace">s</text:span><text:span text:style-name="OrgSrcFontLockConstantFace">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1,<text:s/>2,<text:s/>3,<text:s/>4,<text:s/>5<text:s/><text:span text:style-name="OrgSrcRainbowDelimitersDepth1Face">}</text:span>;</text:p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float</text:span><text:span text:style-name="OrgSrcRainbowDelimitersDepth1Face">&gt;</text:span><text:s/><text:span text:style-name="OrgSrcFontLockFunctionNameFace">result</text:span><text:span text:style-name="OrgSrcRainbowDelimitersDepth1Face">(</text:span>data.size<text:span text:style-name="OrgSrcRainbowDelimitersDepth2Face">(</text:span><text:span text:style-name="OrgSrcRainbowDelimitersDepth2Face">)</text:span><text:span text:style-name="OrgSrcRainbowDelimitersDepth1Face">)</text:span>;</text:p>
      <text:p text:style-name="OrgSrcBlockLastLine"><text:span text:style-name="OrgSrcFontLockConstantFace">std</text:span>::transform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result.begin<text:span text:style-name="OrgSrcRainbowDelimitersDepth2Face">(</text:span><text:span text:style-name="OrgSrcRainbowDelimitersDepth2Face">)</text:span>,<text:s/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float</text:span><text:s/><text:span text:style-name="OrgSrcFontLockVariableNameFace">v</text:span><text:span text:style-name="OrgSrcRainbowDelimitersDepth2Face">)</text:span><text:s/><text:span text:style-name="OrgSrcRainbowDelimitersDepth2Face">{</text:span><text:s/><text:span text:style-name="OrgSrcFontLockKeywordFace">return</text:span><text:s/>v*3<text:s/><text:span text:style-name="OrgSrcRainbowDelimitersDepth2Face">}</text:span><text:s/><text:span text:style-name="OrgSrcRainbowDelimitersDepth1Face">)</text:span>;</text:p>
      <text:h text:style-name="Heading_20_2" text:outline-level="2" text:is-list-header="false">
<text:bookmark-start text:name="OrgXref.orge5a6501"/>
<text:bookmark text:name="orge5a6501"/>Containers and Iterators
<text:bookmark-end text:name="OrgXref.orge5a6501"/></text:h>
      <text:p text:style-name="Text_20_body">Containers hold elements (objects/simple);
</text:p>
      <text:list text:style-name="OrgBulletedList" text:continue-numbering="false">
        <text:list-item>
          <text:p text:style-name="Text_20_body">Code is stamped out for each type. Inlined and efficient.
</text:p>
        </text:list-item>
      </text:list>
      <text:p text:style-name="OrgSrcBlock"><text:span text:style-name="OrgSrcFontLockTypeFace">pair</text:span><text:span text:style-name="OrgSrcRainbowDelimitersDepth1Face">&lt;</text:span><text:span text:style-name="OrgSrcFontLockTypeFace">int</text:span>,<text:s/><text:span text:style-name="OrgSrcFontLockTypeFace">char</text:span><text:span text:style-name="OrgSrcRainbowDelimitersDepth1Face">&gt;</text:span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struct<text:s/>holding<text:s/>two<text:s/>elements</text:span></text:p>
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V;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sizable<text:s/>array</text:span></text:p>
      <text:p text:style-name="OrgSrcBlock"><text:span text:style-name="OrgSrcFontLockTypeFace">l</text:span><text:span text:style-name="OrgSrcFontLockTypeFace">is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</text:span>;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linked<text:s/>list</text:span></text:p>
      <text:p text:style-name="OrgSrcBlock"><text:span text:style-name="OrgSrcFontLockTypeFace">s</text:span><text:span text:style-name="OrgSrcFontLockTypeFace">e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</text:span>;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ree<text:s/>holding<text:s/>unique<text:s/>elements</text:span></text:p>
      <text:p text:style-name="OrgSrcBlock"><text:span text:style-name="OrgSrcFontLockTypeFace">m</text:span><text:span text:style-name="OrgSrcFontLockTypeFace">ap</text:span><text:span text:style-name="OrgSrcRainbowDelimitersDepth1Face">&lt;</text:span><text:span text:style-name="OrgSrcFontLockTypeFace">string</text:span>,<text:s/><text:span text:style-name="OrgSrcFontLockTypeFace">int</text:span><text:span text:style-name="OrgSrcRainbowDelimitersDepth1Face">&gt;</text:span><text:s/><text:span text:style-name="OrgSrcFontLockVariableNameFace">M</text:span>;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tree<text:s/>doing<text:s/>associate<text:s/>map</text:span></text:p>
      <text:p text:style-name="OrgSrcBlock"><text:span text:style-name="OrgSrcFontLockTypeFace">s</text:span><text:span text:style-name="OrgSrcFontLockTypeFace">tack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ST</text:span>;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LIFO<text:s/>structure</text:span></text:p>
      <text:p text:style-name="OrgSrcBlockLastLine"><text:span text:style-name="OrgSrcFontLockTypeFace">p</text:span><text:span text:style-name="OrgSrcFontLockTypeFace">riority_queue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P</text:span>;<text:s/><text:s/><text:s/><text:s/><text:s/><text:s/><text:span text:style-name="OrgSrcFontLockCommentDelimiterFace">//<text:s/></text:span><text:span text:style-name="OrgSrcFontLockCommentFace">Always<text:s/>pops<text:s/>the<text:s/>greatest<text:s/>element</text:span></text:p>
      <text:p text:style-name="Text_20_body">Container classes can be traversed with <text:span text:style-name="Bold">iterators</text:span>.
</text:p>
      <text:list text:style-name="OrgBulletedList" text:continue-numbering="false">
        <text:list-item>
          <text:p text:style-name="Text_20_body"><text:span text:style-name="Bold">begin()</text:span> and <text:span text:style-name="Bold">end()</text:span> define the full range of traversal.
</text:p>
        </text:list-item>
        <text:list-item>
          <text:p text:style-name="Text_20_body"><text:span text:style-name="Bold">begin()</text:span> is at 0.
</text:p>
        </text:list-item>
        <text:list-item>
          <text:p text:style-name="Text_20_body"><text:span text:style-name="Bold">end()</text:span> is at position <text:span text:style-name="Emphasis">last_element+1</text:span>.
</text:p>
        </text:list-item>
      </text:list>
      <text:h text:style-name="Heading_20_3" text:outline-level="3" text:is-list-header="false">
<text:bookmark-start text:name="OrgXref.org8fd22fa"/>
<text:bookmark text:name="org8fd22fa"/>Iterators
<text:bookmark-end text:name="OrgXref.org8fd22fa"/></text:h>
      <text:p text:style-name="Text_20_body">All containers provide:
</text:p>
      <text:p text:style-name="OrgSrcBlock"><text:span text:style-name="OrgSrcFontLockConstantFace">Container</text:span>::<text:span text:style-name="OrgSrcFontLockTypeFace">iterato</text:span><text:span text:style-name="OrgSrcFontLockTypeFace">r</text:span></text:p>
      <text:p text:style-name="OrgSrcBlockLastLine"><text:span text:style-name="OrgSrcFontLockConstantFace">Container</text:span>::<text:span text:style-name="OrgSrcFontLockVariableNameFace">const_iterator</text:span></text:p>
      <text:p text:style-name="Text_20_body">and may provide:
</text:p>
      <text:p text:style-name="OrgSrcBlock"><text:span text:style-name="OrgSrcFontLockConstantFace">Container</text:span>::<text:span text:style-name="OrgSrcFontLockTypeFace">reverse_iterato</text:span><text:span text:style-name="OrgSrcFontLockTypeFace">r</text:span></text:p>
      <text:p text:style-name="OrgSrcBlockLastLine"><text:span text:style-name="OrgSrcFontLockConstantFace">Container</text:span>::<text:span text:style-name="OrgSrcFontLockVariableNameFace">const_reverse_iterator</text:span></text:p>
      <text:list text:style-name="OrgNumberedList" text:continue-numbering="false">
        <text:list-item>
          <text:p text:style-name="Text_20_body">
<text:bookmark-start text:name="OrgXref.org5f77931"/>
<text:bookmark text:name="org5f77931"/>Iterator Requirements
<text:bookmark-end text:name="OrgXref.org5f77931"/></text:p>
          <text:list text:style-name="OrgBulletedList" text:continue-numbering="false">
            <text:list-item>
              <text:p text:style-name="Text_20_body">Copy Constructor.
</text:p>
            </text:list-item>
            <text:list-item>
              <text:p text:style-name="Text_20_body">Copy Assignment Operator.
</text:p>
            </text:list-item>
            <text:list-item>
              <text:p text:style-name="Text_20_body">Dereference Operators (both * and -&gt; usually).
</text:p>
            </text:list-item>
            <text:list-item>
              <text:p text:style-name="Text_20_body">Operator++ to move to the next data element.
</text:p>
            </text:list-item>
            <text:list-item>
              <text:p text:style-name="Text_20_body">Operator== and Operator!= for algorithm functions.
</text:p>
            </text:list-item>
          </text:list>
        </text:list-item>
        <text:list-item>
          <text:p text:style-name="Text_20_body">
<text:bookmark-start text:name="OrgXref.orge277f94"/>
<text:bookmark text:name="orge277f94"/>Iterator Traits
<text:bookmark-end text:name="OrgXref.orge277f94"/></text:p>
          <text:p text:style-name="Text_20_body">These characterise an iterator.
</text:p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terator</text:span><text:span text:style-name="OrgSrcRainbowDelimitersDepth1Face">&gt;</text:span><text:s/><text:span text:style-name="OrgSrcFontLockKeywordFace">struc</text:span><text:span text:style-name="OrgSrcFontLockKeywordFace">t</text:span><text:s/><text:span text:style-name="OrgSrcFontLockTypeFace">iterator_traits</text:span></text:p>
          <text:p text:style-name="OrgSrcBlock"><text:span text:style-name="OrgSrcRainbowDelimitersDepth1Face">{</text:span>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difference_typ</text:span><text:span text:style-name="OrgSrcFontLockTypeFace">e</text:span><text:s/><text:span text:style-name="OrgSrcFontLockTypeFace">difference_type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value_typ</text:span><text:span text:style-name="OrgSrcFontLockTypeFace">e</text:span><text:s/><text:span text:style-name="OrgSrcFontLockTypeFace">value_type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pointe</text:span><text:span text:style-name="OrgSrcFontLockTypeFace">r</text:span><text:s/><text:span text:style-name="OrgSrcFontLockTypeFace">pointer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referenc</text:span><text:span text:style-name="OrgSrcFontLockTypeFace">e</text:span><text:s/><text:span text:style-name="OrgSrcFontLockTypeFace">reference</text:span>;</text:p>
          <text:p text:style-name="OrgSrcBlock"><text:s/><text:s/><text:span text:style-name="OrgSrcFontLockKeywordFace">typedef</text:span><text:s/><text:span text:style-name="OrgSrcFontLockKeywordFace">typename</text:span><text:s/><text:span text:style-name="OrgSrcFontLockConstantFace">Iterator</text:span>::<text:span text:style-name="OrgSrcFontLockTypeFace">iterator_categor</text:span><text:span text:style-name="OrgSrcFontLockTypeFace">y</text:span><text:s/><text:span text:style-name="OrgSrcFontLockTypeFace">iterator_category</text:span>;</text:p>
          <text:p text:style-name="OrgSrcBlockLastLine"><text:span text:style-name="OrgSrcRainbowDelimitersDepth1Face">}</text:span>;</text:p>
          <text:p text:style-name="Text_20_body">So when you write generic iterator code, you can use:
</text:p>
          <text:p text:style-name="OrgSrcBlockLastLine"><text:span text:style-name="OrgSrcFontLockConstantFace">std</text:span>::<text:span text:style-name="OrgSrcFontLockConstantFace">iterator_traits</text:span><text:span text:style-name="OrgSrcRainbowDelimitersDepth1Face">&lt;</text:span>Iterator<text:span text:style-name="OrgSrcRainbowDelimitersDepth1Face">&gt;</text:span>::<text:span text:style-name="OrgSrcFontLockTypeFace">value_typ</text:span><text:span text:style-name="OrgSrcFontLockTypeFace">e</text:span><text:s/><text:span text:style-name="OrgSrcFontLockVariableNameFace">X</text:span>;</text:p>
          <text:p text:style-name="Text_20_body">Specialised for pointer types (<text:span text:style-name="Bold">Pointers are iterators!</text:span>).
</text:p>
        </text:list-item>
        <text:list-item>
          <text:p text:style-name="Text_20_body">
<text:bookmark-start text:name="OrgXref.orga6c650a"/>
<text:bookmark text:name="orga6c650a"/>C++11 Range-Based Forloop
<text:bookmark-end text:name="OrgXref.orga6c650a"/></text:p>
          <text:p text:style-name="Text_20_body">C++11 new range-based forloops.
</text:p>
          <text:p text:style-name="Text_20_body"><text:span text:style-name="Underline">Arrays</text:span>
</text:p>
          <text:p text:style-name="OrgSrcBlock"><text:span text:style-name="OrgSrcFontLockTypeFace">in</text:span><text:span text:style-name="OrgSrcFontLockTypeFace">t</text:span><text:s/><text:span text:style-name="OrgSrcFontLockVariableNameFace">my_array</text:span><text:span text:style-name="OrgSrcRainbowDelimitersDepth1Face">[</text:span>5<text:span text:style-name="OrgSrcRainbowDelimitersDepth1Face">]</text:span><text:s/>=<text:s/><text:span text:style-name="OrgSrcRainbowDelimitersDepth1Face">{</text:span>1,<text:s/>2,<text:s/>3,<text:s/>4,<text:s/>5<text:span text:style-name="OrgSrcRainbowDelimitersDepth1Face">}</text:span>;</text:p>
          <text:p text:style-name="OrgSrcBlock"><text:span text:style-name="OrgSrcFontLockKeywordFace">for</text:span><text:s/><text:span text:style-name="OrgSrcRainbowDelimitersDepth1Face">(</text:span><text:span text:style-name="OrgSrcFontLockTypeFace">in</text:span><text:span text:style-name="OrgSrcFontLockTypeFace">t</text:span><text:s/>&amp;<text:s/><text:span text:style-name="OrgSrcFontLockVariableNameFace">x</text:span><text:s/>:<text:s/>my_array<text:span text:style-name="OrgSrcRainbowDelimitersDepth1Face">)</text:span><text:s/><text:span text:style-name="OrgSrcRainbowDelimitersDepth1Face">{</text:span></text:p>
          <text:p text:style-name="OrgSrcBlock"><text:s/><text:s/>x<text:s/>*=<text:s/>2;</text:p>
          <text:p text:style-name="OrgSrcBlockLastLine"><text:span text:style-name="OrgSrcRainbowDelimitersDepth1Face">}</text:span></text:p>
          <text:p text:style-name="Text_20_body"><text:span text:style-name="Underline">Objects with begin() and end()</text:span>
</text:p>
          <text:p text:style-name="OrgSrcBlock"><text:span text:style-name="OrgSrcFontLockTypeFace">vector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my_array</text:span><text:s/>=<text:s/><text:span text:style-name="OrgSrcRainbowDelimitersDepth1Face">{</text:span><text:s/><text:span text:style-name="OrgSrcFontLockStringFace">"Apple"</text:span>,<text:s/><text:span text:style-name="OrgSrcFontLockStringFace">"Pear"</text:span>,<text:s/><text:span text:style-name="OrgSrcFontLockStringFace">"Guava"</text:span><text:s/><text:span text:style-name="OrgSrcRainbowDelimitersDepth1Face">}</text:span>;</text:p>
          <text:p text:style-name="OrgSrcBlock"><text:span text:style-name="OrgSrcFontLockKeywordFace">for</text:span><text:s/><text:span text:style-name="OrgSrcRainbowDelimitersDepth1Face">(</text:span><text:span text:style-name="OrgSrcFontLockTypeFace">strin</text:span><text:span text:style-name="OrgSrcFontLockTypeFace">g</text:span><text:s/>&amp;<text:s/><text:span text:style-name="OrgSrcFontLockVariableNameFace">s</text:span>:<text:s/>my_array<text:span text:style-name="OrgSrcRainbowDelimitersDepth1Face">)</text:span><text:s/><text:span text:style-name="OrgSrcRainbowDelimitersDepth1Face">[</text:span></text:p>
          <text:p text:style-name="OrgSrcBlock"><text:s/><text:s/>cout<text:s/>&lt;&lt;<text:s/>s;</text:p>
          <text:p text:style-name="OrgSrcBlockLastLine"><text:span text:style-name="OrgSrcRainbowDelimitersMismatchedFace">}</text:span></text:p>
        </text:list-item>
      </text:list>
      <text:h text:style-name="Heading_20_2" text:outline-level="2" text:is-list-header="false">
<text:bookmark-start text:name="OrgXref.orgcedfadc"/>
<text:bookmark text:name="orgcedfadc"/>STL Algorithms
<text:bookmark-end text:name="OrgXref.orgcedfadc"/></text:h>
      <text:p text:style-name="Text_20_body">Standalone functions operating on iterator ranges.
</text:p>
      <text:list text:style-name="OrgBulletedList" text:continue-numbering="false">
        <text:list-item>
          <text:p text:style-name="Text_20_body">Templated by Iterators:
</text:p>
        </text:list-item>
      </text:list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nputIterator</text:span>,<text:s/><text:span text:style-name="OrgSrcFontLockKeywordFace">typename</text:span><text:s/><text:span text:style-name="OrgSrcFontLockTypeFace">OutputIterator</text:span><text:span text:style-name="OrgSrcRainbowDelimitersDepth1Face">&gt;</text:span></text:p>
      <text:p text:style-name="OrgSrcBlock"><text:span text:style-name="OrgSrcFontLockTypeFace">OutputIterato</text:span><text:span text:style-name="OrgSrcFontLockTypeFace">r</text:span><text:s/><text:span text:style-name="OrgSrcFontLockFunctionNameFace">copy</text:span><text:span text:style-name="OrgSrcRainbowDelimitersDepth1Face">(</text:span><text:span text:style-name="OrgSrcFontLockTypeFace">InputIterator</text:span><text:s/><text:span text:style-name="OrgSrcFontLockVariableNameFace">first</text:span>,<text:s/><text:span text:style-name="OrgSrcFontLockTypeFace">InputIterator</text:span><text:s/><text:span text:style-name="OrgSrcFontLockVariableNameFace">last</text:span>,<text:s/><text:span text:style-name="OrgSrcFontLockTypeFace">OutputIterator</text:span><text:s/><text:span text:style-name="OrgSrcFontLockVariableNameFace">result</text:span><text:span text:style-name="OrgSrcRainbowDelimitersDepth1Face">)</text:span></text:p>
      <text:p text:style-name="OrgSrcBlock"><text:span text:style-name="OrgSrcRainbowDelimitersDepth1Face">{</text:span></text:p>
      <text:p text:style-name="OrgSrcBlock"><text:s/><text:s/><text:span text:style-name="OrgSrcFontLockKeywordFace">for</text:span><text:span text:style-name="OrgSrcRainbowDelimitersDepth2Face">(</text:span>;<text:s/>first<text:s/>!=<text:s/>last;<text:s/>++first,<text:s/>++result<text:span text:style-name="OrgSrcRainbowDelimitersDepth2Face">)</text:span></text:p>
      <text:p text:style-name="OrgSrcBlock"><text:s/><text:s/><text:s/><text:s/>*result<text:s/>=<text:s/>*first;</text:p>
      <text:p text:style-name="OrgSrcBlock"><text:s/><text:s/><text:span text:style-name="OrgSrcFontLockKeywordFace">return</text:span><text:s/>result;</text:p>
      <text:p text:style-name="OrgSrcBlockLastLine"><text:span text:style-name="OrgSrcRainbowDelimitersDepth1Face">}</text:span></text:p>
      <text:list text:style-name="OrgBulletedList" text:continue-numbering="false">
        <text:list-item>
          <text:p text:style-name="Text_20_body">Sample Usage: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0,<text:s/>1,<text:s/>2,<text:s/>3,<text:s/>4<text:s/><text:span text:style-name="OrgSrcRainbowDelimitersDepth1Face">}</text:span>;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FunctionNameFace">result</text:span><text:span text:style-name="OrgSrcRainbowDelimitersDepth1Face">(</text:span>data.size<text:span text:style-name="OrgSrcRainbowDelimitersDepth2Face">(</text:span><text:span text:style-name="OrgSrcRainbowDelimitersDepth2Face">)</text:span><text:span text:style-name="OrgSrcRainbowDelimitersDepth1Face">)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Allocate<text:s/>space<text:s/>for<text:s/>result</text:span></text:p>
      <text:p text:style-name="OrgSrcBlockLastLine">copy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result.begin<text:span text:style-name="OrgSrcRainbowDelimitersDepth2Face">(</text:span>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Also works with Arrays: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A</text:span><text:span text:style-name="OrgSrcRainbowDelimitersDepth1Face">[</text:span>5<text:span text:style-name="OrgSrcRainbowDelimitersDepth1Face">]</text:span><text:s/>=<text:s/><text:span text:style-name="OrgSrcRainbowDelimitersDepth1Face">{</text:span><text:s/>0,<text:s/>1,<text:s/>2,<text:s/>3,<text:s/>4<text:s/><text:span text:style-name="OrgSrcRainbowDelimitersDepth1Face">}</text:span>;</text:p>
      <text:p text:style-name="OrgSrcBlockLastLine">copy<text:span text:style-name="OrgSrcRainbowDelimitersDepth1Face">(</text:span>A,<text:s/>A+5,<text:s/>result.begin<text:span text:style-name="OrgSrcRainbowDelimitersDepth2Face">(</text:span><text:span text:style-name="OrgSrcRainbowDelimitersDepth2Face">)</text:span><text:span text:style-name="OrgSrcRainbowDelimitersDepth1Face">)</text:span>;</text:p>
      <text:h text:style-name="Heading_20_3" text:outline-level="3" text:is-list-header="false">
<text:bookmark-start text:name="OrgXref.org0a0f519"/>
<text:bookmark text:name="org0a0f519"/>Useful Iterator Adaptors
<text:bookmark-end text:name="OrgXref.org0a0f519"/></text:h>
      <text:list text:style-name="OrgBulletedList" text:continue-numbering="false">
        <text:list-item>
          <text:p text:style-name="Text_20_body"><text:span text:style-name="Bold">back_insert_iterator</text:span> adds things to the end of a container:
</text:p>
        </text:list-item>
      </text:list>
      <text:p text:style-name="OrgSrcBlock"><text:span text:style-name="OrgSrcFontLockTypeFace">in</text:span><text:span text:style-name="OrgSrcFontLockTypeFace">t</text:span><text:s/><text:span text:style-name="OrgSrcFontLockVariableNameFace">A</text:span><text:span text:style-name="OrgSrcRainbowDelimitersDepth1Face">[</text:span>5<text:span text:style-name="OrgSrcRainbowDelimitersDepth1Face">]</text:span><text:s/>=<text:s/><text:span text:style-name="OrgSrcRainbowDelimitersDepth1Face">{</text:span><text:s/>0,<text:s/>1,<text:s/>2,<text:s/>3,<text:s/>4<text:s/><text:span text:style-name="OrgSrcRainbowDelimitersDepth1Face">}</text:span>;</text:p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text:s/><text:s/><text:span text:style-name="OrgSrcFontLockCommentDelimiterFace">/</text:span><text:span text:style-name="OrgSrcFontLockCommentDelimiterFace">/<text:s/></text:span><text:span text:style-name="OrgSrcFontLockCommentFace">Initialised<text:s/>empty</text:span></text:p>
      <text:p text:style-name="OrgSrcBlock"><text:span text:style-name="OrgSrcFontLockTypeFace">b</text:span><text:span text:style-name="OrgSrcFontLockTypeFace">ack_insert_iterator</text:span><text:span text:style-name="OrgSrcRainbowDelimitersDepth1Face">&lt;</text:span><text:span text:style-name="OrgSrcFontLockTypeFace">vector</text:span>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1Face">&gt;</text:span><text:s/><text:span text:style-name="OrgSrcFontLockFunctionNameFace">bii</text:span><text:span text:style-name="OrgSrcRainbowDelimitersDepth1Face">(</text:span>result<text:span text:style-name="OrgSrcRainbowDelimitersDepth1Face">)</text:span>;</text:p>
      <text:p text:style-name="OrgSrcBlock">copy<text:span text:style-name="OrgSrcRainbowDelimitersDepth1Face">(</text:span>A,<text:s/>A+5,<text:s/>result.begin<text:span text:style-name="OrgSrcRainbowDelimitersDepth2Face">(</text:span><text:span text:style-name="OrgSrcRainbowDelimitersDepth2Face">)</text:span>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rashes,<text:s/>no<text:s/>space<text:s/>in<text:s/>result</text:span></text:p>
      <text:p text:style-name="OrgSrcBlock">copy<text:span text:style-name="OrgSrcRainbowDelimitersDepth1Face">(</text:span>A,<text:s/>A+5,<text:s/>bii<text:span text:style-name="OrgSrcRainbowDelimitersDepth1Face">)</text:span>;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spands<text:s/>result<text:s/>automatically</text:span></text:p>
      <text:p text:style-name="OrgSrcBlock"><text:span text:style-name="OrgSrcFontLockCommentDelimiterFace">//<text:s/></text:span><text:span text:style-name="OrgSrcFontLockCommentFace">Nice<text:s/>helper<text:s/>function<text:s/>automatically<text:s/>creates<text:s/>back_insert_iterator</text:span></text:p>
      <text:p text:style-name="OrgSrcBlock">copy<text:span text:style-name="OrgSrcRainbowDelimitersDepth1Face">(</text:span>A,<text:s/>A+5,<text:s/>back_inserter<text:span text:style-name="OrgSrcRainbowDelimitersDepth2Face">(</text:span>result<text:span text:style-name="OrgSrcRainbowDelimitersDepth2Face">)</text:span><text:span text:style-name="OrgSrcRainbowDelimitersDepth1Face">)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Also<text:s/>front_insert_iterator<text:s/>and<text:s/>front_inserter</text:span></text:p>
      <text:p text:style-name="OrgSrcBlock"><text:span text:style-name="OrgSrcFontLockTypeFace">l</text:span><text:span text:style-name="OrgSrcFontLockTypeFace">ist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result</text:span>;</text:p>
      <text:p text:style-name="OrgSrcBlockLastLine">copy<text:span text:style-name="OrgSrcRainbowDelimitersDepth1Face">(</text:span>A,<text:s/>A+5,<text:s/>front_inserter<text:span text:style-name="OrgSrcRainbowDelimitersDepth2Face">(</text:span>lresult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ostream_iterator</text:span> adds to an iostream: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Outputs<text:s/>"0,<text:s/>1,<text:s/>2,<text:s/>3,<text:s/>4"</text:span></text:p>
      <text:p text:style-name="OrgSrcBlockLastLine"><text:span text:style-name="OrgSrcFontLockConstantFace">s</text:span><text:span text:style-name="OrgSrcFontLockConstantFace">td</text:span>::copy<text:span text:style-name="OrgSrcRainbowDelimitersDepth1Face">(</text:span>A,<text:s/>A+5,<text:s/>ostream_iterator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2Face">(</text:span><text:span text:style-name="OrgSrcFontLockConstantFace">std</text:span>::cout,<text:s/><text:span text:style-name="OrgSrcFontLockStringFace">",<text:s/>"</text:span>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various</text:span>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pan text:style-name="OrgSrcRainbowDelimitersDepth1Face">(</text:span>10<text:span text:style-name="OrgSrcRainbowDelimitersDepth1Face">)</text:span>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Initialise<text:s/>with<text:s/>10<text:s/>ints.</text:span></text:p>
      <text:p text:style-name="OrgSrcBlock">fill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100<text:span text:style-name="OrgSrcRainbowDelimitersDepth1Face">)</text:span>;<text:s/><text:s/><text:s/><text:span text:style-name="OrgSrcFontLockCommentDelimiterFace">/</text:span><text:span text:style-name="OrgSrcFontLockCommentDelimiterFace">/<text:s/></text:span><text:span text:style-name="OrgSrcFontLockCommentFace">Set<text:s/>them<text:s/>all<text:s/>to<text:s/>100.</text:span></text:p>
      <text:p text:style-name="OrgSrcBlock"/>
      <text:p text:style-name="OrgSrcBlock">data<text:span text:style-name="OrgSrcRainbowDelimitersDepth1Face">[</text:span>5<text:span text:style-name="OrgSrcRainbowDelimitersDepth1Face">]</text:span><text:s/>=<text:s/>5;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Remove<text:s/>all<text:s/>int</text:span></text:p>
      <text:p text:style-name="OrgSrcBlock">remove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5<text:span text:style-name="OrgSrcRainbowDelimitersDepth1Face">)</text:span>;<text:s/><text:s/><text:s/><text:span text:style-name="OrgSrcFontLockCommentDelimiterFace">/</text:span><text:span text:style-name="OrgSrcFontLockCommentDelimiterFace">/<text:s/></text:span><text:span text:style-name="OrgSrcFontLockCommentFace">set<text:s/>to<text:s/>5.</text:span></text:p>
      <text:p text:style-name="OrgSrcBlock"/>
      <text:p text:style-name="OrgSrcBlock">data<text:span text:style-name="OrgSrcRainbowDelimitersDepth1Face">[</text:span>5<text:span text:style-name="OrgSrcRainbowDelimitersDepth1Face">]</text:span><text:s/>=<text:s/>20;<text:s/><text:s/><text:s/><text:span text:style-name="OrgSrcFontLockCommentDelimiterFace">/</text:span><text:span text:style-name="OrgSrcFontLockCommentDelimiterFace">/<text:s/></text:span><text:span text:style-name="OrgSrcFontLockCommentFace">Get<text:s/>iterator<text:s/>to<text:s/>element<text:s/>with<text:s/>value<text:s/>20.</text:span></text:p>
      <text:p text:style-name="OrgSrcBlockLastLine"><text:span text:style-name="OrgSrcFontLockConstantFace">v</text:span><text:span text:style-name="OrgSrcFontLockConstantFace">ector</text:span><text:span text:style-name="OrgSrcRainbowDelimitersDepth1Face">&lt;</text:span><text:span text:style-name="OrgSrcFontLockTypeFace">int</text:span><text:span text:style-name="OrgSrcRainbowDelimitersDepth1Face">&gt;</text:span>::<text:span text:style-name="OrgSrcFontLockTypeFace">iterato</text:span><text:span text:style-name="OrgSrcFontLockTypeFace">r</text:span><text:s/><text:span text:style-name="OrgSrcFontLockVariableNameFace">i</text:span><text:s/>=<text:s/>find<text:span text:style-name="OrgSrcRainbowDelimitersDepth1Face">(</text:span>data.begin,<text:s/>data.end<text:span text:style-name="OrgSrcRainbowDelimitersDepth2Face">(</text:span><text:span text:style-name="OrgSrcRainbowDelimitersDepth2Face">)</text:span>,<text:s/>20<text:span text:style-name="OrgSrcRainbowDelimitersDepth1Face">)</text:span>;</text:p>
      <text:list text:style-name="OrgBulletedList" text:continue-numbering="false">
        <text:list-item>
          <text:p text:style-name="Text_20_body"><text:span text:style-name="Bold">sorting</text:span>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2,<text:s/>1,<text:s/>4,<text:s/>0,<text:s/>3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<text:p text:style-name="OrgSrcBlockLastLine">sort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<text:span text:style-name="OrgSrcRainbowDelimitersDepth1Face">)</text:span>;</text:p>
      <text:list text:style-name="OrgBulletedList" text:continue-numbering="false">
        <text:list-item>
          <text:p text:style-name="Text_20_body"><text:span text:style-name="Bold">std::numeric</text:span>
</text:p>
        </text:list-item>
      </text:list>
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<text:p text:style-name="OrgSrcBlock"><text:span text:style-name="OrgSrcFontLockCommentDelimiterFace">//<text:s/></text:span><text:span text:style-name="OrgSrcFontLockCommentFace">Returns<text:s/>5<text:s/>+<text:s/>(0<text:s/>+<text:s/>1<text:s/>+<text:s/>2<text:s/>+<text:s/>3<text:s/>+<text:s/>4)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sum</text:span><text:s/>=<text:s/>accumulate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5<text:span text:style-name="OrgSrcRainbowDelimitersDepth1Face">)</text:span>;</text:p>
      <text:h text:style-name="Heading_20_3" text:outline-level="3" text:is-list-header="false">
<text:bookmark-start text:name="OrgXref.org15ec57d"/>
<text:bookmark text:name="org15ec57d"/>Function Objects / Functors
<text:bookmark-end text:name="OrgXref.org15ec57d"/></text:h>
      <text:p text:style-name="Text_20_body">Function Objects generalize C++ functions. This is heavily used
in STL to facilitate generic programming. These are passed into STL 
algorithms instead of normal functions (both are allowable).
</text:p>
      <text:list text:style-name="OrgBulletedList" text:continue-numbering="false">
        <text:list-item>
          <text:p text:style-name="Text_20_body">A class object with <text:span text:style-name="Emphasis">overloaded</text:span> parenthesis <text:span text:style-name="Bold">operator()</text:span>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F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<text:s/><text:span text:style-name="OrgSrcFontLockVariableNameFace">a</text:span>,<text:s/><text:span text:style-name="OrgSrcFontLockTypeFace">int</text:span><text:s/><text:span text:style-name="OrgSrcFontLockVariableNameFace">b</text:span><text:span text:style-name="OrgSrcRainbowDelimitersDepth2Face">)</text:span><text:s/><text:span text:style-name="OrgSrcFontLockKeywordFace">cons</text:span><text:span text:style-name="OrgSrcFontLockKeywordFace">t</text:span></text:p>
      <text:p text:style-name="OrgSrcBlock"><text:s/><text:s/><text:s/><text:s/><text:span text:style-name="OrgSrcRainbowDelimitersDepth2Face">{</text:span><text:s/><text:span text:style-name="OrgSrcFontLockKeywordFace">return</text:span><text:s/>a<text:s/>&lt;<text:s/>b;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TypeFace">F</text:span><text:s/><text:span text:style-name="OrgSrcFontLockVariableNameFace">f</text:span>;<text:s/><text:s/><text:s/><text:span text:style-name="OrgSrcFontLockCommentDelimiterFace">//<text:s/></text:span><text:span text:style-name="OrgSrcFontLockCommentFace">create<text:s/>an<text:s/>instance</text:span></text:p>
      <text:p text:style-name="OrgSrcBlockLastLine"><text:span text:style-name="OrgSrcFontLockKeywordFace">if</text:span><text:s/><text:span text:style-name="OrgSrcRainbowDelimitersDepth1Face">(</text:span>f<text:span text:style-name="OrgSrcRainbowDelimitersDepth2Face">(</text:span>i,j<text:span text:style-name="OrgSrcRainbowDelimitersDepth2Face">)</text:span><text:span text:style-name="OrgSrcRainbowDelimitersDepth1Face">)</text:span><text:s/>cout<text:s/>&lt;&lt;<text:s/><text:span text:style-name="OrgSrcFontLockStringFace">"i<text:s/>&lt;<text:s/>j"</text:span>;</text:p>
      <text:list text:style-name="OrgNumberedList" text:continue-numbering="false">
        <text:list-item>
          <text:p text:style-name="Text_20_body">
<text:bookmark-start text:name="OrgXref.orgbd3ebf5"/>
<text:bookmark text:name="orgbd3ebf5"/>Function Objects
<text:bookmark-end text:name="OrgXref.orgbd3ebf5"/></text:p>
          <text:p text:style-name="Text_20_body">STL provides many predefined function objects.
</text:p>
          <text:list text:style-name="OrgBulletedList" text:continue-numbering="false">
            <text:list-item>
              <text:p text:style-name="Text_20_body"><text:span text:style-name="Bold">Arithmetic</text:span> (binary/unary)
</text:p>
              <text:list text:style-name="OrgBulletedList" text:continue-numbering="true">
                <text:list-item>
                  <text:p text:style-name="Text_20_body">plus, minus, divides, negate, modulus
</text:p>
                </text:list-item>
              </text:list>
            </text:list-item>
            <text:list-item>
              <text:p text:style-name="Text_20_body"><text:span text:style-name="Bold">Relational</text:span> (binary, predicate)
</text:p>
              <text:list text:style-name="OrgBulletedList" text:continue-numbering="true">
                <text:list-item>
                  <text:p text:style-name="Text_20_body">equal_to, not_equal_to, greater, greater_equal, less, less_equal
</text:p>
                </text:list-item>
              </text:list>
            </text:list-item>
            <text:list-item>
              <text:p text:style-name="Text_20_body"><text:span text:style-name="Bold">Logical</text:span> (binary/unary, preficate)
</text:p>
              <text:list text:style-name="OrgBulletedList" text:continue-numbering="true">
                <text:list-item>
                  <text:p text:style-name="Text_20_body">logical_not, logical_and, logical_or
</text:p>
                </text:list-item>
              </text:list>
            </text:list-item>
            <text:list-item>
              <text:p text:style-name="Text_20_body"><text:span text:style-name="Bold">Predicate</text:span> example: return boolean values based on arguments.
</text:p>
            </text:list-item>
          </text:list>
          <text:p text:style-name="OrgSrcBlock"><text:span text:style-name="OrgSrcFontLockTypeFace">greate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l</text:span>;</text:p>
          <text:p text:style-name="OrgSrcBlockLastLine"><text:span text:style-name="OrgSrcFontLockKeywordFace">if</text:span><text:s/><text:span text:style-name="OrgSrcRainbowDelimitersDepth1Face">(</text:span>l<text:span text:style-name="OrgSrcRainbowDelimitersDepth2Face">(</text:span>3,2<text:span text:style-name="OrgSrcRainbowDelimitersDepth2Face">)</text:span><text:span text:style-name="OrgSrcRainbowDelimitersDepth1Face">)</text:span><text:s/>cout<text:s/>&lt;&lt;<text:s/><text:span text:style-name="OrgSrcFontLockStringFace">"3<text:s/>is<text:s/>greater<text:s/>than<text:s/>2"</text:span>;</text:p>
          <text:p text:style-name="Text_20_body">Templated works with any appropriately defined data. <text:span text:style-name="Bold">less&lt;T&gt;</text:span>: binary
predicate, returns true if 1^st &lt; 2^nd. Needs <text:span text:style-name="Bold">operator&lt;</text:span> to be defined for
that class.
</text:p>
          <text:p text:style-name="OrgSrcBlock"><text:span text:style-name="OrgSrcFontLockTypeFace">less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l</text:span>;<text:s/><text:span text:style-name="OrgSrcFontLockTypeFace">strin</text:span><text:span text:style-name="OrgSrcFontLockTypeFace">g</text:span><text:s/><text:span text:style-name="OrgSrcFontLockVariableNameFace">s1</text:span>,<text:s/><text:span text:style-name="OrgSrcFontLockVariableNameFace">s2</text:span>;</text:p>
          <text:p text:style-name="OrgSrcBlockLastLine"><text:span text:style-name="OrgSrcFontLockKeywordFace">if</text:span><text:s/><text:span text:style-name="OrgSrcRainbowDelimitersDepth1Face">(</text:span>l<text:span text:style-name="OrgSrcRainbowDelimitersDepth2Face">(</text:span>s1,s2<text:span text:style-name="OrgSrcRainbowDelimitersDepth2Face">)</text:span><text:span text:style-name="OrgSrcRainbowDelimitersDepth1Face">)</text:span><text:s/>cout<text:s/>&lt;&lt;<text:s/>s1<text:s/>&lt;&lt;<text:s/><text:span text:style-name="OrgSrcFontLockStringFace">"<text:s/>is<text:s/>less<text:s/>than<text:s/>"</text:span><text:s/>&lt;&lt;<text:s/>s2;</text:p>
        </text:list-item>
        <text:list-item>
          <text:p text:style-name="Text_20_body">
<text:bookmark-start text:name="OrgXref.org000fe34"/>
<text:bookmark text:name="org000fe34"/>Functors
<text:bookmark-end text:name="OrgXref.org000fe34"/></text:p>
          <text:p text:style-name="Text_20_body">Usually lightweight objects which store a pointer to value for short duration.
</text:p>
          <text:p text:style-name="Text_20_body">Example with <text:span text:style-name="Bold">transform</text:span> algorithm
</text:p>
          <text:p text:style-name="OrgSrcBlock"><text:span text:style-name="OrgSrcFontLockKeywordFace">clas</text:span><text:span text:style-name="OrgSrcFontLockKeywordFace">s</text:span><text:s/><text:span text:style-name="OrgSrcFontLockTypeFace">custom_functor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TypeFace">in</text:span><text:span text:style-name="OrgSrcFontLockTypeFace">t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KeywordFace">const</text:span><text:s/><text:span text:style-name="OrgSrcFontLockTypeFace">int</text:span><text:s/>&amp;<text:s/><text:span text:style-name="OrgSrcFontLockVariableNameFace">x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x*3;<text:s/><text:span text:style-name="OrgSrcRainbowDelimitersDepth2Face">}</text:span></text:p>
          <text:p text:style-name="OrgSrcBlock"><text:span text:style-name="OrgSrcRainbowDelimitersDepth1Face">}</text:span>;</text:p>
    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data</text:span><text:s/>=<text:s/><text:span text:style-name="OrgSrcRainbowDelimitersDepth1Face">{</text:span><text:s/>2,<text:s/>4,<text:s/>6<text:s/><text:span text:style-name="OrgSrcRainbowDelimitersDepth1Face">}</text:span>;<text:s/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/text:p>
          <text:p text:style-name="OrgSrcBlockLastLine"><text:span text:style-name="OrgSrcFontLockConstantFace">std</text:span>::transform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back_inserter<text:span text:style-name="OrgSrcRainbowDelimitersDepth2Face">(</text:span>result<text:span text:style-name="OrgSrcRainbowDelimitersDepth2Face">)</text:span>,<text:s/>custom_functor<text:span text:style-name="OrgSrcRainbowDelimitersDepth2Face">(</text:span><text:span text:style-name="OrgSrcRainbowDelimitersDepth2Face">)</text:span><text:span text:style-name="OrgSrcRainbowDelimitersDepth1Face">)</text:span>;</text:p>
          <text:list text:style-name="OrgBulletedList" text:continue-numbering="false">
            <text:list-item>
              <text:p text:style-name="Text_20_body">Customize the <text:span text:style-name="Bold">copy_if</text:span> algorithm. Copies elements in a range, if supplied
</text:p>
            </text:list-item>
          </text:list>
          <text:p text:style-name="Text_20_body">functor returns true;
</text:p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nIterator</text:span>,<text:s/><text:span text:style-name="OrgSrcFontLockKeywordFace">typename</text:span><text:s/><text:span text:style-name="OrgSrcFontLockTypeFace">OutIterator</text:span>,<text:s/><text:span text:style-name="OrgSrcFontLockKeywordFace">typename</text:span><text:s/><text:span text:style-name="OrgSrcFontLockTypeFace">Predicate</text:span><text:span text:style-name="OrgSrcRainbowDelimitersDepth1Face">&gt;</text:span></text:p>
          <text:p text:style-name="OrgSrcBlock"><text:span text:style-name="OrgSrcFontLockTypeFace">OutIterato</text:span><text:span text:style-name="OrgSrcFontLockTypeFace">r</text:span><text:s/><text:span text:style-name="OrgSrcFontLockFunctionNameFace">copy_if</text:span><text:span text:style-name="OrgSrcRainbowDelimitersDepth1Face">(</text:span><text:span text:style-name="OrgSrcFontLockTypeFace">InIterator</text:span><text:s/><text:span text:style-name="OrgSrcFontLockVariableNameFace">first</text:span>,<text:s/><text:span text:style-name="OrgSrcFontLockTypeFace">InIterator</text:span><text:s/><text:span text:style-name="OrgSrcFontLockVariableNameFace">last</text:span>,<text:s/><text:span text:style-name="OrgSrcFontLockTypeFace">OutIterator</text:span><text:s/><text:span text:style-name="OrgSrcFontLockVariableNameFace">result</text:span>,<text:s/><text:span text:style-name="OrgSrcFontLockTypeFace">Predicate</text:span><text:s/><text:span text:style-name="OrgSrcFontLockVariableNameFace">pred</text:span><text:span text:style-name="OrgSrcRainbowDelimitersDepth1Face">)</text:span></text:p>
          <text:p text:style-name="OrgSrcBlock"><text:span text:style-name="OrgSrcRainbowDelimitersDepth1Face">{</text:span></text:p>
          <text:p text:style-name="OrgSrcBlock"><text:s/><text:s/><text:span text:style-name="OrgSrcFontLockKeywordFace">for</text:span><text:s/><text:span text:style-name="OrgSrcRainbowDelimitersDepth2Face">(</text:span><text:s/>;<text:s/>first<text:s/>!=<text:s/>last;<text:s/>++first<text:span text:style-name="OrgSrcRainbowDelimitersDepth2Face">)</text:span></text:p>
          <text:p text:style-name="OrgSrcBlock"><text:s/><text:s/><text:s/><text:s/><text:span text:style-name="OrgSrcFontLockKeywordFace">if</text:span><text:s/><text:span text:style-name="OrgSrcRainbowDelimitersDepth2Face">(</text:span>pred<text:span text:style-name="OrgSrcRainbowDelimitersDepth3Face">(</text:span>*first<text:span text:style-name="OrgSrcRainbowDelimitersDepth3Face">)</text:span><text:span text:style-name="OrgSrcRainbowDelimitersDepth2Face">)</text:span><text:s/></text:p>
          <text:p text:style-name="OrgSrcBlock"><text:s/><text:s/><text:s/><text:s/><text:s/><text:s/>*result++<text:s/>=<text:s/>*forst;</text:p>
          <text:p text:style-name="OrgSrcBlock"><text:s/><text:s/><text:span text:style-name="OrgSrcFontLockKeywordFace">return</text:span><text:s/>result;</text:p>
          <text:p text:style-name="OrgSrcBlock"><text:span text:style-name="OrgSrcRainbowDelimitersDepth1Face">}</text:span></text:p>
          <text:p text:style-name="OrgSrcBlock"/>
          <text:p text:style-name="OrgSrcBlock"><text:span text:style-name="OrgSrcFontLockKeywordFace">clas</text:span><text:span text:style-name="OrgSrcFontLockKeywordFace">s</text:span><text:s/><text:span text:style-name="OrgSrcFontLockTypeFace">not_equal_to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FunctionNameFace">not_equal_to</text:span><text:span text:style-name="OrgSrcRainbowDelimitersDepth2Face">(</text:span><text:span text:style-name="OrgSrcFontLockTypeFace">int</text:span><text:s/><text:span text:style-name="OrgSrcFontLockVariableNameFace">i</text:span><text:span text:style-name="OrgSrcRainbowDelimitersDepth2Face">)</text:span><text:s/>:<text:s/>cmp_value<text:span text:style-name="OrgSrcRainbowDelimitersDepth2Face">(</text:span>i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<text:s/><text:span text:style-name="OrgSrcFontLockVariableNameFace">container_value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cmp_value<text:s/>!=<text:s/>container_value;<text:s/><text:span text:style-name="OrgSrcRainbowDelimitersDepth2Face">}</text:span></text:p>
          <text:p text:style-name="OrgSrcBlock"><text:s/><text:s/><text:span text:style-name="OrgSrcFontLockTypeFace">in</text:span><text:span text:style-name="OrgSrcFontLockTypeFace">t</text:span><text:s/><text:span text:style-name="OrgSrcFontLockVariableNameFace">cmp_value</text:span>;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data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/text:p>
          <text:p text:style-name="OrgSrcBlock"><text:span text:style-name="OrgSrcFontLockTypeFace">not_equal_t</text:span><text:span text:style-name="OrgSrcFontLockTypeFace">o</text:span><text:s/><text:span text:style-name="OrgSrcFontLockVariableNameFace">net</text:span><text:span text:style-name="OrgSrcRainbowDelimitersDepth1Face">(</text:span>3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CONSTRUCT<text:s/>Functor.<text:s/>Call<text:s/>not_equal_to(3)</text:span></text:p>
          <text:p text:style-name="OrgSrcBlock">net<text:span text:style-name="OrgSrcRainbowDelimitersDepth1Face">(</text:span>3<text:span text:style-name="OrgSrcRainbowDelimitersDepth1Face">)</text:span><text:s/>==<text:s/><text:span text:style-name="OrgSrcFontLockConstantFace">false</text:span>;<text:s/><text:s/><text:s/><text:s/><text:s/><text:s/><text:span text:style-name="OrgSrcFontLockCommentDelimiterFace">/</text:span><text:span text:style-name="OrgSrcFontLockCommentDelimiterFace">/<text:s/></text:span><text:span text:style-name="OrgSrcFontLockCommentFace">Call<text:s/>net.operator(3).<text:s/><text:s/>{<text:s/>return<text:s/>3<text:s/>!=<text:s/>3;<text:s/>}</text:span></text:p>
          <text:p text:style-name="OrgSrcBlock">net<text:span text:style-name="OrgSrcRainbowDelimitersDepth1Face">(</text:span>2<text:span text:style-name="OrgSrcRainbowDelimitersDepth1Face">)</text:span><text:s/>==<text:s/><text:span text:style-name="OrgSrcFontLockConstantFace">true</text:span>;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Call<text:s/>net.operator(2).<text:s/>{<text:s/>return<text:s/>3<text:s/>!=<text:s/>2;<text:s/>}</text:span></text:p>
          <text:p text:style-name="OrgSrcBlock"><text:span text:style-name="OrgSrcFontLockCommentDelimiterFace">//<text:s/></text:span><text:span text:style-name="OrgSrcFontLockCommentFace">Copies<text:s/>everything<text:s/>except<text:s/>3</text:span></text:p>
          <text:p text:style-name="OrgSrcBlockLastLine">copy_if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back_inserter<text:span text:style-name="OrgSrcRainbowDelimitersDepth2Face">(</text:span>result<text:span text:style-name="OrgSrcRainbowDelimitersDepth2Face">)</text:span>,<text:s/>not_equal_to<text:span text:style-name="OrgSrcRainbowDelimitersDepth2Face">(</text:span>3<text:span text:style-name="OrgSrcRainbowDelimitersDepth2Face">)</text:span><text:span text:style-name="OrgSrcRainbowDelimitersDepth1Face">)</text:span>;</text:p>
          <text:p text:style-name="Text_20_body">Predicate is functor returning boolean value. Tests the value referenced
by current iterator, copies into output range if true;
</text:p>
          <text:list text:style-name="OrgBulletedList" text:continue-numbering="false">
            <text:list-item>
              <text:p text:style-name="Text_20_body">Templated version of <text:span text:style-name="Bold">not_equal_to.</text:span>
</text:p>
            </text:list-item>
          </text:list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not_equal_to</text:span><text:s/><text:span text:style-name="OrgSrcRainbowDelimitersDepth1Face">{</text:span></text:p>
          <text:p text:style-name="OrgSrcBlock"><text:span text:style-name="OrgSrcFontLockKeywordFace">public</text:span>:</text:p>
          <text:p text:style-name="OrgSrcBlock"><text:s/><text:s/><text:span text:style-name="OrgSrcFontLockFunctionNameFace">not_equal_to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cmp_value</text:span><text:span text:style-name="OrgSrcRainbowDelimitersDepth2Face">)</text:span><text:s/>:<text:s/>cmp_ptr<text:span text:style-name="OrgSrcRainbowDelimitersDepth2Face">(</text:span>&amp;cmp_value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/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container_value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*cmp_ptr<text:s/>!=<text:s/>container_value;<text:s/><text:span text:style-name="OrgSrcRainbowDelimitersDepth2Face">}</text:span></text:p>
          <text:p text:style-name="OrgSrcBlock"/>
          <text:p text:style-name="OrgSrcBlock"><text:s/><text:s/><text:span text:style-name="OrgSrcFontLockKeywordFace">const</text:span><text:s/><text:span text:style-name="OrgSrcFontLockTypeFace">T</text:span><text:s/>*<text:s/><text:span text:style-name="OrgSrcFontLockVariableNameFace">cmp_ptr</text:span><text:s/><text:s/><text:span text:style-name="OrgSrcFontLockCommentDelimiterFace">/</text:span><text:span text:style-name="OrgSrcFontLockCommentDelimiterFace">/<text:s/></text:span><text:span text:style-name="OrgSrcFontLockCommentFace">Avoid<text:s/>deep<text:s/>copies,<text:s/>store<text:s/>a<text:s/>ptr1</text:span>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FontLockTypeFace">vector</text:span><text:span text:style-name="OrgSrcRainbowDelimitersDepth1Face">&lt;</text:span><text:span text:style-name="OrgSrcFontLockTypeFace">string</text:span><text:span text:style-name="OrgSrcRainbowDelimitersDepth1Face">&gt;</text:span><text:s/>data<text:s/>=<text:s/><text:span text:style-name="OrgSrcRainbowDelimitersDepth1Face">{</text:span><text:s/><text:span text:style-name="OrgSrcFontLockStringFace">"AA"</text:span>,<text:s/><text:span text:style-name="OrgSrcFontLockStringFace">"BB"</text:span>,<text:s/><text:span text:style-name="OrgSrcFontLockStringFace">"CC"</text:span>,<text:s/><text:span text:style-name="OrgSrcFontLockStringFace">"DD"</text:span>,<text:s/><text:span text:style-name="OrgSrcFontLockStringFace">"EE"</text:span><text:s/><text:span text:style-name="OrgSrcRainbowDelimitersDepth1Face">}</text:span>;<text:s/><text:span text:style-name="OrgSrcFontLockCommentDelimiterFace">/</text:span><text:span text:style-name="OrgSrcFontLockCommentDelimiterFace">/<text:s/></text:span><text:span text:style-name="OrgSrcFontLockCommentFace">C++11<text:s/>initializer</text:span></text:p>
    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string</text:span><text:span text:style-name="OrgSrcRainbowDelimitersDepth1Face">&gt;</text:span><text:s/><text:span text:style-name="OrgSrcFontLockVariableNameFace">result</text:span>;</text:p>
          <text:p text:style-name="OrgSrcBlock"><text:span text:style-name="OrgSrcFontLockCommentDelimiterFace">/</text:span><text:span text:style-name="OrgSrcFontLockCommentDelimiterFace">/<text:s/></text:span><text:span text:style-name="OrgSrcFontLockCommentFace">Copies<text:s/>everything<text:s/>except<text:s/>"DD"</text:span></text:p>
          <text:p text:style-name="OrgSrcBlockLastLine">copy_if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back_inserter<text:span text:style-name="OrgSrcRainbowDelimitersDepth2Face">(</text:span>result<text:span text:style-name="OrgSrcRainbowDelimitersDepth2Face">)</text:span>,<text:s/>not_equal_to<text:span text:style-name="OrgSrcRainbowDelimitersDepth2Face">&lt;</text:span><text:span text:style-name="OrgSrcFontLockTypeFace">string</text:span><text:span text:style-name="OrgSrcRainbowDelimitersDepth2Face">&gt;</text:span><text:span text:style-name="OrgSrcRainbowDelimitersDepth2Face">(</text:span><text:span text:style-name="OrgSrcFontLockStringFace">"DD"</text:span><text:span text:style-name="OrgSrcRainbowDelimitersDepth2Face">)</text:span><text:span text:style-name="OrgSrcRainbowDelimitersDepth1Face">)</text:span>;</text:p>
          <text:list text:style-name="OrgBulletedList" text:continue-numbering="false">
            <text:list-item>
              <text:p text:style-name="Text_20_body"><text:span text:style-name="Bold">For_each</text:span> applies to functor in read-only manner.
</text:p>
            </text:list-item>
          </text:list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text:s/><text:span text:style-name="OrgSrcFontLockKeywordFace">clas</text:span><text:span text:style-name="OrgSrcFontLockKeywordFace">s</text:span><text:s/><text:span text:style-name="OrgSrcFontLockTypeFace">bit_examiner</text:span><text:s/><text:span text:style-name="OrgSrcRainbowDelimitersDepth1Face">{</text:span></text:p>
          <text:p text:style-name="OrgSrcBlock"><text:span text:style-name="OrgSrcFontLockKeywordFace">public</text:span>:<text:s/></text:p>
          <text:p text:style-name="OrgSrcBlock"><text:s/><text:s/><text:span text:style-name="OrgSrcFontLockFunctionNameFace">bit_examiner</text:span><text:span text:style-name="OrgSrcRainbowDelimitersDepth2Face">(</text:span><text:span text:style-name="OrgSrcFontLockConstantFace">std</text:span>::<text:span text:style-name="OrgSrcFontLockTypeFace">size_t</text:span><text:s/><text:span text:style-name="OrgSrcFontLockVariableNameFace">which_bit</text:span><text:span text:style-name="OrgSrcRainbowDelimitersDepth2Face">)</text:span><text:s/>:<text:s/>count<text:span text:style-name="OrgSrcRainbowDelimitersDepth2Face">(</text:span>0<text:span text:style-name="OrgSrcRainbowDelimitersDepth2Face">)</text:span>,<text:s/>bit<text:span text:style-name="OrgSrcRainbowDelimitersDepth2Face">(</text:span>which_bit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FunctionNameFace">bit_examiner</text:span><text:span text:style-name="OrgSrcRainbowDelimitersDepth2Face">(</text:span><text:span text:style-name="OrgSrcFontLockKeywordFace">const</text:span><text:s/><text:span text:style-name="OrgSrcFontLockTypeFace">bit_examiner</text:span><text:s/>&amp;<text:s/><text:span text:style-name="OrgSrcFontLockVariableNameFace">rhs</text:span><text:span text:style-name="OrgSrcRainbowDelimitersDepth2Face">)</text:span><text:s/>:<text:s/>count<text:span text:style-name="OrgSrcRainbowDelimitersDepth2Face">(</text:span>rhs.count<text:span text:style-name="OrgSrcRainbowDelimitersDepth2Face">)</text:span>,<text:s/>bit<text:span text:style-name="OrgSrcRainbowDelimitersDepth2Face">(</text:span>rhs.bit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/>
          <text:p text:style-name="OrgSrcBlock"><text:s/><text:s/><text:span text:style-name="OrgSrcFontLockTypeFace">voi</text:span><text:span text:style-name="OrgSrcFontLockTypeFace">d</text:span><text:s/><text:span text:style-name="OrgSrcFontLockKeywordFace">operator</text:span><text:span text:style-name="OrgSrcRainbowDelimitersDepth2Face">(</text:span><text:span text:style-name="OrgSrcRainbowDelimitersDepth2Face">)</text:span><text:s/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2Face">)</text:span></text:p>
          <text:p text:style-name="OrgSrcBlock"><text:s/><text:s/><text:s/><text:s/><text:span text:style-name="OrgSrcRainbowDelimitersDepth2Face">{</text:span><text:s/><text:span text:style-name="OrgSrcFontLockKeywordFace">if</text:span><text:span text:style-name="OrgSrcRainbowDelimitersDepth3Face">(</text:span>value<text:s/>&amp;<text:s/><text:span text:style-name="OrgSrcRainbowDelimitersDepth4Face">(</text:span>0x1<text:s/>&lt;&lt;<text:s/>bit<text:span text:style-name="OrgSrcRainbowDelimitersDepth4Face">)</text:span><text:span text:style-name="OrgSrcRainbowDelimitersDepth3Face">)</text:span><text:s/>++count;<text:s/><text:span text:style-name="OrgSrcRainbowDelimitersDepth2Face">}</text:span></text:p>
          <text:p text:style-name="OrgSrcBlock"/>
          <text:p text:style-name="OrgSrcBlock"><text:s/><text:s/><text:span text:style-name="OrgSrcFontLockConstantFace">std</text:span>::<text:span text:style-name="OrgSrcFontLockTypeFace">size_</text:span><text:span text:style-name="OrgSrcFontLockTypeFace">t</text:span><text:s/><text:span text:style-name="OrgSrcFontLockVariableNameFace">count</text:span>;</text:p>
          <text:p text:style-name="OrgSrcBlock"><text:s/><text:s/><text:span text:style-name="OrgSrcFontLockConstantFace">std</text:span>::<text:span text:style-name="OrgSrcFontLockTypeFace">size_</text:span><text:span text:style-name="OrgSrcFontLockTypeFace">t</text:span><text:s/><text:span text:style-name="OrgSrcFontLockVariableNameFace">bit</text:span>;</text:p>
          <text:p text:style-name="OrgSrcBlockLastLine"><text:span text:style-name="OrgSrcRainbowDelimitersDepth1Face">}</text:span>;</text:p>
          <text:list text:style-name="OrgBulletedList" text:continue-numbering="false">
            <text:list-item>
              <text:p text:style-name="Text_20_body"><text:span text:style-name="Bold">Transform</text:span> applies functor to every value in a sequence
</text:p>
            </text:list-item>
          </text:list>
    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    <text:p text:style-name="OrgSrcBlock"><text:span text:style-name="OrgSrcFontLockKeywordFace">clas</text:span><text:span text:style-name="OrgSrcFontLockKeywordFace">s</text:span><text:s/><text:span text:style-name="OrgSrcFontLockTypeFace">add_to</text:span><text:span text:style-name="OrgSrcRainbowDelimitersDepth1Face">{</text:span></text:p>
          <text:p text:style-name="OrgSrcBlock"><text:s/><text:s/><text:span text:style-name="OrgSrcFontLockFunctionNameFace">add_to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2Face">)</text:span><text:s/>:<text:s/>ptr<text:span text:style-name="OrgSrcRainbowDelimitersDepth2Face">(</text:span>&amp;value<text:span text:style-name="OrgSrcRainbowDelimitersDepth2Face">)</text:span><text:s/><text:span text:style-name="OrgSrcRainbowDelimitersDepth2Face">{</text:span><text:span text:style-name="OrgSrcRainbowDelimitersDepth2Face">}</text:span></text:p>
          <text:p text:style-name="OrgSrcBlock"><text:s/><text:s/><text:span text:style-name="OrgSrcFontLockTypeFace">T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alue</text:span><text:span text:style-name="OrgSrcRainbowDelimitersDepth2Face">)</text:span><text:s/><text:span text:style-name="OrgSrcFontLockKeywordFace">cons</text:span><text:span text:style-name="OrgSrcFontLockKeywordFace">t</text:span></text:p>
          <text:p text:style-name="OrgSrcBlock"><text:s/><text:s/><text:s/><text:s/><text:span text:style-name="OrgSrcRainbowDelimitersDepth2Face">{</text:span><text:s/><text:span text:style-name="OrgSrcFontLockKeywordFace">return</text:span><text:s/>*ptr<text:s/>+<text:s/>value;<text:s/><text:span text:style-name="OrgSrcRainbowDelimitersDepth2Face">}</text:span><text:s/><text:s/><text:span text:style-name="OrgSrcFontLockCommentDelimiterFace">/</text:span><text:span text:style-name="OrgSrcFontLockCommentDelimiterFace">/<text:s/></text:span><text:span text:style-name="OrgSrcFontLockCommentFace">add<text:s/>value<text:s/>to<text:s/>every<text:s/>element</text:span></text:p>
          <text:p text:style-name="OrgSrcBlock"/>
          <text:p text:style-name="OrgSrcBlock"><text:s/><text:s/><text:span text:style-name="OrgSrcFontLockKeywordFace">c</text:span><text:span text:style-name="OrgSrcFontLockKeywordFace">onst</text:span><text:s/><text:span text:style-name="OrgSrcFontLockTypeFace">T</text:span><text:s/>*<text:s/><text:span text:style-name="OrgSrcFontLockVariableNameFace">ptr</text:span>;</text:p>
          <text:p text:style-name="OrgSrcBlock"><text:span text:style-name="OrgSrcRainbowDelimitersDepth1Face">}</text:span>;</text:p>
          <text:p text:style-name="OrgSrcBlock">...</text:p>
          <text:p text:style-name="OrgSrcBlock">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data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zer<text:s/>list</text:span></text:p>
          <text:p text:style-name="OrgSrcBlock"><text:span text:style-name="OrgSrcFontLockTypeFace">v</text:span><text:span text:style-name="OrgSrcFontLockTypeFace">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result</text:span>;</text:p>
          <text:p text:style-name="OrgSrcBlock">transform<text:span text:style-name="OrgSrcRainbowDelimitersDepth1Face">(</text:span>data.begin<text:span text:style-name="OrgSrcRainbowDelimitersDepth2Face">(</text:span><text:span text:style-name="OrgSrcRainbowDelimitersDepth2Face">)</text:span>,<text:s/>data.end<text:span text:style-name="OrgSrcRainbowDelimitersDepth2Face">(</text:span><text:span text:style-name="OrgSrcRainbowDelimitersDepth2Face">)</text:span>,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Adds<text:s/>5<text:s/>to<text:s/>every<text:s/>element.<text:s/>Store</text:span></text:p>
          <text:p text:style-name="OrgSrcBlockLastLine"><text:s/><text:s/><text:s/><text:s/><text:s/>back_inserter<text:span text:style-name="OrgSrcRainbowDelimitersDepth2Face">(</text:span>result<text:span text:style-name="OrgSrcRainbowDelimitersDepth2Face">)</text:span>,<text:s/>add_to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2Face">(</text:span>5<text:span text:style-name="OrgSrcRainbowDelimitersDepth2Face">)</text:span><text:span text:style-name="OrgSrcRainbowDelimitersDepth1Face">)</text:span>;<text:s/><text:s/><text:span text:style-name="OrgSrcFontLockCommentDelimiterFace">//<text:s/></text:span><text:span text:style-name="OrgSrcFontLockCommentFace">in<text:s/>result.</text:span></text:p>
        </text:list-item>
      </text:list>
      <text:h text:style-name="Heading_20_2" text:outline-level="2" text:is-list-header="false">
<text:bookmark-start text:name="OrgXref.org5e9b665"/>
<text:bookmark text:name="org5e9b665"/>C++11 Lambdas
<text:bookmark-end text:name="OrgXref.org5e9b665"/></text:h>
      <text:p text:style-name="Text_20_body"><text:span text:style-name="Bold">[capture](arguments)-&gt;return_type {body}</text:span>
</text:p>
      <text:list text:style-name="OrgBulletedList" text:continue-numbering="false">
        <text:list-item>
          <text:p text:style-name="Text_20_body"><text:span text:style-name="Bold">capture</text:span>: block for capturing variables from higher scope.
</text:p>
        </text:list-item>
        <text:list-item>
          <text:p text:style-name="Text_20_body"><text:span text:style-name="Bold">arguments</text:span>: just like function arguments.
</text:p>
        </text:list-item>
        <text:list-item>
          <text:p text:style-name="Text_20_body"><text:span text:style-name="Bold">return_type</text:span>: optional, otherwise compiler figures it out.
</text:p>
        </text:list-item>
        <text:list-item>
          <text:p text:style-name="Text_20_body"><text:span text:style-name="Bold">body</text:span>: code.
</text:p>
        </text:list-item>
      </text:list>
      <text:h text:style-name="Heading_20_3" text:outline-level="3" text:is-list-header="false">
<text:bookmark-start text:name="OrgXref.org4210366"/>
<text:bookmark text:name="org4210366"/>Simple Examples
<text:bookmark-end text:name="OrgXref.org4210366"/></text:h>
      <text:p text:style-name="OrgSrcBlock"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<text:s/><text:span text:style-name="OrgSrcRainbowDelimitersDepth1Face">{</text:span><text:s/><text:span text:style-name="OrgSrcFontLockKeywordFace">return</text:span><text:s/>x<text:s/>+<text:s/>y;<text:s/><text:span text:style-name="OrgSrcRainbowDelimitersDepth1Face">}</text:span></text:p>
      <text:p text:style-name="OrgSrcBlockLastLine"><text:span text:style-name="OrgSrcRainbowDelimitersDepth1Face">[</text:span><text:span text:style-name="OrgSrcRainbowDelimitersDepth1Face">]</text:span><text:span text:style-name="OrgSrcRainbowDelimitersDepth1Face">(</text:span><text:span text:style-name="OrgSrcFontLockTypeFace">int</text:span><text:s/><text:span text:style-name="OrgSrcFontLockVariableNameFace">x</text:span>,<text:s/><text:span text:style-name="OrgSrcFontLockTypeFace">int</text:span><text:s/><text:span text:style-name="OrgSrcFontLockVariableNameFace">y</text:span><text:span text:style-name="OrgSrcRainbowDelimitersDepth1Face">)</text:span>-&gt;<text:span text:style-name="OrgSrcFontLockTypeFace">float</text:span><text:s/><text:span text:style-name="OrgSrcRainbowDelimitersDepth1Face">{</text:span><text:s/><text:span text:style-name="OrgSrcFontLockKeywordFace">return</text:span><text:s/>x<text:s/>+<text:s/>y;<text:s/><text:span text:style-name="OrgSrcRainbowDelimitersDepth1Face">}</text:span></text:p>
      <text:p text:style-name="Text_20_body">Capture Block specifies capture of variables in lower scope.
</text:p>
      <text:p text:style-name="OrgSrcBlock"><text:span text:style-name="OrgSrcRainbowDelimitersDepth1Face">[</text:span><text:span text:style-name="OrgSrcRainbowDelimitersDepth1Face">]</text:span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Use<text:s/>of<text:s/>external<text:s/>variables<text:s/>generates<text:s/>an<text:s/>error.</text:span></text:p>
      <text:p text:style-name="OrgSrcBlock"><text:span text:style-name="OrgSrcRainbowDelimitersDepth1Face">[</text:span>x,<text:s/>&amp;y<text:span text:style-name="OrgSrcRainbowDelimitersDepth1Face">]</text:span><text:s/><text:s/><text:s/><text:s/><text:s/><text:span text:style-name="OrgSrcFontLockCommentDelimiterFace">/</text:span><text:span text:style-name="OrgSrcFontLockCommentDelimiterFace">/<text:s/></text:span><text:span text:style-name="OrgSrcFontLockCommentFace">x<text:s/>capture<text:s/>by<text:s/>value,<text:s/>y<text:s/>captured<text:s/>by<text:s/>reference.</text:span></text:p>
      <text:p text:style-name="OrgSrcBlock"><text:span text:style-name="OrgSrcRainbowDelimitersDepth1Face">[</text:span>&amp;<text:span text:style-name="OrgSrcRainbowDelimitersDepth1Face">]</text:span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xternal<text:s/>variables<text:s/>implicitly<text:s/>captured<text:s/>by<text:s/>reference.</text:span></text:p>
      <text:p text:style-name="OrgSrcBlock"><text:span text:style-name="OrgSrcRainbowDelimitersDepth1Face">[</text:span>=<text:span text:style-name="OrgSrcRainbowDelimitersDepth1Face">]</text:span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external<text:s/>variables<text:s/>implicitly<text:s/>captured<text:s/>by<text:s/>value.</text:span></text:p>
      <text:p text:style-name="OrgSrcBlock"><text:span text:style-name="OrgSrcRainbowDelimitersDepth1Face">[</text:span>&amp;,<text:s/>x<text:span text:style-name="OrgSrcRainbowDelimitersDepth1Face">]</text:span><text:s/><text:s/><text:s/><text:s/><text:s/><text:s/><text:span text:style-name="OrgSrcFontLockCommentDelimiterFace">/</text:span><text:span text:style-name="OrgSrcFontLockCommentDelimiterFace">/<text:s/></text:span><text:span text:style-name="OrgSrcFontLockCommentFace">x<text:s/>explicitly<text:s/>captured<text:s/>by<text:s/>value.<text:s/>Else<text:s/>by<text:s/>reference.</text:span></text:p>
      <text:p text:style-name="OrgSrcBlockLastLine"><text:span text:style-name="OrgSrcRainbowDelimitersDepth1Face">[</text:span>=,<text:s/>&amp;z<text:span text:style-name="OrgSrcRainbowDelimitersDepth1Face">]</text:span><text:s/><text:s/><text:s/><text:s/><text:s/><text:span text:style-name="OrgSrcFontLockCommentDelimiterFace">//<text:s/></text:span><text:span text:style-name="OrgSrcFontLockCommentFace">z<text:s/>explicitly<text:s/>captured<text:s/>by<text:s/>reference.<text:s/>Else<text:s/>by<text:s/>value.</text:span></text:p>
      <text:h text:style-name="Heading_20_3" text:outline-level="3" text:is-list-header="false">
<text:bookmark-start text:name="OrgXref.org19915d0"/>
<text:bookmark text:name="org19915d0"/>Complex Example
<text:bookmark-end text:name="OrgXref.org19915d0"/></text:h>
      <text:p text:style-name="OrgSrcBlock"><text:span text:style-name="OrgSrcFontLockConstantFace">std</text:span>::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v</text:span><text:s/>=<text:s/><text:span text:style-name="OrgSrcRainbowDelimitersDepth1Face">{</text:span><text:s/>0,<text:s/>1,<text:s/>2,<text:s/>3,<text:s/>4<text:s/><text:span text:style-name="OrgSrcRainbowDelimitersDepth1Face">}</text:span>;<text:s/><text:s/><text:span text:style-name="OrgSrcFontLockCommentDelimiterFace">/</text:span><text:span text:style-name="OrgSrcFontLockCommentDelimiterFace">/<text:s/></text:span><text:span text:style-name="OrgSrcFontLockCommentFace">C++11<text:s/>initialiser</text:span></text:p>
      <text:p text:style-name="OrgSrcBlock"><text:span text:style-name="OrgSrcFontLockConstantFace">s</text:span><text:span text:style-name="OrgSrcFontLockConstantFace">td</text:span>::<text:span text:style-name="OrgSrcFontLockTypeFace">vector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FunctionNameFace">result</text:span><text:span text:style-name="OrgSrcRainbowDelimitersDepth1Face">(</text:span>v.size<text:span text:style-name="OrgSrcRainbowDelimitersDepth2Face">(</text:span><text:span text:style-name="OrgSrcRainbowDelimitersDepth2Face">)</text:span><text:span text:style-name="OrgSrcRainbowDelimitersDepth1Face">)</text:span>;</text:p>
      <text:p text:style-name="OrgSrcBlock"><text:span text:style-name="OrgSrcFontLockTypeFace">in</text:span><text:span text:style-name="OrgSrcFontLockTypeFace">t</text:span><text:s/><text:span text:style-name="OrgSrcFontLockVariableNameFace">total</text:span><text:s/>=<text:s/>0;<text:s/><text:s/></text:p>
      <text:p text:style-name="OrgSrcBlock"><text:span text:style-name="OrgSrcFontLockTypeFace">in</text:span><text:span text:style-name="OrgSrcFontLockTypeFace">t</text:span><text:s/><text:span text:style-name="OrgSrcFontLockVariableNameFace">value</text:span><text:s/>=<text:s/>5;<text:s/><text:s/><text:s/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total<text:s/>implicity<text:s/>by<text:s/>reference,<text:s/>value<text:s/>explicitly<text:s/>by<text:s/>value,</text:span></text:p>
      <text:p text:style-name="OrgSrcBlock"><text:span text:style-name="OrgSrcFontLockCommentDelimiterFace">//<text:s/></text:span><text:span text:style-name="OrgSrcFontLockCommentFace">this<text:s/>explicity<text:s/>capture<text:s/>by<text:s/>value<text:s/></text:span></text:p>
      <text:p text:style-name="OrgSrcBlock"><text:span text:style-name="OrgSrcFontLockConstantFace">s</text:span><text:span text:style-name="OrgSrcFontLockConstantFace">td</text:span>::for_each<text:span text:style-name="OrgSrcRainbowDelimitersDepth1Face">(</text:span>v.begin<text:span text:style-name="OrgSrcRainbowDelimitersDepth2Face">(</text:span><text:span text:style-name="OrgSrcRainbowDelimitersDepth2Face">)</text:span>,<text:s/>v.end<text:span text:style-name="OrgSrcRainbowDelimitersDepth2Face">(</text:span><text:span text:style-name="OrgSrcRainbowDelimitersDepth2Face">)</text:span>,</text:p>
      <text:p text:style-name="OrgSrcBlock"><text:s/><text:s/><text:s/><text:s/><text:span text:style-name="OrgSrcRainbowDelimitersDepth2Face">[</text:span>&amp;,<text:s/><text:span text:style-name="OrgSrcFontLockConstantFace">value</text:span>,<text:s/><text:span text:style-name="OrgSrcFontLockKeywordFace">this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x</text:span><text:span text:style-name="OrgSrcRainbowDelimitersDepth2Face">)</text:span><text:s/><text:span text:style-name="OrgSrcRainbowDelimitersDepth2Face">{</text:span><text:s/>total<text:s/>+=<text:s/>x<text:s/>*<text:s/>value<text:s/>*<text:s/><text:span text:style-name="OrgSrcFontLockKeywordFace">this</text:span>-&gt;<text:s/>func<text:span text:style-name="OrgSrcRainbowDelimitersDepth3Face">(</text:span><text:span text:style-name="OrgSrcRainbowDelimitersDepth3Face">)</text:span>;<text:s/><text:span text:style-name="OrgSrcRainbowDelimitersDepth2Face">}</text:span><text:span text:style-name="OrgSrcRainbowDelimitersDepth1Face">)</text:span>;</text:p>
      <text:p text:style-name="OrgSrcBlock"><text:span text:style-name="OrgSrcFontLockConstantFace">std</text:span>::transform<text:span text:style-name="OrgSrcRainbowDelimitersDepth1Face">(</text:span>v.begin<text:span text:style-name="OrgSrcRainbowDelimitersDepth2Face">(</text:span><text:span text:style-name="OrgSrcRainbowDelimitersDepth2Face">)</text:span>,<text:s/>v.end<text:span text:style-name="OrgSrcRainbowDelimitersDepth2Face">(</text:span><text:span text:style-name="OrgSrcRainbowDelimitersDepth2Face">)</text:span>,<text:s/>result.begin<text:span text:style-name="OrgSrcRainbowDelimitersDepth2Face">(</text:span><text:span text:style-name="OrgSrcRainbowDelimitersDepth2Face">)</text:span>,</text:p>
      <text:p text:style-name="OrgSrcBlockLastLine"><text:s/><text:s/><text:s/><text:s/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value</text:span><text:span text:style-name="OrgSrcRainbowDelimitersDepth2Face">)</text:span><text:s/><text:span text:style-name="OrgSrcRainbowDelimitersDepth2Face">{</text:span><text:s/><text:span text:style-name="OrgSrcFontLockKeywordFace">return</text:span><text:s/>value*3;<text:s/><text:span text:style-name="OrgSrcRainbowDelimitersDepth2Face">}</text:span><text:s/><text:span text:style-name="OrgSrcRainbowDelimitersDepth1Face">)</text:span>;</text:p>
      <text:h text:style-name="Heading_20_3" text:outline-level="3" text:is-list-header="false">
<text:bookmark-start text:name="OrgXref.orgb88000e"/>
<text:bookmark text:name="orgb88000e"/>Sorting Example
<text:bookmark-end text:name="OrgXref.orgb88000e"/></text:h>
      <text:p text:style-name="Text_20_body">Use <text:span text:style-name="Emphasis">function</text:span> object to wrap char&amp; string comparison behaviour.
</text:p>
      <text:p text:style-name="OrgSrcBlock"><text:span text:style-name="OrgSrcFontLockKeywordFace">clas</text:span><text:span text:style-name="OrgSrcFontLockKeywordFace">s</text:span><text:s/><text:span text:style-name="OrgSrcFontLockTypeFace">StrCmp</text:span><text:s/><text:span text:style-name="OrgSrcRainbowDelimitersDepth1Face">{</text:span></text:p>
      <text:p text:style-name="OrgSrcBlock"><text:span text:style-name="OrgSrcFontLockKeywordFace">public</text:span>:</text:p>
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/><text:span text:style-name="OrgSrcRainbowDelimitersDepth2Face">(</text:span><text:span text:style-name="OrgSrcFontLockTypeFace">char</text:span><text:s/>*<text:span text:style-name="OrgSrcFontLockVariableNameFace">s1</text:span>,<text:s/><text:span text:style-name="OrgSrcFontLockTypeFace">char</text:span><text:s/>*<text:span text:style-name="OrgSrcFontLockVariableNameFace">s2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return</text:span><text:s/>strcmp<text:span text:style-name="OrgSrcRainbowDelimitersDepth3Face">(</text:span>s1,s2<text:span text:style-name="OrgSrcRainbowDelimitersDepth3Face">)</text:span><text:s/>&lt;<text:s/>0;<text:s/><text:span text:style-name="OrgSrcFontLockCommentDelimiterFace">//<text:s/></text:span><text:span text:style-name="OrgSrcFontLockCommentFace">char*<text:s/>compare</text:span></text:p>
      <text:p text:style-name="OrgSrcBlock"><text:s/><text:s/><text:span text:style-name="OrgSrcRainbowDelimitersDepth2Face">}</text:span></text:p>
      <text:p text:style-name="OrgSrcBlock"><text:span text:style-name="OrgSrcRainbowDelimitersDepth1Face">}</text:span>;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IT</text:span>,<text:s/><text:span text:style-name="OrgSrcFontLockKeywordFace">typename</text:span><text:s/><text:span text:style-name="OrgSrcFontLockTypeFace">Comp</text:span><text:span text:style-name="OrgSrcRainbowDelimitersDepth1Face">&gt;</text:span></text:p>
      <text:p text:style-name="OrgSrcBlock"><text:span text:style-name="OrgSrcFontLockTypeFace">voi</text:span><text:span text:style-name="OrgSrcFontLockTypeFace">d</text:span><text:s/><text:s/><text:span text:style-name="OrgSrcFontLockFunctionNameFace">sort</text:span><text:span text:style-name="OrgSrcRainbowDelimitersDepth1Face">(</text:span><text:span text:style-name="OrgSrcFontLockTypeFace">IT</text:span><text:s/><text:span text:style-name="OrgSrcFontLockVariableNameFace">s</text:span>,<text:s/><text:span text:style-name="OrgSrcFontLockTypeFace">IT</text:span><text:s/><text:span text:style-name="OrgSrcFontLockVariableNameFace">e</text:span>,<text:s/><text:span text:style-name="OrgSrcFontLockTypeFace">Comp</text:span><text:s/><text:span text:style-name="OrgSrcFontLockVariableNameFace">cmp</text:span><text:span text:style-name="OrgSrcRainbowDelimitersDepth1Face">)</text:span></text:p>
      <text:p text:style-name="OrgSrcBlock"><text:span text:style-name="OrgSrcRainbowDelimitersDepth1Face">{</text:span><text:s/>...<text:s/><text:span text:style-name="OrgSrcFontLockKeywordFace">if</text:span><text:s/><text:span text:style-name="OrgSrcRainbowDelimitersDepth2Face">(</text:span>cmp<text:span text:style-name="OrgSrcRainbowDelimitersDepth3Face">(</text:span>*s,<text:s/>*e<text:span text:style-name="OrgSrcRainbowDelimitersDepth3Face">)</text:span><text:span text:style-name="OrgSrcRainbowDelimitersDepth2Face">)</text:span><text:s/>...<text:s/><text:span text:style-name="OrgSrcRainbowDelimitersDepth1Face">}</text:span><text:s/><text:span text:style-name="OrgSrcFontLockCommentDelimiterFace">/</text:span><text:span text:style-name="OrgSrcFontLockCommentDelimiterFace">/<text:s/></text:span><text:span text:style-name="OrgSrcFontLockCommentFace">function<text:s/>object</text:span></text:p>
      <text:p text:style-name="OrgSrcBlock"/>
      <text:p text:style-name="OrgSrcBlock"><text:span text:style-name="OrgSrcFontLockTypeFace">c</text:span><text:span text:style-name="OrgSrcFontLockTypeFace">ha</text:span><text:span text:style-name="OrgSrcFontLockTypeFace">r</text:span><text:s/>*<text:span text:style-name="OrgSrcFontLockVariableNameFace">array</text:span><text:span text:style-name="OrgSrcRainbowDelimitersDepth1Face">[</text:span><text:span text:style-name="OrgSrcRainbowDelimitersDepth1Face">]</text:span><text:s/>=<text:s/><text:span text:style-name="OrgSrcRainbowDelimitersDepth1Face">{</text:span><text:span text:style-name="OrgSrcFontLockStringFace">"abc"</text:span>,<text:s/><text:span text:style-name="OrgSrcFontLockStringFace">"def"</text:span>,<text:s/><text:span text:style-name="OrgSrcFontLockStringFace">"ghi"</text:span><text:span text:style-name="OrgSrcRainbowDelimitersDepth1Face">}</text:span>;</text:p>
      <text:p text:style-name="OrgSrcBlock"><text:span text:style-name="OrgSrcFontLockTypeFace">list</text:span><text:span text:style-name="OrgSrcRainbowDelimitersDepth1Face">&lt;</text:span><text:span text:style-name="OrgSrcFontLockTypeFace">char</text:span>*<text:span text:style-name="OrgSrcRainbowDelimitersDepth1Face">&gt;</text:span><text:s/><text:span text:style-name="OrgSrcFontLockVariableNameFace">l</text:span>;</text:p>
      <text:p text:style-name="OrgSrcBlock"/>
      <text:p text:style-name="OrgSrcBlock">copy<text:span text:style-name="OrgSrcRainbowDelimitersDepth1Face">(</text:span>array,<text:s/>array+3,<text:s/>front_inserter<text:span text:style-name="OrgSrcRainbowDelimitersDepth2Face">(</text:span>1<text:span text:style-name="OrgSrcRainbowDelimitersDepth2Face">)</text:span><text:span text:style-name="OrgSrcRainbowDelimitersDepth1Face">)</text:span>;</text:p>
      <text:p text:style-name="OrgSrcBlock">sort<text:span text:style-name="OrgSrcRainbowDelimitersDepth1Face">(</text:span>l.begin<text:span text:style-name="OrgSrcRainbowDelimitersDepth2Face">(</text:span><text:span text:style-name="OrgSrcRainbowDelimitersDepth2Face">)</text:span>,<text:s/>l.end<text:span text:style-name="OrgSrcRainbowDelimitersDepth2Face">(</text:span><text:span text:style-name="OrgSrcRainbowDelimitersDepth2Face">)</text:span>,<text:s/>StrCmp<text:span text:style-name="OrgSrcRainbowDelimitersDepth2Face">(</text:span><text:span text:style-name="OrgSrcRainbowDelimitersDepth2Face">)</text:span><text:span text:style-name="OrgSrcRainbowDelimitersDepth1Face">)</text:span>;</text:p>
      <text:p text:style-name="OrgSrcBlockLastLine">sort<text:span text:style-name="OrgSrcRainbowDelimitersDepth1Face">(</text:span>array,<text:s/>array+3,<text:s/>StrCmp<text:span text:style-name="OrgSrcRainbowDelimitersDepth2Face">(</text:span><text:span text:style-name="OrgSrcRainbowDelimitersDepth2Face">)</text:span><text:span text:style-name="OrgSrcRainbowDelimitersDepth1Face">)</text:span>;</text:p>
      <text:h text:style-name="Heading_20_3" text:outline-level="3" text:is-list-header="false">
<text:bookmark-start text:name="OrgXref.org6b3bf8d"/>
<text:bookmark text:name="org6b3bf8d"/>Function Object vs Function Example
<text:bookmark-end text:name="OrgXref.org6b3bf8d"/></text:h>
      <text:p text:style-name="Text_20_body">Binary function takes two arguments.
</text:p>
      <text:p text:style-name="OrgSrcBlock"><text:span text:style-name="OrgSrcFontLockTypeFace">boo</text:span><text:span text:style-name="OrgSrcFontLockTypeFace">l</text:span><text:s/><text:span text:style-name="OrgSrcFontLockFunctionNameFace">f</text:span><text:span text:style-name="OrgSrcRainbowDelimitersDepth1Face">(</text:span><text:s/><text:span text:style-name="OrgSrcFontLockTypeFace">int</text:span>&amp;<text:s/><text:span text:style-name="OrgSrcFontLockVariableNameFace">x</text:span>,<text:s/><text:span text:style-name="OrgSrcFontLockTypeFace">int</text:span>&amp;<text:s/><text:span text:style-name="OrgSrcFontLockVariableNameFace">y</text:span><text:span text:style-name="OrgSrcRainbowDelimitersDepth1Face">)</text:span><text:s/><text:span text:style-name="OrgSrcRainbowDelimitersDepth1Face">{</text:span><text:s/><text:span text:style-name="OrgSrcFontLockKeywordFace">return</text:span><text:s/>x<text:s/>&lt;<text:s/>y;<text:s/><text:span text:style-name="OrgSrcRainbowDelimitersDepth1Face">}</text:span></text:p>
      <text:p text:style-name="OrgSrcBlock"><text:span text:style-name="OrgSrcFontLockKeywordFace">clas</text:span><text:span text:style-name="OrgSrcFontLockKeywordFace">s</text:span><text:s/><text:span text:style-name="OrgSrcFontLockTypeFace">F</text:span><text:s/><text:span text:style-name="OrgSrcRainbowDelimitersDepth1Face">{</text:span></text:p>
      <text:p text:style-name="OrgSrcBlock"><text:span text:style-name="OrgSrcFontLockKeywordFace">private</text:span>:<text:s/><text:span text:style-name="OrgSrcFontLockTypeFace">in</text:span><text:span text:style-name="OrgSrcFontLockTypeFace">t</text:span><text:s/><text:span text:style-name="OrgSrcFontLockVariableNameFace">x</text:span>;</text:p>
      <text:p text:style-name="OrgSrcBlock"><text:span text:style-name="OrgSrcFontLockKeywordFace">public</text:span>:</text:p>
      <text:p text:style-name="OrgSrcBlock"><text:s/><text:s/><text:span text:style-name="OrgSrcFontLockFunctionNameFace">F</text:span><text:span text:style-name="OrgSrcRainbowDelimitersDepth2Face">(</text:span><text:span text:style-name="OrgSrcFontLockTypeFace">int</text:span><text:s/><text:span text:style-name="OrgSrcFontLockVariableNameFace">y</text:span><text:s/>=<text:s/>0<text:span text:style-name="OrgSrcRainbowDelimitersDepth2Face">)</text:span><text:s/>:<text:s/>x<text:span text:style-name="OrgSrcRainbowDelimitersDepth2Face">(</text:span>y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<text:span text:style-name="OrgSrcFontLockTypeFace">boo</text:span><text:span text:style-name="OrgSrcFontLockTypeFace">l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&amp;<text:s/><text:span text:style-name="OrgSrcFontLockVariableNameFace">y</text:span>,<text:s/><text:span text:style-name="OrgSrcFontLockTypeFace">int</text:span>&amp;<text:s/><text:span text:style-name="OrgSrcFontLockVariableNameFace">z</text:span><text:span text:style-name="OrgSrcRainbowDelimitersDepth2Face">)</text:span><text:span text:style-name="OrgSrcRainbowDelimitersDepth2Face">{</text:span><text:s/><text:span text:style-name="OrgSrcFontLockKeywordFace">return</text:span><text:s/>y<text:s/>&lt;<text:s/>z;<text:s/>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*<text:s/></text:span><text:span text:style-name="OrgSrcFontLockCommentFace">Algorithm<text:s/>Eval()<text:s/>-<text:s/>apply<text:s/>BinaryFunction<text:s/>to<text:s/>2<text:s/>arguments<text:s/>*/</text:span></text:p>
      <text:p text:style-name="OrgSrcBlock"><text:span text:style-name="OrgSrcFontLockKeywordFace">t</text:span><text:span text:style-name="OrgSrcFontLockKeywordFace">emplate</text:span><text:s/><text:span text:style-name="OrgSrcRainbowDelimitersDepth1Face">&lt;</text:span><text:span text:style-name="OrgSrcFontLockKeywordFace">typename</text:span><text:s/><text:span text:style-name="OrgSrcFontLockTypeFace">T</text:span>,<text:s/><text:span text:style-name="OrgSrcFontLockKeywordFace">typename</text:span><text:s/><text:span text:style-name="OrgSrcFontLockTypeFace">BinaryFunction</text:span><text:span text:style-name="OrgSrcRainbowDelimitersDepth1Face">&gt;</text:span></text:p>
      <text:p text:style-name="OrgSrcBlock"><text:s/><text:s/><text:span text:style-name="OrgSrcFontLockTypeFace">boo</text:span><text:span text:style-name="OrgSrcFontLockTypeFace">l</text:span><text:s/><text:span text:style-name="OrgSrcFontLockFunctionNameFace">Eval</text:span><text:span text:style-name="OrgSrcRainbowDelimitersDepth1Face">(</text:span><text:s/><text:span text:style-name="OrgSrcFontLockTypeFace">T</text:span>&amp;<text:s/><text:span text:style-name="OrgSrcFontLockVariableNameFace">x</text:span>,<text:s/><text:span text:style-name="OrgSrcFontLockTypeFace">T</text:span>&amp;<text:s/><text:span text:style-name="OrgSrcFontLockVariableNameFace">y</text:span>,<text:s/><text:span text:style-name="OrgSrcFontLockTypeFace">BinaryFunction</text:span><text:s/><text:span text:style-name="OrgSrcFontLockVariableNameFace">B</text:span><text:span text:style-name="OrgSrcRainbowDelimitersDepth1Face">)</text:span><text:span text:style-name="OrgSrcRainbowDelimitersDepth1Face">{</text:span><text:s/><text:span text:style-name="OrgSrcFontLockKeywordFace">return</text:span><text:s/>B<text:span text:style-name="OrgSrcRainbowDelimitersDepth2Face">(</text:span>x,y<text:span text:style-name="OrgSrcRainbowDelimitersDepth2Face">)</text:span>;<text:s/><text:span text:style-name="OrgSrcRainbowDelimitersDepth1Face">}</text:span>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x</text:span><text:s/>=<text:s/>3,<text:s/><text:span text:style-name="OrgSrcFontLockVariableNameFace">y</text:span><text:s/>=<text:s/>4;</text:p>
      <text:p text:style-name="OrgSrcBlock"><text:s/><text:s/>cout<text:s/>&lt;&lt;<text:s/>Eval<text:span text:style-name="OrgSrcRainbowDelimitersDepth2Face">(</text:span>x,<text:s/>y,<text:s/>f<text:span text:style-name="OrgSrcRainbowDelimitersDepth2Face">)</text:span><text:s/>&lt;&lt;<text:s/>endl;<text:s/><text:s/><text:span text:style-name="OrgSrcFontLockCommentDelimiterFace">/</text:span><text:span text:style-name="OrgSrcFontLockCommentDelimiterFace">/<text:s/></text:span><text:span text:style-name="OrgSrcFontLockCommentFace">apply<text:s/>a<text:s/>function</text:span></text:p>
      <text:p text:style-name="OrgSrcBlock"><text:s/><text:s/>cout<text:s/>&lt;&lt;<text:s/>Eval<text:span text:style-name="OrgSrcRainbowDelimitersDepth2Face">(</text:span>y,<text:s/>x,<text:s/>F<text:span text:style-name="OrgSrcRainbowDelimitersDepth3Face">(</text:span><text:span text:style-name="OrgSrcRainbowDelimitersDepth3Face">)</text:span><text:span text:style-name="OrgSrcRainbowDelimitersDepth2Face">)</text:span><text:s/>&lt;&lt;<text:s/>endl;<text:s/><text:s/><text:span text:style-name="OrgSrcFontLockCommentDelimiterFace">//<text:s/></text:span><text:span text:style-name="OrgSrcFontLockCommentFace">apply<text:s/>function<text:s/>object</text:span></text:p>
      <text:p text:style-name="OrgSrcBlock"><text:s/><text:s/><text:span text:style-name="OrgSrcFontLockKeywordFace">return</text:span><text:s/>0;<text:s/><text:span text:style-name="OrgSrcRainbowDelimitersDepth1Face">}</text:span></text:p>
      <text:p text:style-name="OrgSrcBlockLastLine"><text:span text:style-name="OrgSrcRainbowDelimitersUnmatchedFace">}</text:span></text:p>
      <text:h text:style-name="Heading_20_3" text:outline-level="3" text:is-list-header="false">
<text:bookmark-start text:name="OrgXref.org6e486df"/>
<text:bookmark text:name="org6e486df"/>Templated Sum with For_each Example
<text:bookmark-end text:name="OrgXref.org6e486df"/></text:h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algorith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vector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string</text:span><text:span text:style-name="OrgSrcRainbowDelimitersDepth1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><text:span text:style-name="OrgSrcFontLockKeywordFace">template</text:span><text:s/><text:span text:style-name="OrgSrcRainbowDelimitersDepth1Face">&lt;</text:span><text:span text:style-name="OrgSrcFontLockKeywordFace">typename</text:span><text:s/><text:span text:style-name="OrgSrcFontLockTypeFace">T</text:span><text:span text:style-name="OrgSrcRainbowDelimitersDepth1Face">&gt;</text:span></text:p>
      <text:p text:style-name="OrgSrcBlock"><text:span text:style-name="OrgSrcFontLockKeywordFace">clas</text:span><text:span text:style-name="OrgSrcFontLockKeywordFace">s</text:span><text:s/><text:span text:style-name="OrgSrcFontLockTypeFace">Sum</text:span><text:s/><text:span text:style-name="OrgSrcRainbowDelimitersDepth1Face">{</text:span></text:p>
      <text:p text:style-name="OrgSrcBlock"><text:span text:style-name="OrgSrcFontLockKeywordFace">private</text:span>:<text:s/></text:p>
      <text:p text:style-name="OrgSrcBlock"><text:s/><text:s/><text:span text:style-name="OrgSrcFontLockTypeFace">in</text:span><text:span text:style-name="OrgSrcFontLockTypeFace">t</text:span><text:s/><text:span text:style-name="OrgSrcFontLockVariableNameFace">N</text:span>;</text:p>
      <text:p text:style-name="OrgSrcBlock"><text:s/><text:s/><text:span text:style-name="OrgSrcFontLockTypeFace">T</text:span><text:s/><text:span text:style-name="OrgSrcFontLockVariableNameFace">sum</text:span>;</text:p>
      <text:p text:style-name="OrgSrcBlock"><text:span text:style-name="OrgSrcFontLockKeywordFace">public</text:span>:</text:p>
      <text:p text:style-name="OrgSrcBlock"><text:s/><text:s/><text:span text:style-name="OrgSrcFontLockFunctionNameFace">Sum</text:span><text:span text:style-name="OrgSrcRainbowDelimitersDepth2Face">(</text:span><text:span text:style-name="OrgSrcRainbowDelimitersDepth2Face">)</text:span><text:s/>:<text:s/>N<text:span text:style-name="OrgSrcRainbowDelimitersDepth2Face">(</text:span>0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<text:span text:style-name="OrgSrcFontLockFunctionNameFace">Sum</text:span><text:span text:style-name="OrgSrcRainbowDelimitersDepth2Face">(</text:span><text:span text:style-name="OrgSrcFontLockKeywordFace">const</text:span><text:s/><text:span text:style-name="OrgSrcFontLockTypeFace">Sum</text:span>&amp;<text:s/><text:span text:style-name="OrgSrcFontLockVariableNameFace">S</text:span><text:span text:style-name="OrgSrcRainbowDelimitersDepth2Face">)</text:span><text:s/>:<text:s/>N<text:span text:style-name="OrgSrcRainbowDelimitersDepth2Face">(</text:span>S.N<text:span text:style-name="OrgSrcRainbowDelimitersDepth2Face">)</text:span>,<text:s/>sum<text:span text:style-name="OrgSrcRainbowDelimitersDepth2Face">(</text:span>S.sum<text:span text:style-name="OrgSrcRainbowDelimitersDepth2Face">)</text:span><text:s/><text:span text:style-name="OrgSrcRainbowDelimitersDepth2Face">{</text:span><text:span text:style-name="OrgSrcRainbowDelimitersDepth2Face">}</text:span></text:p>
      <text:p text:style-name="OrgSrcBlock"><text:s/><text:s/><text:span text:style-name="OrgSrcFontLockTypeFace">voi</text:span><text:span text:style-name="OrgSrcFontLockTypeFace">d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KeywordFace">const</text:span><text:s/><text:span text:style-name="OrgSrcFontLockTypeFace">T</text:span><text:s/>&amp;<text:s/><text:span text:style-name="OrgSrcFontLockVariableNameFace">v</text:span><text:span text:style-name="OrgSrcRainbowDelimitersDepth2Face">)</text:span><text:s/><text:span text:style-name="OrgSrcRainbowDelimitersDepth2Face">{</text:span></text:p>
      <text:p text:style-name="OrgSrcBlock"><text:s/><text:s/><text:s/><text:s/><text:span text:style-name="OrgSrcFontLockKeywordFace">if</text:span><text:s/><text:span text:style-name="OrgSrcRainbowDelimitersDepth3Face">(</text:span>N<text:s/>==<text:s/>0<text:span text:style-name="OrgSrcRainbowDelimitersDepth3Face">)</text:span></text:p>
      <text:p text:style-name="OrgSrcBlock"><text:s/><text:s/><text:s/><text:s/><text:s/><text:s/>sum<text:s/>=<text:s/>v;</text:p>
      <text:p text:style-name="OrgSrcBlock"><text:s/><text:s/><text:s/><text:s/><text:span text:style-name="OrgSrcFontLockKeywordFace">else</text:span></text:p>
      <text:p text:style-name="OrgSrcBlock"><text:s/><text:s/><text:s/><text:s/><text:s/><text:s/>sum<text:s/>=<text:s/>sum<text:s/>+<text:s/>v;</text:p>
      <text:p text:style-name="OrgSrcBlock"><text:s/><text:s/><text:span text:style-name="OrgSrcRainbowDelimitersDepth2Face">}</text:span></text:p>
      <text:p text:style-name="OrgSrcBlock"><text:s/><text:s/><text:span text:style-name="OrgSrcFontLockTypeFace">T</text:span><text:s/><text:span text:style-name="OrgSrcFontLockFunctionNameFace">getsum</text:span><text:span text:style-name="OrgSrcRainbowDelimitersDepth2Face">(</text:span><text:span text:style-name="OrgSrcFontLockTypeFace">void</text:span><text:span text:style-name="OrgSrcRainbowDelimitersDepth2Face">)</text:span><text:s/><text:span text:style-name="OrgSrcRainbowDelimitersDepth2Face">{</text:span><text:s/><text:span text:style-name="OrgSrcFontLockKeywordFace">return</text:span><text:s/>sum;<text:s/><text:span text:style-name="OrgSrcRainbowDelimitersDepth2Face">}</text:span></text:p>
      <text:p text:style-name="OrgSrcBlock"><text:s/><text:s/><text:span text:style-name="OrgSrcFontLockKeywordFace">friend</text:span><text:s/><text:span text:style-name="OrgSrcFontLockTypeFace">ostrea</text:span><text:span text:style-name="OrgSrcFontLockTypeFace">m</text:span><text:s/>&amp;<text:s/><text:span text:style-name="OrgSrcFontLockKeywordFace">operator</text:span><text:span text:style-name="OrgSrcFontLockFunctionNameFace">&lt;&lt;</text:span><text:s/><text:span text:style-name="OrgSrcRainbowDelimitersDepth2Face">(</text:span><text:span text:style-name="OrgSrcFontLockTypeFace">ostream</text:span>&amp;<text:s/><text:span text:style-name="OrgSrcFontLockVariableNameFace">os</text:span>,<text:s/><text:span text:style-name="OrgSrcFontLockKeywordFace">const</text:span><text:s/><text:span text:style-name="OrgSrcFontLockTypeFace">Sum</text:span><text:span text:style-name="OrgSrcRainbowDelimitersDepth3Face">&lt;</text:span><text:span text:style-name="OrgSrcFontLockTypeFace">T</text:span><text:span text:style-name="OrgSrcRainbowDelimitersDepth3Face">&gt;</text:span>&amp;<text:s/><text:span text:style-name="OrgSrcFontLockVariableNameFace">obj</text:span><text:span text:style-name="OrgSrcRainbowDelimitersDepth2Face">)</text:span></text:p>
      <text:p text:style-name="OrgSrcBlock"><text:s/><text:s/><text:s/><text:s/><text:span text:style-name="OrgSrcRainbowDelimitersDepth2Face">{</text:span><text:s/>os<text:s/>&lt;&lt;<text:s/>obj.sum</text:p>
      <text:p text:style-name="OrgSrcBlock"><text:span text:style-name="OrgSrcRainbowDelimitersDepth2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pan text:style-name="OrgSrcRainbowDelimitersDepth2Face">(</text:span><text:span text:style-name="OrgSrcRainbowDelimitersDepth2Face">)</text:span><text:s/><text:span text:style-name="OrgSrcRainbowDelimitersDepth2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v</text:span><text:span text:style-name="OrgSrcRainbowDelimitersDepth3Face">[</text:span><text:span text:style-name="OrgSrcRainbowDelimitersDepth3Face">]</text:span><text:s/>=<text:s/><text:span text:style-name="OrgSrcRainbowDelimitersDepth3Face">{</text:span>5,<text:s/>6,<text:s/>7<text:span text:style-name="OrgSrcRainbowDelimitersDepth3Face">}</text:span>;</text:p>
      <text:p text:style-name="OrgSrcBlock"><text:s/><text:s/><text:span text:style-name="OrgSrcFontLockTypeFace">Sum</text:span><text:span text:style-name="OrgSrcRainbowDelimitersDepth3Face">&lt;</text:span><text:span text:style-name="OrgSrcFontLockTypeFace">int</text:span><text:span text:style-name="OrgSrcRainbowDelimitersDepth3Face">&gt;</text:span><text:s/><text:span text:style-name="OrgSrcFontLockVariableNameFace">S</text:span><text:s/>=<text:s/>for_each<text:span text:style-name="OrgSrcRainbowDelimitersDepth3Face">(</text:span>v,<text:s/>v+3,<text:s/>Sum<text:span text:style-name="OrgSrcRainbowDelimitersDepth4Face">&lt;</text:span><text:span text:style-name="OrgSrcFontLockTypeFace">int</text:span><text:span text:style-name="OrgSrcRainbowDelimitersDepth4Face">&gt;</text:span><text:span text:style-name="OrgSrcRainbowDelimitersDepth4Face">(</text:span><text:span text:style-name="OrgSrcRainbowDelimitersDepth4Face">)</text:span><text:span text:style-name="OrgSrcRainbowDelimitersDepth3Face">)</text:span>;</text:p>
      <text:p text:style-name="OrgSrcBlock"><text:s/><text:s/>cout<text:s/>&lt;&lt;<text:s/><text:span text:style-name="OrgSrcFontLockStringFace">"Sum<text:s/>is:<text:s/>"</text:span><text:s/>&lt;&lt;<text:s/>S<text:s/>&lt;&lt;<text:s/>endl;</text:p>
      <text:p text:style-name="OrgSrcBlock"/>
      <text:p text:style-name="OrgSrcBlock"><text:s/><text:s/><text:span text:style-name="OrgSrcFontLockTypeFace">vector</text:span><text:span text:style-name="OrgSrcRainbowDelimitersDepth3Face">&lt;</text:span><text:span text:style-name="OrgSrcFontLockTypeFace">string</text:span><text:span text:style-name="OrgSrcRainbowDelimitersDepth3Face">&gt;</text:span><text:s/><text:span text:style-name="OrgSrcFontLockVariableNameFace">w</text:span><text:s/>=<text:s/><text:span text:style-name="OrgSrcRainbowDelimitersDepth3Face">{</text:span><text:span text:style-name="OrgSrcFontLockStringFace">"The<text:s/>"</text:span>,<text:s/><text:span text:style-name="OrgSrcFontLockStringFace">"rain<text:s/>"</text:span>,<text:s/><text:span text:style-name="OrgSrcFontLockStringFace">"in<text:s/>"</text:span>,<text:s/><text:span text:style-name="OrgSrcFontLockStringFace">"Spain..."</text:span><text:span text:style-name="OrgSrcRainbowDelimitersDepth3Face">}</text:span>;</text:p>
      <text:p text:style-name="OrgSrcBlock"><text:s/><text:s/><text:span text:style-name="OrgSrcFontLockTypeFace">Sum</text:span><text:span text:style-name="OrgSrcRainbowDelimitersDepth3Face">&lt;</text:span><text:span text:style-name="OrgSrcFontLockTypeFace">string</text:span><text:span text:style-name="OrgSrcRainbowDelimitersDepth3Face">&gt;</text:span><text:s/><text:span text:style-name="OrgSrcFontLockVariableNameFace">Q</text:span><text:s/>=<text:s/>for_each<text:span text:style-name="OrgSrcRainbowDelimitersDepth3Face">(</text:span>w.begin</text:p>
      <text:p text:style-name="OrgSrcBlock"><text:s/><text:s/>cout<text:s/>&lt;&lt;<text:s/><text:span text:style-name="OrgSrcFontLockStringFace">"Concatenation<text:s/>is:<text:s/>"</text:span><text:s/>&lt;&lt;<text:s/>Q<text:s/>&lt;&lt;<text:s/>endl;</text:p>
      <text:p text:style-name="OrgSrcBlock"/>
      <text:p text:style-name="OrgSrcBlock"><text:s/><text:s/><text:span text:style-name="OrgSrcFontLockKeywordFace">return</text:span><text:s/>0;</text:p>
      <text:p text:style-name="OrgSrcBlockLastLine"><text:span text:style-name="OrgSrcRainbowDelimitersMismatchedFace">}</text:span></text:p>
      <text:h text:style-name="Heading_20_2" text:outline-level="2" text:is-list-header="false">
<text:bookmark-start text:name="OrgXref.orgbdf6e6f"/>
<text:bookmark text:name="orgbdf6e6f"/>Runtime Type Identification (RTTI)
<text:bookmark-end text:name="OrgXref.orgbdf6e6f"/></text:h>
      <text:p text:style-name="Text_20_body"><text:span text:style-name="Bold">typeid()</text:span> allows type comparison. It can also print out the name.
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typeinfo</text:span><text:span text:style-name="OrgSrcRainbowDelimitersDepth1Face">&gt;</text:span></text:p>
      <text:p text:style-name="OrgSrcBlock"><text:span text:style-name="OrgSrcFontLockKeywordFace">u</text:span><text:span text:style-name="OrgSrcFontLockKeywordFace">sing</text:span><text:s/><text:span text:style-name="OrgSrcFontLockKeywordFace">namespace</text:span><text:s/><text:span text:style-name="OrgSrcFontLockConstantFace">st</text:span><text:span text:style-name="OrgSrcFontLockConstantFace">d</text:span>;</text:p>
      <text:p text:style-name="OrgSrcBlock"><text:span text:style-name="OrgSrcFontLockKeywordFace">clas</text:span><text:span text:style-name="OrgSrcFontLockKeywordFace">s</text:span><text:s/><text:span text:style-name="OrgSrcFontLockTypeFace">Base</text:span><text:s/><text:span text:style-name="OrgSrcRainbowDelimitersDepth1Face">{</text:span><text:s/><text:span text:style-name="OrgSrcFontLockKeywordFace">virtual</text:span><text:s/><text:span text:style-name="OrgSrcFontLockTypeFace">voi</text:span><text:span text:style-name="OrgSrcFontLockTypeFace">d</text:span><text:s/><text:span text:style-name="OrgSrcFontLockFunctionNameFace">f</text:span><text:span text:style-name="OrgSrcRainbowDelimitersDepth2Face">(</text:span><text:span text:style-name="OrgSrcRainbowDelimitersDepth2Face">)</text:span><text:span text:style-name="OrgSrcRainbowDelimitersDepth2Face">{</text:span><text:span text:style-name="OrgSrcRainbowDelimitersDepth2Face">}</text:span><text:s/><text:span text:style-name="OrgSrcRainbowDelimitersDepth1Face">}</text:span>;</text:p>
      <text:p text:style-name="OrgSrcBlock"><text:span text:style-name="OrgSrcFontLockKeywordFace">clas</text:span><text:span text:style-name="OrgSrcFontLockKeywordFace">s</text:span><text:s/><text:span text:style-name="OrgSrcFontLockTypeFace">Derived</text:span><text:s/>:<text:s/><text:span text:style-name="OrgSrcFontLockKeywordFace">public</text:span><text:s/><text:span text:style-name="OrgSrcFontLockTypeFace">Base</text:span><text:s/><text:span text:style-name="OrgSrcRainbowDelimitersDepth1Face">{</text:span><text:span text:style-name="OrgSrcRainbowDelimitersDepth1Face">}</text:span>;</text:p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/><text:span text:style-name="OrgSrcFontLockTypeFace">Bas</text:span><text:span text:style-name="OrgSrcFontLockTypeFace">e</text:span>*<text:s/><text:span text:style-name="OrgSrcFontLockVariableNameFace">a</text:span><text:s/>=<text:s/><text:span text:style-name="OrgSrcFontLockKeywordFace">new</text:span><text:s/><text:span text:style-name="OrgSrcFontLockTypeFace">Base</text:span>;</text:p>
      <text:p text:style-name="OrgSrcBlock"><text:s/><text:s/><text:s/><text:span text:style-name="OrgSrcFontLockTypeFace">Bas</text:span><text:span text:style-name="OrgSrcFontLockTypeFace">e</text:span>*<text:s/><text:span text:style-name="OrgSrcFontLockVariableNameFace">b</text:span><text:s/>=<text:s/><text:span text:style-name="OrgSrcFontLockKeywordFace">new</text:span><text:s/><text:span text:style-name="OrgSrcFontLockTypeFace">Derived</text:span>;</text:p>
      <text:p text:style-name="OrgSrcBlock"><text:s/><text:s/><text:s/>cout<text:s/>&lt;&lt;<text:s/><text:span text:style-name="OrgSrcFontLockStringFace">"a<text:s/>is:<text:s/>"</text:span><text:s/>&lt;&lt;<text:s/><text:span text:style-name="OrgSrcFontLockKeywordFace">typeid</text:span><text:span text:style-name="OrgSrcRainbowDelimitersDepth2Face">(</text:span>a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cout<text:s/>&lt;&lt;<text:s/><text:span text:style-name="OrgSrcFontLockStringFace">"b<text:s/>is:<text:s/>"</text:span><text:s/>&lt;&lt;<text:s/><text:span text:style-name="OrgSrcFontLockKeywordFace">typeid</text:span><text:span text:style-name="OrgSrcRainbowDelimitersDepth2Face">(</text:span>b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cout<text:s/>&lt;&lt;<text:s/><text:span text:style-name="OrgSrcFontLockStringFace">"*a<text:s/>is:<text:s/>"</text:span><text:s/>&lt;&lt;<text:s/><text:span text:style-name="OrgSrcFontLockKeywordFace">typeid</text:span><text:span text:style-name="OrgSrcRainbowDelimitersDepth2Face">(</text:span>*a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cout<text:s/>&lt;&lt;<text:s/><text:span text:style-name="OrgSrcFontLockStringFace">"*b<text:s/>is:<text:s/>"</text:span><text:s/>&lt;&lt;<text:s/><text:span text:style-name="OrgSrcFontLockKeywordFace">typeid</text:span><text:span text:style-name="OrgSrcRainbowDelimitersDepth2Face">(</text:span>*b<text:span text:style-name="OrgSrcRainbowDelimitersDepth2Face">)</text:span>.name<text:span text:style-name="OrgSrcRainbowDelimitersDepth2Face">(</text:span><text:span text:style-name="OrgSrcRainbowDelimitersDepth2Face">)</text:span><text:s/>&lt;&lt;<text:s/>endl;</text:p>
      <text:p text:style-name="OrgSrcBlock"><text:s/><text:s/><text:s/><text:span text:style-name="OrgSrcFontLockKeywordFace">return</text:span><text:s/>0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4b0687b"/>
<text:bookmark text:name="org4b0687b"/>C++11 Polymorphic Wrapper for Function Objects
<text:bookmark-end text:name="OrgXref.org4b0687b"/></text:h>
      <text:p text:style-name="Text_20_body">Similar to functors, create callbacks:
</text:p>
      <text:list text:style-name="OrgBulletedList" text:continue-numbering="false">
        <text:list-item>
          <text:p text:style-name="Text_20_body"><text:span text:style-name="Bold">syntax</text:span>: <text:span text:style-name="Emphasis">function&lt;return_type (args)&gt;</text:span>
</text:p>
        </text:list-item>
      </text:list>
      <text:p text:style-name="OrgSrcBlock"><text:span text:style-name="OrgSrcFontLockCommentDelimiterFace">/</text:span><text:span text:style-name="OrgSrcFontLockCommentDelimiterFace">/<text:s/></text:span><text:span text:style-name="OrgSrcFontLockCommentFace">Create<text:s/>wrapper<text:s/>to<text:s/>function<text:s/>like<text:s/></text:span><text:span text:style-name="OrgSrcFontLockCommentFace">'</text:span><text:span text:style-name="OrgSrcFontLockCommentFace">int<text:s/>f(int,<text:s/>int)</text:span><text:span text:style-name="OrgSrcFontLockCommentFace">'</text:span></text:p>
      <text:p text:style-name="OrgSrcBlock"><text:span text:style-name="OrgSrcFontLockConstantFace">s</text:span><text:span text:style-name="OrgSrcFontLockConstantFace">td</text:span>::<text:span text:style-name="OrgSrcFontLockTypeFace">function</text:span><text:span text:style-name="OrgSrcRainbowDelimitersDepth1Face">&lt;</text:span><text:span text:style-name="OrgSrcFontLockTypeFace">int</text:span><text:s/><text:span text:style-name="OrgSrcRainbowDelimitersDepth2Face">(</text:span><text:span text:style-name="OrgSrcFontLockTypeFace">int</text:span>,<text:s/><text:span text:style-name="OrgSrcFontLockTypeFace">int</text:span><text:span text:style-name="OrgSrcRainbowDelimitersDepth2Face">)</text:span><text:span text:style-name="OrgSrcRainbowDelimitersDepth1Face">&gt;</text:span><text:s/><text:span text:style-name="OrgSrcFontLockVariableNameFace">func</text:span>;</text:p>
      <text:p text:style-name="OrgSrcBlock"><text:span text:style-name="OrgSrcFontLockCommentDelimiterFace">/</text:span><text:span text:style-name="OrgSrcFontLockCommentDelimiterFace">/<text:s/></text:span><text:span text:style-name="OrgSrcFontLockCommentFace">plus&lt;int&gt;<text:s/>has<text:s/></text:span><text:span text:style-name="OrgSrcFontLockCommentFace">'</text:span><text:span text:style-name="OrgSrcFontLockCommentFace">template&lt;T&gt;<text:s/>T<text:s/>operator()(T,<text:s/>T)</text:span><text:span text:style-name="OrgSrcFontLockCommentFace">'</text:span><text:span text:style-name="OrgSrcFontLockCommentFace"><text:s/>member</text:span></text:p>
      <text:p text:style-name="OrgSrcBlock"><text:span text:style-name="OrgSrcFontLockConstantFace">s</text:span><text:span text:style-name="OrgSrcFontLockConstantFace">td</text:span>::<text:span text:style-name="OrgSrcFontLockTypeFace">plus</text:span><text:span text:style-name="OrgSrcRainbowDelimitersDepth1Face">&lt;</text:span><text:span text:style-name="OrgSrcFontLockTypeFace">int</text:span><text:span text:style-name="OrgSrcRainbowDelimitersDepth1Face">&gt;</text:span><text:s/><text:span text:style-name="OrgSrcFontLockVariableNameFace">add</text:span>;</text:p>
      <text:p text:style-name="OrgSrcBlock">func<text:s/>=<text:s/>add;<text:s/><text:s/><text:span text:style-name="OrgSrcFontLockCommentDelimiterFace">/</text:span><text:span text:style-name="OrgSrcFontLockCommentDelimiterFace">/<text:s/></text:span><text:span text:style-name="OrgSrcFontLockCommentFace">OK<text:s/>-<text:s/>Parameters<text:s/>and<text:s/>return<text:s/>types<text:s/>are<text:s/>the<text:s/>same.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VariableNameFace">a</text:span><text:s/>=<text:s/>func<text:span text:style-name="OrgSrcRainbowDelimitersDepth1Face">(</text:span>1,<text:s/>2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NB:<text:s/>If<text:s/></text:span><text:span text:style-name="OrgSrcFontLockCommentFace">'</text:span><text:span text:style-name="OrgSrcFontLockCommentFace">func</text:span><text:span text:style-name="OrgSrcFontLockCommentFace">'</text:span><text:span text:style-name="OrgSrcFontLockCommentFace"><text:s/>does<text:s/>not<text:s/>refer<text:s/>to<text:s/>a<text:s/>function</text:span></text:p>
      <text:p text:style-name="OrgSrcBlockLastLine"><text:tab/><text:tab/><text:s/><text:s/><text:s/><text:s/><text:s/><text:span text:style-name="OrgSrcFontLockCommentDelimiterFace">/</text:span><text:span text:style-name="OrgSrcFontLockCommentDelimiterFace">/<text:s/></text:span><text:span text:style-name="OrgSrcFontLockCommentFace">'</text:span><text:span text:style-name="OrgSrcFontLockCommentFace">std::bad_function_call</text:span><text:span text:style-name="OrgSrcFontLockCommentFace">'</text:span><text:span text:style-name="OrgSrcFontLockCommentFace"><text:s/>is<text:s/>thrown.</text:span></text:p>
      <text:list text:style-name="OrgBulletedList" text:continue-numbering="false">
        <text:list-item>
          <text:p text:style-name="Text_20_body">this can also be done on class variables
</text:p>
        </text:list-item>
      </text:list>
      <text:p text:style-name="OrgSrcBlock"><text:span text:style-name="OrgSrcFontLockKeywordFace">clas</text:span><text:span text:style-name="OrgSrcFontLockKeywordFace">s</text:span><text:s/><text:span text:style-name="OrgSrcFontLockTypeFace">X</text:span><text:s/><text:span text:style-name="OrgSrcRainbowDelimitersDepth1Face">{</text:span><text:s/><text:span text:style-name="OrgSrcFontLockKeywordFace">public</text:span>:<text:s/><text:span text:style-name="OrgSrcFontLockTypeFace">in</text:span><text:span text:style-name="OrgSrcFontLockTypeFace">t</text:span><text:s/><text:span text:style-name="OrgSrcFontLockFunctionNameFace">foo</text:span><text:span text:style-name="OrgSrcRainbowDelimitersDepth2Face">(</text:span><text:span text:style-name="OrgSrcFontLockTypeFace">int</text:span><text:s/><text:span text:style-name="OrgSrcFontLockVariableNameFace">i</text:span><text:span text:style-name="OrgSrcRainbowDelimitersDepth2Face">)</text:span><text:s/><text:span text:style-name="OrgSrcRainbowDelimitersDepth2Face">{</text:span><text:s/><text:span text:style-name="OrgSrcFontLockKeywordFace">return</text:span><text:s/>i*2;<text:s/><text:span text:style-name="OrgSrcRainbowDelimitersDepth2Face">}</text:span></text:p>
      <text:p text:style-name="OrgSrcBlock"><text:span text:style-name="OrgSrcFontLockTypeFace">function</text:span><text:span text:style-name="OrgSrcRainbowDelimitersDepth2Face">&lt;</text:span><text:span text:style-name="OrgSrcFontLockTypeFace">int</text:span><text:s/><text:span text:style-name="OrgSrcRainbowDelimitersDepth3Face">(</text:span><text:span text:style-name="OrgSrcFontLockTypeFace">X</text:span>*,<text:s/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</text:span><text:s/>=<text:s/>&amp;<text:span text:style-name="OrgSrcFontLockConstantFace">X</text:span>::foo;</text:p>
      <text:p text:style-name="OrgSrcBlock"><text:span text:style-name="OrgSrcFontLockTypeFace">X</text:span><text:s/><text:span text:style-name="OrgSrcFontLockVariableNameFace">x</text:span>;</text:p>
      <text:p text:style-name="OrgSrcBlockLastLine">cout<text:s/>&lt;&lt;<text:s/>f<text:span text:style-name="OrgSrcRainbowDelimitersDepth2Face">(</text:span>&amp;x,<text:s/>5<text:span text:style-name="OrgSrcRainbowDelimitersDepth2Face">)</text:span><text:s/>&lt;&lt;<text:s/>endl;</text:p>
      <text:p text:style-name="Text_20_body">and with lambdas!
</text:p>
      <text:h text:style-name="Heading_20_3" text:outline-level="3" text:is-list-header="false">
<text:bookmark-start text:name="OrgXref.orgcee202a"/>
<text:bookmark text:name="orgcee202a"/>Big Example
<text:bookmark-end text:name="OrgXref.orgcee202a"/></text:h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text:s/><text:s/><text:s/><text:s/><text:span text:style-name="OrgSrcFontLockCommentDelimiterFace">//<text:s/></text:span><text:span text:style-name="OrgSrcFontLockCommentFace">std::cout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unctional</text:span><text:span text:style-name="OrgSrcRainbowDelimitersDepth1Face">&gt;</text:span><text:s/><text:s/><text:span text:style-name="OrgSrcFontLockCommentDelimiterFace">//<text:s/></text:span><text:span text:style-name="OrgSrcFontLockCommentFace">std::function,<text:s/>std::negate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/text:span></text:p>
      <text:p text:style-name="OrgSrcBlock"><text:span text:style-name="OrgSrcFontLockTypeFace">i</text:span><text:span text:style-name="OrgSrcFontLockTypeFace">n</text:span><text:span text:style-name="OrgSrcFontLockTypeFace">t</text:span><text:s/><text:span text:style-name="OrgSrcFontLockFunctionNameFace">half</text:span><text:span text:style-name="OrgSrcRainbowDelimitersDepth1Face">(</text:span><text:span text:style-name="OrgSrcFontLockTypeFace">int</text:span><text:s/><text:span text:style-name="OrgSrcFontLockVariableNameFace">x</text:span><text:span text:style-name="OrgSrcRainbowDelimitersDepth1Face">)</text:span><text:s/><text:span text:style-name="OrgSrcRainbowDelimitersDepth1Face">{</text:span><text:span text:style-name="OrgSrcFontLockKeywordFace">return</text:span><text:s/>x/2;<text:span text:style-name="OrgSrcRainbowDelimitersDepth1Face">}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text:s/>object<text:s/>class</text:span></text:p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third_t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KeywordFace">operator</text:span><text:span text:style-name="OrgSrcRainbowDelimitersDepth2Face">(</text:span><text:span text:style-name="OrgSrcRainbowDelimitersDepth2Face">)</text:span><text:span text:style-name="OrgSrcRainbowDelimitersDepth2Face">(</text:span><text:span text:style-name="OrgSrcFontLockTypeFace">int</text:span><text:s/><text:span text:style-name="OrgSrcFontLockVariableNameFace">x</text:span><text:span text:style-name="OrgSrcRainbowDelimitersDepth2Face">)</text:span><text:s/><text:span text:style-name="OrgSrcRainbowDelimitersDepth2Face">{</text:span><text:span text:style-name="OrgSrcFontLockKeywordFace">return</text:span><text:s/>x/3;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class<text:s/>with<text:s/>data<text:s/>members:</text:span></text:p>
      <text:p text:style-name="OrgSrcBlock"><text:span text:style-name="OrgSrcFontLockKeywordFace">s</text:span><text:span text:style-name="OrgSrcFontLockKeywordFace">truc</text:span><text:span text:style-name="OrgSrcFontLockKeywordFace">t</text:span><text:s/><text:span text:style-name="OrgSrcFontLockTypeFace">MyValue</text:span><text:s/><text:span text:style-name="OrgSrcRainbowDelimitersDepth1Face">{</text:span></text:p>
      <text:p text:style-name="OrgSrcBlock"><text:s/><text:s/><text:span text:style-name="OrgSrcFontLockTypeFace">in</text:span><text:span text:style-name="OrgSrcFontLockTypeFace">t</text:span><text:s/><text:span text:style-name="OrgSrcFontLockVariableNameFace">value</text:span>;</text:p>
      <text:p text:style-name="OrgSrcBlock"><text:s/><text:s/><text:span text:style-name="OrgSrcFontLockTypeFace">in</text:span><text:span text:style-name="OrgSrcFontLockTypeFace">t</text:span><text:s/><text:span text:style-name="OrgSrcFontLockFunctionNameFace">fifth</text:span><text:span text:style-name="OrgSrcRainbowDelimitersDepth2Face">(</text:span><text:span text:style-name="OrgSrcRainbowDelimitersDepth2Face">)</text:span><text:s/><text:span text:style-name="OrgSrcRainbowDelimitersDepth2Face">{</text:span><text:span text:style-name="OrgSrcFontLockKeywordFace">return</text:span><text:s/>value/5;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ConstantFace">s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1</text:span><text:s/>=<text:s/>half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function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2</text:span><text:s/>=<text:s/>&amp;half<text:s/><text:s/><text:s/><text:s/><text:s/><text:s/><text:s/><text:s/><text:s/><text:s/><text:s/><text:s/><text:span text:style-name="OrgSrcFontLockCommentDelimiterFace">//<text:s/></text:span><text:span text:style-name="OrgSrcFontLockCommentFace">function<text:s/>pointer</text:span></text:p>
      <text:p text:style-name="OrgSrcBlock"><text:s/><text:s/><text:span text:style-name="OrgSrcFontLockConstantFace">s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fn3<text:s/>=<text:s/>third_t<text:span text:style-name="OrgSrcRainbowDelimitersDepth2Face">(</text:span><text:span text:style-name="OrgSrcRainbowDelimitersDepth2Face">)</text:span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function<text:s/>object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4</text:span><text:s/>=<text:s/><text:span text:style-name="OrgSrcRainbowDelimitersDepth2Face">[</text:span><text:span text:style-name="OrgSrcRainbowDelimitersDepth2Face">]</text:span><text:span text:style-name="OrgSrcRainbowDelimitersDepth2Face">(</text:span><text:span text:style-name="OrgSrcFontLockTypeFace">int</text:span><text:s/><text:span text:style-name="OrgSrcFontLockVariableNameFace">x</text:span><text:span text:style-name="OrgSrcRainbowDelimitersDepth2Face">)</text:span><text:span text:style-name="OrgSrcRainbowDelimitersDepth2Face">{</text:span><text:span text:style-name="OrgSrcFontLockKeywordFace">return</text:span><text:s/>x/4;<text:span text:style-name="OrgSrcRainbowDelimitersDepth2Face">}</text:span>;<text:s/><text:s/><text:span text:style-name="OrgSrcFontLockCommentDelimiterFace">/</text:span><text:span text:style-name="OrgSrcFontLockCommentDelimiterFace">/<text:s/></text:span><text:span text:style-name="OrgSrcFontLockCommentFace">lambda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int</text:span><text:span text:style-name="OrgSrcRainbowDelimitersDepth3Face">)</text:span><text:span text:style-name="OrgSrcRainbowDelimitersDepth2Face">&gt;</text:span><text:s/><text:span text:style-name="OrgSrcFontLockVariableNameFace">fn5</text:span><text:s/>=<text:s/><text:span text:style-name="OrgSrcFontLockConstantFace">std</text:span>::negate<text:span text:style-name="OrgSrcRainbowDelimitersDepth2Face">&lt;</text:span><text:span text:style-name="OrgSrcFontLockTypeFace">int</text:span><text:span text:style-name="OrgSrcRainbowDelimitersDepth2Face">&gt;</text:span><text:span text:style-name="OrgSrcRainbowDelimitersDepth2Face">(</text:span><text:span text:style-name="OrgSrcRainbowDelimitersDepth2Face">)</text:span>;<text:s/><text:s/><text:span text:style-name="OrgSrcFontLockCommentDelimiterFace">/</text:span><text:span text:style-name="OrgSrcFontLockCommentDelimiterFace">/<text:s/></text:span><text:span text:style-name="OrgSrcFontLockCommentFace">std<text:s/>func.<text:s/>object</text:span></text:p>
      <text:p text:style-name="OrgSrcBlock"/>
      <text:p text:style-name="OrgSrcBlock"><text:s/><text:s/><text:span text:style-name="OrgSrcFontLockConstantFace">s</text:span><text:span text:style-name="OrgSrcFontLockConstantFace">td</text:span>::cout<text:s/>&lt;&lt;<text:s/><text:span text:style-name="OrgSrcFontLockStringFace">"fn1(60):<text:s/><text:s/>"</text:span><text:s/>&lt;&lt;<text:s/>fn1<text:span text:style-name="OrgSrcRainbowDelimitersDepth2Face">(</text:span>60<text:span text:style-name="OrgSrcRainbowDelimitersDepth2Face">)</text:span><text:s/>&lt;&lt;<text:s/>endl;</text:p>
      <text:p text:style-name="OrgSrcBlock"><text:s/><text:s/><text:span text:style-name="OrgSrcFontLockConstantFace">std</text:span>::cout<text:s/>&lt;&lt;<text:s/><text:span text:style-name="OrgSrcFontLockStringFace">"fn5(60):<text:s/><text:s/>"</text:span><text:s/>&lt;&lt;<text:s/>fn5<text:span text:style-name="OrgSrcRainbowDelimitersDepth2Face">(</text:span>60<text:span text:style-name="OrgSrcRainbowDelimitersDepth2Face">)</text:span><text:s/>&lt;&lt;<text:s/>endl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stuff<text:s/>with<text:s/>members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MyValue</text:span>&amp;<text:span text:style-name="OrgSrcRainbowDelimitersDepth3Face">)</text:span><text:span text:style-name="OrgSrcRainbowDelimitersDepth2Face">&gt;</text:span><text:s/><text:span text:style-name="OrgSrcFontLockVariableNameFace">value</text:span><text:s/>=<text:s/>&amp;<text:span text:style-name="OrgSrcFontLockConstantFace">MyValue</text:span>::value;<text:s/><text:span text:style-name="OrgSrcFontLockCommentDelimiterFace">/</text:span><text:span text:style-name="OrgSrcFontLockCommentDelimiterFace">/</text:span><text:span text:style-name="OrgSrcFontLockCommentFace">ptr<text:s/>to<text:s/>data<text:s/>member</text:span></text:p>
      <text:p text:style-name="OrgSrcBlock"><text:s/><text:s/><text:span text:style-name="OrgSrcFontLockConstantFace">s</text:span><text:span text:style-name="OrgSrcFontLockConstantFace">td</text:span>::<text:span text:style-name="OrgSrcFontLockTypeFace">function</text:span><text:span text:style-name="OrgSrcRainbowDelimitersDepth2Face">&lt;</text:span><text:span text:style-name="OrgSrcFontLockTypeFace">int</text:span><text:span text:style-name="OrgSrcRainbowDelimitersDepth3Face">(</text:span><text:span text:style-name="OrgSrcFontLockTypeFace">MyValue</text:span>&amp;<text:span text:style-name="OrgSrcRainbowDelimitersDepth3Face">)</text:span><text:span text:style-name="OrgSrcRainbowDelimitersDepth2Face">&gt;</text:span><text:s/><text:span text:style-name="OrgSrcFontLockVariableNameFace">fifth</text:span><text:s/>=<text:s/>&amp;<text:span text:style-name="OrgSrcFontLockConstantFace">MyValue</text:span>::fifth;<text:s/><text:span text:style-name="OrgSrcFontLockCommentDelimiterFace">/</text:span><text:span text:style-name="OrgSrcFontLockCommentDelimiterFace">/</text:span><text:span text:style-name="OrgSrcFontLockCommentFace">ptr<text:s/>to<text:s/>member<text:s/>function</text:span></text:p>
      <text:p text:style-name="OrgSrcBlock"/>
      <text:p text:style-name="OrgSrcBlock"><text:s/><text:s/><text:span text:style-name="OrgSrcFontLockTypeFace">M</text:span><text:span text:style-name="OrgSrcFontLockTypeFace">yValu</text:span><text:span text:style-name="OrgSrcFontLockTypeFace">e</text:span><text:s/><text:span text:style-name="OrgSrcFontLockVariableNameFace">sixty</text:span><text:s/><text:span text:style-name="OrgSrcRainbowDelimitersDepth2Face">{</text:span>60<text:span text:style-name="OrgSrcRainbowDelimitersDepth2Face">}</text:span>;</text:p>
      <text:p text:style-name="OrgSrcBlock"/>
      <text:p text:style-name="OrgSrcBlock"><text:s/><text:s/><text:span text:style-name="OrgSrcFontLockConstantFace">std</text:span>::cout<text:s/>&lt;&lt;<text:s/><text:span text:style-name="OrgSrcFontLockStringFace">"value(sixty):<text:s/>"</text:span><text:s/>&lt;&lt;<text:s/>value<text:span text:style-name="OrgSrcRainbowDelimitersDepth2Face">(</text:span>sixty<text:span text:style-name="OrgSrcRainbowDelimitersDepth2Face">)</text:span><text:s/>&lt;&lt;<text:s/>endl;</text:p>
      <text:p text:style-name="OrgSrcBlock"><text:s/><text:s/><text:span text:style-name="OrgSrcFontLockConstantFace">std</text:span>::cout<text:s/>&lt;&lt;<text:s/><text:span text:style-name="OrgSrcFontLockStringFace">"fifth(sixty):<text:s/>"</text:span><text:s/>&lt;&lt;<text:s/>fifth<text:span text:style-name="OrgSrcRainbowDelimitersDepth2Face">(</text:span>sixty<text:span text:style-name="OrgSrcRainbowDelimitersDepth2Face">)</text:span><text:s/>&lt;&lt;<text:s/>endl;</text:p>
      <text:p text:style-name="OrgSrcBlock"/>
      <text:p text:style-name="OrgSrcBlock"><text:s/><text:s/><text:span text:style-name="OrgSrcFontLockKeywordFace">return</text:span><text:s/>0;</text:p>
      <text:p text:style-name="OrgSrcBlockLastLine"><text:span text:style-name="OrgSrcRainbowDelimitersDepth1Face">}</text:span></text:p>
      <text:h text:style-name="Heading_20_2" text:outline-level="2" text:is-list-header="false">
<text:bookmark-start text:name="OrgXref.org8662c50"/>
<text:bookmark text:name="org8662c50"/>C++11 Binding Function Arguments (Currying)
<text:bookmark-end text:name="OrgXref.org8662c50"/></text:h>
      <text:p text:style-name="Text_20_body">Bind default arguments to a function then call
</text:p>
      <text:p text:style-name="OrgSrcBlock"><text:span text:style-name="OrgSrcFontLockTypeFace">in</text:span><text:span text:style-name="OrgSrcFontLockTypeFace">t</text:span><text:s/><text:span text:style-name="OrgSrcFontLockFunctionNameFace">f</text:span><text:span text:style-name="OrgSrcRainbowDelimitersDepth1Face">(</text:span><text:span text:style-name="OrgSrcFontLockTypeFace">int</text:span>,<text:s/><text:span text:style-name="OrgSrcFontLockTypeFace">char</text:span>,<text:s/><text:span text:style-name="OrgSrcFontLockTypeFace">double</text:span><text:span text:style-name="OrgSrcRainbowDelimitersDepth1Face">)</text:span>;</text:p>
      <text:p text:style-name="OrgSrcBlock"><text:span text:style-name="OrgSrcFontLockKeywordFace">aut</text:span><text:span text:style-name="OrgSrcFontLockKeywordFace">o</text:span><text:s/><text:span text:style-name="OrgSrcFontLockVariableNameFace">ff</text:span><text:s/>=<text:s/><text:span text:style-name="OrgSrcFontLockConstantFace">std</text:span>::bind<text:span text:style-name="OrgSrcRainbowDelimitersDepth1Face">(</text:span>f,<text:s/><text:span text:style-name="OrgSrcFontLockConstantFace">std</text:span>::<text:span text:style-name="OrgSrcFontLockConstantFace">placeholders</text:span>::_1,<text:s/><text:span text:style-name="OrgSrcFontLockStringFace">'c'</text:span>,<text:s/>1.2<text:span text:style-name="OrgSrcRainbowDelimitersDepth1Face">)</text:span>;</text:p>
      <text:p text:style-name="OrgSrcBlock"><text:span text:style-name="OrgSrcFontLockTypeFace">in</text:span><text:span text:style-name="OrgSrcFontLockTypeFace">t</text:span><text:s/><text:span text:style-name="OrgSrcFontLockVariableNameFace">x</text:span><text:s/>=<text:s/>ff<text:span text:style-name="OrgSrcRainbowDelimitersDepth1Face">(</text:span>7<text:span text:style-name="OrgSrcRainbowDelimitersDepth1Face">)</text:span>;</text:p>
      <text:p text:style-name="OrgSrcBlock"/>
      <text:p text:style-name="OrgSrcBlock"><text:span text:style-name="OrgSrcFontLockKeywordFace">using</text:span><text:s/><text:span text:style-name="OrgSrcFontLockKeywordFace">namespace</text:span><text:s/><text:span text:style-name="OrgSrcFontLockConstantFace">std</text:span>::<text:span text:style-name="OrgSrcFontLockConstantFace">placeholder</text:span><text:span text:style-name="OrgSrcFontLockConstantFace">s</text:span>;</text:p>
      <text:p text:style-name="OrgSrcBlock"><text:span text:style-name="OrgSrcFontLockKeywordFace">aut</text:span><text:span text:style-name="OrgSrcFontLockKeywordFace">o</text:span><text:s/><text:span text:style-name="OrgSrcFontLockVariableNameFace">frev</text:span><text:s/>=<text:s/><text:span text:style-name="OrgSrcFontLockConstantFace">std</text:span>::bind<text:span text:style-name="OrgSrcRainbowDelimitersDepth1Face">(</text:span>f,_3,_2,_1<text:span text:style-name="OrgSrcRainbowDelimitersDepth1Face">)</text:span>;<text:s/><text:s/><text:span text:style-name="OrgSrcFontLockCommentDelimiterFace">/</text:span><text:span text:style-name="OrgSrcFontLockCommentDelimiterFace">/<text:s/></text:span><text:span text:style-name="OrgSrcFontLockCommentFace">Reverse</text:span></text:p>
      <text:p text:style-name="OrgSrcBlockLastLine"><text:span text:style-name="OrgSrcFontLockTypeFace">i</text:span><text:span text:style-name="OrgSrcFontLockTypeFace">n</text:span><text:span text:style-name="OrgSrcFontLockTypeFace">t</text:span><text:s/><text:span text:style-name="OrgSrcFontLockVariableNameFace">x</text:span><text:s/>=<text:s/>frev<text:span text:style-name="OrgSrcRainbowDelimitersDepth1Face">(</text:span>1.2,<text:s/><text:span text:style-name="OrgSrcFontLockStringFace">'v'</text:span>,<text:s/>7<text:span text:style-name="OrgSrcRainbowDelimitersDepth1Face">)</text:span>;</text:p>
      <text:list text:style-name="OrgBulletedList" text:continue-numbering="false">
        <text:list-item>
          <text:p text:style-name="Text_20_body">Generally assign a <text:span text:style-name="Bold">bind</text:span> to a <text:span text:style-name="Bold">function</text:span>
</text:p>
        </text:list-item>
      </text:list>
      <text:p text:style-name="OrgSrcBlockLastLine"><text:span text:style-name="OrgSrcFontLockConstantFace">std</text:span>::<text:span text:style-name="OrgSrcFontLockTypeFace">function</text:span><text:span text:style-name="OrgSrcRainbowDelimitersDepth1Face">&lt;</text:span><text:span text:style-name="OrgSrcFontLockTypeFace">int</text:span><text:s/><text:span text:style-name="OrgSrcRainbowDelimitersDepth2Face">(</text:span><text:span text:style-name="OrgSrcFontLockTypeFace">int</text:span><text:span text:style-name="OrgSrcRainbowDelimitersDepth2Face">)</text:span><text:span text:style-name="OrgSrcRainbowDelimitersDepth1Face">&gt;</text:span><text:s/>=<text:s/><text:span text:style-name="OrgSrcFontLockConstantFace">std</text:span>::bind<text:span text:style-name="OrgSrcRainbowDelimitersDepth1Face">(</text:span>f,<text:s/>_1,<text:s/><text:span text:style-name="OrgSrcFontLockStringFace">'c'</text:span>,<text:s/>1.2<text:span text:style-name="OrgSrcRainbowDelimitersDepth1Face">)</text:span>;</text:p>
      <text:list text:style-name="OrgBulletedList" text:continue-numbering="false">
        <text:list-item>
          <text:p text:style-name="Text_20_body">Then with class methods
</text:p>
        </text:list-item>
      </text:list>
      <text:p text:style-name="OrgSrcBlock"><text:span text:style-name="OrgSrcFontLockKeywordFace">class</text:span><text:s/><text:span text:style-name="OrgSrcFontLockTypeFace">X</text:span><text:s/><text:span text:style-name="OrgSrcRainbowDelimitersDepth1Face">{</text:span><text:s/></text:p>
      <text:p text:style-name="OrgSrcBlock"><text:span text:style-name="OrgSrcFontLockKeywordFace">public</text:span>:</text:p>
      <text:p text:style-name="OrgSrcBlock"><text:s/><text:s/><text:span text:style-name="OrgSrcFontLockTypeFace">voi</text:span><text:span text:style-name="OrgSrcFontLockTypeFace">d</text:span><text:s/><text:span text:style-name="OrgSrcFontLockFunctionNameFace">foo</text:span><text:span text:style-name="OrgSrcRainbowDelimitersDepth2Face">(</text:span><text:span text:style-name="OrgSrcFontLockTypeFace">int</text:span><text:span text:style-name="OrgSrcRainbowDelimitersDepth2Face">)</text:span>;<text:s/><text:span text:style-name="OrgSrcRainbowDelimitersDepth1Face">}</text:span></text:p>
      <text:p text:style-name="OrgSrcBlock"><text:span text:style-name="OrgSrcFontLockTypeFace">X</text:span><text:s/><text:span text:style-name="OrgSrcFontLockVariableNameFace">x</text:span>;</text:p>
      <text:p text:style-name="OrgSrcBlock"><text:span text:style-name="OrgSrcFontLockKeywordFace">using</text:span><text:s/><text:span text:style-name="OrgSrcFontLockKeywordFace">namespace</text:span><text:s/><text:span text:style-name="OrgSrcFontLockConstantFace">std</text:span>::<text:span text:style-name="OrgSrcFontLockConstantFace">placeholder</text:span><text:span text:style-name="OrgSrcFontLockConstantFace">s</text:span>;</text:p>
      <text:p text:style-name="OrgSrcBlock"><text:span text:style-name="OrgSrcFontLockConstantFace">std</text:span>::<text:span text:style-name="OrgSrcFontLockTypeFace">function</text:span><text:span text:style-name="OrgSrcRainbowDelimitersDepth1Face">&lt;</text:span><text:span text:style-name="OrgSrcFontLockTypeFace">void</text:span><text:s/><text:span text:style-name="OrgSrcRainbowDelimitersDepth2Face">(</text:span><text:span text:style-name="OrgSrcFontLockTypeFace">int</text:span><text:span text:style-name="OrgSrcRainbowDelimitersDepth2Face">)</text:span><text:span text:style-name="OrgSrcRainbowDelimitersDepth1Face">&gt;</text:span><text:s/><text:span text:style-name="OrgSrcFontLockVariableNameFace">f</text:span><text:s/>=<text:s/><text:span text:style-name="OrgSrcFontLockConstantFace">std</text:span>::bind<text:span text:style-name="OrgSrcRainbowDelimitersDepth1Face">(</text:span>&amp;<text:span text:style-name="OrgSrcFontLockConstantFace">X</text:span>::foo,<text:s/>&amp;x,<text:s/>_1<text:span text:style-name="OrgSrcRainbowDelimitersDepth1Face">)</text:span>;</text:p>
      <text:p text:style-name="OrgSrcBlockLastLine">f<text:span text:style-name="OrgSrcRainbowDelimitersDepth1Face">(</text:span>5<text:span text:style-name="OrgSrcRainbowDelimitersDepth1Face">)</text:span>;</text:p>
      <text:h text:style-name="Heading_20_3" text:outline-level="3" text:is-list-header="false">
<text:bookmark-start text:name="OrgXref.orgeba01ce"/>
<text:bookmark text:name="orgeba01ce"/>Big Example
<text:bookmark-end text:name="OrgXref.orgeba01ce"/></text:h>
      <text:p text:style-name="OrgSrcBlock"><text:span text:style-name="OrgSrcFontLockCommentDelimiterFace">/</text:span><text:span text:style-name="OrgSrcFontLockCommentDelimiterFace">/<text:s/></text:span><text:span text:style-name="OrgSrcFontLockCommentFace">bind<text:s/>example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iostream</text:span><text:span text:style-name="OrgSrcRainbowDelimitersDepth1Face">&gt;</text:span><text:s/><text:s/><text:s/><text:s/><text:s/><text:s/><text:span text:style-name="OrgSrcFontLockCommentDelimiterFace">//<text:s/></text:span><text:span text:style-name="OrgSrcFontLockCommentFace">std::cout</text:span></text:p>
      <text:p text:style-name="OrgSrcBlock"><text:span text:style-name="OrgSrcFontLockPreprocessorFace">#</text:span><text:span text:style-name="OrgSrcFontLockPreprocessorFace">include</text:span><text:s/><text:span text:style-name="OrgSrcRainbowDelimitersDepth1Face">&lt;</text:span><text:span text:style-name="OrgSrcFontLockStringFace">functional</text:span><text:span text:style-name="OrgSrcRainbowDelimitersDepth1Face">&gt;</text:span><text:s/><text:s/><text:s/><text:s/><text:span text:style-name="OrgSrcFontLockCommentDelimiterFace">//<text:s/></text:span><text:span text:style-name="OrgSrcFontLockCommentFace">std::bind</text:span></text:p>
      <text:p text:style-name="OrgSrcBlock"/>
      <text:p text:style-name="OrgSrcBlock"><text:span text:style-name="OrgSrcFontLockCommentDelimiterFace">/</text:span><text:span text:style-name="OrgSrcFontLockCommentDelimiterFace">/<text:s/></text:span><text:span text:style-name="OrgSrcFontLockCommentFace">a<text:s/>function<text:s/>(also<text:s/>works<text:s/>with<text:s/>function<text:s/>objects</text:span></text:p>
      <text:p text:style-name="OrgSrcBlock"><text:span text:style-name="OrgSrcFontLockTypeFace">d</text:span><text:span text:style-name="OrgSrcFontLockTypeFace">oubl</text:span><text:span text:style-name="OrgSrcFontLockTypeFace">e</text:span><text:s/><text:span text:style-name="OrgSrcFontLockFunctionNameFace">my_divide</text:span><text:s/><text:span text:style-name="OrgSrcRainbowDelimitersDepth1Face">(</text:span><text:span text:style-name="OrgSrcFontLockTypeFace">double</text:span><text:s/><text:span text:style-name="OrgSrcFontLockVariableNameFace">x</text:span>,<text:s/><text:span text:style-name="OrgSrcFontLockTypeFace">double</text:span><text:s/><text:span text:style-name="OrgSrcFontLockVariableNameFace">y</text:span><text:span text:style-name="OrgSrcRainbowDelimitersDepth1Face">)</text:span><text:s/><text:span text:style-name="OrgSrcRainbowDelimitersDepth1Face">{</text:span><text:span text:style-name="OrgSrcFontLockKeywordFace">return</text:span><text:s/>x/y;<text:span text:style-name="OrgSrcRainbowDelimitersDepth1Face">}</text:span></text:p>
      <text:p text:style-name="OrgSrcBlock"/>
      <text:p text:style-name="OrgSrcBlock"><text:span text:style-name="OrgSrcFontLockKeywordFace">struc</text:span><text:span text:style-name="OrgSrcFontLockKeywordFace">t</text:span><text:s/><text:span text:style-name="OrgSrcFontLockTypeFace">MyPair</text:span><text:span text:style-name="OrgSrcRainbowDelimitersDepth1Face">{</text:span></text:p>
      <text:p text:style-name="OrgSrcBlock"><text:s/><text:s/><text:span text:style-name="OrgSrcFontLockTypeFace">doubl</text:span><text:span text:style-name="OrgSrcFontLockTypeFace">e</text:span><text:s/><text:span text:style-name="OrgSrcFontLockVariableNameFace">a</text:span>,<text:span text:style-name="OrgSrcFontLockVariableNameFace">b</text:span>;</text:p>
      <text:p text:style-name="OrgSrcBlock"><text:s/><text:s/><text:span text:style-name="OrgSrcFontLockTypeFace">doubl</text:span><text:span text:style-name="OrgSrcFontLockTypeFace">e</text:span><text:s/><text:span text:style-name="OrgSrcFontLockFunctionNameFace">multiply</text:span><text:span text:style-name="OrgSrcRainbowDelimitersDepth2Face">(</text:span><text:span text:style-name="OrgSrcRainbowDelimitersDepth2Face">)</text:span><text:s/><text:span text:style-name="OrgSrcRainbowDelimitersDepth2Face">{</text:span><text:span text:style-name="OrgSrcFontLockKeywordFace">return</text:span><text:s/>a*b;<text:span text:style-name="OrgSrcRainbowDelimitersDepth2Face">}</text:span></text:p>
      <text:p text:style-name="OrgSrcBlock"><text:span text:style-name="OrgSrcRainbowDelimitersDepth1Face">}</text:span>;</text:p>
      <text:p text:style-name="OrgSrcBlock"/>
      <text:p text:style-name="OrgSrcBlock"><text:span text:style-name="OrgSrcFontLockTypeFace">in</text:span><text:span text:style-name="OrgSrcFontLockTypeFace">t</text:span><text:s/><text:span text:style-name="OrgSrcFontLockFunctionNameFace">main</text:span><text:s/><text:span text:style-name="OrgSrcRainbowDelimitersDepth1Face">(</text:span><text:span text:style-name="OrgSrcRainbowDelimitersDepth1Face">)</text:span><text:s/><text:span text:style-name="OrgSrcRainbowDelimitersDepth1Face">{</text:span></text:p>
      <text:p text:style-name="OrgSrcBlock"><text:s/><text:s/><text:span text:style-name="OrgSrcFontLockKeywordFace">using</text:span><text:s/><text:span text:style-name="OrgSrcFontLockKeywordFace">namespace</text:span><text:s/><text:span text:style-name="OrgSrcFontLockConstantFace">std</text:span>::<text:span text:style-name="OrgSrcFontLockConstantFace">placeholder</text:span><text:span text:style-name="OrgSrcFontLockConstantFace">s</text:span>;<text:s/>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binding<text:s/>functions:</text:span></text:p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fn_five</text:span><text:s/>=<text:s/><text:span text:style-name="OrgSrcFontLockConstantFace">std</text:span>::bind<text:s/><text:span text:style-name="OrgSrcRainbowDelimitersDepth2Face">(</text:span>my_divide,<text:s/>10,<text:s/>2<text:span text:style-name="OrgSrcRainbowDelimitersDepth2Face">)</text:span>;<text:s/><text:s/><text:s/><text:s/><text:s/><text:span text:style-name="OrgSrcFontLockCommentDelimiterFace">/</text:span><text:span text:style-name="OrgSrcFontLockCommentDelimiterFace">/<text:s/></text:span><text:span text:style-name="OrgSrcFontLockCommentFace">returns<text:s/>10/2</text:span></text:p>
      <text:p text:style-name="OrgSrcBlock"><text:s/><text:s/><text:span text:style-name="OrgSrcFontLockConstantFace">s</text:span><text:span text:style-name="OrgSrcFontLockConstantFace">td</text:span>::cout<text:s/>&lt;&lt;<text:s/>fn_five<text:span text:style-name="OrgSrcRainbowDelimitersDepth2Face">(</text:span><text:span text:style-name="OrgSrcRainbowDelimitersDepth2Face">)</text:span><text:s/>&lt;&lt;<text:s/>endl;<text:s/><text:s/>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5</text:span></text:p>
      <text:p text:style-name="OrgSrcBlock"/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fn_half</text:span><text:s/>=<text:s/><text:span text:style-name="OrgSrcFontLockConstantFace">std</text:span>::bind<text:s/><text:span text:style-name="OrgSrcRainbowDelimitersDepth2Face">(</text:span>my_divide,<text:s/>_1,<text:s/>2<text:span text:style-name="OrgSrcRainbowDelimitersDepth2Face">)</text:span>;<text:s/><text:s/><text:s/><text:s/><text:s/><text:span text:style-name="OrgSrcFontLockCommentDelimiterFace">/</text:span><text:span text:style-name="OrgSrcFontLockCommentDelimiterFace">/<text:s/></text:span><text:span text:style-name="OrgSrcFontLockCommentFace">returns<text:s/>x/2</text:span></text:p>
      <text:p text:style-name="OrgSrcBlock"><text:s/><text:s/><text:span text:style-name="OrgSrcFontLockConstantFace">s</text:span><text:span text:style-name="OrgSrcFontLockConstantFace">td</text:span>::cout<text:s/>&lt;&lt;<text:s/>fn_half<text:span text:style-name="OrgSrcRainbowDelimitersDepth2Face">(</text:span>10<text:span text:style-name="OrgSrcRainbowDelimitersDepth2Face">)</text:span><text:s/>&lt;&lt;<text:s/>endl;<text:s/><text:s/><text:s/><text:s/>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0.2</text:span></text:p>
      <text:p text:style-name="OrgSrcBlock"/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fn_rounding</text:span><text:s/>=<text:s/><text:span text:style-name="OrgSrcFontLockConstantFace">std</text:span>::bind<text:span text:style-name="OrgSrcRainbowDelimitersDepth2Face">&lt;</text:span><text:span text:style-name="OrgSrcFontLockTypeFace">int</text:span><text:span text:style-name="OrgSrcRainbowDelimitersDepth2Face">&gt;</text:span><text:s/><text:span text:style-name="OrgSrcRainbowDelimitersDepth2Face">(</text:span>my_divide,<text:s/>_1,<text:s/>_2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returns<text:s/>int(x/y)</text:span></text:p>
      <text:p text:style-name="OrgSrcBlock"><text:s/><text:s/><text:span text:style-name="OrgSrcFontLockConstantFace">s</text:span><text:span text:style-name="OrgSrcFontLockConstantFace">td</text:span>::cout<text:s/>&lt;&lt;<text:s/>fn_rounding<text:span text:style-name="OrgSrcRainbowDelimitersDepth2Face">(</text:span>10,3<text:span text:style-name="OrgSrcRainbowDelimitersDepth2Face">)</text:span><text:s/>&lt;&lt;<text:s/>endl;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3</text:span></text:p>
      <text:p text:style-name="OrgSrcBlock"/>
      <text:p text:style-name="OrgSrcBlock"><text:s/><text:s/><text:span text:style-name="OrgSrcFontLockTypeFace">M</text:span><text:span text:style-name="OrgSrcFontLockTypeFace">ypai</text:span><text:span text:style-name="OrgSrcFontLockTypeFace">r</text:span><text:s/><text:span text:style-name="OrgSrcFontLockVariableNameFace">ten_two</text:span><text:s/><text:span text:style-name="OrgSrcRainbowDelimitersDepth2Face">{</text:span>10,<text:s/>2<text:span text:style-name="OrgSrcRainbowDelimitersDepth2Face">}</text:span>;</text:p>
      <text:p text:style-name="OrgSrcBlock"/>
      <text:p text:style-name="OrgSrcBlock"><text:s/><text:s/><text:span text:style-name="OrgSrcFontLockCommentDelimiterFace">/</text:span><text:span text:style-name="OrgSrcFontLockCommentDelimiterFace">/<text:s/></text:span><text:span text:style-name="OrgSrcFontLockCommentFace">Binding<text:s/>Members:</text:span></text:p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bound_member_fn</text:span><text:s/>=<text:s/><text:span text:style-name="OrgSrcFontLockConstantFace">std</text:span>::bind<text:s/><text:span text:style-name="OrgSrcRainbowDelimitersDepth2Face">(</text:span>&amp;<text:span text:style-name="OrgSrcFontLockConstantFace">MyPair</text:span>::multiply,<text:s/>_1<text:span text:style-name="OrgSrcRainbowDelimitersDepth2Face">)</text:span>;<text:s/><text:span text:style-name="OrgSrcFontLockCommentDelimiterFace">/</text:span><text:span text:style-name="OrgSrcFontLockCommentDelimiterFace">/<text:s/></text:span><text:span text:style-name="OrgSrcFontLockCommentFace">ret:x.multiply</text:span></text:p>
      <text:p text:style-name="OrgSrcBlock"><text:s/><text:s/><text:span text:style-name="OrgSrcFontLockConstantFace">s</text:span><text:span text:style-name="OrgSrcFontLockConstantFace">td</text:span>::cout<text:s/>&lt;&lt;<text:s/>bound_member_fn<text:span text:style-name="OrgSrcRainbowDelimitersDepth2Face">(</text:span>ten_two<text:span text:style-name="OrgSrcRainbowDelimitersDepth2Face">)</text:span><text:s/>&lt;&lt;<text:s/>endl;<text:s/><text:s/><text:s/><text:s/><text:s/><text:s/><text:s/><text:s/><text:s/><text:s/><text:s/><text:s/><text:span text:style-name="OrgSrcFontLockCommentDelimiterFace">/</text:span><text:span text:style-name="OrgSrcFontLockCommentDelimiterFace">/<text:s/></text:span><text:span text:style-name="OrgSrcFontLockCommentFace">20</text:span></text:p>
      <text:p text:style-name="OrgSrcBlock"/>
      <text:p text:style-name="OrgSrcBlock"><text:s/><text:s/><text:span text:style-name="OrgSrcFontLockKeywordFace">a</text:span><text:span text:style-name="OrgSrcFontLockKeywordFace">ut</text:span><text:span text:style-name="OrgSrcFontLockKeywordFace">o</text:span><text:s/><text:span text:style-name="OrgSrcFontLockVariableNameFace">bound_member_data</text:span><text:s/>=<text:s/><text:span text:style-name="OrgSrcFontLockConstantFace">std</text:span>::bind<text:s/><text:span text:style-name="OrgSrcRainbowDelimitersDepth2Face">(</text:span>&amp;<text:span text:style-name="OrgSrcFontLockConstantFace">MyPair</text:span>::a,ten_two<text:span text:style-name="OrgSrcRainbowDelimitersDepth2Face">)</text:span>;<text:s/><text:s/><text:span text:style-name="OrgSrcFontLockCommentDelimiterFace">/</text:span><text:span text:style-name="OrgSrcFontLockCommentDelimiterFace">/<text:s/></text:span><text:span text:style-name="OrgSrcFontLockCommentFace">ret:ten_two</text:span></text:p>
      <text:p text:style-name="OrgSrcBlock"><text:s/><text:s/><text:span text:style-name="OrgSrcFontLockConstantFace">s</text:span><text:span text:style-name="OrgSrcFontLockConstantFace">td</text:span>::cout<text:s/>&lt;&lt;<text:s/>bound_member_data<text:span text:style-name="OrgSrcRainbowDelimitersDepth2Face">(</text:span><text:span text:style-name="OrgSrcRainbowDelimitersDepth2Face">)</text:span><text:s/>&lt;&lt;<text:s/>endl;</text:p>
      <text:p text:style-name="OrgSrcBlock"/>
      <text:p text:style-name="OrgSrcBlock"><text:s/><text:s/><text:span text:style-name="OrgSrcFontLockKeywordFace">return</text:span><text:s/>0;</text:p>
      <text:p text:style-name="OrgSrcBlockLastLine"><text:span text:style-name="OrgSrcRainbowDelimitersDepth1Face">}</text:span>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RainbowDelimitersMismatchedFace" style:family="text">
      <style:text-properties fo:color="#a1617a"/>
    </style:style>
    <style:style style:name="OrgSrcRainbowDelimitersUnmatchedFace" style:family="text">
      <style:text-properties fo:color="#a1617a"/>
    </style:style>
    <style:style style:name="OrgSrcRainbowDelimitersDepth4Face" style:family="text">
      <style:text-properties fo:color="#00ff00"/>
    </style:style>
    <style:style style:name="OrgSrcFontLockNegationCharFace" style:family="text">
      <style:text-properties fo:color="#6c99bb"/>
    </style:style>
    <style:style style:name="OrgSrcRainbowDelimitersDepth3Face" style:family="text">
      <style:text-properties fo:color="#00bfff"/>
    </style:style>
    <style:style style:name="OrgSrcMakefileTargets" style:family="text">
      <style:text-properties fo:color="#ffc66d"/>
    </style:style>
    <style:style style:name="OrgSrcFontLockConstantFace" style:family="text">
      <style:text-properties fo:color="#6c99bb"/>
    </style:style>
    <style:style style:name="OrgSrcRainbowDelimitersDepth2Face" style:family="text">
      <style:text-properties fo:color="#9370db"/>
    </style:style>
    <style:style style:name="OrgSrcFontLockKeywordFace" style:family="text">
      <style:text-properties fo:color="#cc7833"/>
    </style:style>
    <style:style style:name="OrgSrcFontLockStringFace" style:family="text">
      <style:text-properties fo:color="#b4c973"/>
    </style:style>
    <style:style style:name="OrgSrcRainbowDelimitersDepth1Face" style:family="text">
      <style:text-properties fo:color="#ee82ee"/>
    </style:style>
    <style:style style:name="OrgSrcFontLockFunctionNameFace" style:family="text">
      <style:text-properties fo:color="#ffc66d"/>
    </style:style>
    <style:style style:name="OrgSrcFontLockTypeFace" style:family="text">
      <style:text-properties fo:color="#6c99bb"/>
    </style:style>
    <style:style style:name="OrgSrcFontLockVariableNameFace" style:family="text">
      <style:text-properties fo:color="#d0d0ff"/>
    </style:style>
    <style:style style:name="OrgSrcFontLockPreprocessorFace" style:family="text">
      <style:text-properties fo:color="#6c99bb"/>
    </style:style>
    <style:style style:name="OrgSrcBlock" style:family="paragraph" style:parent-style-name="Preformatted_20_Text">
      <style:paragraph-properties fo:background-color="#2e2e2e" fo:padding="0.049cm" fo:border="0.51pt solid #000000" style:shadow="none">
        <style:background-image/>
      </style:paragraph-properties>
      <style:text-properties fo:color="#d4d4d4"/>
    </style:style>
    <style:style style:name="OrgSrcFontLockCommentFace" style:family="text">
      <style:text-properties fo:color="#797979"/>
    </style:style>
    <style:style style:name="OrgSrcFontLockCommentDelimiterFace" style:family="text">
      <style:text-properties fo:color="#797979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/>
    <meta:initial-creator/>
    <dc:date>2020-06-11T14:25:04</dc:date>
    <meta:creation-date>2020-06-11T14:25:04</meta:creation-date>
    <meta:generator>Emacs 26.3 (Org mode 9.1.9)</meta:generator>
    <meta:keyword/>
    <dc:subject/>
    <dc:title/>
  </office:meta>
</office:document-meta>
</file>